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6" style:family="paragraph" style:parent-style-name="Standard">
      <style:text-properties officeooo:rsid="0011b025" officeooo:paragraph-rsid="0011b025"/>
    </style:style>
    <style:style style:name="P17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8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9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0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1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2" style:family="paragraph" style:parent-style-name="Standard">
      <style:text-properties fo:font-style="italic" officeooo:paragraph-rsid="00a75993" style:font-style-asian="italic" style:font-style-complex="italic"/>
    </style:style>
    <style:style style:name="P23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4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5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6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7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8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29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0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1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2" style:family="paragraph" style:parent-style-name="Standard">
      <style:text-properties fo:font-style="italic" officeooo:paragraph-rsid="013013d9" style:font-style-asian="italic" style:font-style-complex="italic"/>
    </style:style>
    <style:style style:name="P33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4" style:family="paragraph" style:parent-style-name="Standard">
      <style:text-properties fo:font-style="italic" officeooo:paragraph-rsid="01408f03" style:font-style-asian="italic" style:font-style-complex="italic"/>
    </style:style>
    <style:style style:name="P35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6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71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98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99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00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01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02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03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04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3c13113" officeooo:paragraph-rsid="03c13113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30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line-height="100%"/>
      <style:text-properties fo:font-style="italic" fo:font-weight="normal" officeooo:rsid="051755b6" officeooo:paragraph-rsid="051755b6" style:font-style-asian="italic" style:font-weight-asian="normal" style:font-style-complex="italic" style:font-weight-complex="normal"/>
    </style:style>
    <style:style style:name="P146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147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148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149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150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151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152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153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154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155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156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157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158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159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160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161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162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163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164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165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166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167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168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169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170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171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172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173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174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175" style:family="paragraph" style:parent-style-name="Standard">
      <style:text-properties officeooo:rsid="0015f1ff" officeooo:paragraph-rsid="0015f1ff"/>
    </style:style>
    <style:style style:name="P176" style:family="paragraph" style:parent-style-name="Standard">
      <style:text-properties officeooo:rsid="0015f1ff" officeooo:paragraph-rsid="0013268f"/>
    </style:style>
    <style:style style:name="P177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178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179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180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181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182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183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184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185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186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187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188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89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90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91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92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93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194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95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96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198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199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00" style:family="paragraph" style:parent-style-name="Standard">
      <style:text-properties fo:font-style="normal" officeooo:paragraph-rsid="02be3c45" style:font-style-asian="normal" style:font-style-complex="normal"/>
    </style:style>
    <style:style style:name="P201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02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03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04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05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06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08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10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11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12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13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14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15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16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17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18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19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20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21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22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225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28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29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37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38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239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240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241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242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246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247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248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249" style:family="paragraph" style:parent-style-name="Standard">
      <style:text-properties fo:font-style="normal" style:text-underline-style="none" fo:font-weight="normal" officeooo:rsid="029fcca0" officeooo:paragraph-rsid="00b1e303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2c67287" style:font-style-asian="normal" style:font-weight-asian="normal" style:font-style-complex="normal" style:font-weight-complex="normal"/>
    </style:style>
    <style:style style:name="P251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252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253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254" style:family="paragraph" style:parent-style-name="Standard">
      <style:paragraph-properties fo:line-height="10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255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256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257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258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259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260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261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262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263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264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265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266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267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268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269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270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271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272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273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274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275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276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277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278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279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280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281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282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283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284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285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286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287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288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289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290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291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292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293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294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295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296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297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298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299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300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301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302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303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304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305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306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307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308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309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310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311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312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313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314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315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316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317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318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319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320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321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322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323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324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325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326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327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28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29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330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331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332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333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34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35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336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337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338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339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340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341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342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343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344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345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346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347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348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349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350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351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352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353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354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355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362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363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364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365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366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367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368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390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396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405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420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421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422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423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424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425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426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427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428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429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430" style:family="paragraph" style:parent-style-name="Standard">
      <style:text-properties officeooo:rsid="0033fbdf" officeooo:paragraph-rsid="0033fbdf"/>
    </style:style>
    <style:style style:name="P431" style:family="paragraph" style:parent-style-name="Standard">
      <style:text-properties officeooo:rsid="0034ed8b" officeooo:paragraph-rsid="0106c767"/>
    </style:style>
    <style:style style:name="P432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433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434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435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436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437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438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439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440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441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442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443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444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445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446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447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448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449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450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451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452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453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454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455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456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457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458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459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460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461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462" style:family="paragraph" style:parent-style-name="Standard">
      <style:paragraph-properties fo:line-height="100%"/>
      <style:text-properties fo:font-weight="normal" officeooo:rsid="03bf92cd" officeooo:paragraph-rsid="03f0c84b" style:font-weight-asian="normal" style:font-weight-complex="normal"/>
    </style:style>
    <style:style style:name="P463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464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465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466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467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468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469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470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471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472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473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474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475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476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477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478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479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480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481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482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483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484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485" style:family="paragraph" style:parent-style-name="Standard">
      <style:paragraph-properties fo:line-height="100%"/>
      <style:text-properties fo:font-weight="normal" officeooo:paragraph-rsid="04e915f4"/>
    </style:style>
    <style:style style:name="P486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487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488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489" style:family="paragraph" style:parent-style-name="Standard">
      <style:text-properties officeooo:rsid="0012a0dc" officeooo:paragraph-rsid="0012a0dc"/>
    </style:style>
    <style:style style:name="P490" style:family="paragraph" style:parent-style-name="Standard">
      <style:text-properties officeooo:paragraph-rsid="003eeb50"/>
    </style:style>
    <style:style style:name="P491" style:family="paragraph" style:parent-style-name="Standard">
      <style:text-properties officeooo:rsid="00205d85" officeooo:paragraph-rsid="005f7223"/>
    </style:style>
    <style:style style:name="P492" style:family="paragraph" style:parent-style-name="Standard">
      <style:text-properties officeooo:rsid="002436f5" officeooo:paragraph-rsid="00ed9297"/>
    </style:style>
    <style:style style:name="P493" style:family="paragraph" style:parent-style-name="Standard">
      <style:text-properties officeooo:rsid="0056d959" officeooo:paragraph-rsid="0056d959"/>
    </style:style>
    <style:style style:name="P494" style:family="paragraph" style:parent-style-name="Standard">
      <style:paragraph-properties fo:line-height="150%"/>
      <style:text-properties officeooo:paragraph-rsid="0013268f"/>
    </style:style>
    <style:style style:name="P495" style:family="paragraph" style:parent-style-name="Standard">
      <style:paragraph-properties fo:line-height="150%"/>
      <style:text-properties officeooo:paragraph-rsid="0040eb9d"/>
    </style:style>
    <style:style style:name="P496" style:family="paragraph" style:parent-style-name="Standard">
      <style:paragraph-properties fo:line-height="150%"/>
      <style:text-properties officeooo:paragraph-rsid="00c6421c"/>
    </style:style>
    <style:style style:name="P497" style:family="paragraph" style:parent-style-name="Standard">
      <style:paragraph-properties fo:line-height="150%"/>
      <style:text-properties officeooo:paragraph-rsid="0106c767"/>
    </style:style>
    <style:style style:name="P498" style:family="paragraph" style:parent-style-name="Standard">
      <style:paragraph-properties fo:line-height="150%"/>
      <style:text-properties officeooo:paragraph-rsid="01d80854"/>
    </style:style>
    <style:style style:name="P499" style:family="paragraph" style:parent-style-name="Standard">
      <style:paragraph-properties fo:line-height="150%"/>
      <style:text-properties officeooo:paragraph-rsid="020068b3"/>
    </style:style>
    <style:style style:name="P500" style:family="paragraph" style:parent-style-name="Standard">
      <style:paragraph-properties fo:line-height="150%"/>
      <style:text-properties officeooo:paragraph-rsid="0265f14b"/>
    </style:style>
    <style:style style:name="P501" style:family="paragraph" style:parent-style-name="Standard">
      <style:paragraph-properties fo:line-height="150%"/>
      <style:text-properties officeooo:paragraph-rsid="00cab904"/>
    </style:style>
    <style:style style:name="P502" style:family="paragraph" style:parent-style-name="Standard">
      <style:paragraph-properties fo:line-height="150%"/>
      <style:text-properties officeooo:paragraph-rsid="0339abb7"/>
    </style:style>
    <style:style style:name="P503" style:family="paragraph" style:parent-style-name="Standard">
      <style:paragraph-properties fo:line-height="150%"/>
      <style:text-properties officeooo:paragraph-rsid="031857c7"/>
    </style:style>
    <style:style style:name="P504" style:family="paragraph" style:parent-style-name="Standard">
      <style:paragraph-properties fo:line-height="150%"/>
      <style:text-properties officeooo:paragraph-rsid="0347bb43"/>
    </style:style>
    <style:style style:name="P505" style:family="paragraph" style:parent-style-name="Standard">
      <style:paragraph-properties fo:line-height="150%"/>
      <style:text-properties officeooo:paragraph-rsid="03af7bf7"/>
    </style:style>
    <style:style style:name="P506" style:family="paragraph" style:parent-style-name="Standard">
      <style:paragraph-properties fo:line-height="150%"/>
      <style:text-properties officeooo:paragraph-rsid="03becfb9"/>
    </style:style>
    <style:style style:name="P507" style:family="paragraph" style:parent-style-name="Standard">
      <style:paragraph-properties fo:line-height="150%"/>
      <style:text-properties officeooo:paragraph-rsid="03e90de3"/>
    </style:style>
    <style:style style:name="P508" style:family="paragraph" style:parent-style-name="Standard">
      <style:paragraph-properties fo:line-height="150%"/>
      <style:text-properties officeooo:paragraph-rsid="03ffa765"/>
    </style:style>
    <style:style style:name="P509" style:family="paragraph" style:parent-style-name="Standard">
      <style:paragraph-properties fo:line-height="150%"/>
      <style:text-properties officeooo:paragraph-rsid="04226783"/>
    </style:style>
    <style:style style:name="P510" style:family="paragraph" style:parent-style-name="Standard">
      <style:paragraph-properties fo:line-height="150%"/>
      <style:text-properties officeooo:paragraph-rsid="04ddd894"/>
    </style:style>
    <style:style style:name="P511" style:family="paragraph" style:parent-style-name="Standard">
      <style:text-properties officeooo:paragraph-rsid="00883289"/>
    </style:style>
    <style:style style:name="P512" style:family="paragraph" style:parent-style-name="Standard">
      <style:text-properties officeooo:rsid="008872eb" officeooo:paragraph-rsid="008872eb"/>
    </style:style>
    <style:style style:name="P513" style:family="paragraph" style:parent-style-name="Standard">
      <style:text-properties officeooo:paragraph-rsid="00a75993"/>
    </style:style>
    <style:style style:name="P514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515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516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517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585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586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5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60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60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60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60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60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60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61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61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61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613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614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615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616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617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618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619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620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621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622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623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624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625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626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627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638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641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642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653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654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655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656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657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658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659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660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661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662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663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664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665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666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667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668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669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670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671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672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673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674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675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676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677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678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679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680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681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682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683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684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685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686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687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688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689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690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691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692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693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694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695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696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697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698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699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700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701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702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703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704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705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706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707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708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709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710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711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712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713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714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715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716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717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718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719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720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721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722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723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724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725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726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727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728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729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730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731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732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733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734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735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736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737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738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739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740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741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742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743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744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745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746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747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748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749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750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751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752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753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754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755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756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757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758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759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760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761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762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763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764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765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766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767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768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76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77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77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77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77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77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77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77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77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778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779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780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781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78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78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78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78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78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78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78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78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79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79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79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79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79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79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79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79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79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79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80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80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803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805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806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807" style:family="paragraph" style:parent-style-name="Standard">
      <style:text-properties style:use-window-font-color="true" officeooo:paragraph-rsid="02be3c45"/>
    </style:style>
    <style:style style:name="P808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809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810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811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81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81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81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815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81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81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81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81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820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821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822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823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824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825" style:family="paragraph" style:parent-style-name="Standard">
      <style:text-properties style:use-window-font-color="true" officeooo:paragraph-rsid="02ecf51e"/>
    </style:style>
    <style:style style:name="P826" style:family="paragraph" style:parent-style-name="Standard">
      <style:paragraph-properties fo:line-height="150%"/>
      <style:text-properties style:use-window-font-color="true" officeooo:paragraph-rsid="02edc963"/>
    </style:style>
    <style:style style:name="P827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828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830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831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832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833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834" style:family="paragraph" style:parent-style-name="Standard">
      <style:text-properties officeooo:paragraph-rsid="00ba4170"/>
    </style:style>
    <style:style style:name="P835" style:family="paragraph" style:parent-style-name="Standard">
      <style:text-properties officeooo:paragraph-rsid="00bbbf73"/>
    </style:style>
    <style:style style:name="P836" style:family="paragraph" style:parent-style-name="Standard">
      <style:text-properties officeooo:rsid="00beb82f" officeooo:paragraph-rsid="00beb82f"/>
    </style:style>
    <style:style style:name="P837" style:family="paragraph" style:parent-style-name="Standard">
      <style:text-properties officeooo:paragraph-rsid="00beb82f"/>
    </style:style>
    <style:style style:name="P838" style:family="paragraph" style:parent-style-name="Standard">
      <style:text-properties officeooo:rsid="00c0d7c6" officeooo:paragraph-rsid="00c0d7c6"/>
    </style:style>
    <style:style style:name="P839" style:family="paragraph" style:parent-style-name="Standard">
      <style:text-properties officeooo:rsid="005521a3" officeooo:paragraph-rsid="005521a3"/>
    </style:style>
    <style:style style:name="P840" style:family="paragraph" style:parent-style-name="Standard">
      <style:text-properties officeooo:paragraph-rsid="00d2fc06"/>
    </style:style>
    <style:style style:name="P841" style:family="paragraph" style:parent-style-name="Standard">
      <style:paragraph-properties fo:line-height="150%"/>
      <style:text-properties officeooo:rsid="00d5826a" officeooo:paragraph-rsid="00d5826a"/>
    </style:style>
    <style:style style:name="P842" style:family="paragraph" style:parent-style-name="Standard">
      <style:text-properties officeooo:paragraph-rsid="00d77d7d"/>
    </style:style>
    <style:style style:name="P843" style:family="paragraph" style:parent-style-name="Standard">
      <style:text-properties officeooo:rsid="00d9c9e4" officeooo:paragraph-rsid="00d9c9e4"/>
    </style:style>
    <style:style style:name="P844" style:family="paragraph" style:parent-style-name="Standard">
      <style:text-properties officeooo:paragraph-rsid="00e5f586"/>
    </style:style>
    <style:style style:name="P845" style:family="paragraph" style:parent-style-name="Standard">
      <style:text-properties officeooo:paragraph-rsid="00eb50e0"/>
    </style:style>
    <style:style style:name="P846" style:family="paragraph" style:parent-style-name="Standard">
      <style:paragraph-properties fo:line-height="150%"/>
      <style:text-properties officeooo:rsid="00f2503e" officeooo:paragraph-rsid="00f2503e"/>
    </style:style>
    <style:style style:name="P847" style:family="paragraph" style:parent-style-name="Standard">
      <style:text-properties officeooo:rsid="00f2503e" officeooo:paragraph-rsid="01222be5"/>
    </style:style>
    <style:style style:name="P848" style:family="paragraph" style:parent-style-name="Standard">
      <style:text-properties officeooo:rsid="00d1487d" officeooo:paragraph-rsid="00d2fc06"/>
    </style:style>
    <style:style style:name="P849" style:family="paragraph" style:parent-style-name="Standard">
      <style:text-properties officeooo:paragraph-rsid="00f5260b"/>
    </style:style>
    <style:style style:name="P850" style:family="paragraph" style:parent-style-name="Standard">
      <style:text-properties officeooo:paragraph-rsid="010c486e"/>
    </style:style>
    <style:style style:name="P851" style:family="paragraph" style:parent-style-name="Standard">
      <style:text-properties officeooo:paragraph-rsid="00367935"/>
    </style:style>
    <style:style style:name="P852" style:family="paragraph" style:parent-style-name="Standard">
      <style:text-properties officeooo:paragraph-rsid="011fc384"/>
    </style:style>
    <style:style style:name="P853" style:family="paragraph" style:parent-style-name="Standard">
      <style:text-properties officeooo:paragraph-rsid="0122678f"/>
    </style:style>
    <style:style style:name="P854" style:family="paragraph" style:parent-style-name="Standard">
      <style:text-properties officeooo:paragraph-rsid="012dfde8"/>
    </style:style>
    <style:style style:name="P855" style:family="paragraph" style:parent-style-name="Standard">
      <style:text-properties officeooo:paragraph-rsid="0130fd48"/>
    </style:style>
    <style:style style:name="P856" style:family="paragraph" style:parent-style-name="Standard">
      <style:text-properties officeooo:paragraph-rsid="013282b3"/>
    </style:style>
    <style:style style:name="P857" style:family="paragraph" style:parent-style-name="Standard">
      <style:text-properties officeooo:paragraph-rsid="013f3c54"/>
    </style:style>
    <style:style style:name="P858" style:family="paragraph" style:parent-style-name="Standard">
      <style:text-properties officeooo:paragraph-rsid="0152f194"/>
    </style:style>
    <style:style style:name="P859" style:family="paragraph" style:parent-style-name="Standard">
      <style:text-properties officeooo:paragraph-rsid="0150aafa"/>
    </style:style>
    <style:style style:name="P860" style:family="paragraph" style:parent-style-name="Standard">
      <style:paragraph-properties fo:line-height="100%"/>
      <style:text-properties officeooo:paragraph-rsid="016aa5ac"/>
    </style:style>
    <style:style style:name="P861" style:family="paragraph" style:parent-style-name="Standard">
      <style:paragraph-properties fo:line-height="100%"/>
      <style:text-properties officeooo:paragraph-rsid="016d2800"/>
    </style:style>
    <style:style style:name="P862" style:family="paragraph" style:parent-style-name="Standard">
      <style:paragraph-properties fo:line-height="100%"/>
      <style:text-properties officeooo:paragraph-rsid="0171553b"/>
    </style:style>
    <style:style style:name="P863" style:family="paragraph" style:parent-style-name="Standard">
      <style:paragraph-properties fo:line-height="100%"/>
      <style:text-properties officeooo:paragraph-rsid="0176ee1b"/>
    </style:style>
    <style:style style:name="P864" style:family="paragraph" style:parent-style-name="Standard">
      <style:paragraph-properties fo:line-height="100%"/>
      <style:text-properties officeooo:paragraph-rsid="017941db"/>
    </style:style>
    <style:style style:name="P865" style:family="paragraph" style:parent-style-name="Standard">
      <style:paragraph-properties fo:line-height="100%"/>
      <style:text-properties officeooo:paragraph-rsid="017a7161"/>
    </style:style>
    <style:style style:name="P866" style:family="paragraph" style:parent-style-name="Standard">
      <style:paragraph-properties fo:line-height="100%"/>
      <style:text-properties officeooo:paragraph-rsid="018105ab"/>
    </style:style>
    <style:style style:name="P867" style:family="paragraph" style:parent-style-name="Standard">
      <style:paragraph-properties fo:line-height="100%"/>
      <style:text-properties officeooo:paragraph-rsid="01aaba73"/>
    </style:style>
    <style:style style:name="P868" style:family="paragraph" style:parent-style-name="Standard">
      <style:paragraph-properties fo:line-height="100%"/>
      <style:text-properties officeooo:paragraph-rsid="01abda5f"/>
    </style:style>
    <style:style style:name="P869" style:family="paragraph" style:parent-style-name="Standard">
      <style:paragraph-properties fo:line-height="100%"/>
      <style:text-properties officeooo:paragraph-rsid="01d3aa7e"/>
    </style:style>
    <style:style style:name="P870" style:family="paragraph" style:parent-style-name="Standard">
      <style:paragraph-properties fo:line-height="100%"/>
      <style:text-properties officeooo:paragraph-rsid="01e2b86d"/>
    </style:style>
    <style:style style:name="P871" style:family="paragraph" style:parent-style-name="Standard">
      <style:paragraph-properties fo:line-height="100%"/>
      <style:text-properties officeooo:paragraph-rsid="01e7ea9a"/>
    </style:style>
    <style:style style:name="P872" style:family="paragraph" style:parent-style-name="Standard">
      <style:paragraph-properties fo:line-height="100%"/>
      <style:text-properties officeooo:paragraph-rsid="01f79ca2"/>
    </style:style>
    <style:style style:name="P873" style:family="paragraph" style:parent-style-name="Standard">
      <style:paragraph-properties fo:line-height="100%"/>
      <style:text-properties officeooo:paragraph-rsid="020068b3"/>
    </style:style>
    <style:style style:name="P874" style:family="paragraph" style:parent-style-name="Standard">
      <style:paragraph-properties fo:line-height="100%"/>
      <style:text-properties officeooo:paragraph-rsid="0200b58e"/>
    </style:style>
    <style:style style:name="P875" style:family="paragraph" style:parent-style-name="Standard">
      <style:paragraph-properties fo:line-height="100%"/>
      <style:text-properties officeooo:paragraph-rsid="020131ae"/>
    </style:style>
    <style:style style:name="P876" style:family="paragraph" style:parent-style-name="Standard">
      <style:paragraph-properties fo:line-height="100%"/>
      <style:text-properties officeooo:paragraph-rsid="0212a48a"/>
    </style:style>
    <style:style style:name="P877" style:family="paragraph" style:parent-style-name="Standard">
      <style:paragraph-properties fo:line-height="100%"/>
      <style:text-properties officeooo:paragraph-rsid="01d522fe"/>
    </style:style>
    <style:style style:name="P878" style:family="paragraph" style:parent-style-name="Standard">
      <style:paragraph-properties fo:line-height="100%"/>
      <style:text-properties officeooo:paragraph-rsid="021920c6"/>
    </style:style>
    <style:style style:name="P879" style:family="paragraph" style:parent-style-name="Standard">
      <style:paragraph-properties fo:line-height="100%"/>
      <style:text-properties officeooo:paragraph-rsid="021bfb0f"/>
    </style:style>
    <style:style style:name="P880" style:family="paragraph" style:parent-style-name="Standard">
      <style:paragraph-properties fo:line-height="100%"/>
      <style:text-properties officeooo:paragraph-rsid="021d76dd"/>
    </style:style>
    <style:style style:name="P881" style:family="paragraph" style:parent-style-name="Standard">
      <style:paragraph-properties fo:line-height="100%"/>
      <style:text-properties officeooo:paragraph-rsid="01ec8e18"/>
    </style:style>
    <style:style style:name="P882" style:family="paragraph" style:parent-style-name="Standard">
      <style:paragraph-properties fo:line-height="100%"/>
      <style:text-properties officeooo:paragraph-rsid="0228bd00"/>
    </style:style>
    <style:style style:name="P883" style:family="paragraph" style:parent-style-name="Standard">
      <style:paragraph-properties fo:line-height="100%"/>
      <style:text-properties officeooo:paragraph-rsid="0239e044"/>
    </style:style>
    <style:style style:name="P884" style:family="paragraph" style:parent-style-name="Standard">
      <style:paragraph-properties fo:line-height="100%"/>
      <style:text-properties officeooo:paragraph-rsid="023e217a"/>
    </style:style>
    <style:style style:name="P885" style:family="paragraph" style:parent-style-name="Standard">
      <style:paragraph-properties fo:line-height="100%"/>
      <style:text-properties officeooo:paragraph-rsid="0245c9e7"/>
    </style:style>
    <style:style style:name="P886" style:family="paragraph" style:parent-style-name="Standard">
      <style:paragraph-properties fo:line-height="100%"/>
      <style:text-properties officeooo:paragraph-rsid="0248e2f5"/>
    </style:style>
    <style:style style:name="P887" style:family="paragraph" style:parent-style-name="Standard">
      <style:paragraph-properties fo:line-height="100%"/>
      <style:text-properties officeooo:paragraph-rsid="024d9b01"/>
    </style:style>
    <style:style style:name="P888" style:family="paragraph" style:parent-style-name="Standard">
      <style:paragraph-properties fo:line-height="100%"/>
      <style:text-properties officeooo:paragraph-rsid="02540cb9"/>
    </style:style>
    <style:style style:name="P889" style:family="paragraph" style:parent-style-name="Standard">
      <style:paragraph-properties fo:line-height="100%"/>
      <style:text-properties officeooo:paragraph-rsid="02656310"/>
    </style:style>
    <style:style style:name="P890" style:family="paragraph" style:parent-style-name="Standard">
      <style:paragraph-properties fo:line-height="100%"/>
      <style:text-properties officeooo:paragraph-rsid="0265f14b"/>
    </style:style>
    <style:style style:name="P891" style:family="paragraph" style:parent-style-name="Standard">
      <style:paragraph-properties fo:line-height="100%"/>
      <style:text-properties officeooo:paragraph-rsid="02778926"/>
    </style:style>
    <style:style style:name="P892" style:family="paragraph" style:parent-style-name="Standard">
      <style:paragraph-properties fo:line-height="100%"/>
      <style:text-properties officeooo:paragraph-rsid="0279658f"/>
    </style:style>
    <style:style style:name="P893" style:family="paragraph" style:parent-style-name="Standard">
      <style:paragraph-properties fo:line-height="100%"/>
      <style:text-properties officeooo:paragraph-rsid="027b57d1"/>
    </style:style>
    <style:style style:name="P894" style:family="paragraph" style:parent-style-name="Standard">
      <style:paragraph-properties fo:line-height="100%"/>
      <style:text-properties officeooo:paragraph-rsid="02819040"/>
    </style:style>
    <style:style style:name="P895" style:family="paragraph" style:parent-style-name="Standard">
      <style:paragraph-properties fo:line-height="100%"/>
      <style:text-properties officeooo:paragraph-rsid="028add40"/>
    </style:style>
    <style:style style:name="P896" style:family="paragraph" style:parent-style-name="Standard">
      <style:paragraph-properties fo:line-height="100%"/>
      <style:text-properties officeooo:paragraph-rsid="02939b7b"/>
    </style:style>
    <style:style style:name="P897" style:family="paragraph" style:parent-style-name="Standard">
      <style:paragraph-properties fo:line-height="100%"/>
      <style:text-properties officeooo:paragraph-rsid="0293a523"/>
    </style:style>
    <style:style style:name="P898" style:family="paragraph" style:parent-style-name="Standard">
      <style:paragraph-properties fo:line-height="100%"/>
      <style:text-properties officeooo:paragraph-rsid="0297c923"/>
    </style:style>
    <style:style style:name="P899" style:family="paragraph" style:parent-style-name="Standard">
      <style:paragraph-properties fo:line-height="100%"/>
      <style:text-properties officeooo:paragraph-rsid="029bb505"/>
    </style:style>
    <style:style style:name="P900" style:family="paragraph" style:parent-style-name="Standard">
      <style:paragraph-properties fo:line-height="100%"/>
      <style:text-properties officeooo:paragraph-rsid="02a71f0b"/>
    </style:style>
    <style:style style:name="P901" style:family="paragraph" style:parent-style-name="Standard">
      <style:paragraph-properties fo:line-height="100%"/>
      <style:text-properties officeooo:paragraph-rsid="027c1b85"/>
    </style:style>
    <style:style style:name="P902" style:family="paragraph" style:parent-style-name="Standard">
      <style:paragraph-properties fo:line-height="100%"/>
      <style:text-properties officeooo:paragraph-rsid="0045286d"/>
    </style:style>
    <style:style style:name="P903" style:family="paragraph" style:parent-style-name="Standard">
      <style:paragraph-properties fo:line-height="100%"/>
      <style:text-properties officeooo:paragraph-rsid="02bd01a2"/>
    </style:style>
    <style:style style:name="P904" style:family="paragraph" style:parent-style-name="Standard">
      <style:paragraph-properties fo:line-height="100%"/>
      <style:text-properties officeooo:paragraph-rsid="02d5eaee"/>
    </style:style>
    <style:style style:name="P905" style:family="paragraph" style:parent-style-name="Standard">
      <style:paragraph-properties fo:line-height="100%"/>
      <style:text-properties officeooo:paragraph-rsid="02e4f960"/>
    </style:style>
    <style:style style:name="P906" style:family="paragraph" style:parent-style-name="Standard">
      <style:paragraph-properties fo:line-height="100%"/>
      <style:text-properties officeooo:paragraph-rsid="02eac01d"/>
    </style:style>
    <style:style style:name="P907" style:family="paragraph" style:parent-style-name="Standard">
      <style:paragraph-properties fo:line-height="100%"/>
      <style:text-properties officeooo:paragraph-rsid="02f17ec6"/>
    </style:style>
    <style:style style:name="P908" style:family="paragraph" style:parent-style-name="Standard">
      <style:paragraph-properties fo:line-height="100%"/>
      <style:text-properties officeooo:paragraph-rsid="02fda6ef"/>
    </style:style>
    <style:style style:name="P909" style:family="paragraph" style:parent-style-name="Standard">
      <style:paragraph-properties fo:line-height="100%"/>
      <style:text-properties officeooo:paragraph-rsid="03040c1c"/>
    </style:style>
    <style:style style:name="P910" style:family="paragraph" style:parent-style-name="Standard">
      <style:paragraph-properties fo:line-height="100%"/>
      <style:text-properties officeooo:paragraph-rsid="03049b98"/>
    </style:style>
    <style:style style:name="P911" style:family="paragraph" style:parent-style-name="Standard">
      <style:paragraph-properties fo:line-height="100%"/>
      <style:text-properties officeooo:paragraph-rsid="0305aebe"/>
    </style:style>
    <style:style style:name="P912" style:family="paragraph" style:parent-style-name="Standard">
      <style:paragraph-properties fo:line-height="100%"/>
      <style:text-properties officeooo:paragraph-rsid="03061f93"/>
    </style:style>
    <style:style style:name="P913" style:family="paragraph" style:parent-style-name="Standard">
      <style:paragraph-properties fo:line-height="100%"/>
      <style:text-properties officeooo:paragraph-rsid="03153caa"/>
    </style:style>
    <style:style style:name="P914" style:family="paragraph" style:parent-style-name="Standard">
      <style:paragraph-properties fo:line-height="100%"/>
      <style:text-properties officeooo:paragraph-rsid="03343ce6"/>
    </style:style>
    <style:style style:name="P915" style:family="paragraph" style:parent-style-name="Standard">
      <style:paragraph-properties fo:line-height="100%"/>
      <style:text-properties officeooo:paragraph-rsid="03349842"/>
    </style:style>
    <style:style style:name="P916" style:family="paragraph" style:parent-style-name="Standard">
      <style:paragraph-properties fo:line-height="100%"/>
      <style:text-properties officeooo:paragraph-rsid="033f17a3"/>
    </style:style>
    <style:style style:name="P917" style:family="paragraph" style:parent-style-name="Standard">
      <style:paragraph-properties fo:line-height="100%"/>
      <style:text-properties officeooo:paragraph-rsid="034172a0"/>
    </style:style>
    <style:style style:name="P918" style:family="paragraph" style:parent-style-name="Standard">
      <style:paragraph-properties fo:line-height="100%"/>
      <style:text-properties officeooo:paragraph-rsid="034adc9b"/>
    </style:style>
    <style:style style:name="P919" style:family="paragraph" style:parent-style-name="Standard">
      <style:paragraph-properties fo:line-height="100%"/>
      <style:text-properties officeooo:paragraph-rsid="034f33b6"/>
    </style:style>
    <style:style style:name="P920" style:family="paragraph" style:parent-style-name="Standard">
      <style:paragraph-properties fo:line-height="100%"/>
      <style:text-properties officeooo:paragraph-rsid="034f680a"/>
    </style:style>
    <style:style style:name="P921" style:family="paragraph" style:parent-style-name="Standard">
      <style:paragraph-properties fo:line-height="100%"/>
      <style:text-properties officeooo:paragraph-rsid="035051aa"/>
    </style:style>
    <style:style style:name="P922" style:family="paragraph" style:parent-style-name="Standard">
      <style:paragraph-properties fo:line-height="100%"/>
      <style:text-properties officeooo:paragraph-rsid="0369854f"/>
    </style:style>
    <style:style style:name="P923" style:family="paragraph" style:parent-style-name="Standard">
      <style:paragraph-properties fo:line-height="100%"/>
      <style:text-properties officeooo:paragraph-rsid="03963307"/>
    </style:style>
    <style:style style:name="P924" style:family="paragraph" style:parent-style-name="Standard">
      <style:paragraph-properties fo:line-height="100%"/>
      <style:text-properties officeooo:paragraph-rsid="039c640b"/>
    </style:style>
    <style:style style:name="P925" style:family="paragraph" style:parent-style-name="Standard">
      <style:paragraph-properties fo:line-height="100%"/>
      <style:text-properties officeooo:paragraph-rsid="039e9821"/>
    </style:style>
    <style:style style:name="P926" style:family="paragraph" style:parent-style-name="Standard">
      <style:paragraph-properties fo:line-height="100%"/>
      <style:text-properties officeooo:paragraph-rsid="03a073aa"/>
    </style:style>
    <style:style style:name="P927" style:family="paragraph" style:parent-style-name="Standard">
      <style:paragraph-properties fo:line-height="100%"/>
      <style:text-properties officeooo:paragraph-rsid="03b1fbc9"/>
    </style:style>
    <style:style style:name="P928" style:family="paragraph" style:parent-style-name="Standard">
      <style:paragraph-properties fo:line-height="100%"/>
      <style:text-properties officeooo:paragraph-rsid="03c51260"/>
    </style:style>
    <style:style style:name="P929" style:family="paragraph" style:parent-style-name="Standard">
      <style:paragraph-properties fo:line-height="100%"/>
      <style:text-properties officeooo:paragraph-rsid="03eb005c"/>
    </style:style>
    <style:style style:name="P930" style:family="paragraph" style:parent-style-name="Standard">
      <style:paragraph-properties fo:line-height="100%"/>
      <style:text-properties officeooo:paragraph-rsid="03f0c84b"/>
    </style:style>
    <style:style style:name="P931" style:family="paragraph" style:parent-style-name="Standard">
      <style:paragraph-properties fo:line-height="100%"/>
      <style:text-properties officeooo:paragraph-rsid="03e90de3"/>
    </style:style>
    <style:style style:name="P932" style:family="paragraph" style:parent-style-name="Standard">
      <style:paragraph-properties fo:line-height="100%"/>
      <style:text-properties officeooo:paragraph-rsid="03f27278"/>
    </style:style>
    <style:style style:name="P933" style:family="paragraph" style:parent-style-name="Standard">
      <style:paragraph-properties fo:line-height="100%"/>
      <style:text-properties officeooo:paragraph-rsid="03fd5e01"/>
    </style:style>
    <style:style style:name="P934" style:family="paragraph" style:parent-style-name="Standard">
      <style:paragraph-properties fo:line-height="100%"/>
      <style:text-properties officeooo:paragraph-rsid="0400a6e4"/>
    </style:style>
    <style:style style:name="P935" style:family="paragraph" style:parent-style-name="Standard">
      <style:paragraph-properties fo:line-height="100%"/>
      <style:text-properties officeooo:paragraph-rsid="0404aa05"/>
    </style:style>
    <style:style style:name="P936" style:family="paragraph" style:parent-style-name="Standard">
      <style:paragraph-properties fo:line-height="100%"/>
      <style:text-properties officeooo:paragraph-rsid="04102973"/>
    </style:style>
    <style:style style:name="P937" style:family="paragraph" style:parent-style-name="Standard">
      <style:paragraph-properties fo:line-height="100%"/>
      <style:text-properties officeooo:paragraph-rsid="041e6a3e"/>
    </style:style>
    <style:style style:name="P938" style:family="paragraph" style:parent-style-name="Standard">
      <style:paragraph-properties fo:line-height="100%"/>
      <style:text-properties officeooo:paragraph-rsid="03a31e81"/>
    </style:style>
    <style:style style:name="P939" style:family="paragraph" style:parent-style-name="Standard">
      <style:paragraph-properties fo:line-height="100%"/>
      <style:text-properties officeooo:paragraph-rsid="043fc929"/>
    </style:style>
    <style:style style:name="P940" style:family="paragraph" style:parent-style-name="Standard">
      <style:paragraph-properties fo:line-height="100%"/>
      <style:text-properties officeooo:paragraph-rsid="043a0ede"/>
    </style:style>
    <style:style style:name="P941" style:family="paragraph" style:parent-style-name="Standard">
      <style:paragraph-properties fo:line-height="100%"/>
      <style:text-properties officeooo:paragraph-rsid="04518e70"/>
    </style:style>
    <style:style style:name="P942" style:family="paragraph" style:parent-style-name="Standard">
      <style:paragraph-properties fo:line-height="100%"/>
      <style:text-properties officeooo:paragraph-rsid="04592f7c"/>
    </style:style>
    <style:style style:name="P943" style:family="paragraph" style:parent-style-name="Standard">
      <style:paragraph-properties fo:line-height="100%"/>
      <style:text-properties officeooo:paragraph-rsid="03becfb9"/>
    </style:style>
    <style:style style:name="P944" style:family="paragraph" style:parent-style-name="Standard">
      <style:paragraph-properties fo:line-height="100%"/>
      <style:text-properties officeooo:paragraph-rsid="0473548b"/>
    </style:style>
    <style:style style:name="P945" style:family="paragraph" style:parent-style-name="Standard">
      <style:paragraph-properties fo:line-height="100%"/>
      <style:text-properties officeooo:paragraph-rsid="0411d16e"/>
    </style:style>
    <style:style style:name="P946" style:family="paragraph" style:parent-style-name="Standard">
      <style:paragraph-properties fo:line-height="100%"/>
      <style:text-properties officeooo:paragraph-rsid="041746e7"/>
    </style:style>
    <style:style style:name="P947" style:family="paragraph" style:parent-style-name="Standard">
      <style:paragraph-properties fo:line-height="100%"/>
      <style:text-properties officeooo:paragraph-rsid="043c6125"/>
    </style:style>
    <style:style style:name="P948" style:family="paragraph" style:parent-style-name="Standard">
      <style:paragraph-properties fo:line-height="100%"/>
      <style:text-properties officeooo:paragraph-rsid="04472f62"/>
    </style:style>
    <style:style style:name="P949" style:family="paragraph" style:parent-style-name="Standard">
      <style:paragraph-properties fo:line-height="100%"/>
      <style:text-properties officeooo:paragraph-rsid="03fc17c3"/>
    </style:style>
    <style:style style:name="P950" style:family="paragraph" style:parent-style-name="Standard">
      <style:paragraph-properties fo:line-height="100%"/>
      <style:text-properties officeooo:paragraph-rsid="039292f6"/>
    </style:style>
    <style:style style:name="P951" style:family="paragraph" style:parent-style-name="Standard">
      <style:paragraph-properties fo:line-height="100%"/>
      <style:text-properties officeooo:paragraph-rsid="0486c03e"/>
    </style:style>
    <style:style style:name="P952" style:family="paragraph" style:parent-style-name="Standard">
      <style:paragraph-properties fo:line-height="100%"/>
      <style:text-properties officeooo:paragraph-rsid="048ffd4a"/>
    </style:style>
    <style:style style:name="P953" style:family="paragraph" style:parent-style-name="Standard">
      <style:paragraph-properties fo:line-height="100%"/>
      <style:text-properties officeooo:paragraph-rsid="04915c32"/>
    </style:style>
    <style:style style:name="P954" style:family="paragraph" style:parent-style-name="Standard">
      <style:paragraph-properties fo:line-height="100%"/>
      <style:text-properties officeooo:paragraph-rsid="0496a172"/>
    </style:style>
    <style:style style:name="P955" style:family="paragraph" style:parent-style-name="Standard">
      <style:paragraph-properties fo:line-height="100%"/>
      <style:text-properties officeooo:paragraph-rsid="04a08898"/>
    </style:style>
    <style:style style:name="P956" style:family="paragraph" style:parent-style-name="Standard">
      <style:paragraph-properties fo:line-height="100%"/>
      <style:text-properties officeooo:paragraph-rsid="04a6679a"/>
    </style:style>
    <style:style style:name="P957" style:family="paragraph" style:parent-style-name="Standard">
      <style:paragraph-properties fo:line-height="100%"/>
      <style:text-properties officeooo:paragraph-rsid="04ad05fc"/>
    </style:style>
    <style:style style:name="P958" style:family="paragraph" style:parent-style-name="Standard">
      <style:paragraph-properties fo:line-height="100%"/>
      <style:text-properties officeooo:paragraph-rsid="04b3c5c0"/>
    </style:style>
    <style:style style:name="P959" style:family="paragraph" style:parent-style-name="Standard">
      <style:paragraph-properties fo:line-height="100%"/>
      <style:text-properties officeooo:paragraph-rsid="04ba1b39"/>
    </style:style>
    <style:style style:name="P960" style:family="paragraph" style:parent-style-name="Standard">
      <style:paragraph-properties fo:line-height="100%"/>
      <style:text-properties officeooo:paragraph-rsid="04bc7059"/>
    </style:style>
    <style:style style:name="P961" style:family="paragraph" style:parent-style-name="Standard">
      <style:paragraph-properties fo:line-height="100%"/>
      <style:text-properties officeooo:paragraph-rsid="02ec4cc6"/>
    </style:style>
    <style:style style:name="P962" style:family="paragraph" style:parent-style-name="Standard">
      <style:paragraph-properties fo:line-height="100%"/>
      <style:text-properties officeooo:paragraph-rsid="04b80b14"/>
    </style:style>
    <style:style style:name="P963" style:family="paragraph" style:parent-style-name="Standard">
      <style:paragraph-properties fo:line-height="100%"/>
      <style:text-properties officeooo:paragraph-rsid="04d7b913"/>
    </style:style>
    <style:style style:name="P964" style:family="paragraph" style:parent-style-name="Standard">
      <style:paragraph-properties fo:line-height="100%"/>
      <style:text-properties officeooo:paragraph-rsid="04ddd894"/>
    </style:style>
    <style:style style:name="P965" style:family="paragraph" style:parent-style-name="Standard">
      <style:paragraph-properties fo:line-height="100%"/>
      <style:text-properties officeooo:paragraph-rsid="04deac5d"/>
    </style:style>
    <style:style style:name="P966" style:family="paragraph" style:parent-style-name="Standard">
      <style:paragraph-properties fo:line-height="100%"/>
      <style:text-properties officeooo:paragraph-rsid="04ee3d5e"/>
    </style:style>
    <style:style style:name="P967" style:family="paragraph" style:parent-style-name="Standard">
      <style:paragraph-properties fo:line-height="100%"/>
      <style:text-properties officeooo:paragraph-rsid="04ee86bb"/>
    </style:style>
    <style:style style:name="P968" style:family="paragraph" style:parent-style-name="Standard">
      <style:paragraph-properties fo:line-height="100%"/>
      <style:text-properties officeooo:paragraph-rsid="04f29906"/>
    </style:style>
    <style:style style:name="P969" style:family="paragraph" style:parent-style-name="Standard">
      <style:paragraph-properties fo:line-height="100%"/>
      <style:text-properties officeooo:paragraph-rsid="04faca3a"/>
    </style:style>
    <style:style style:name="P970" style:family="paragraph" style:parent-style-name="Standard">
      <style:paragraph-properties fo:line-height="100%"/>
      <style:text-properties officeooo:paragraph-rsid="051228a5"/>
    </style:style>
    <style:style style:name="P971" style:family="paragraph" style:parent-style-name="Standard">
      <style:paragraph-properties fo:line-height="100%"/>
      <style:text-properties officeooo:paragraph-rsid="05149db7"/>
    </style:style>
    <style:style style:name="P972" style:family="paragraph" style:parent-style-name="Standard">
      <style:paragraph-properties fo:line-height="100%"/>
      <style:text-properties officeooo:paragraph-rsid="051755b6"/>
    </style:style>
    <style:style style:name="P973" style:family="paragraph" style:parent-style-name="Standard">
      <style:paragraph-properties fo:line-height="100%"/>
      <style:text-properties officeooo:paragraph-rsid="04f1c42d"/>
    </style:style>
    <style:style style:name="P974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975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976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977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978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979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980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981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982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983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984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985" style:family="paragraph" style:parent-style-name="Standard">
      <style:text-properties fo:color="#c9211e" officeooo:rsid="003eeb50" officeooo:paragraph-rsid="00ac1d69"/>
    </style:style>
    <style:style style:name="P986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987" style:family="paragraph" style:parent-style-name="Standard">
      <style:paragraph-properties fo:line-height="100%"/>
      <style:text-properties officeooo:rsid="016b9044" officeooo:paragraph-rsid="016b9044"/>
    </style:style>
    <style:style style:name="P988" style:family="paragraph" style:parent-style-name="Standard">
      <style:paragraph-properties fo:line-height="100%"/>
      <style:text-properties officeooo:rsid="01a2dcc2" officeooo:paragraph-rsid="01a2dcc2"/>
    </style:style>
    <style:style style:name="P989" style:family="paragraph" style:parent-style-name="Standard">
      <style:paragraph-properties fo:line-height="100%"/>
      <style:text-properties officeooo:rsid="01a92b83" officeooo:paragraph-rsid="01abda5f"/>
    </style:style>
    <style:style style:name="P990" style:family="paragraph" style:parent-style-name="Standard">
      <style:paragraph-properties fo:line-height="100%"/>
      <style:text-properties officeooo:rsid="01b78805" officeooo:paragraph-rsid="01b9977e"/>
    </style:style>
    <style:style style:name="P991" style:family="paragraph" style:parent-style-name="Standard">
      <style:paragraph-properties fo:line-height="100%"/>
      <style:text-properties officeooo:rsid="01b78805" officeooo:paragraph-rsid="020d39a8"/>
    </style:style>
    <style:style style:name="P992" style:family="paragraph" style:parent-style-name="Standard">
      <style:paragraph-properties fo:line-height="100%"/>
      <style:text-properties officeooo:rsid="01bcc73c" officeooo:paragraph-rsid="01bcc73c"/>
    </style:style>
    <style:style style:name="P993" style:family="paragraph" style:parent-style-name="Standard">
      <style:paragraph-properties fo:line-height="100%"/>
      <style:text-properties officeooo:rsid="01cb0c6f" officeooo:paragraph-rsid="01cb0c6f"/>
    </style:style>
    <style:style style:name="P994" style:family="paragraph" style:parent-style-name="Standard">
      <style:paragraph-properties fo:line-height="100%"/>
      <style:text-properties officeooo:rsid="01cd0839" officeooo:paragraph-rsid="01cd0839"/>
    </style:style>
    <style:style style:name="P995" style:family="paragraph" style:parent-style-name="Standard">
      <style:paragraph-properties fo:line-height="100%"/>
      <style:text-properties officeooo:rsid="01e4a612" officeooo:paragraph-rsid="01e4a612"/>
    </style:style>
    <style:style style:name="P996" style:family="paragraph" style:parent-style-name="Standard">
      <style:paragraph-properties fo:line-height="100%"/>
      <style:text-properties officeooo:rsid="022b7ea9" officeooo:paragraph-rsid="022b7ea9"/>
    </style:style>
    <style:style style:name="P997" style:family="paragraph" style:parent-style-name="Standard">
      <style:paragraph-properties fo:line-height="100%"/>
      <style:text-properties officeooo:rsid="022dff2a" officeooo:paragraph-rsid="022dff2a"/>
    </style:style>
    <style:style style:name="P998" style:family="paragraph" style:parent-style-name="Standard">
      <style:text-properties officeooo:paragraph-rsid="0275c15d"/>
    </style:style>
    <style:style style:name="P999" style:family="paragraph" style:parent-style-name="Standard">
      <style:paragraph-properties fo:line-height="100%"/>
      <style:text-properties officeooo:rsid="02819040" officeooo:paragraph-rsid="028fc45c"/>
    </style:style>
    <style:style style:name="P1000" style:family="paragraph" style:parent-style-name="Standard">
      <style:paragraph-properties fo:line-height="100%"/>
      <style:text-properties officeooo:rsid="0285839b" officeooo:paragraph-rsid="0288fb00"/>
    </style:style>
    <style:style style:name="P1001" style:family="paragraph" style:parent-style-name="Standard">
      <style:paragraph-properties fo:line-height="100%"/>
      <style:text-properties officeooo:rsid="0297c923" officeooo:paragraph-rsid="0297c923"/>
    </style:style>
    <style:style style:name="P1002" style:family="paragraph" style:parent-style-name="Standard">
      <style:paragraph-properties fo:line-height="100%"/>
      <style:text-properties officeooo:rsid="029ac75f" officeooo:paragraph-rsid="029ac75f"/>
    </style:style>
    <style:style style:name="P1003" style:family="paragraph" style:parent-style-name="Standard">
      <style:text-properties officeooo:paragraph-rsid="00bfa17d"/>
    </style:style>
    <style:style style:name="P1004" style:family="paragraph" style:parent-style-name="Standard">
      <style:text-properties officeooo:paragraph-rsid="00bd11a0"/>
    </style:style>
    <style:style style:name="P1005" style:family="paragraph" style:parent-style-name="Standard">
      <style:paragraph-properties fo:line-height="100%"/>
      <style:text-properties officeooo:rsid="02540cb9" officeooo:paragraph-rsid="02bd01a2"/>
    </style:style>
    <style:style style:name="P1006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007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008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009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010" style:family="paragraph" style:parent-style-name="Standard">
      <style:paragraph-properties fo:line-height="100%"/>
      <style:text-properties officeooo:rsid="02da5175" officeooo:paragraph-rsid="02da5175"/>
    </style:style>
    <style:style style:name="P1011" style:family="paragraph" style:parent-style-name="Standard">
      <style:paragraph-properties fo:line-height="100%"/>
      <style:text-properties officeooo:rsid="02e4f960" officeooo:paragraph-rsid="02e4f960"/>
    </style:style>
    <style:style style:name="P1012" style:family="paragraph" style:parent-style-name="Standard">
      <style:paragraph-properties fo:line-height="100%"/>
      <style:text-properties officeooo:rsid="02eabaea" officeooo:paragraph-rsid="02eabaea"/>
    </style:style>
    <style:style style:name="P1013" style:family="paragraph" style:parent-style-name="Standard">
      <style:paragraph-properties fo:line-height="100%"/>
      <style:text-properties officeooo:rsid="02eac01d" officeooo:paragraph-rsid="02eac01d"/>
    </style:style>
    <style:style style:name="P1014" style:family="paragraph" style:parent-style-name="Standard">
      <style:paragraph-properties fo:line-height="100%"/>
      <style:text-properties officeooo:rsid="02eb27fd" officeooo:paragraph-rsid="02ec089f"/>
    </style:style>
    <style:style style:name="P1015" style:family="paragraph" style:parent-style-name="Standard">
      <style:text-properties officeooo:paragraph-rsid="02ecf51e"/>
    </style:style>
    <style:style style:name="P1016" style:family="paragraph" style:parent-style-name="Standard">
      <style:text-properties officeooo:paragraph-rsid="02f17ec6"/>
    </style:style>
    <style:style style:name="P1017" style:family="paragraph" style:parent-style-name="Standard">
      <style:paragraph-properties fo:line-height="100%"/>
      <style:text-properties officeooo:rsid="02e59398" officeooo:paragraph-rsid="03049b98"/>
    </style:style>
    <style:style style:name="P1018" style:family="paragraph" style:parent-style-name="Standard">
      <style:paragraph-properties fo:line-height="150%"/>
      <style:text-properties officeooo:rsid="02e59398" officeooo:paragraph-rsid="03049b98"/>
    </style:style>
    <style:style style:name="P1019" style:family="paragraph" style:parent-style-name="Standard">
      <style:paragraph-properties fo:line-height="100%"/>
      <style:text-properties officeooo:rsid="022ee1ec" officeooo:paragraph-rsid="022ee1ec"/>
    </style:style>
    <style:style style:name="P1020" style:family="paragraph" style:parent-style-name="Standard">
      <style:text-properties officeooo:paragraph-rsid="03061f93"/>
    </style:style>
    <style:style style:name="P1021" style:family="paragraph" style:parent-style-name="Standard">
      <style:paragraph-properties fo:line-height="100%"/>
      <style:text-properties officeooo:rsid="0346a444" officeooo:paragraph-rsid="0346a444"/>
    </style:style>
    <style:style style:name="P1022" style:family="paragraph" style:parent-style-name="Standard">
      <style:text-properties officeooo:paragraph-rsid="03733aab"/>
    </style:style>
    <style:style style:name="P1023" style:family="paragraph" style:parent-style-name="Standard">
      <style:paragraph-properties fo:line-height="100%"/>
      <style:text-properties officeooo:rsid="038a2c81" officeooo:paragraph-rsid="039e9821"/>
    </style:style>
    <style:style style:name="P1024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025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1026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027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028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1029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030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1031" style:family="paragraph" style:parent-style-name="Standard">
      <style:paragraph-properties fo:line-height="100%"/>
      <style:text-properties fo:color="#ff0000" officeooo:paragraph-rsid="042824b8"/>
    </style:style>
    <style:style style:name="P1032" style:family="paragraph" style:parent-style-name="Standard">
      <style:paragraph-properties fo:line-height="100%"/>
      <style:text-properties fo:color="#ff0000" officeooo:rsid="04a2554c" officeooo:paragraph-rsid="04a3261f"/>
    </style:style>
    <style:style style:name="P1033" style:family="paragraph" style:parent-style-name="Standard">
      <style:paragraph-properties fo:line-height="100%"/>
      <style:text-properties officeooo:rsid="03a4e520" officeooo:paragraph-rsid="03a4e520"/>
    </style:style>
    <style:style style:name="P1034" style:family="paragraph" style:parent-style-name="Standard">
      <style:paragraph-properties fo:line-height="100%"/>
      <style:text-properties officeooo:rsid="03a073aa" officeooo:paragraph-rsid="03a073aa"/>
    </style:style>
    <style:style style:name="P1035" style:family="paragraph" style:parent-style-name="Standard">
      <style:text-properties officeooo:paragraph-rsid="00c0d7c6"/>
    </style:style>
    <style:style style:name="P1036" style:family="paragraph" style:parent-style-name="Standard">
      <style:text-properties officeooo:paragraph-rsid="03e93625"/>
    </style:style>
    <style:style style:name="P1037" style:family="paragraph" style:parent-style-name="Standard">
      <style:text-properties officeooo:rsid="0019f535" officeooo:paragraph-rsid="03e93625"/>
    </style:style>
    <style:style style:name="P1038" style:family="paragraph" style:parent-style-name="Standard">
      <style:paragraph-properties fo:line-height="100%"/>
      <style:text-properties officeooo:rsid="045a6b37" officeooo:paragraph-rsid="045a6b37"/>
    </style:style>
    <style:style style:name="P1039" style:family="paragraph" style:parent-style-name="Standard">
      <style:text-properties officeooo:paragraph-rsid="00118c4a"/>
    </style:style>
    <style:style style:name="P1040" style:family="paragraph" style:parent-style-name="Standard">
      <style:paragraph-properties fo:line-height="100%"/>
      <style:text-properties officeooo:rsid="048fe3f8" officeooo:paragraph-rsid="048ffd4a"/>
    </style:style>
    <style:style style:name="P1041" style:family="paragraph" style:parent-style-name="Standard">
      <style:paragraph-properties fo:line-height="100%"/>
      <style:text-properties officeooo:rsid="0494bc64" officeooo:paragraph-rsid="0494bc64"/>
    </style:style>
    <style:style style:name="P1042" style:family="paragraph" style:parent-style-name="Standard">
      <style:paragraph-properties fo:line-height="100%"/>
      <style:text-properties officeooo:rsid="0497dc28" officeooo:paragraph-rsid="0497dc28"/>
    </style:style>
    <style:style style:name="P1043" style:family="paragraph" style:parent-style-name="Standard">
      <style:paragraph-properties fo:line-height="150%"/>
      <style:text-properties officeooo:rsid="049a8a7e" officeooo:paragraph-rsid="049a8a7e"/>
    </style:style>
    <style:style style:name="P1044" style:family="paragraph" style:parent-style-name="Standard">
      <style:paragraph-properties fo:line-height="100%"/>
      <style:text-properties officeooo:rsid="049c223c" officeooo:paragraph-rsid="049c223c"/>
    </style:style>
    <style:style style:name="P1045" style:family="paragraph" style:parent-style-name="Standard">
      <style:paragraph-properties fo:line-height="100%"/>
      <style:text-properties officeooo:rsid="04a08898" officeooo:paragraph-rsid="04a08898"/>
    </style:style>
    <style:style style:name="P1046" style:family="paragraph" style:parent-style-name="Standard">
      <style:paragraph-properties fo:line-height="100%"/>
      <style:text-properties officeooo:rsid="04ad05fc" officeooo:paragraph-rsid="04b3c5c0"/>
    </style:style>
    <style:style style:name="P1047" style:family="paragraph" style:parent-style-name="Standard">
      <style:paragraph-properties fo:line-height="100%"/>
      <style:text-properties officeooo:rsid="04ba1b39" officeooo:paragraph-rsid="04ba1b39"/>
    </style:style>
    <style:style style:name="P1048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049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050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051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052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053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054" style:family="paragraph" style:parent-style-name="Standard">
      <style:paragraph-properties fo:line-height="100%"/>
      <style:text-properties officeooo:rsid="04bc7059" officeooo:paragraph-rsid="04bc7059"/>
    </style:style>
    <style:style style:name="P1055" style:family="paragraph" style:parent-style-name="Standard">
      <style:paragraph-properties fo:line-height="100%"/>
      <style:text-properties officeooo:rsid="04a57ad8" officeooo:paragraph-rsid="04ba1b39"/>
    </style:style>
    <style:style style:name="P1056" style:family="paragraph" style:parent-style-name="Standard">
      <style:paragraph-properties fo:line-height="100%"/>
      <style:text-properties officeooo:rsid="051228a5" officeooo:paragraph-rsid="05270c2d"/>
    </style:style>
    <style:style style:name="P1057" style:family="paragraph" style:parent-style-name="Standard">
      <style:paragraph-properties fo:line-height="100%"/>
      <style:text-properties officeooo:rsid="05149db7" officeooo:paragraph-rsid="05149db7"/>
    </style:style>
    <style:style style:name="P1058" style:family="paragraph" style:parent-style-name="Standard">
      <style:paragraph-properties fo:line-height="100%"/>
      <style:text-properties officeooo:rsid="04f29906" officeooo:paragraph-rsid="051fdc2f"/>
    </style:style>
    <style:style style:name="P1059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060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061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062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063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064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065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066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067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068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069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070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071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072" style:family="paragraph" style:parent-style-name="Table_20_Contents">
      <style:paragraph-properties fo:text-align="center" style:justify-single-word="false"/>
      <style:text-properties fo:font-weight="bold" officeooo:rsid="03becfb9" officeooo:paragraph-rsid="03becfb9" style:font-weight-asian="bold" style:font-weight-complex="bold"/>
    </style:style>
    <style:style style:name="P1073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074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075" style:family="paragraph" style:parent-style-name="Table_20_Contents">
      <style:paragraph-properties fo:text-align="center" style:justify-single-word="false"/>
    </style:style>
    <style:style style:name="P1076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077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078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079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080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081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082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083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084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085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086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087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088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089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090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091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092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093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094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095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096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097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098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099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100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101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102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103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104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105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106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107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108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109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110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111" style:family="paragraph" style:parent-style-name="Table_20_Contents">
      <style:paragraph-properties fo:text-align="center" style:justify-single-word="false"/>
      <style:text-properties officeooo:rsid="03becfb9" officeooo:paragraph-rsid="03becfb9"/>
    </style:style>
    <style:style style:name="P1112" style:family="paragraph" style:parent-style-name="Table_20_Contents">
      <style:paragraph-properties fo:text-align="center" style:justify-single-word="false"/>
      <style:text-properties officeooo:rsid="03bf675e" officeooo:paragraph-rsid="03bf675e"/>
    </style:style>
    <style:style style:name="P1113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114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115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116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117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118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119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120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1121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122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123" style:family="paragraph" style:parent-style-name="Standard">
      <style:paragraph-properties fo:line-height="150%" fo:break-before="page"/>
      <style:text-properties officeooo:paragraph-rsid="02d98b08"/>
    </style:style>
    <style:style style:name="P1124" style:family="paragraph" style:parent-style-name="Standard">
      <style:paragraph-properties fo:line-height="150%" fo:break-before="page"/>
      <style:text-properties officeooo:paragraph-rsid="03fd5e01"/>
    </style:style>
    <style:style style:name="P1125" style:family="paragraph" style:parent-style-name="Standard">
      <style:paragraph-properties fo:line-height="100%" fo:break-before="page"/>
      <style:text-properties officeooo:paragraph-rsid="024c0a42"/>
    </style:style>
    <style:style style:name="P1126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127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1128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1129" style:family="paragraph" style:parent-style-name="Standard">
      <style:paragraph-properties fo:break-before="page"/>
      <style:text-properties officeooo:paragraph-rsid="009622c6"/>
    </style:style>
    <style:style style:name="P1130" style:family="paragraph" style:parent-style-name="Standard">
      <style:paragraph-properties fo:break-before="page"/>
      <style:text-properties officeooo:paragraph-rsid="02be3c45"/>
    </style:style>
    <style:style style:name="P1131" style:family="paragraph" style:parent-style-name="Standard">
      <style:paragraph-properties fo:line-height="100%" fo:break-before="page"/>
      <style:text-properties fo:font-size="14pt" fo:font-style="normal" fo:font-weight="bold" officeooo:rsid="05193724" officeooo:paragraph-rsid="05193724" style:font-size-asian="14pt" style:font-style-asian="normal" style:font-weight-asian="bold" style:font-size-complex="14pt" style:font-style-complex="normal" style:font-weight-complex="bold"/>
    </style:style>
    <style:style style:name="P113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133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134" style:family="paragraph" style:parent-style-name="Standard" style:list-style-name="L1">
      <style:text-properties officeooo:paragraph-rsid="0013268f"/>
    </style:style>
    <style:style style:name="P1135" style:family="paragraph" style:parent-style-name="Standard" style:list-style-name="L1">
      <style:text-properties officeooo:rsid="0013268f" officeooo:paragraph-rsid="0013268f"/>
    </style:style>
    <style:style style:name="P1136" style:family="paragraph" style:parent-style-name="Standard" style:list-style-name="L2">
      <style:text-properties style:use-window-font-color="true" officeooo:paragraph-rsid="00118c4a"/>
    </style:style>
    <style:style style:name="P1137" style:family="paragraph" style:parent-style-name="Standard" style:list-style-name="L2">
      <style:text-properties style:use-window-font-color="true" officeooo:rsid="0011b025" officeooo:paragraph-rsid="0011b025"/>
    </style:style>
    <style:style style:name="P1138" style:family="paragraph" style:parent-style-name="Standard" style:list-style-name="L4">
      <style:text-properties style:use-window-font-color="true" officeooo:rsid="00a8a4b1" officeooo:paragraph-rsid="02be3c45"/>
    </style:style>
    <style:style style:name="P1139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140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141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142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143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144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145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146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147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148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149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150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151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152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153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154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155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156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157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158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159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160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161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162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163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164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165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166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167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168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169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170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171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172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173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174" style:family="paragraph" style:parent-style-name="Standard" style:list-style-name="L43">
      <style:text-properties style:use-window-font-color="true" officeooo:paragraph-rsid="02edc963"/>
    </style:style>
    <style:style style:name="P1175" style:family="paragraph" style:parent-style-name="Standard">
      <style:paragraph-properties fo:line-height="100%"/>
      <style:text-properties style:use-window-font-color="true" officeooo:rsid="05319739" officeooo:paragraph-rsid="05319739"/>
    </style:style>
    <style:style style:name="P1176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1177" style:family="paragraph" style:parent-style-name="Standard" style:list-style-name="L3">
      <style:text-properties officeooo:rsid="0012a0dc" officeooo:paragraph-rsid="0012a0dc"/>
    </style:style>
    <style:style style:name="P1178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179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180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181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182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183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184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185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186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187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188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189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190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191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192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193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194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195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196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197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198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199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200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201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202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203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204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205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206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207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208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209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210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211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212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213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214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215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216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217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218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219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220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221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222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223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224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225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226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227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228" style:family="paragraph" style:parent-style-name="Standard" style:list-style-name="L7">
      <style:text-properties officeooo:rsid="0033fbdf" officeooo:paragraph-rsid="0033fbdf"/>
    </style:style>
    <style:style style:name="P1229" style:family="paragraph" style:parent-style-name="Standard" style:list-style-name="L11">
      <style:text-properties officeooo:rsid="0033fbdf" officeooo:paragraph-rsid="0106c767"/>
    </style:style>
    <style:style style:name="P1230" style:family="paragraph" style:parent-style-name="Standard" style:list-style-name="L8">
      <style:text-properties officeooo:paragraph-rsid="005b5cd3"/>
    </style:style>
    <style:style style:name="P1231" style:family="paragraph" style:parent-style-name="Standard" style:list-style-name="L9">
      <style:text-properties officeooo:paragraph-rsid="00367935"/>
    </style:style>
    <style:style style:name="P1232" style:family="paragraph" style:parent-style-name="Standard" style:list-style-name="L9">
      <style:text-properties officeooo:rsid="00367935" officeooo:paragraph-rsid="00367935"/>
    </style:style>
    <style:style style:name="P1233" style:family="paragraph" style:parent-style-name="Standard" style:list-style-name="L10">
      <style:text-properties officeooo:rsid="00386ddb" officeooo:paragraph-rsid="00386ddb"/>
    </style:style>
    <style:style style:name="P1234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235" style:family="paragraph" style:parent-style-name="Standard" style:list-style-name="L20">
      <style:text-properties officeooo:paragraph-rsid="00a4ce44"/>
    </style:style>
    <style:style style:name="P1236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237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238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239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240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241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242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243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244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245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246" style:family="paragraph" style:parent-style-name="Standard" style:list-style-name="L25">
      <style:text-properties officeooo:paragraph-rsid="00beb82f"/>
    </style:style>
    <style:style style:name="P1247" style:family="paragraph" style:parent-style-name="Standard" style:list-style-name="L26">
      <style:text-properties officeooo:paragraph-rsid="00d139a0"/>
    </style:style>
    <style:style style:name="P1248" style:family="paragraph" style:parent-style-name="Standard" style:list-style-name="L29">
      <style:text-properties officeooo:paragraph-rsid="00f2503e"/>
    </style:style>
    <style:style style:name="P1249" style:family="paragraph" style:parent-style-name="Standard" style:list-style-name="L30">
      <style:text-properties officeooo:rsid="00f3f4f5" officeooo:paragraph-rsid="00f5260b"/>
    </style:style>
    <style:style style:name="P1250" style:family="paragraph" style:parent-style-name="Standard" style:list-style-name="L30">
      <style:text-properties officeooo:rsid="00f3f4f5" officeooo:paragraph-rsid="00f3f4f5"/>
    </style:style>
    <style:style style:name="P1251" style:family="paragraph" style:parent-style-name="Standard" style:list-style-name="L33">
      <style:paragraph-properties fo:line-height="100%"/>
      <style:text-properties officeooo:paragraph-rsid="01b5c969"/>
    </style:style>
    <style:style style:name="P1252" style:family="paragraph" style:parent-style-name="Standard" style:list-style-name="L58">
      <style:paragraph-properties fo:line-height="100%"/>
      <style:text-properties officeooo:paragraph-rsid="0346a444"/>
    </style:style>
    <style:style style:name="P1253" style:family="paragraph" style:parent-style-name="Standard" style:list-style-name="L63">
      <style:paragraph-properties fo:line-height="100%"/>
      <style:text-properties officeooo:paragraph-rsid="03ec3a95"/>
    </style:style>
    <style:style style:name="P1254" style:family="paragraph" style:parent-style-name="Standard" style:list-style-name="L64">
      <style:paragraph-properties fo:line-height="100%"/>
      <style:text-properties officeooo:paragraph-rsid="03ed0846"/>
    </style:style>
    <style:style style:name="P1255" style:family="paragraph" style:parent-style-name="Standard" style:list-style-name="L68">
      <style:paragraph-properties fo:line-height="100%"/>
      <style:text-properties officeooo:paragraph-rsid="04a57ad8"/>
    </style:style>
    <style:style style:name="P1256" style:family="paragraph" style:parent-style-name="Standard" style:list-style-name="L72">
      <style:paragraph-properties fo:line-height="100%"/>
      <style:text-properties officeooo:paragraph-rsid="04deac5d"/>
    </style:style>
    <style:style style:name="P1257" style:family="paragraph" style:parent-style-name="Standard">
      <style:paragraph-properties fo:line-height="100%"/>
      <style:text-properties officeooo:paragraph-rsid="052c470d"/>
    </style:style>
    <style:style style:name="P1258" style:family="paragraph" style:parent-style-name="Standard">
      <style:paragraph-properties fo:line-height="100%"/>
      <style:text-properties officeooo:paragraph-rsid="052e1d4e"/>
    </style:style>
    <style:style style:name="P1259" style:family="paragraph" style:parent-style-name="Standard">
      <style:paragraph-properties fo:line-height="100%"/>
      <style:text-properties officeooo:paragraph-rsid="052fd794"/>
    </style:style>
    <style:style style:name="P1260" style:family="paragraph" style:parent-style-name="Standard" style:list-style-name="L75">
      <style:paragraph-properties fo:line-height="100%"/>
      <style:text-properties officeooo:paragraph-rsid="052fd794"/>
    </style:style>
    <style:style style:name="P1261" style:family="paragraph" style:parent-style-name="Standard">
      <style:paragraph-properties fo:line-height="100%"/>
      <style:text-properties officeooo:paragraph-rsid="053ca08f"/>
    </style:style>
    <style:style style:name="P1262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263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264" style:family="paragraph" style:parent-style-name="Standard" style:list-style-name="L44">
      <style:paragraph-properties fo:line-height="150%"/>
      <style:text-properties officeooo:paragraph-rsid="02df5c92"/>
    </style:style>
    <style:style style:name="P1265" style:family="paragraph" style:parent-style-name="Standard" style:list-style-name="L44">
      <style:paragraph-properties fo:line-height="150%"/>
      <style:text-properties officeooo:paragraph-rsid="02e142ec"/>
    </style:style>
    <style:style style:name="P1266" style:family="paragraph" style:parent-style-name="Standard">
      <style:paragraph-properties fo:line-height="150%"/>
      <style:text-properties officeooo:paragraph-rsid="05319739"/>
    </style:style>
    <style:style style:name="P1267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268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269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270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271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272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273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274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275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276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277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278" style:family="paragraph" style:parent-style-name="Standard" style:list-style-name="L75">
      <style:paragraph-properties fo:line-height="100%"/>
      <style:text-properties fo:font-style="italic" officeooo:rsid="052fd794" officeooo:paragraph-rsid="052fd794" style:font-style-asian="italic" style:font-style-complex="italic"/>
    </style:style>
    <style:style style:name="P1279" style:family="paragraph" style:parent-style-name="Standard">
      <style:paragraph-properties fo:line-height="100%"/>
      <style:text-properties fo:font-style="italic" officeooo:rsid="052fd794" officeooo:paragraph-rsid="052fd794" style:font-style-asian="italic" style:font-style-complex="italic"/>
    </style:style>
    <style:style style:name="P1280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281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282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283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284" style:family="paragraph" style:parent-style-name="Standard">
      <style:paragraph-properties fo:line-height="100%"/>
      <style:text-properties officeooo:rsid="052e1d4e" officeooo:paragraph-rsid="052e1d4e"/>
    </style:style>
    <style:style style:name="P1285" style:family="paragraph" style:parent-style-name="Standard">
      <style:paragraph-properties fo:line-height="100%"/>
      <style:text-properties officeooo:rsid="052e1d4e" officeooo:paragraph-rsid="052f8aed"/>
    </style:style>
    <style:style style:name="P1286" style:family="paragraph" style:parent-style-name="Standard">
      <style:paragraph-properties fo:line-height="100%"/>
      <style:text-properties officeooo:rsid="052fd794" officeooo:paragraph-rsid="052fd794"/>
    </style:style>
    <style:style style:name="P1287" style:family="paragraph" style:parent-style-name="Standard" style:list-style-name="L75">
      <style:paragraph-properties fo:line-height="100%"/>
      <style:text-properties officeooo:rsid="052fd794" officeooo:paragraph-rsid="052fd794"/>
    </style:style>
    <style:style style:name="P1288" style:family="paragraph" style:parent-style-name="Standard" style:list-style-name="L76">
      <style:paragraph-properties fo:line-height="100%"/>
      <style:text-properties officeooo:rsid="05319739" officeooo:paragraph-rsid="05319739"/>
    </style:style>
    <style:style style:name="P1289" style:family="paragraph" style:parent-style-name="Standard">
      <style:paragraph-properties fo:line-height="100%"/>
      <style:text-properties fo:color="#ff0000" officeooo:rsid="0537e1d6" officeooo:paragraph-rsid="0537e1d6"/>
    </style:style>
    <style:style style:name="P1290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291" style:family="paragraph" style:parent-style-name="Standard">
      <style:paragraph-properties fo:line-height="100%"/>
      <style:text-properties officeooo:rsid="053acf61" officeooo:paragraph-rsid="053acf61"/>
    </style:style>
    <style:style style:name="P1292" style:family="paragraph" style:parent-style-name="Standard">
      <style:paragraph-properties fo:line-height="100%"/>
      <style:text-properties fo:font-weight="bold" officeooo:rsid="053acf61" officeooo:paragraph-rsid="053acf61" style:font-weight-asian="bold" style:font-weight-complex="bold"/>
    </style:style>
    <style:style style:name="P1293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294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295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296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ff0000" fo:font-weight="normal" officeooo:rsid="038e531a" style:font-weight-asian="normal" style:font-weight-complex="normal"/>
    </style:style>
    <style:style style:name="T19" style:family="text">
      <style:text-properties fo:color="#ff0000" fo:font-weight="normal" officeooo:rsid="03a31e81" style:font-weight-asian="normal" style:font-weight-complex="normal"/>
    </style:style>
    <style:style style:name="T20" style:family="text">
      <style:text-properties fo:color="#ff0000" fo:font-weight="normal" officeooo:rsid="042824b8" style:font-weight-asian="normal" style:font-weight-complex="normal"/>
    </style:style>
    <style:style style:name="T21" style:family="text">
      <style:text-properties fo:color="#ff0000" officeooo:rsid="03886cfc"/>
    </style:style>
    <style:style style:name="T22" style:family="text">
      <style:text-properties officeooo:rsid="0012a0dc"/>
    </style:style>
    <style:style style:name="T23" style:family="text">
      <style:text-properties fo:color="#0000ff"/>
    </style:style>
    <style:style style:name="T24" style:family="text">
      <style:text-properties fo:color="#0000ff" officeooo:rsid="0011b025"/>
    </style:style>
    <style:style style:name="T25" style:family="text">
      <style:text-properties fo:color="#0000ff" officeooo:rsid="0012a0dc"/>
    </style:style>
    <style:style style:name="T26" style:family="text">
      <style:text-properties fo:color="#0000ff" fo:font-style="italic" style:font-style-asian="italic" style:font-style-complex="italic"/>
    </style:style>
    <style:style style:name="T27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0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1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2" style:family="text">
      <style:text-properties fo:color="#0000ff" style:text-underline-style="none" fo:font-weight="normal" style:font-weight-asian="normal" style:font-weight-complex="normal"/>
    </style:style>
    <style:style style:name="T33" style:family="text">
      <style:text-properties fo:color="#0000ff" style:text-underline-style="none" fo:font-weight="normal" officeooo:rsid="03182d82" style:font-weight-asian="normal" style:font-weight-complex="normal"/>
    </style:style>
    <style:style style:name="T34" style:family="text">
      <style:text-properties fo:color="#0000ff" officeooo:rsid="03153caa"/>
    </style:style>
    <style:style style:name="T35" style:family="text">
      <style:text-properties fo:color="#0000ff" officeooo:rsid="03429aa5"/>
    </style:style>
    <style:style style:name="T36" style:family="text">
      <style:text-properties fo:color="#0000ff" fo:font-weight="normal" style:font-weight-asian="normal" style:font-weight-complex="normal"/>
    </style:style>
    <style:style style:name="T37" style:family="text">
      <style:text-properties fo:color="#0000ff" officeooo:rsid="03886cfc"/>
    </style:style>
    <style:style style:name="T38" style:family="text">
      <style:text-properties fo:color="#8b4513"/>
    </style:style>
    <style:style style:name="T39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officeooo:rsid="0013268f"/>
    </style:style>
    <style:style style:name="T43" style:family="text">
      <style:text-properties style:use-window-font-color="true" officeooo:rsid="0044d7a4"/>
    </style:style>
    <style:style style:name="T44" style:family="text">
      <style:text-properties style:use-window-font-color="true" style:text-underline-style="none"/>
    </style:style>
    <style:style style:name="T45" style:family="text">
      <style:text-properties style:use-window-font-color="true" style:text-underline-style="none" fo:font-weight="normal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3" style:family="text">
      <style:text-properties style:use-window-font-color="true" style:text-underline-style="none" fo:font-weight="bold" style:font-weight-asian="bold" style:font-weight-complex="bold"/>
    </style:style>
    <style:style style:name="T64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5" style:family="text">
      <style:text-properties style:use-window-font-color="true" style:text-underline-style="none" officeooo:rsid="031fc4b1"/>
    </style:style>
    <style:style style:name="T66" style:family="text">
      <style:text-properties style:use-window-font-color="true" style:text-underline-style="none" officeooo:rsid="0297c923"/>
    </style:style>
    <style:style style:name="T67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style:font-style-asian="italic" style:font-style-complex="italic"/>
    </style:style>
    <style:style style:name="T98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99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0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1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style:font-style-asian="italic" style:font-style-complex="italic"/>
    </style:style>
    <style:style style:name="T143" style:family="text">
      <style:text-properties style:use-window-font-color="true" fo:font-style="italic" officeooo:rsid="016778b3" style:font-style-asian="italic" style:font-style-complex="italic"/>
    </style:style>
    <style:style style:name="T144" style:family="text">
      <style:text-properties style:use-window-font-color="true" fo:font-style="italic" officeooo:rsid="01e504ba" style:font-style-asian="italic" style:font-style-complex="italic"/>
    </style:style>
    <style:style style:name="T145" style:family="text">
      <style:text-properties style:use-window-font-color="true" fo:font-style="italic" officeooo:rsid="02ce8a1b" style:font-style-asian="italic" style:font-style-complex="italic"/>
    </style:style>
    <style:style style:name="T146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47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48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9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1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52fd794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535dfc5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53683b7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style:font-style-asian="normal" style:font-style-complex="normal"/>
    </style:style>
    <style:style style:name="T229" style:family="text">
      <style:text-properties style:use-window-font-color="true" fo:font-style="normal" officeooo:rsid="016860b9" style:font-style-asian="normal" style:font-style-complex="normal"/>
    </style:style>
    <style:style style:name="T230" style:family="text">
      <style:text-properties style:use-window-font-color="true" fo:font-style="normal" officeooo:rsid="0171553b" style:font-style-asian="normal" style:font-style-complex="normal"/>
    </style:style>
    <style:style style:name="T231" style:family="text">
      <style:text-properties style:use-window-font-color="true" fo:font-style="normal" officeooo:rsid="016c9d08" style:font-style-asian="normal" style:font-style-complex="normal"/>
    </style:style>
    <style:style style:name="T232" style:family="text">
      <style:text-properties style:use-window-font-color="true" fo:font-style="normal" officeooo:rsid="016778b3" style:font-style-asian="normal" style:font-style-complex="normal"/>
    </style:style>
    <style:style style:name="T233" style:family="text">
      <style:text-properties style:use-window-font-color="true" fo:font-style="normal" officeooo:rsid="01e2b86d" style:font-style-asian="normal" style:font-style-complex="normal"/>
    </style:style>
    <style:style style:name="T234" style:family="text">
      <style:text-properties style:use-window-font-color="true" fo:font-style="normal" officeooo:rsid="01e504ba" style:font-style-asian="normal" style:font-style-complex="normal"/>
    </style:style>
    <style:style style:name="T235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style:font-style-asian="normal" style:font-style-complex="normal"/>
    </style:style>
    <style:style style:name="T315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16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17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18" style:family="text">
      <style:text-properties style:use-window-font-color="true" fo:font-weight="normal" style:font-weight-asian="normal" style:font-weight-complex="normal"/>
    </style:style>
    <style:style style:name="T319" style:family="text">
      <style:text-properties style:use-window-font-color="true" fo:font-weight="normal" officeooo:rsid="016aa5ac" style:font-weight-asian="normal" style:font-weight-complex="normal"/>
    </style:style>
    <style:style style:name="T320" style:family="text">
      <style:text-properties style:use-window-font-color="true" fo:font-weight="normal" officeooo:rsid="016a5b23" style:font-weight-asian="normal" style:font-weight-complex="normal"/>
    </style:style>
    <style:style style:name="T321" style:family="text">
      <style:text-properties style:use-window-font-color="true" fo:font-weight="normal" officeooo:rsid="0171553b" style:font-weight-asian="normal" style:font-weight-complex="normal"/>
    </style:style>
    <style:style style:name="T322" style:family="text">
      <style:text-properties style:use-window-font-color="true" fo:font-weight="normal" officeooo:rsid="01aaba73" style:font-weight-asian="normal" style:font-weight-complex="normal"/>
    </style:style>
    <style:style style:name="T323" style:family="text">
      <style:text-properties style:use-window-font-color="true" fo:font-weight="normal" officeooo:rsid="01b08253" style:font-weight-asian="normal" style:font-weight-complex="normal"/>
    </style:style>
    <style:style style:name="T324" style:family="text">
      <style:text-properties style:use-window-font-color="true" fo:font-weight="normal" officeooo:rsid="0226d9d6" style:font-weight-asian="normal" style:font-weight-complex="normal"/>
    </style:style>
    <style:style style:name="T325" style:family="text">
      <style:text-properties style:use-window-font-color="true" fo:font-weight="normal" officeooo:rsid="022c7d02" style:font-weight-asian="normal" style:font-weight-complex="normal"/>
    </style:style>
    <style:style style:name="T326" style:family="text">
      <style:text-properties style:use-window-font-color="true" fo:font-weight="normal" officeooo:rsid="023b3a5d" style:font-weight-asian="normal" style:font-weight-complex="normal"/>
    </style:style>
    <style:style style:name="T327" style:family="text">
      <style:text-properties style:use-window-font-color="true" fo:font-weight="normal" officeooo:rsid="023ce39d" style:font-weight-asian="normal" style:font-weight-complex="normal"/>
    </style:style>
    <style:style style:name="T328" style:family="text">
      <style:text-properties style:use-window-font-color="true" officeooo:rsid="016f0506"/>
    </style:style>
    <style:style style:name="T329" style:family="text">
      <style:text-properties style:use-window-font-color="true" fo:font-weight="bold" style:font-weight-asian="bold" style:font-weight-complex="bold"/>
    </style:style>
    <style:style style:name="T330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31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32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33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34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35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36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37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38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39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40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41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42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43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44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45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46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47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48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49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50" style:family="text">
      <style:text-properties style:use-window-font-color="true" officeooo:rsid="02efc49c"/>
    </style:style>
    <style:style style:name="T351" style:family="text">
      <style:text-properties style:use-window-font-color="true" officeooo:rsid="02ce8a1b"/>
    </style:style>
    <style:style style:name="T352" style:family="text">
      <style:text-properties style:use-window-font-color="true" officeooo:rsid="02d1510f"/>
    </style:style>
    <style:style style:name="T353" style:family="text">
      <style:text-properties style:use-window-font-color="true" officeooo:rsid="02f51e47"/>
    </style:style>
    <style:style style:name="T354" style:family="text">
      <style:text-properties style:use-window-font-color="true" officeooo:rsid="0069ae25"/>
    </style:style>
    <style:style style:name="T355" style:family="text">
      <style:text-properties style:use-window-font-color="true" officeooo:rsid="02f8c777"/>
    </style:style>
    <style:style style:name="T356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357" style:family="text">
      <style:text-properties style:use-window-font-color="true" fo:background-color="transparent" loext:char-shading-value="0"/>
    </style:style>
    <style:style style:name="T358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59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60" style:family="text">
      <style:text-properties fo:font-weight="normal" style:font-weight-asian="normal" style:font-weight-complex="normal"/>
    </style:style>
    <style:style style:name="T361" style:family="text">
      <style:text-properties fo:font-weight="normal" officeooo:rsid="003c27f0" style:font-weight-asian="normal" style:font-weight-complex="normal"/>
    </style:style>
    <style:style style:name="T362" style:family="text">
      <style:text-properties fo:font-weight="normal" officeooo:rsid="003cb407" style:font-weight-asian="normal" style:font-weight-complex="normal"/>
    </style:style>
    <style:style style:name="T363" style:family="text">
      <style:text-properties fo:font-weight="normal" officeooo:rsid="00205d85" style:font-weight-asian="normal" style:font-weight-complex="normal"/>
    </style:style>
    <style:style style:name="T364" style:family="text">
      <style:text-properties fo:font-weight="normal" officeooo:rsid="00beb82f" style:font-weight-asian="normal" style:font-weight-complex="normal"/>
    </style:style>
    <style:style style:name="T365" style:family="text">
      <style:text-properties fo:font-weight="normal" officeooo:rsid="016860b9" style:font-weight-asian="normal" style:font-weight-complex="normal"/>
    </style:style>
    <style:style style:name="T366" style:family="text">
      <style:text-properties fo:font-weight="normal" officeooo:rsid="0377ec6e" style:font-weight-asian="normal" style:font-weight-complex="normal"/>
    </style:style>
    <style:style style:name="T367" style:family="text">
      <style:text-properties fo:font-weight="normal" officeooo:rsid="03778af6" style:font-weight-asian="normal" style:font-weight-complex="normal"/>
    </style:style>
    <style:style style:name="T368" style:family="text">
      <style:text-properties fo:font-weight="normal" officeooo:rsid="03886cfc" style:font-weight-asian="normal" style:font-weight-complex="normal"/>
    </style:style>
    <style:style style:name="T369" style:family="text">
      <style:text-properties fo:font-weight="normal" officeooo:rsid="038a2c81" style:font-weight-asian="normal" style:font-weight-complex="normal"/>
    </style:style>
    <style:style style:name="T370" style:family="text">
      <style:text-properties fo:font-weight="normal" officeooo:rsid="038bbdf6" style:font-weight-asian="normal" style:font-weight-complex="normal"/>
    </style:style>
    <style:style style:name="T371" style:family="text">
      <style:text-properties fo:font-weight="normal" officeooo:rsid="038d7d5e" style:font-weight-asian="normal" style:font-weight-complex="normal"/>
    </style:style>
    <style:style style:name="T372" style:family="text">
      <style:text-properties fo:font-weight="normal" officeooo:rsid="038e531a" style:font-weight-asian="normal" style:font-weight-complex="normal"/>
    </style:style>
    <style:style style:name="T373" style:family="text">
      <style:text-properties fo:font-weight="normal" officeooo:rsid="03963307" style:font-weight-asian="normal" style:font-weight-complex="normal"/>
    </style:style>
    <style:style style:name="T374" style:family="text">
      <style:text-properties fo:font-weight="normal" officeooo:rsid="039c640b" style:font-weight-asian="normal" style:font-weight-complex="normal"/>
    </style:style>
    <style:style style:name="T375" style:family="text">
      <style:text-properties fo:font-weight="normal" officeooo:rsid="039e438c" style:font-weight-asian="normal" style:font-weight-complex="normal"/>
    </style:style>
    <style:style style:name="T376" style:family="text">
      <style:text-properties fo:font-weight="normal" officeooo:rsid="03a073aa" style:font-weight-asian="normal" style:font-weight-complex="normal"/>
    </style:style>
    <style:style style:name="T377" style:family="text">
      <style:text-properties fo:font-weight="normal" officeooo:rsid="03a15cc8" style:font-weight-asian="normal" style:font-weight-complex="normal"/>
    </style:style>
    <style:style style:name="T378" style:family="text">
      <style:text-properties fo:font-weight="normal" officeooo:rsid="03a31e81" style:font-weight-asian="normal" style:font-weight-complex="normal"/>
    </style:style>
    <style:style style:name="T379" style:family="text">
      <style:text-properties fo:font-weight="normal" officeooo:rsid="03ac69a7" style:font-weight-asian="normal" style:font-weight-complex="normal"/>
    </style:style>
    <style:style style:name="T380" style:family="text">
      <style:text-properties fo:font-weight="normal" officeooo:rsid="03af7bf7" style:font-weight-asian="normal" style:font-weight-complex="normal"/>
    </style:style>
    <style:style style:name="T381" style:family="text">
      <style:text-properties fo:font-weight="normal" officeooo:rsid="03b1fbc9" style:font-weight-asian="normal" style:font-weight-complex="normal"/>
    </style:style>
    <style:style style:name="T382" style:family="text">
      <style:text-properties fo:font-weight="normal" officeooo:rsid="03becfb9" style:font-weight-asian="normal" style:font-weight-complex="normal"/>
    </style:style>
    <style:style style:name="T383" style:family="text">
      <style:text-properties fo:font-weight="normal" officeooo:rsid="03bf675e" style:font-weight-asian="normal" style:font-weight-complex="normal"/>
    </style:style>
    <style:style style:name="T384" style:family="text">
      <style:text-properties fo:font-weight="normal" officeooo:rsid="03bf92cd" style:font-weight-asian="normal" style:font-weight-complex="normal"/>
    </style:style>
    <style:style style:name="T385" style:family="text">
      <style:text-properties fo:font-weight="normal" officeooo:rsid="03c2a4d1" style:font-weight-asian="normal" style:font-weight-complex="normal"/>
    </style:style>
    <style:style style:name="T386" style:family="text">
      <style:text-properties fo:font-weight="normal" officeooo:rsid="03c34d65" style:font-weight-asian="normal" style:font-weight-complex="normal"/>
    </style:style>
    <style:style style:name="T387" style:family="text">
      <style:text-properties fo:font-weight="normal" officeooo:rsid="03c39617" style:font-weight-asian="normal" style:font-weight-complex="normal"/>
    </style:style>
    <style:style style:name="T388" style:family="text">
      <style:text-properties fo:font-weight="normal" officeooo:rsid="03c44ca6" style:font-weight-asian="normal" style:font-weight-complex="normal"/>
    </style:style>
    <style:style style:name="T389" style:family="text">
      <style:text-properties fo:font-weight="normal" officeooo:rsid="03c51260" style:font-weight-asian="normal" style:font-weight-complex="normal"/>
    </style:style>
    <style:style style:name="T390" style:family="text">
      <style:text-properties fo:font-weight="normal" officeooo:rsid="03c51463" style:font-weight-asian="normal" style:font-weight-complex="normal"/>
    </style:style>
    <style:style style:name="T391" style:family="text">
      <style:text-properties fo:font-weight="normal" officeooo:rsid="03c51c71" style:font-weight-asian="normal" style:font-weight-complex="normal"/>
    </style:style>
    <style:style style:name="T392" style:family="text">
      <style:text-properties fo:font-weight="normal" officeooo:rsid="03c6f534" style:font-weight-asian="normal" style:font-weight-complex="normal"/>
    </style:style>
    <style:style style:name="T393" style:family="text">
      <style:text-properties fo:font-weight="normal" officeooo:rsid="03cb2c07" style:font-weight-asian="normal" style:font-weight-complex="normal"/>
    </style:style>
    <style:style style:name="T394" style:family="text">
      <style:text-properties fo:font-weight="normal" officeooo:rsid="03d088e0" style:font-weight-asian="normal" style:font-weight-complex="normal"/>
    </style:style>
    <style:style style:name="T395" style:family="text">
      <style:text-properties fo:font-weight="normal" officeooo:rsid="03d7a2a4" style:font-weight-asian="normal" style:font-weight-complex="normal"/>
    </style:style>
    <style:style style:name="T396" style:family="text">
      <style:text-properties fo:font-weight="normal" officeooo:rsid="03d9bd6c" style:font-weight-asian="normal" style:font-weight-complex="normal"/>
    </style:style>
    <style:style style:name="T397" style:family="text">
      <style:text-properties fo:font-weight="normal" officeooo:rsid="03db91db" style:font-weight-asian="normal" style:font-weight-complex="normal"/>
    </style:style>
    <style:style style:name="T398" style:family="text">
      <style:text-properties fo:font-weight="normal" officeooo:rsid="03e4514e" style:font-weight-asian="normal" style:font-weight-complex="normal"/>
    </style:style>
    <style:style style:name="T399" style:family="text">
      <style:text-properties fo:font-weight="normal" officeooo:rsid="03e90de3" style:font-weight-asian="normal" style:font-weight-complex="normal"/>
    </style:style>
    <style:style style:name="T400" style:family="text">
      <style:text-properties fo:font-weight="normal" officeooo:rsid="03e93625" style:font-weight-asian="normal" style:font-weight-complex="normal"/>
    </style:style>
    <style:style style:name="T401" style:family="text">
      <style:text-properties fo:font-weight="normal" officeooo:rsid="03ea64bf" style:font-weight-asian="normal" style:font-weight-complex="normal"/>
    </style:style>
    <style:style style:name="T402" style:family="text">
      <style:text-properties fo:font-weight="normal" officeooo:rsid="03eb005c" style:font-weight-asian="normal" style:font-weight-complex="normal"/>
    </style:style>
    <style:style style:name="T403" style:family="text">
      <style:text-properties fo:font-weight="normal" officeooo:rsid="03ec3a95" style:font-weight-asian="normal" style:font-weight-complex="normal"/>
    </style:style>
    <style:style style:name="T404" style:family="text">
      <style:text-properties fo:font-weight="normal" officeooo:rsid="03ed0846" style:font-weight-asian="normal" style:font-weight-complex="normal"/>
    </style:style>
    <style:style style:name="T405" style:family="text">
      <style:text-properties fo:font-weight="normal" officeooo:rsid="03ede337" style:font-weight-asian="normal" style:font-weight-complex="normal"/>
    </style:style>
    <style:style style:name="T406" style:family="text">
      <style:text-properties fo:font-weight="normal" officeooo:rsid="03ee7eb1" style:font-weight-asian="normal" style:font-weight-complex="normal"/>
    </style:style>
    <style:style style:name="T407" style:family="text">
      <style:text-properties fo:font-weight="normal" officeooo:rsid="03de8421" style:font-weight-asian="normal" style:font-weight-complex="normal"/>
    </style:style>
    <style:style style:name="T408" style:family="text">
      <style:text-properties fo:font-weight="normal" officeooo:rsid="03f27278" style:font-weight-asian="normal" style:font-weight-complex="normal"/>
    </style:style>
    <style:style style:name="T409" style:family="text">
      <style:text-properties fo:font-weight="normal" officeooo:rsid="03f4b1ba" style:font-weight-asian="normal" style:font-weight-complex="normal"/>
    </style:style>
    <style:style style:name="T410" style:family="text">
      <style:text-properties fo:font-weight="normal" officeooo:rsid="03f501e7" style:font-weight-asian="normal" style:font-weight-complex="normal"/>
    </style:style>
    <style:style style:name="T411" style:family="text">
      <style:text-properties fo:font-weight="normal" officeooo:rsid="03f56006" style:font-weight-asian="normal" style:font-weight-complex="normal"/>
    </style:style>
    <style:style style:name="T412" style:family="text">
      <style:text-properties fo:font-weight="normal" officeooo:rsid="03f8c064" style:font-weight-asian="normal" style:font-weight-complex="normal"/>
    </style:style>
    <style:style style:name="T413" style:family="text">
      <style:text-properties fo:font-weight="normal" officeooo:rsid="03fc17c3" style:font-weight-asian="normal" style:font-weight-complex="normal"/>
    </style:style>
    <style:style style:name="T414" style:family="text">
      <style:text-properties fo:font-weight="normal" officeooo:rsid="03fc65b4" style:font-weight-asian="normal" style:font-weight-complex="normal"/>
    </style:style>
    <style:style style:name="T415" style:family="text">
      <style:text-properties fo:font-weight="normal" officeooo:rsid="03fd5e01" style:font-weight-asian="normal" style:font-weight-complex="normal"/>
    </style:style>
    <style:style style:name="T416" style:family="text">
      <style:text-properties fo:font-weight="normal" officeooo:rsid="040aae1c" style:font-weight-asian="normal" style:font-weight-complex="normal"/>
    </style:style>
    <style:style style:name="T417" style:family="text">
      <style:text-properties fo:font-weight="normal" officeooo:rsid="040ce935" style:font-weight-asian="normal" style:font-weight-complex="normal"/>
    </style:style>
    <style:style style:name="T418" style:family="text">
      <style:text-properties fo:font-weight="normal" officeooo:rsid="042824b8" style:font-weight-asian="normal" style:font-weight-complex="normal"/>
    </style:style>
    <style:style style:name="T419" style:family="text">
      <style:text-properties fo:font-weight="normal" officeooo:rsid="0427ec09" style:font-weight-asian="normal" style:font-weight-complex="normal"/>
    </style:style>
    <style:style style:name="T420" style:family="text">
      <style:text-properties fo:font-weight="normal" officeooo:rsid="0424a315" style:font-weight-asian="normal" style:font-weight-complex="normal"/>
    </style:style>
    <style:style style:name="T421" style:family="text">
      <style:text-properties fo:font-weight="normal" officeooo:rsid="03c13113" style:font-weight-asian="normal" style:font-weight-complex="normal"/>
    </style:style>
    <style:style style:name="T422" style:family="text">
      <style:text-properties fo:font-weight="normal" officeooo:rsid="0428c8e2" style:font-weight-asian="normal" style:font-weight-complex="normal"/>
    </style:style>
    <style:style style:name="T423" style:family="text">
      <style:text-properties fo:font-weight="normal" officeooo:rsid="045e6749" style:font-weight-asian="normal" style:font-weight-complex="normal"/>
    </style:style>
    <style:style style:name="T424" style:family="text">
      <style:text-properties fo:font-weight="normal" officeooo:rsid="04602400" style:font-weight-asian="normal" style:font-weight-complex="normal"/>
    </style:style>
    <style:style style:name="T425" style:family="text">
      <style:text-properties fo:font-weight="normal" officeooo:rsid="04161d3e" style:font-weight-asian="normal" style:font-weight-complex="normal"/>
    </style:style>
    <style:style style:name="T426" style:family="text">
      <style:text-properties fo:font-weight="normal" officeooo:rsid="041746e7" style:font-weight-asian="normal" style:font-weight-complex="normal"/>
    </style:style>
    <style:style style:name="T427" style:family="text">
      <style:text-properties fo:font-weight="normal" officeooo:rsid="041d4261" style:font-weight-asian="normal" style:font-weight-complex="normal"/>
    </style:style>
    <style:style style:name="T428" style:family="text">
      <style:text-properties fo:font-weight="normal" officeooo:rsid="0419037b" style:font-weight-asian="normal" style:font-weight-complex="normal"/>
    </style:style>
    <style:style style:name="T429" style:family="text">
      <style:text-properties fo:font-weight="normal" officeooo:rsid="04226783" style:font-weight-asian="normal" style:font-weight-complex="normal"/>
    </style:style>
    <style:style style:name="T430" style:family="text">
      <style:text-properties fo:font-weight="normal" officeooo:rsid="04329278" style:font-weight-asian="normal" style:font-weight-complex="normal"/>
    </style:style>
    <style:style style:name="T431" style:family="text">
      <style:text-properties fo:font-weight="normal" officeooo:rsid="042d7117" style:font-weight-asian="normal" style:font-weight-complex="normal"/>
    </style:style>
    <style:style style:name="T432" style:family="text">
      <style:text-properties fo:font-weight="normal" officeooo:rsid="04253c68" style:font-weight-asian="normal" style:font-weight-complex="normal"/>
    </style:style>
    <style:style style:name="T433" style:family="text">
      <style:text-properties fo:font-weight="normal" officeooo:rsid="043c6125" style:font-weight-asian="normal" style:font-weight-complex="normal"/>
    </style:style>
    <style:style style:name="T434" style:family="text">
      <style:text-properties fo:font-weight="normal" officeooo:rsid="044401b2" style:font-weight-asian="normal" style:font-weight-complex="normal"/>
    </style:style>
    <style:style style:name="T435" style:family="text">
      <style:text-properties fo:font-weight="normal" officeooo:rsid="043a3360" style:font-weight-asian="normal" style:font-weight-complex="normal"/>
    </style:style>
    <style:style style:name="T436" style:family="text">
      <style:text-properties fo:font-weight="normal" officeooo:rsid="04438193" style:font-weight-asian="normal" style:font-weight-complex="normal"/>
    </style:style>
    <style:style style:name="T437" style:family="text">
      <style:text-properties fo:font-weight="normal" officeooo:rsid="043fc929" style:font-weight-asian="normal" style:font-weight-complex="normal"/>
    </style:style>
    <style:style style:name="T438" style:family="text">
      <style:text-properties fo:font-weight="normal" officeooo:rsid="04496025" style:font-weight-asian="normal" style:font-weight-complex="normal"/>
    </style:style>
    <style:style style:name="T439" style:family="text">
      <style:text-properties fo:font-weight="normal" officeooo:rsid="04592f7c" style:font-weight-asian="normal" style:font-weight-complex="normal"/>
    </style:style>
    <style:style style:name="T440" style:family="text">
      <style:text-properties fo:font-weight="normal" officeooo:rsid="0480ffab" style:font-weight-asian="normal" style:font-weight-complex="normal"/>
    </style:style>
    <style:style style:name="T441" style:family="text">
      <style:text-properties fo:font-weight="normal" officeooo:rsid="04822256" style:font-weight-asian="normal" style:font-weight-complex="normal"/>
    </style:style>
    <style:style style:name="T442" style:family="text">
      <style:text-properties fo:font-weight="normal" officeooo:rsid="048ffd4a" style:font-weight-asian="normal" style:font-weight-complex="normal"/>
    </style:style>
    <style:style style:name="T443" style:family="text">
      <style:text-properties fo:font-weight="normal" officeooo:rsid="048fe3f8" style:font-weight-asian="normal" style:font-weight-complex="normal"/>
    </style:style>
    <style:style style:name="T444" style:family="text">
      <style:text-properties fo:font-weight="normal" officeooo:rsid="0494bc64" style:font-weight-asian="normal" style:font-weight-complex="normal"/>
    </style:style>
    <style:style style:name="T445" style:family="text">
      <style:text-properties fo:font-weight="normal" officeooo:rsid="049a8a7e" style:font-weight-asian="normal" style:font-weight-complex="normal"/>
    </style:style>
    <style:style style:name="T446" style:family="text">
      <style:text-properties fo:font-weight="normal" officeooo:rsid="04a57ad8" style:font-weight-asian="normal" style:font-weight-complex="normal"/>
    </style:style>
    <style:style style:name="T447" style:family="text">
      <style:text-properties fo:font-weight="normal" officeooo:rsid="04b2ffc5" style:font-weight-asian="normal" style:font-weight-complex="normal"/>
    </style:style>
    <style:style style:name="T448" style:family="text">
      <style:text-properties fo:font-weight="normal" officeooo:rsid="04ba1b39" style:font-weight-asian="normal" style:font-weight-complex="normal"/>
    </style:style>
    <style:style style:name="T449" style:family="text">
      <style:text-properties fo:font-weight="normal" officeooo:rsid="04b3c5c0" style:font-weight-asian="normal" style:font-weight-complex="normal"/>
    </style:style>
    <style:style style:name="T450" style:family="text">
      <style:text-properties fo:font-weight="normal" officeooo:rsid="04cce5bf" style:font-weight-asian="normal" style:font-weight-complex="normal"/>
    </style:style>
    <style:style style:name="T451" style:family="text">
      <style:text-properties fo:font-weight="normal" officeooo:rsid="050199cb" style:font-weight-asian="normal" style:font-weight-complex="normal"/>
    </style:style>
    <style:style style:name="T452" style:family="text">
      <style:text-properties fo:font-weight="normal" officeooo:rsid="0502c86e" style:font-weight-asian="normal" style:font-weight-complex="normal"/>
    </style:style>
    <style:style style:name="T453" style:family="text">
      <style:text-properties fo:font-weight="normal" officeooo:rsid="04f1c42d" style:font-weight-asian="normal" style:font-weight-complex="normal"/>
    </style:style>
    <style:style style:name="T454" style:family="text">
      <style:text-properties fo:font-weight="normal" officeooo:rsid="04f0bfd5" style:font-weight-asian="normal" style:font-weight-complex="normal"/>
    </style:style>
    <style:style style:name="T455" style:family="text">
      <style:text-properties fo:font-weight="normal" officeooo:rsid="05319739" style:font-weight-asian="normal" style:font-weight-complex="normal"/>
    </style:style>
    <style:style style:name="T456" style:family="text">
      <style:text-properties fo:font-style="italic" style:font-style-asian="italic" style:font-style-complex="italic"/>
    </style:style>
    <style:style style:name="T457" style:family="text">
      <style:text-properties fo:font-style="italic" officeooo:rsid="00256ecc" style:font-style-asian="italic" style:font-style-complex="italic"/>
    </style:style>
    <style:style style:name="T458" style:family="text">
      <style:text-properties fo:font-style="italic" officeooo:rsid="006c1d47" style:font-style-asian="italic" style:font-style-complex="italic"/>
    </style:style>
    <style:style style:name="T459" style:family="text">
      <style:text-properties fo:font-style="italic" officeooo:rsid="00e09913" style:font-style-asian="italic" style:font-style-complex="italic"/>
    </style:style>
    <style:style style:name="T460" style:family="text">
      <style:text-properties fo:font-style="italic" officeooo:rsid="005b5cd3" style:font-style-asian="italic" style:font-style-complex="italic"/>
    </style:style>
    <style:style style:name="T461" style:family="text">
      <style:text-properties fo:font-style="italic" officeooo:rsid="0034ed8b" style:font-style-asian="italic" style:font-style-complex="italic"/>
    </style:style>
    <style:style style:name="T462" style:family="text">
      <style:text-properties fo:font-style="italic" officeooo:rsid="00367935" style:font-style-asian="italic" style:font-style-complex="italic"/>
    </style:style>
    <style:style style:name="T463" style:family="text">
      <style:text-properties fo:font-style="italic" officeooo:rsid="003b4e50" style:font-style-asian="italic" style:font-style-complex="italic"/>
    </style:style>
    <style:style style:name="T464" style:family="text">
      <style:text-properties fo:font-style="italic" officeooo:rsid="01758a0f" style:font-style-asian="italic" style:font-style-complex="italic"/>
    </style:style>
    <style:style style:name="T465" style:family="text">
      <style:text-properties fo:font-style="italic" officeooo:rsid="0080477a" style:font-style-asian="italic" style:font-style-complex="italic"/>
    </style:style>
    <style:style style:name="T466" style:family="text">
      <style:text-properties fo:font-style="italic" officeooo:rsid="01113d34" style:font-style-asian="italic" style:font-style-complex="italic"/>
    </style:style>
    <style:style style:name="T467" style:family="text">
      <style:text-properties fo:font-style="italic" officeooo:rsid="018c0d5b" style:font-style-asian="italic" style:font-style-complex="italic"/>
    </style:style>
    <style:style style:name="T468" style:family="text">
      <style:text-properties fo:font-style="italic" officeooo:rsid="01c64853" style:font-style-asian="italic" style:font-style-complex="italic"/>
    </style:style>
    <style:style style:name="T469" style:family="text">
      <style:text-properties fo:font-style="italic" officeooo:rsid="01d9cd4e" style:font-style-asian="italic" style:font-style-complex="italic"/>
    </style:style>
    <style:style style:name="T470" style:family="text">
      <style:text-properties fo:font-style="italic" officeooo:rsid="01dc67de" style:font-style-asian="italic" style:font-style-complex="italic"/>
    </style:style>
    <style:style style:name="T471" style:family="text">
      <style:text-properties fo:font-style="italic" officeooo:rsid="01ec8e18" style:font-style-asian="italic" style:font-style-complex="italic"/>
    </style:style>
    <style:style style:name="T472" style:family="text">
      <style:text-properties fo:font-style="italic" officeooo:rsid="019e70b3" style:font-style-asian="italic" style:font-style-complex="italic"/>
    </style:style>
    <style:style style:name="T473" style:family="text">
      <style:text-properties fo:font-style="italic" officeooo:rsid="02685e01" style:font-style-asian="italic" style:font-style-complex="italic"/>
    </style:style>
    <style:style style:name="T474" style:family="text">
      <style:text-properties fo:font-style="italic" officeooo:rsid="026b5506" style:font-style-asian="italic" style:font-style-complex="italic"/>
    </style:style>
    <style:style style:name="T475" style:family="text">
      <style:text-properties fo:font-style="italic" officeooo:rsid="0288fb00" style:font-style-asian="italic" style:font-style-complex="italic"/>
    </style:style>
    <style:style style:name="T476" style:family="text">
      <style:text-properties fo:font-style="italic" officeooo:rsid="02ccc8f6" style:font-style-asian="italic" style:font-style-complex="italic"/>
    </style:style>
    <style:style style:name="T477" style:family="text">
      <style:text-properties fo:font-style="italic" officeooo:rsid="0069ae25" style:font-style-asian="italic" style:font-style-complex="italic"/>
    </style:style>
    <style:style style:name="T478" style:family="text">
      <style:text-properties fo:font-style="italic" officeooo:rsid="0022c018" style:font-style-asian="italic" style:font-style-complex="italic"/>
    </style:style>
    <style:style style:name="T479" style:family="text">
      <style:text-properties fo:font-style="italic" officeooo:rsid="02efc49c" style:font-style-asian="italic" style:font-style-complex="italic"/>
    </style:style>
    <style:style style:name="T480" style:family="text">
      <style:text-properties fo:font-style="italic" officeooo:rsid="02ec089f" style:font-style-asian="italic" style:font-style-complex="italic"/>
    </style:style>
    <style:style style:name="T481" style:family="text">
      <style:text-properties fo:font-style="italic" officeooo:rsid="032c4fdc" style:font-style-asian="italic" style:font-style-complex="italic"/>
    </style:style>
    <style:style style:name="T482" style:family="text">
      <style:text-properties fo:font-style="italic" officeooo:rsid="0335ea2c" style:font-style-asian="italic" style:font-style-complex="italic"/>
    </style:style>
    <style:style style:name="T483" style:family="text">
      <style:text-properties fo:font-style="italic" officeooo:rsid="0346a444" style:font-style-asian="italic" style:font-style-complex="italic"/>
    </style:style>
    <style:style style:name="T484" style:family="text">
      <style:text-properties fo:font-style="italic" officeooo:rsid="03a24854" style:font-style-asian="italic" style:font-style-complex="italic"/>
    </style:style>
    <style:style style:name="T485" style:family="text">
      <style:text-properties fo:font-style="italic" officeooo:rsid="03804bbd" style:font-style-asian="italic" style:font-style-complex="italic"/>
    </style:style>
    <style:style style:name="T486" style:family="text">
      <style:text-properties fo:font-style="italic" officeooo:rsid="03aaef44" style:font-style-asian="italic" style:font-style-complex="italic"/>
    </style:style>
    <style:style style:name="T487" style:family="text">
      <style:text-properties fo:font-style="italic" officeooo:rsid="04a57ad8" style:font-style-asian="italic" style:font-style-complex="italic"/>
    </style:style>
    <style:style style:name="T488" style:family="text">
      <style:text-properties fo:font-style="italic" officeooo:rsid="04ba1b39" style:font-style-asian="italic" style:font-style-complex="italic"/>
    </style:style>
    <style:style style:name="T489" style:family="text">
      <style:text-properties fo:font-style="italic" officeooo:rsid="04a08898" style:font-style-asian="italic" style:font-style-complex="italic"/>
    </style:style>
    <style:style style:name="T490" style:family="text">
      <style:text-properties fo:font-style="italic" officeooo:rsid="051c4636" style:font-style-asian="italic" style:font-style-complex="italic"/>
    </style:style>
    <style:style style:name="T491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49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93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94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495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496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497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498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499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00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01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02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03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04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05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06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07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08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09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10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11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12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13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14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515" style:family="text">
      <style:text-properties fo:font-style="italic" style:text-underline-style="none" style:font-style-asian="italic" style:font-style-complex="italic"/>
    </style:style>
    <style:style style:name="T516" style:family="text">
      <style:text-properties fo:font-style="italic" style:text-underline-style="none" officeooo:rsid="00baae4f" style:font-style-asian="italic" style:font-style-complex="italic"/>
    </style:style>
    <style:style style:name="T517" style:family="text">
      <style:text-properties fo:font-style="italic" style:text-underline-style="none" officeooo:rsid="00d708a6" style:font-style-asian="italic" style:font-style-complex="italic"/>
    </style:style>
    <style:style style:name="T518" style:family="text">
      <style:text-properties fo:font-style="italic" style:text-underline-style="none" officeooo:rsid="00beb82f" style:font-style-asian="italic" style:font-style-complex="italic"/>
    </style:style>
    <style:style style:name="T519" style:family="text">
      <style:text-properties fo:font-style="italic" style:text-underline-style="none" officeooo:rsid="00d9c9e4" style:font-style-asian="italic" style:font-style-complex="italic"/>
    </style:style>
    <style:style style:name="T520" style:family="text">
      <style:text-properties fo:font-style="italic" style:text-underline-style="none" officeooo:rsid="00f55bb2" style:font-style-asian="italic" style:font-style-complex="italic"/>
    </style:style>
    <style:style style:name="T521" style:family="text">
      <style:text-properties fo:font-style="italic" style:text-underline-style="none" officeooo:rsid="00f74e17" style:font-style-asian="italic" style:font-style-complex="italic"/>
    </style:style>
    <style:style style:name="T522" style:family="text">
      <style:text-properties fo:font-style="italic" style:text-underline-style="none" officeooo:rsid="00fde6f2" style:font-style-asian="italic" style:font-style-complex="italic"/>
    </style:style>
    <style:style style:name="T523" style:family="text">
      <style:text-properties fo:font-style="italic" style:text-underline-style="none" officeooo:rsid="0130fd48" style:font-style-asian="italic" style:font-style-complex="italic"/>
    </style:style>
    <style:style style:name="T524" style:family="text">
      <style:text-properties fo:font-style="italic" style:text-underline-style="none" officeooo:rsid="013401b3" style:font-style-asian="italic" style:font-style-complex="italic"/>
    </style:style>
    <style:style style:name="T525" style:family="text">
      <style:text-properties fo:font-style="italic" style:text-underline-style="none" officeooo:rsid="013f3c54" style:font-style-asian="italic" style:font-style-complex="italic"/>
    </style:style>
    <style:style style:name="T526" style:family="text">
      <style:text-properties fo:font-style="italic" style:text-underline-style="none" officeooo:rsid="00bfa17d" style:font-style-asian="italic" style:font-style-complex="italic"/>
    </style:style>
    <style:style style:name="T527" style:family="text">
      <style:text-properties fo:font-style="italic" style:text-underline-style="none" officeooo:rsid="02a94de9" style:font-style-asian="italic" style:font-style-complex="italic"/>
    </style:style>
    <style:style style:name="T528" style:family="text">
      <style:text-properties fo:font-style="italic" style:text-underline-style="none" officeooo:rsid="00bbbf73" style:font-style-asian="italic" style:font-style-complex="italic"/>
    </style:style>
    <style:style style:name="T529" style:family="text">
      <style:text-properties fo:font-style="italic" style:text-underline-style="none" officeooo:rsid="00a639f7" style:font-style-asian="italic" style:font-style-complex="italic"/>
    </style:style>
    <style:style style:name="T530" style:family="text">
      <style:text-properties fo:font-style="italic" style:text-underline-style="none" officeooo:rsid="00bd11a0" style:font-style-asian="italic" style:font-style-complex="italic"/>
    </style:style>
    <style:style style:name="T5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32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533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534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535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536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537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538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539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540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541" style:family="text">
      <style:text-properties fo:font-style="italic" fo:font-weight="normal" officeooo:rsid="03c34d65" style:font-style-asian="italic" style:font-weight-asian="normal" style:font-style-complex="italic" style:font-weight-complex="normal"/>
    </style:style>
    <style:style style:name="T542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543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544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545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546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547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548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549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550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551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552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553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554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555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556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557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558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559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560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561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562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563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564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565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566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567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568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569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570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571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572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573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574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575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576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577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578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579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580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581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582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583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584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585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58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87" style:family="text">
      <style:text-properties fo:font-style="italic" fo:font-weight="bold" style:font-style-asian="italic" style:font-weight-asian="bold" style:font-style-complex="italic" style:font-weight-complex="bold"/>
    </style:style>
    <style:style style:name="T588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589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590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591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592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593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594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595" style:family="text">
      <style:text-properties officeooo:rsid="00205d85"/>
    </style:style>
    <style:style style:name="T596" style:family="text">
      <style:text-properties officeooo:rsid="0027fcfd"/>
    </style:style>
    <style:style style:name="T597" style:family="text">
      <style:text-properties officeooo:rsid="0029525d"/>
    </style:style>
    <style:style style:name="T598" style:family="text">
      <style:text-properties officeooo:rsid="0034ed8b"/>
    </style:style>
    <style:style style:name="T599" style:family="text">
      <style:text-properties officeooo:rsid="00367935"/>
    </style:style>
    <style:style style:name="T600" style:family="text">
      <style:text-properties officeooo:rsid="00398ddf"/>
    </style:style>
    <style:style style:name="T601" style:family="text">
      <style:text-properties officeooo:rsid="003b4e50"/>
    </style:style>
    <style:style style:name="T60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03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604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605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606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607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608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609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610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611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612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613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614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615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616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617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618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619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620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621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622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623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624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625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626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627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628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629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630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631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632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633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634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635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636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637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638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639" style:family="text">
      <style:text-properties fo:font-style="normal" style:text-underline-style="none" style:font-style-asian="normal" style:font-style-complex="normal"/>
    </style:style>
    <style:style style:name="T640" style:family="text">
      <style:text-properties fo:font-style="normal" style:text-underline-style="none" officeooo:rsid="00a8a4b1" style:font-style-asian="normal" style:font-style-complex="normal"/>
    </style:style>
    <style:style style:name="T641" style:family="text">
      <style:text-properties fo:font-style="normal" style:text-underline-style="none" officeooo:rsid="00ba4170" style:font-style-asian="normal" style:font-style-complex="normal"/>
    </style:style>
    <style:style style:name="T642" style:family="text">
      <style:text-properties fo:font-style="normal" style:text-underline-style="none" officeooo:rsid="00b1e303" style:font-style-asian="normal" style:font-style-complex="normal"/>
    </style:style>
    <style:style style:name="T643" style:family="text">
      <style:text-properties fo:font-style="normal" style:text-underline-style="none" officeooo:rsid="00baae4f" style:font-style-asian="normal" style:font-style-complex="normal"/>
    </style:style>
    <style:style style:name="T644" style:family="text">
      <style:text-properties fo:font-style="normal" style:text-underline-style="none" officeooo:rsid="00bbbf73" style:font-style-asian="normal" style:font-style-complex="normal"/>
    </style:style>
    <style:style style:name="T645" style:family="text">
      <style:text-properties fo:font-style="normal" style:text-underline-style="none" officeooo:rsid="00be4749" style:font-style-asian="normal" style:font-style-complex="normal"/>
    </style:style>
    <style:style style:name="T646" style:family="text">
      <style:text-properties fo:font-style="normal" style:text-underline-style="none" officeooo:rsid="00d139a0" style:font-style-asian="normal" style:font-style-complex="normal"/>
    </style:style>
    <style:style style:name="T647" style:family="text">
      <style:text-properties fo:font-style="normal" style:text-underline-style="none" officeooo:rsid="00d1487d" style:font-style-asian="normal" style:font-style-complex="normal"/>
    </style:style>
    <style:style style:name="T648" style:family="text">
      <style:text-properties fo:font-style="normal" style:text-underline-style="none" officeooo:rsid="00d2fc06" style:font-style-asian="normal" style:font-style-complex="normal"/>
    </style:style>
    <style:style style:name="T649" style:family="text">
      <style:text-properties fo:font-style="normal" style:text-underline-style="none" officeooo:rsid="00d40111" style:font-style-asian="normal" style:font-style-complex="normal"/>
    </style:style>
    <style:style style:name="T650" style:family="text">
      <style:text-properties fo:font-style="normal" style:text-underline-style="none" officeooo:rsid="00d4c5ce" style:font-style-asian="normal" style:font-style-complex="normal"/>
    </style:style>
    <style:style style:name="T651" style:family="text">
      <style:text-properties fo:font-style="normal" style:text-underline-style="none" officeooo:rsid="00d708a6" style:font-style-asian="normal" style:font-style-complex="normal"/>
    </style:style>
    <style:style style:name="T652" style:family="text">
      <style:text-properties fo:font-style="normal" style:text-underline-style="none" officeooo:rsid="00d77d7d" style:font-style-asian="normal" style:font-style-complex="normal"/>
    </style:style>
    <style:style style:name="T653" style:family="text">
      <style:text-properties fo:font-style="normal" style:text-underline-style="none" officeooo:rsid="00d83381" style:font-style-asian="normal" style:font-style-complex="normal"/>
    </style:style>
    <style:style style:name="T654" style:family="text">
      <style:text-properties fo:font-style="normal" style:text-underline-style="none" officeooo:rsid="00d75809" style:font-style-asian="normal" style:font-style-complex="normal"/>
    </style:style>
    <style:style style:name="T655" style:family="text">
      <style:text-properties fo:font-style="normal" style:text-underline-style="none" officeooo:rsid="00dd6c8d" style:font-style-asian="normal" style:font-style-complex="normal"/>
    </style:style>
    <style:style style:name="T656" style:family="text">
      <style:text-properties fo:font-style="normal" style:text-underline-style="none" officeooo:rsid="00dedcd7" style:font-style-asian="normal" style:font-style-complex="normal"/>
    </style:style>
    <style:style style:name="T657" style:family="text">
      <style:text-properties fo:font-style="normal" style:text-underline-style="none" officeooo:rsid="00beb82f" style:font-style-asian="normal" style:font-style-complex="normal"/>
    </style:style>
    <style:style style:name="T658" style:family="text">
      <style:text-properties fo:font-style="normal" style:text-underline-style="none" officeooo:rsid="00e4290b" style:font-style-asian="normal" style:font-style-complex="normal"/>
    </style:style>
    <style:style style:name="T659" style:family="text">
      <style:text-properties fo:font-style="normal" style:text-underline-style="none" officeooo:rsid="00eb50e0" style:font-style-asian="normal" style:font-style-complex="normal"/>
    </style:style>
    <style:style style:name="T660" style:family="text">
      <style:text-properties fo:font-style="normal" style:text-underline-style="none" officeooo:rsid="00d9c9e4" style:font-style-asian="normal" style:font-style-complex="normal"/>
    </style:style>
    <style:style style:name="T661" style:family="text">
      <style:text-properties fo:font-style="normal" style:text-underline-style="none" officeooo:rsid="00ec1e8c" style:font-style-asian="normal" style:font-style-complex="normal"/>
    </style:style>
    <style:style style:name="T662" style:family="text">
      <style:text-properties fo:font-style="normal" style:text-underline-style="none" officeooo:rsid="00f0f7f8" style:font-style-asian="normal" style:font-style-complex="normal"/>
    </style:style>
    <style:style style:name="T663" style:family="text">
      <style:text-properties fo:font-style="normal" style:text-underline-style="none" officeooo:rsid="00f2503e" style:font-style-asian="normal" style:font-style-complex="normal"/>
    </style:style>
    <style:style style:name="T664" style:family="text">
      <style:text-properties fo:font-style="normal" style:text-underline-style="none" officeooo:rsid="00f5260b" style:font-style-asian="normal" style:font-style-complex="normal"/>
    </style:style>
    <style:style style:name="T665" style:family="text">
      <style:text-properties fo:font-style="normal" style:text-underline-style="none" officeooo:rsid="00f55bb2" style:font-style-asian="normal" style:font-style-complex="normal"/>
    </style:style>
    <style:style style:name="T666" style:family="text">
      <style:text-properties fo:font-style="normal" style:text-underline-style="none" officeooo:rsid="00f74e17" style:font-style-asian="normal" style:font-style-complex="normal"/>
    </style:style>
    <style:style style:name="T667" style:family="text">
      <style:text-properties fo:font-style="normal" style:text-underline-style="none" officeooo:rsid="00fbef0d" style:font-style-asian="normal" style:font-style-complex="normal"/>
    </style:style>
    <style:style style:name="T668" style:family="text">
      <style:text-properties fo:font-style="normal" style:text-underline-style="none" officeooo:rsid="00fde6f2" style:font-style-asian="normal" style:font-style-complex="normal"/>
    </style:style>
    <style:style style:name="T669" style:family="text">
      <style:text-properties fo:font-style="normal" style:text-underline-style="none" officeooo:rsid="010185dc" style:font-style-asian="normal" style:font-style-complex="normal"/>
    </style:style>
    <style:style style:name="T670" style:family="text">
      <style:text-properties fo:font-style="normal" style:text-underline-style="none" officeooo:rsid="0103be48" style:font-style-asian="normal" style:font-style-complex="normal"/>
    </style:style>
    <style:style style:name="T671" style:family="text">
      <style:text-properties fo:font-style="normal" style:text-underline-style="none" officeooo:rsid="010c486e" style:font-style-asian="normal" style:font-style-complex="normal"/>
    </style:style>
    <style:style style:name="T672" style:family="text">
      <style:text-properties fo:font-style="normal" style:text-underline-style="none" officeooo:rsid="010db770" style:font-style-asian="normal" style:font-style-complex="normal"/>
    </style:style>
    <style:style style:name="T673" style:family="text">
      <style:text-properties fo:font-style="normal" style:text-underline-style="none" officeooo:rsid="011cabfd" style:font-style-asian="normal" style:font-style-complex="normal"/>
    </style:style>
    <style:style style:name="T674" style:family="text">
      <style:text-properties fo:font-style="normal" style:text-underline-style="none" officeooo:rsid="011d9595" style:font-style-asian="normal" style:font-style-complex="normal"/>
    </style:style>
    <style:style style:name="T675" style:family="text">
      <style:text-properties fo:font-style="normal" style:text-underline-style="none" officeooo:rsid="011fc384" style:font-style-asian="normal" style:font-style-complex="normal"/>
    </style:style>
    <style:style style:name="T676" style:family="text">
      <style:text-properties fo:font-style="normal" style:text-underline-style="none" officeooo:rsid="012dfde8" style:font-style-asian="normal" style:font-style-complex="normal"/>
    </style:style>
    <style:style style:name="T677" style:family="text">
      <style:text-properties fo:font-style="normal" style:text-underline-style="none" officeooo:rsid="0130fd48" style:font-style-asian="normal" style:font-style-complex="normal"/>
    </style:style>
    <style:style style:name="T678" style:family="text">
      <style:text-properties fo:font-style="normal" style:text-underline-style="none" officeooo:rsid="013282b3" style:font-style-asian="normal" style:font-style-complex="normal"/>
    </style:style>
    <style:style style:name="T679" style:family="text">
      <style:text-properties fo:font-style="normal" style:text-underline-style="none" officeooo:rsid="013401b3" style:font-style-asian="normal" style:font-style-complex="normal"/>
    </style:style>
    <style:style style:name="T680" style:family="text">
      <style:text-properties fo:font-style="normal" style:text-underline-style="none" officeooo:rsid="013a8584" style:font-style-asian="normal" style:font-style-complex="normal"/>
    </style:style>
    <style:style style:name="T681" style:family="text">
      <style:text-properties fo:font-style="normal" style:text-underline-style="none" officeooo:rsid="013f3c54" style:font-style-asian="normal" style:font-style-complex="normal"/>
    </style:style>
    <style:style style:name="T682" style:family="text">
      <style:text-properties fo:font-style="normal" style:text-underline-style="none" officeooo:rsid="013e347a" style:font-style-asian="normal" style:font-style-complex="normal"/>
    </style:style>
    <style:style style:name="T683" style:family="text">
      <style:text-properties fo:font-style="normal" style:text-underline-style="none" officeooo:rsid="01408f03" style:font-style-asian="normal" style:font-style-complex="normal"/>
    </style:style>
    <style:style style:name="T684" style:family="text">
      <style:text-properties fo:font-style="normal" style:text-underline-style="none" officeooo:rsid="013cc971" style:font-style-asian="normal" style:font-style-complex="normal"/>
    </style:style>
    <style:style style:name="T685" style:family="text">
      <style:text-properties fo:font-style="normal" style:text-underline-style="none" officeooo:rsid="0150aafa" style:font-style-asian="normal" style:font-style-complex="normal"/>
    </style:style>
    <style:style style:name="T686" style:family="text">
      <style:text-properties fo:font-style="normal" style:text-underline-style="none" officeooo:rsid="0152f194" style:font-style-asian="normal" style:font-style-complex="normal"/>
    </style:style>
    <style:style style:name="T687" style:family="text">
      <style:text-properties fo:font-style="normal" style:text-underline-style="none" officeooo:rsid="0157e2d4" style:font-style-asian="normal" style:font-style-complex="normal"/>
    </style:style>
    <style:style style:name="T688" style:family="text">
      <style:text-properties fo:font-style="normal" style:text-underline-style="none" officeooo:rsid="015c452a" style:font-style-asian="normal" style:font-style-complex="normal"/>
    </style:style>
    <style:style style:name="T689" style:family="text">
      <style:text-properties fo:font-style="normal" style:text-underline-style="none" officeooo:rsid="0176ee1b" style:font-style-asian="normal" style:font-style-complex="normal"/>
    </style:style>
    <style:style style:name="T690" style:family="text">
      <style:text-properties fo:font-style="normal" style:text-underline-style="none" officeooo:rsid="02b807dc" style:font-style-asian="normal" style:font-style-complex="normal"/>
    </style:style>
    <style:style style:name="T691" style:family="text">
      <style:text-properties fo:font-style="normal" style:text-underline-style="none" officeooo:rsid="00bd11a0" style:font-style-asian="normal" style:font-style-complex="normal"/>
    </style:style>
    <style:style style:name="T692" style:family="text">
      <style:text-properties fo:font-style="normal" style:text-underline-style="none" officeooo:rsid="02edc963" style:font-style-asian="normal" style:font-style-complex="normal"/>
    </style:style>
    <style:style style:name="T693" style:family="text">
      <style:text-properties fo:font-style="normal" style:font-style-asian="normal" style:font-style-complex="normal"/>
    </style:style>
    <style:style style:name="T694" style:family="text">
      <style:text-properties fo:font-style="normal" officeooo:rsid="00524926" style:font-style-asian="normal" style:font-style-complex="normal"/>
    </style:style>
    <style:style style:name="T695" style:family="text">
      <style:text-properties fo:font-style="normal" officeooo:rsid="0033fbdf" style:font-style-asian="normal" style:font-style-complex="normal"/>
    </style:style>
    <style:style style:name="T696" style:family="text">
      <style:text-properties fo:font-style="normal" officeooo:rsid="0034ed8b" style:font-style-asian="normal" style:font-style-complex="normal"/>
    </style:style>
    <style:style style:name="T697" style:family="text">
      <style:text-properties fo:font-style="normal" officeooo:rsid="0052a33a" style:font-style-asian="normal" style:font-style-complex="normal"/>
    </style:style>
    <style:style style:name="T698" style:family="text">
      <style:text-properties fo:font-style="normal" officeooo:rsid="0092f82d" style:font-style-asian="normal" style:font-style-complex="normal"/>
    </style:style>
    <style:style style:name="T699" style:family="text">
      <style:text-properties fo:font-style="normal" officeooo:rsid="00c6421c" style:font-style-asian="normal" style:font-style-complex="normal"/>
    </style:style>
    <style:style style:name="T700" style:family="text">
      <style:text-properties fo:font-style="normal" officeooo:rsid="00cc5bce" style:font-style-asian="normal" style:font-style-complex="normal"/>
    </style:style>
    <style:style style:name="T701" style:family="text">
      <style:text-properties fo:font-style="normal" officeooo:rsid="0106c767" style:font-style-asian="normal" style:font-style-complex="normal"/>
    </style:style>
    <style:style style:name="T702" style:family="text">
      <style:text-properties fo:font-style="normal" officeooo:rsid="0164a6ee" style:font-style-asian="normal" style:font-style-complex="normal"/>
    </style:style>
    <style:style style:name="T703" style:family="text">
      <style:text-properties fo:font-style="normal" officeooo:rsid="0168d8d5" style:font-style-asian="normal" style:font-style-complex="normal"/>
    </style:style>
    <style:style style:name="T704" style:family="text">
      <style:text-properties fo:font-style="normal" officeooo:rsid="0179221f" style:font-style-asian="normal" style:font-style-complex="normal"/>
    </style:style>
    <style:style style:name="T705" style:family="text">
      <style:text-properties fo:font-style="normal" officeooo:rsid="017941db" style:font-style-asian="normal" style:font-style-complex="normal"/>
    </style:style>
    <style:style style:name="T706" style:family="text">
      <style:text-properties fo:font-style="normal" officeooo:rsid="017a7161" style:font-style-asian="normal" style:font-style-complex="normal"/>
    </style:style>
    <style:style style:name="T707" style:family="text">
      <style:text-properties fo:font-style="normal" officeooo:rsid="0288fb00" style:font-style-asian="normal" style:font-style-complex="normal"/>
    </style:style>
    <style:style style:name="T708" style:family="text">
      <style:text-properties fo:font-style="normal" officeooo:rsid="02f2e947" style:font-style-asian="normal" style:font-style-complex="normal"/>
    </style:style>
    <style:style style:name="T709" style:family="text">
      <style:text-properties fo:font-style="normal" officeooo:rsid="02edc963" style:font-style-asian="normal" style:font-style-complex="normal"/>
    </style:style>
    <style:style style:name="T710" style:family="text">
      <style:text-properties fo:font-style="normal" officeooo:rsid="03355d74" style:font-style-asian="normal" style:font-style-complex="normal"/>
    </style:style>
    <style:style style:name="T711" style:family="text">
      <style:text-properties fo:font-style="normal" officeooo:rsid="0335ea2c" style:font-style-asian="normal" style:font-style-complex="normal"/>
    </style:style>
    <style:style style:name="T712" style:family="text">
      <style:text-properties fo:font-style="normal" officeooo:rsid="0346a444" style:font-style-asian="normal" style:font-style-complex="normal"/>
    </style:style>
    <style:style style:name="T713" style:family="text">
      <style:text-properties fo:font-style="normal" officeooo:rsid="0347bb43" style:font-style-asian="normal" style:font-style-complex="normal"/>
    </style:style>
    <style:style style:name="T714" style:family="text">
      <style:text-properties fo:font-style="normal" officeooo:rsid="03343ce6" style:font-style-asian="normal" style:font-style-complex="normal"/>
    </style:style>
    <style:style style:name="T715" style:family="text">
      <style:text-properties fo:font-style="normal" officeooo:rsid="034dbe4d" style:font-style-asian="normal" style:font-style-complex="normal"/>
    </style:style>
    <style:style style:name="T716" style:family="text">
      <style:text-properties fo:font-style="normal" officeooo:rsid="034f33b6" style:font-style-asian="normal" style:font-style-complex="normal"/>
    </style:style>
    <style:style style:name="T717" style:family="text">
      <style:text-properties fo:font-style="normal" officeooo:rsid="035051aa" style:font-style-asian="normal" style:font-style-complex="normal"/>
    </style:style>
    <style:style style:name="T718" style:family="text">
      <style:text-properties fo:font-style="normal" officeooo:rsid="035de550" style:font-style-asian="normal" style:font-style-complex="normal"/>
    </style:style>
    <style:style style:name="T719" style:family="text">
      <style:text-properties fo:font-style="normal" officeooo:rsid="0364e15d" style:font-style-asian="normal" style:font-style-complex="normal"/>
    </style:style>
    <style:style style:name="T720" style:family="text">
      <style:text-properties fo:font-style="normal" officeooo:rsid="033e56cf" style:font-style-asian="normal" style:font-style-complex="normal"/>
    </style:style>
    <style:style style:name="T721" style:family="text">
      <style:text-properties fo:font-style="normal" officeooo:rsid="0367f8e1" style:font-style-asian="normal" style:font-style-complex="normal"/>
    </style:style>
    <style:style style:name="T722" style:family="text">
      <style:text-properties fo:font-style="normal" officeooo:rsid="0369854f" style:font-style-asian="normal" style:font-style-complex="normal"/>
    </style:style>
    <style:style style:name="T723" style:family="text">
      <style:text-properties fo:font-style="normal" officeooo:rsid="040ce935" style:font-style-asian="normal" style:font-style-complex="normal"/>
    </style:style>
    <style:style style:name="T724" style:family="text">
      <style:text-properties fo:font-style="normal" officeooo:rsid="040ea9fd" style:font-style-asian="normal" style:font-style-complex="normal"/>
    </style:style>
    <style:style style:name="T725" style:family="text">
      <style:text-properties fo:font-style="normal" officeooo:rsid="041e6a3e" style:font-style-asian="normal" style:font-style-complex="normal"/>
    </style:style>
    <style:style style:name="T726" style:family="text">
      <style:text-properties fo:font-style="normal" officeooo:rsid="04a8203c" style:font-style-asian="normal" style:font-style-complex="normal"/>
    </style:style>
    <style:style style:name="T727" style:family="text">
      <style:text-properties fo:font-style="normal" officeooo:rsid="04b80b14" style:font-style-asian="normal" style:font-style-complex="normal"/>
    </style:style>
    <style:style style:name="T728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729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730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7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32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733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734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735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736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737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738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739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740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741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742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743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744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745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746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747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748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749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750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751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752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753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754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755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756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757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758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759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760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761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762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763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764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765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766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767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768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769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770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771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772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773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774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775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776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777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778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779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780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781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782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783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784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785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786" style:family="text">
      <style:text-properties fo:font-style="normal" fo:font-weight="normal" officeooo:rsid="04ee86bb" style:font-style-asian="normal" style:font-weight-asian="normal" style:font-style-complex="normal" style:font-weight-complex="normal"/>
    </style:style>
    <style:style style:name="T787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788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789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790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791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792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793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794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795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796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797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798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799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800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801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802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803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804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805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806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807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808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809" style:family="text">
      <style:text-properties fo:font-style="normal" fo:font-weight="bold" style:font-style-asian="normal" style:font-weight-asian="bold" style:font-style-complex="normal" style:font-weight-complex="bold"/>
    </style:style>
    <style:style style:name="T810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811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812" style:family="text">
      <style:text-properties officeooo:rsid="004d4d0b"/>
    </style:style>
    <style:style style:name="T813" style:family="text">
      <style:text-properties officeooo:rsid="0013268f"/>
    </style:style>
    <style:style style:name="T814" style:family="text">
      <style:text-properties officeooo:rsid="004f4350"/>
    </style:style>
    <style:style style:name="T815" style:family="text">
      <style:text-properties officeooo:rsid="00501b3c"/>
    </style:style>
    <style:style style:name="T816" style:family="text">
      <style:text-properties officeooo:rsid="00147dd9"/>
    </style:style>
    <style:style style:name="T817" style:family="text">
      <style:text-properties officeooo:rsid="005521a3"/>
    </style:style>
    <style:style style:name="T818" style:family="text">
      <style:text-properties fo:font-weight="bold" style:font-weight-asian="bold" style:font-weight-complex="bold"/>
    </style:style>
    <style:style style:name="T819" style:family="text">
      <style:text-properties fo:font-weight="bold" officeooo:rsid="005f7223" style:font-weight-asian="bold" style:font-weight-complex="bold"/>
    </style:style>
    <style:style style:name="T820" style:family="text">
      <style:text-properties fo:font-weight="bold" officeooo:rsid="01871851" style:font-weight-asian="bold" style:font-weight-complex="bold"/>
    </style:style>
    <style:style style:name="T821" style:family="text">
      <style:text-properties fo:font-weight="bold" officeooo:rsid="02070606" style:font-weight-asian="bold" style:font-weight-complex="bold"/>
    </style:style>
    <style:style style:name="T822" style:family="text">
      <style:text-properties fo:font-weight="bold" officeooo:rsid="0206e857" style:font-weight-asian="bold" style:font-weight-complex="bold"/>
    </style:style>
    <style:style style:name="T823" style:family="text">
      <style:text-properties fo:font-weight="bold" officeooo:rsid="03153caa" style:font-weight-asian="bold" style:font-weight-complex="bold"/>
    </style:style>
    <style:style style:name="T824" style:family="text">
      <style:text-properties fo:font-weight="bold" officeooo:rsid="03429aa5" style:font-weight-asian="bold" style:font-weight-complex="bold"/>
    </style:style>
    <style:style style:name="T825" style:family="text">
      <style:text-properties fo:font-weight="bold" officeooo:rsid="0356cf1b" style:font-weight-asian="bold" style:font-weight-complex="bold"/>
    </style:style>
    <style:style style:name="T826" style:family="text">
      <style:text-properties fo:font-weight="bold" officeooo:rsid="03c34d65" style:font-weight-asian="bold" style:font-weight-complex="bold"/>
    </style:style>
    <style:style style:name="T827" style:family="text">
      <style:text-properties fo:font-weight="bold" officeooo:rsid="03c39617" style:font-weight-asian="bold" style:font-weight-complex="bold"/>
    </style:style>
    <style:style style:name="T828" style:family="text">
      <style:text-properties fo:font-weight="bold" officeooo:rsid="03c44ca6" style:font-weight-asian="bold" style:font-weight-complex="bold"/>
    </style:style>
    <style:style style:name="T829" style:family="text">
      <style:text-properties fo:font-weight="bold" officeooo:rsid="03ea64bf" style:font-weight-asian="bold" style:font-weight-complex="bold"/>
    </style:style>
    <style:style style:name="T830" style:family="text">
      <style:text-properties fo:font-weight="bold" officeooo:rsid="03f8c064" style:font-weight-asian="bold" style:font-weight-complex="bold"/>
    </style:style>
    <style:style style:name="T831" style:family="text">
      <style:text-properties fo:font-weight="bold" officeooo:rsid="0411d16e" style:font-weight-asian="bold" style:font-weight-complex="bold"/>
    </style:style>
    <style:style style:name="T832" style:family="text">
      <style:text-properties fo:font-weight="bold" officeooo:rsid="048fe3f8" style:font-weight-asian="bold" style:font-weight-complex="bold"/>
    </style:style>
    <style:style style:name="T833" style:family="text">
      <style:text-properties fo:font-weight="bold" officeooo:rsid="048ffd4a" style:font-weight-asian="bold" style:font-weight-complex="bold"/>
    </style:style>
    <style:style style:name="T834" style:family="text">
      <style:text-properties fo:font-weight="bold" officeooo:rsid="04a08898" style:font-weight-asian="bold" style:font-weight-complex="bold"/>
    </style:style>
    <style:style style:name="T835" style:family="text">
      <style:text-properties officeooo:rsid="005b5f51"/>
    </style:style>
    <style:style style:name="T836" style:family="text">
      <style:text-properties officeooo:rsid="005d12fa"/>
    </style:style>
    <style:style style:name="T837" style:family="text">
      <style:text-properties officeooo:rsid="005f7223"/>
    </style:style>
    <style:style style:name="T838" style:family="text">
      <style:text-properties style:text-underline-style="none"/>
    </style:style>
    <style:style style:name="T839" style:family="text">
      <style:text-properties style:text-underline-style="none" fo:font-weight="normal" style:font-weight-asian="normal" style:font-weight-complex="normal"/>
    </style:style>
    <style:style style:name="T840" style:family="text">
      <style:text-properties style:text-underline-style="none" fo:font-weight="normal" officeooo:rsid="00721e09" style:font-weight-asian="normal" style:font-weight-complex="normal"/>
    </style:style>
    <style:style style:name="T841" style:family="text">
      <style:text-properties style:text-underline-style="none" fo:font-weight="normal" officeooo:rsid="00722a19" style:font-weight-asian="normal" style:font-weight-complex="normal"/>
    </style:style>
    <style:style style:name="T842" style:family="text">
      <style:text-properties style:text-underline-style="none" fo:font-weight="normal" officeooo:rsid="006a9ead" style:font-weight-asian="normal" style:font-weight-complex="normal"/>
    </style:style>
    <style:style style:name="T843" style:family="text">
      <style:text-properties style:text-underline-style="none" fo:font-weight="normal" officeooo:rsid="00a639f7" style:font-weight-asian="normal" style:font-weight-complex="normal"/>
    </style:style>
    <style:style style:name="T844" style:family="text">
      <style:text-properties style:text-underline-style="none" fo:font-weight="normal" officeooo:rsid="00a69bec" style:font-weight-asian="normal" style:font-weight-complex="normal"/>
    </style:style>
    <style:style style:name="T845" style:family="text">
      <style:text-properties style:text-underline-style="none" fo:font-weight="normal" officeooo:rsid="009e29ef" style:font-weight-asian="normal" style:font-weight-complex="normal"/>
    </style:style>
    <style:style style:name="T846" style:family="text">
      <style:text-properties style:text-underline-style="none" fo:font-weight="normal" officeooo:rsid="00a75993" style:font-weight-asian="normal" style:font-weight-complex="normal"/>
    </style:style>
    <style:style style:name="T847" style:family="text">
      <style:text-properties style:text-underline-style="none" fo:font-weight="normal" officeooo:rsid="00e7b674" style:font-weight-asian="normal" style:font-weight-complex="normal"/>
    </style:style>
    <style:style style:name="T848" style:family="text">
      <style:text-properties style:text-underline-style="none" fo:font-weight="normal" officeooo:rsid="0123bb39" style:font-weight-asian="normal" style:font-weight-complex="normal"/>
    </style:style>
    <style:style style:name="T849" style:family="text">
      <style:text-properties style:text-underline-style="none" fo:font-weight="normal" officeooo:rsid="02e59398" style:font-weight-asian="normal" style:font-weight-complex="normal"/>
    </style:style>
    <style:style style:name="T850" style:family="text">
      <style:text-properties style:text-underline-style="none" fo:font-weight="normal" officeooo:rsid="0043121f" style:font-weight-asian="normal" style:font-weight-complex="normal"/>
    </style:style>
    <style:style style:name="T851" style:family="text">
      <style:text-properties style:text-underline-style="none" fo:font-weight="normal" officeooo:rsid="04329278" style:font-weight-asian="normal" style:font-weight-complex="normal"/>
    </style:style>
    <style:style style:name="T852" style:family="text">
      <style:text-properties style:text-underline-style="none" fo:font-weight="bold" style:font-weight-asian="bold" style:font-weight-complex="bold"/>
    </style:style>
    <style:style style:name="T853" style:family="text">
      <style:text-properties style:text-underline-style="none" fo:font-weight="bold" officeooo:rsid="00a75993" style:font-weight-asian="bold" style:font-weight-complex="bold"/>
    </style:style>
    <style:style style:name="T854" style:family="text">
      <style:text-properties style:text-underline-style="none" fo:font-weight="bold" officeooo:rsid="013013d9" style:font-weight-asian="bold" style:font-weight-complex="bold"/>
    </style:style>
    <style:style style:name="T855" style:family="text">
      <style:text-properties style:text-underline-style="none" fo:font-weight="bold" officeooo:rsid="01408f03" style:font-weight-asian="bold" style:font-weight-complex="bold"/>
    </style:style>
    <style:style style:name="T856" style:family="text">
      <style:text-properties style:text-underline-style="none" officeooo:rsid="00bbbf73"/>
    </style:style>
    <style:style style:name="T857" style:family="text">
      <style:text-properties style:text-underline-style="none" officeooo:rsid="00d40111"/>
    </style:style>
    <style:style style:name="T858" style:family="text">
      <style:text-properties style:text-underline-style="none" officeooo:rsid="00d708a6"/>
    </style:style>
    <style:style style:name="T859" style:family="text">
      <style:text-properties style:text-underline-style="none" officeooo:rsid="00d5826a"/>
    </style:style>
    <style:style style:name="T860" style:family="text">
      <style:text-properties style:text-underline-style="none" officeooo:rsid="00d9c9e4"/>
    </style:style>
    <style:style style:name="T861" style:family="text">
      <style:text-properties style:text-underline-style="none" officeooo:rsid="00ec1e8c"/>
    </style:style>
    <style:style style:name="T862" style:family="text">
      <style:text-properties style:text-underline-style="none" officeooo:rsid="00fde6f2"/>
    </style:style>
    <style:style style:name="T863" style:family="text">
      <style:text-properties style:text-underline-style="none" officeooo:rsid="013013d9"/>
    </style:style>
    <style:style style:name="T864" style:family="text">
      <style:text-properties style:text-underline-style="none" officeooo:rsid="0137af9f"/>
    </style:style>
    <style:style style:name="T865" style:family="text">
      <style:text-properties style:text-underline-style="none" officeooo:rsid="013282b3"/>
    </style:style>
    <style:style style:name="T866" style:family="text">
      <style:text-properties style:text-underline-style="none" officeooo:rsid="01408f03"/>
    </style:style>
    <style:style style:name="T867" style:family="text">
      <style:text-properties style:text-underline-style="none" officeooo:rsid="01416cb6"/>
    </style:style>
    <style:style style:name="T868" style:family="text">
      <style:text-properties style:text-underline-style="none" officeooo:rsid="01435f2a"/>
    </style:style>
    <style:style style:name="T869" style:family="text">
      <style:text-properties style:text-underline-style="none" officeooo:rsid="015f15fe"/>
    </style:style>
    <style:style style:name="T870" style:family="text">
      <style:text-properties officeooo:rsid="00722a19"/>
    </style:style>
    <style:style style:name="T871" style:family="text">
      <style:text-properties officeooo:rsid="0082538a"/>
    </style:style>
    <style:style style:name="T872" style:family="text">
      <style:text-properties officeooo:rsid="008a06de"/>
    </style:style>
    <style:style style:name="T873" style:family="text">
      <style:text-properties officeooo:rsid="00937b11"/>
    </style:style>
    <style:style style:name="T874" style:family="text">
      <style:text-properties officeooo:rsid="0093b191"/>
    </style:style>
    <style:style style:name="T875" style:family="text">
      <style:text-properties officeooo:rsid="00b502cc"/>
    </style:style>
    <style:style style:name="T876" style:family="text">
      <style:text-properties officeooo:rsid="00ba4170"/>
    </style:style>
    <style:style style:name="T877" style:family="text">
      <style:text-properties officeooo:rsid="00bbbf73"/>
    </style:style>
    <style:style style:name="T878" style:family="text">
      <style:text-properties officeooo:rsid="00bd3f9d"/>
    </style:style>
    <style:style style:name="T879" style:family="text">
      <style:text-properties officeooo:rsid="00beb82f"/>
    </style:style>
    <style:style style:name="T880" style:family="text">
      <style:text-properties officeooo:rsid="00c2a166"/>
    </style:style>
    <style:style style:name="T881" style:family="text">
      <style:text-properties officeooo:rsid="00c7406f"/>
    </style:style>
    <style:style style:name="T882" style:family="text">
      <style:text-properties officeooo:rsid="00c93592"/>
    </style:style>
    <style:style style:name="T883" style:family="text">
      <style:text-properties officeooo:rsid="00d83381"/>
    </style:style>
    <style:style style:name="T884" style:family="text">
      <style:text-properties officeooo:rsid="00e09913"/>
    </style:style>
    <style:style style:name="T885" style:family="text">
      <style:text-properties officeooo:rsid="00ed9297"/>
    </style:style>
    <style:style style:name="T886" style:family="text">
      <style:text-properties officeooo:rsid="00ef4875"/>
    </style:style>
    <style:style style:name="T887" style:family="text">
      <style:text-properties officeooo:rsid="00f0f7f8"/>
    </style:style>
    <style:style style:name="T888" style:family="text">
      <style:text-properties officeooo:rsid="00f5260b"/>
    </style:style>
    <style:style style:name="T889" style:family="text">
      <style:text-properties officeooo:rsid="010185dc"/>
    </style:style>
    <style:style style:name="T890" style:family="text">
      <style:text-properties officeooo:rsid="01095847"/>
    </style:style>
    <style:style style:name="T891" style:family="text">
      <style:text-properties officeooo:rsid="010f422a"/>
    </style:style>
    <style:style style:name="T892" style:family="text">
      <style:text-properties officeooo:rsid="01113d34"/>
    </style:style>
    <style:style style:name="T893" style:family="text">
      <style:text-properties officeooo:rsid="011bd541"/>
    </style:style>
    <style:style style:name="T894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895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896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897" style:family="text">
      <style:text-properties style:text-line-through-style="none" style:text-line-through-type="none" style:text-underline-style="none"/>
    </style:style>
    <style:style style:name="T898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899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900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901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902" style:family="text">
      <style:text-properties style:text-line-through-style="none" style:text-line-through-type="none" officeooo:rsid="03d52c7f"/>
    </style:style>
    <style:style style:name="T903" style:family="text">
      <style:text-properties style:text-line-through-style="none" style:text-line-through-type="none" officeooo:rsid="03ef2dc7"/>
    </style:style>
    <style:style style:name="T904" style:family="text">
      <style:text-properties style:text-line-through-style="none" style:text-line-through-type="none" officeooo:rsid="03ec3a95"/>
    </style:style>
    <style:style style:name="T905" style:family="text">
      <style:text-properties style:text-line-through-style="none" style:text-line-through-type="none" officeooo:rsid="03f0c84b"/>
    </style:style>
    <style:style style:name="T906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907" style:family="text">
      <style:text-properties style:text-line-through-style="none" style:text-line-through-type="none" officeooo:rsid="044cd909"/>
    </style:style>
    <style:style style:name="T908" style:family="text">
      <style:text-properties officeooo:rsid="0152f194"/>
    </style:style>
    <style:style style:name="T909" style:family="text">
      <style:text-properties officeooo:rsid="016860b9"/>
    </style:style>
    <style:style style:name="T910" style:family="text">
      <style:text-properties officeooo:rsid="01758a0f"/>
    </style:style>
    <style:style style:name="T911" style:family="text">
      <style:text-properties officeooo:rsid="01871851"/>
    </style:style>
    <style:style style:name="T912" style:family="text">
      <style:text-properties officeooo:rsid="0188ed42"/>
    </style:style>
    <style:style style:name="T913" style:family="text">
      <style:text-properties officeooo:rsid="018c0d5b"/>
    </style:style>
    <style:style style:name="T914" style:family="text">
      <style:text-properties officeooo:rsid="019479eb"/>
    </style:style>
    <style:style style:name="T915" style:family="text">
      <style:text-properties officeooo:rsid="0198a2ea"/>
    </style:style>
    <style:style style:name="T916" style:family="text">
      <style:text-properties officeooo:rsid="01c64853"/>
    </style:style>
    <style:style style:name="T917" style:family="text">
      <style:text-properties officeooo:rsid="01d80854"/>
    </style:style>
    <style:style style:name="T918" style:family="text">
      <style:text-properties officeooo:rsid="01d90cf6"/>
    </style:style>
    <style:style style:name="T919" style:family="text">
      <style:text-properties officeooo:rsid="01d9cd4e"/>
    </style:style>
    <style:style style:name="T920" style:family="text">
      <style:text-properties officeooo:rsid="01dc67de"/>
    </style:style>
    <style:style style:name="T921" style:family="text">
      <style:text-properties officeooo:rsid="01df8731"/>
    </style:style>
    <style:style style:name="T922" style:family="text">
      <style:text-properties officeooo:rsid="01e917c9"/>
    </style:style>
    <style:style style:name="T923" style:family="text">
      <style:text-properties officeooo:rsid="01e5182b"/>
    </style:style>
    <style:style style:name="T924" style:family="text">
      <style:text-properties officeooo:rsid="01e966ec"/>
    </style:style>
    <style:style style:name="T925" style:family="text">
      <style:text-properties officeooo:rsid="01eb88a9"/>
    </style:style>
    <style:style style:name="T926" style:family="text">
      <style:text-properties officeooo:rsid="01ec8e18"/>
    </style:style>
    <style:style style:name="T927" style:family="text">
      <style:text-properties officeooo:rsid="01f79ca2"/>
    </style:style>
    <style:style style:name="T928" style:family="text">
      <style:text-properties officeooo:rsid="01f9794d"/>
    </style:style>
    <style:style style:name="T929" style:family="text">
      <style:text-properties officeooo:rsid="01fb1d79"/>
    </style:style>
    <style:style style:name="T930" style:family="text">
      <style:text-properties officeooo:rsid="01fde08a"/>
    </style:style>
    <style:style style:name="T931" style:family="text">
      <style:text-properties officeooo:rsid="0200b58e"/>
    </style:style>
    <style:style style:name="T932" style:family="text">
      <style:text-properties officeooo:rsid="01c48a9e"/>
    </style:style>
    <style:style style:name="T933" style:family="text">
      <style:text-properties officeooo:rsid="020294d1"/>
    </style:style>
    <style:style style:name="T934" style:family="text">
      <style:text-properties officeooo:rsid="019e70b3"/>
    </style:style>
    <style:style style:name="T935" style:family="text">
      <style:text-properties officeooo:rsid="020131ae"/>
    </style:style>
    <style:style style:name="T936" style:family="text">
      <style:text-properties officeooo:rsid="01b08253"/>
    </style:style>
    <style:style style:name="T937" style:family="text">
      <style:text-properties officeooo:rsid="01ffec25"/>
    </style:style>
    <style:style style:name="T938" style:family="text">
      <style:text-properties officeooo:rsid="0212a48a"/>
    </style:style>
    <style:style style:name="T939" style:family="text">
      <style:text-properties officeooo:rsid="021d76dd"/>
    </style:style>
    <style:style style:name="T940" style:family="text">
      <style:text-properties officeooo:rsid="022053cd"/>
    </style:style>
    <style:style style:name="T941" style:family="text">
      <style:text-properties officeooo:rsid="01e2b86d"/>
    </style:style>
    <style:style style:name="T942" style:family="text">
      <style:text-properties officeooo:rsid="022dff2a"/>
    </style:style>
    <style:style style:name="T943" style:family="text">
      <style:text-properties officeooo:rsid="02540cb9"/>
    </style:style>
    <style:style style:name="T944" style:family="text">
      <style:text-properties officeooo:rsid="025798af"/>
    </style:style>
    <style:style style:name="T945" style:family="text">
      <style:text-properties officeooo:rsid="0259f4ad"/>
    </style:style>
    <style:style style:name="T946" style:family="text">
      <style:text-properties officeooo:rsid="025b11c7"/>
    </style:style>
    <style:style style:name="T947" style:family="text">
      <style:text-properties officeooo:rsid="02685e01"/>
    </style:style>
    <style:style style:name="T948" style:family="text">
      <style:text-properties officeooo:rsid="024d9b01"/>
    </style:style>
    <style:style style:name="T949" style:family="text">
      <style:text-properties officeooo:rsid="026b5506"/>
    </style:style>
    <style:style style:name="T950" style:family="text">
      <style:text-properties officeooo:rsid="02727518"/>
    </style:style>
    <style:style style:name="T951" style:family="text">
      <style:text-properties officeooo:rsid="02743cef"/>
    </style:style>
    <style:style style:name="T952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953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954" style:family="text">
      <style:text-properties officeooo:rsid="02abf8f2"/>
    </style:style>
    <style:style style:name="T955" style:family="text">
      <style:text-properties officeooo:rsid="02ac7db0"/>
    </style:style>
    <style:style style:name="T956" style:family="text">
      <style:text-properties officeooo:rsid="02b14a1d"/>
    </style:style>
    <style:style style:name="T957" style:family="text">
      <style:text-properties officeooo:rsid="02b245f2"/>
    </style:style>
    <style:style style:name="T958" style:family="text">
      <style:text-properties officeooo:rsid="004826c4"/>
    </style:style>
    <style:style style:name="T959" style:family="text">
      <style:text-properties officeooo:rsid="02b807dc"/>
    </style:style>
    <style:style style:name="T960" style:family="text">
      <style:text-properties officeooo:rsid="0063f3c5"/>
    </style:style>
    <style:style style:name="T961" style:family="text">
      <style:text-properties officeooo:rsid="00c0d7c6"/>
    </style:style>
    <style:style style:name="T962" style:family="text">
      <style:text-properties officeooo:rsid="02bfe198"/>
    </style:style>
    <style:style style:name="T963" style:family="text">
      <style:text-properties officeooo:rsid="02ccc8f6"/>
    </style:style>
    <style:style style:name="T964" style:family="text">
      <style:text-properties officeooo:rsid="02e142ec"/>
    </style:style>
    <style:style style:name="T965" style:family="text">
      <style:text-properties officeooo:rsid="02ec089f"/>
    </style:style>
    <style:style style:name="T966" style:family="text">
      <style:text-properties officeooo:rsid="008d7148"/>
    </style:style>
    <style:style style:name="T967" style:family="text">
      <style:text-properties officeooo:rsid="0069ae25"/>
    </style:style>
    <style:style style:name="T968" style:family="text">
      <style:text-properties officeooo:rsid="02edc963"/>
    </style:style>
    <style:style style:name="T969" style:family="text">
      <style:text-properties officeooo:rsid="03049b98"/>
    </style:style>
    <style:style style:name="T970" style:family="text">
      <style:text-properties officeooo:rsid="0304fd19"/>
    </style:style>
    <style:style style:name="T971" style:family="text">
      <style:text-properties officeooo:rsid="030f0c9b"/>
    </style:style>
    <style:style style:name="T972" style:family="text">
      <style:text-properties style:text-underline-style="solid" style:text-underline-width="auto" style:text-underline-color="font-color"/>
    </style:style>
    <style:style style:name="T973" style:family="text">
      <style:text-properties style:text-underline-style="solid" style:text-underline-width="auto" style:text-underline-color="font-color" officeooo:rsid="030f0c9b"/>
    </style:style>
    <style:style style:name="T974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975" style:family="text">
      <style:text-properties officeooo:rsid="0329fac1"/>
    </style:style>
    <style:style style:name="T976" style:family="text">
      <style:text-properties officeooo:rsid="032c4fdc"/>
    </style:style>
    <style:style style:name="T977" style:family="text">
      <style:text-properties officeooo:rsid="032e6032"/>
    </style:style>
    <style:style style:name="T978" style:family="text">
      <style:text-properties officeooo:rsid="033f17a3"/>
    </style:style>
    <style:style style:name="T979" style:family="text">
      <style:text-properties officeooo:rsid="03182d82"/>
    </style:style>
    <style:style style:name="T980" style:family="text">
      <style:text-properties officeooo:rsid="03153caa"/>
    </style:style>
    <style:style style:name="T981" style:family="text">
      <style:text-properties officeooo:rsid="03429aa5"/>
    </style:style>
    <style:style style:name="T982" style:family="text">
      <style:text-properties officeooo:rsid="0346a444"/>
    </style:style>
    <style:style style:name="T983" style:family="text">
      <style:text-properties officeooo:rsid="034adc9b"/>
    </style:style>
    <style:style style:name="T984" style:family="text">
      <style:text-properties officeooo:rsid="034c7df6"/>
    </style:style>
    <style:style style:name="T985" style:family="text">
      <style:text-properties officeooo:rsid="034f33b6"/>
    </style:style>
    <style:style style:name="T986" style:family="text">
      <style:text-properties officeooo:rsid="034f5b13"/>
    </style:style>
    <style:style style:name="T987" style:family="text">
      <style:text-properties officeooo:rsid="034f680a"/>
    </style:style>
    <style:style style:name="T988" style:family="text">
      <style:text-properties officeooo:rsid="031fc4b1"/>
    </style:style>
    <style:style style:name="T989" style:family="text">
      <style:text-properties officeooo:rsid="0354d22d"/>
    </style:style>
    <style:style style:name="T990" style:family="text">
      <style:text-properties officeooo:rsid="0356cf1b"/>
    </style:style>
    <style:style style:name="T991" style:family="text">
      <style:text-properties officeooo:rsid="035fe67f"/>
    </style:style>
    <style:style style:name="T992" style:family="text">
      <style:text-properties officeooo:rsid="035ffaa8"/>
    </style:style>
    <style:style style:name="T993" style:family="text">
      <style:text-properties officeooo:rsid="036197c0"/>
    </style:style>
    <style:style style:name="T994" style:family="text">
      <style:text-properties officeooo:rsid="037541ab"/>
    </style:style>
    <style:style style:name="T995" style:family="text">
      <style:text-properties officeooo:rsid="037607bd"/>
    </style:style>
    <style:style style:name="T996" style:family="text">
      <style:text-properties officeooo:rsid="03804bbd"/>
    </style:style>
    <style:style style:name="T997" style:family="text">
      <style:text-properties officeooo:rsid="03886cfc"/>
    </style:style>
    <style:style style:name="T998" style:family="text">
      <style:text-properties officeooo:rsid="03a24854"/>
    </style:style>
    <style:style style:name="T999" style:family="text">
      <style:text-properties officeooo:rsid="03a27e76"/>
    </style:style>
    <style:style style:name="T1000" style:family="text">
      <style:text-properties officeooo:rsid="03a4e520"/>
    </style:style>
    <style:style style:name="T1001" style:family="text">
      <style:text-properties officeooo:rsid="03778af6"/>
    </style:style>
    <style:style style:name="T1002" style:family="text">
      <style:text-properties officeooo:rsid="03aaef44"/>
    </style:style>
    <style:style style:name="T1003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1004" style:family="text">
      <style:text-properties officeooo:rsid="03bf675e"/>
    </style:style>
    <style:style style:name="T1005" style:family="text">
      <style:text-properties officeooo:rsid="03c34d65"/>
    </style:style>
    <style:style style:name="T1006" style:family="text">
      <style:text-properties officeooo:rsid="03d26e6d"/>
    </style:style>
    <style:style style:name="T1007" style:family="text">
      <style:text-properties fo:color="#008000"/>
    </style:style>
    <style:style style:name="T1008" style:family="text">
      <style:text-properties fo:color="#008000" fo:font-style="italic" style:font-style-asian="italic" style:font-style-complex="italic"/>
    </style:style>
    <style:style style:name="T1009" style:family="text">
      <style:text-properties fo:color="#008000" officeooo:rsid="03153caa" fo:background-color="transparent" loext:char-shading-value="0"/>
    </style:style>
    <style:style style:name="T1010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011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012" style:family="text">
      <style:text-properties fo:color="#008000" officeooo:rsid="03429aa5"/>
    </style:style>
    <style:style style:name="T1013" style:family="text">
      <style:text-properties fo:color="#008000" officeooo:rsid="03886cfc"/>
    </style:style>
    <style:style style:name="T1014" style:family="text">
      <style:text-properties officeooo:rsid="03e2358d"/>
    </style:style>
    <style:style style:name="T1015" style:family="text">
      <style:text-properties officeooo:rsid="03e6bad7"/>
    </style:style>
    <style:style style:name="T1016" style:family="text">
      <style:text-properties officeooo:rsid="03e718ea"/>
    </style:style>
    <style:style style:name="T1017" style:family="text">
      <style:text-properties officeooo:rsid="03e90de3"/>
    </style:style>
    <style:style style:name="T1018" style:family="text">
      <style:text-properties officeooo:rsid="0015f1ff"/>
    </style:style>
    <style:style style:name="T1019" style:family="text">
      <style:text-properties officeooo:rsid="03e93625"/>
    </style:style>
    <style:style style:name="T1020" style:family="text">
      <style:text-properties officeooo:rsid="0019f535"/>
    </style:style>
    <style:style style:name="T1021" style:family="text">
      <style:text-properties officeooo:rsid="03ec3a95"/>
    </style:style>
    <style:style style:name="T1022" style:family="text">
      <style:text-properties officeooo:rsid="03ed0846"/>
    </style:style>
    <style:style style:name="T1023" style:family="text">
      <style:text-properties officeooo:rsid="03ee7eb1"/>
    </style:style>
    <style:style style:name="T1024" style:family="text">
      <style:text-properties officeooo:rsid="03f0c84b"/>
    </style:style>
    <style:style style:name="T1025" style:family="text">
      <style:text-properties officeooo:rsid="03f27278"/>
    </style:style>
    <style:style style:name="T1026" style:family="text">
      <style:text-properties officeooo:rsid="03f7049e"/>
    </style:style>
    <style:style style:name="T1027" style:family="text">
      <style:text-properties officeooo:rsid="04045fb5"/>
    </style:style>
    <style:style style:name="T1028" style:family="text">
      <style:text-properties officeooo:rsid="0411d16e"/>
    </style:style>
    <style:style style:name="T1029" style:family="text">
      <style:text-properties officeooo:rsid="0437fd59"/>
    </style:style>
    <style:style style:name="T1030" style:family="text">
      <style:text-properties officeooo:rsid="043c6125"/>
    </style:style>
    <style:style style:name="T1031" style:family="text">
      <style:text-properties officeooo:rsid="045019c0"/>
    </style:style>
    <style:style style:name="T1032" style:family="text">
      <style:text-properties officeooo:rsid="0455d30c"/>
    </style:style>
    <style:style style:name="T1033" style:family="text">
      <style:text-properties officeooo:rsid="046a1124"/>
    </style:style>
    <style:style style:name="T1034" style:family="text">
      <style:text-properties officeooo:rsid="046a9d46"/>
    </style:style>
    <style:style style:name="T1035" style:family="text">
      <style:text-properties officeooo:rsid="046fb62d"/>
    </style:style>
    <style:style style:name="T1036" style:family="text">
      <style:text-properties officeooo:rsid="04719231"/>
    </style:style>
    <style:style style:name="T1037" style:family="text">
      <style:text-properties officeooo:rsid="040ce935"/>
    </style:style>
    <style:style style:name="T1038" style:family="text">
      <style:text-properties officeooo:rsid="048bee3c"/>
    </style:style>
    <style:style style:name="T1039" style:family="text">
      <style:text-properties officeooo:rsid="048df38c"/>
    </style:style>
    <style:style style:name="T1040" style:family="text">
      <style:text-properties officeooo:rsid="048ffd4a"/>
    </style:style>
    <style:style style:name="T1041" style:family="text">
      <style:text-properties officeooo:rsid="04915c32"/>
    </style:style>
    <style:style style:name="T1042" style:family="text">
      <style:text-properties officeooo:rsid="04a08898"/>
    </style:style>
    <style:style style:name="T1043" style:family="text">
      <style:text-properties officeooo:rsid="04a3c98b"/>
    </style:style>
    <style:style style:name="T1044" style:family="text">
      <style:text-properties officeooo:rsid="04a57ad8"/>
    </style:style>
    <style:style style:name="T1045" style:family="text">
      <style:text-properties officeooo:rsid="04a6595a"/>
    </style:style>
    <style:style style:name="T1046" style:family="text">
      <style:text-properties officeooo:rsid="04a6679a"/>
    </style:style>
    <style:style style:name="T1047" style:family="text">
      <style:text-properties officeooo:rsid="04bb11b5"/>
    </style:style>
    <style:style style:name="T1048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049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050" style:family="text">
      <style:text-properties officeooo:rsid="04bc7059"/>
    </style:style>
    <style:style style:name="T1051" style:family="text">
      <style:text-properties officeooo:rsid="04c36d3f"/>
    </style:style>
    <style:style style:name="T1052" style:family="text">
      <style:text-properties officeooo:rsid="04c627f1"/>
    </style:style>
    <style:style style:name="T1053" style:family="text">
      <style:text-properties officeooo:rsid="04cce5bf"/>
    </style:style>
    <style:style style:name="T1054" style:family="text">
      <style:text-properties officeooo:rsid="04cfcb47"/>
    </style:style>
    <style:style style:name="T1055" style:family="text">
      <style:text-properties officeooo:rsid="04e24210"/>
    </style:style>
    <style:style style:name="T1056" style:family="text">
      <style:text-properties officeooo:rsid="04ec533d"/>
    </style:style>
    <style:style style:name="T1057" style:family="text">
      <style:text-properties officeooo:rsid="04ed871b"/>
    </style:style>
    <style:style style:name="T1058" style:family="text">
      <style:text-properties officeooo:rsid="0508fe4c"/>
    </style:style>
    <style:style style:name="T1059" style:family="text">
      <style:text-properties officeooo:rsid="05115d8e"/>
    </style:style>
    <style:style style:name="T1060" style:family="text">
      <style:text-properties officeooo:rsid="051c4636"/>
    </style:style>
    <style:style style:name="T1061" style:family="text">
      <style:text-properties officeooo:rsid="0524ab2e"/>
    </style:style>
    <style:style style:name="T1062" style:family="text">
      <style:text-properties officeooo:rsid="05250d74"/>
    </style:style>
    <style:style style:name="T1063" style:family="text">
      <style:text-properties officeooo:rsid="052672fc"/>
    </style:style>
    <style:style style:name="T1064" style:family="text">
      <style:text-properties officeooo:rsid="053ca08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8"><text:span text:style-name="T817">А</text:span>нглийско<text:span text:style-name="T817">е</text:span> предложени<text:span text:style-name="T817">е</text:span></text:p>
      <text:p text:style-name="P1039"/>
      <text:p text:style-name="P494"><text:span text:style-name="T813">Слова </text:span><text:span text:style-name="T814">в предложении </text:span><text:span text:style-name="T813">делятся на </text:span><text:span text:style-name="T890">две</text:span><text:span text:style-name="T813"> смысловые группы:</text:span></text:p>
      <text:list xml:id="list724540474" text:style-name="L1">
        <text:list-item>
          <text:p text:style-name="P1134"><text:span text:style-name="T813">главные члены предложения — подлежащее и сказуемое </text:span><text:span text:style-name="T994">(</text:span><text:span text:style-name="T1019">основа</text:span><text:span text:style-name="T994"> предложения)</text:span><text:span text:style-name="T813">;</text:span></text:p>
        </text:list-item>
        <text:list-item>
          <text:p text:style-name="P1135">второстепенные члены предложения — определение, дополнение и обстоятельтсво.</text:p>
        </text:list-item>
      </text:list>
      <text:p text:style-name="P176"/>
      <text:p text:style-name="P1035">Подлежащее — эт<text:span text:style-name="T910">о</text:span> автор действия (существительное).</text:p>
      <text:p text:style-name="P838">Сказуемое — это действие совершенное автором (глагол).</text:p>
      <text:p text:style-name="P175"/>
      <text:p text:style-name="P1036"><text:span text:style-name="T1018">Дополнение — это то, на </text:span><text:span text:style-name="T1017">кого </text:span><text:span text:style-name="T1019">или на что</text:span><text:span text:style-name="T1018"> направлено действие. </text:span><text:span text:style-name="T1019">В</text:span><text:span text:style-name="T1018">ыражено существительным, </text:span>перед которым может <text:span text:style-name="T1019">быть</text:span> предлог или глаголом <text:span text:style-name="T1019">с</text:span> частиц<text:span text:style-name="T1019">ей</text:span> <text:span text:style-name="T456">to</text:span><text:span text:style-name="T608">. </text:span>Обычно стоит <text:span text:style-name="T1006">во второй половине предложения, после </text:span><text:span text:style-name="T1019">сказуемого</text:span><text:span text:style-name="T1006">.</text:span></text:p>
      <text:p text:style-name="P175"/>
      <text:p text:style-name="P1037">Обстоятельство — это слово или группа слов, отвечающая на вопросы: как? когда? </text:p>
      <text:p text:style-name="P1036"><text:span text:style-name="T1020">каким образом? </text:span><text:span text:style-name="T1019">О</text:span><text:span text:style-name="T1020">бозначает: время, место, способ или причину действия.</text:span></text:p>
      <text:p text:style-name="P175"/>
      <text:p text:style-name="P490"><text:span text:style-name="T816">В английском </text:span><text:span text:style-name="T817">языке</text:span><text:span text:style-name="T816"> не бывает предложений без подлежащего и сказуемого.</text:span></text:p>
      <text:p text:style-name="P839">Исключение составляют разговорные фразы: <text:span text:style-name="T456">nice to meet you</text:span><text:span text:style-name="T475">, come here, have fun </text:span><text:span text:style-name="T707">и пр</text:span><text:span text:style-name="T693">.</text:span></text:p>
      <text:p text:style-name="P1"/>
      <text:p text:style-name="P177"><text:span text:style-name="T880">Порядок слов в у</text:span>тведрдительны<text:span text:style-name="T880">х</text:span> и отрицательны<text:span text:style-name="T880">х</text:span> предложения<text:span text:style-name="T880">х</text:span>:</text:p>
      <text:list xml:id="list1430386592" text:style-name="L2">
        <text:list-item>
          <text:p text:style-name="P1136"><text:span text:style-name="T14">подлежащее</text:span><text:span text:style-name="T1">;</text:span></text:p>
        </text:list-item>
        <text:list-item>
          <text:p text:style-name="P1136"><text:span text:style-name="T24">сказуемое</text:span><text:span text:style-name="T2">;</text:span></text:p>
        </text:list-item>
        <text:list-item>
          <text:p text:style-name="P1137"><text:span text:style-name="T1007">дополнение</text:span>;</text:p>
        </text:list-item>
        <text:list-item>
          <text:p text:style-name="P1137"><text:span text:style-name="T10">обстоятельство</text:span>.</text:p>
        </text:list-item>
      </text:list>
      <text:p text:style-name="P16"/>
      <text:p text:style-name="P17"><text:span text:style-name="T13">We</text:span> <text:span text:style-name="T23">do</text:span> <text:span text:style-name="T1007">our work</text:span> <text:span text:style-name="T10">with pleasure</text:span> — <text:span text:style-name="T22">М</text:span>ы делаем нашу работу с удовол<text:span text:style-name="T22">ь</text:span>ствием.</text:p>
      <text:p text:style-name="P17"><text:span text:style-name="T13">They</text:span> <text:span text:style-name="T3">have n</text:span><text:span text:style-name="T7">o</text:span><text:span text:style-name="T3">t</text:span><text:span text:style-name="T23"> finish</text:span><text:span text:style-name="T25">ed</text:span> <text:span text:style-name="T1007">their work</text:span> <text:span text:style-name="T10">in time</text:span> — <text:span text:style-name="T22">Они не закончили работу вовремя.</text:span></text:p>
      <text:p text:style-name="P18"><text:span text:style-name="T13">I</text:span> <text:span text:style-name="T3">will</text:span><text:span text:style-name="T23"> give</text:span> <text:span text:style-name="T1007">you money</text:span> — Я дам тебе деньги.</text:p>
      <text:p text:style-name="P16"/>
      <text:p text:style-name="P188"><text:span text:style-name="T880">Порядок слов в в</text:span>опросительны<text:span text:style-name="T880">х</text:span> предложения<text:span text:style-name="T880">х</text:span>:</text:p>
      <text:list xml:id="list4267915746" text:style-name="L3">
        <text:list-item>
          <text:p text:style-name="P1177"><text:span text:style-name="T38">вопросительное слово</text:span>;</text:p>
        </text:list-item>
        <text:list-item>
          <text:p text:style-name="P1177"><text:span text:style-name="T3">вспомогательный глагол</text:span><text:span text:style-name="T23"> </text:span><text:span text:style-name="T42">(часть сказуемого)</text:span><text:span text:style-name="T41">;</text:span></text:p>
        </text:list-item>
        <text:list-item>
          <text:p text:style-name="P1177"><text:span text:style-name="T13">подлежащее</text:span>;</text:p>
        </text:list-item>
        <text:list-item>
          <text:p text:style-name="P1177"><text:span text:style-name="T23">смысловой глагол</text:span><text:span text:style-name="T3"> </text:span><text:span text:style-name="T42">(часть сказуемого)</text:span><text:span text:style-name="T41">;</text:span></text:p>
        </text:list-item>
        <text:list-item>
          <text:p text:style-name="P1177"><text:span text:style-name="T8">дополнение</text:span>;</text:p>
        </text:list-item>
        <text:list-item>
          <text:p text:style-name="P1177"><text:span text:style-name="T10">обстоятельство</text:span>.</text:p>
        </text:list-item>
      </text:list>
      <text:p text:style-name="P489"/>
      <text:p text:style-name="P19"><text:span text:style-name="T38">What</text:span> <text:span text:style-name="T3">are</text:span> <text:span text:style-name="T13">you</text:span> <text:span text:style-name="T23">doing</text:span> <text:span text:style-name="T10">here</text:span>? <text:span text:style-name="T595">—</text:span> Что ты здесь делаешь?</text:p>
      <text:p text:style-name="P491"><text:span text:style-name="T4">Do</text:span><text:span text:style-name="T456"> </text:span><text:span text:style-name="T15">you</text:span><text:span text:style-name="T456"> </text:span><text:span text:style-name="T26">want</text:span><text:span text:style-name="T9"> </text:span><text:span text:style-name="T1008">to live</text:span><text:span text:style-name="T9"> </text:span><text:span text:style-name="T11">in Spain</text:span><text:span text:style-name="T456">? — Ты хочешь жить в Испании?</text:span></text:p>
      <text:p text:style-name="P976"/>
      <text:p text:style-name="P976">Местоимение <text:span text:style-name="T456">I</text:span> всегда пишется с большой буквы.</text:p>
      <text:p text:style-name="P979">В английском языке всего 2 падежа: именительный и объектный. <text:s/></text:p>
      <text:p text:style-name="P985"><text:span text:style-name="T362">В предложениях, которые используют глаголы: </text:span><text:span text:style-name="T532">like, have, enjoy, need</text:span><text:span text:style-name="T361">, </text:span><text:span text:style-name="T362">подлежащие </text:span></text:p>
      <text:p text:style-name="P985"><text:span text:style-name="T362">не переводятся на русский в именительном падеже</text:span><text:span text:style-name="T363">:</text:span></text:p>
      <text:p text:style-name="P975">I like my job — Мне нравится моя работа (а не «Я нравится моя работа»).</text:p>
      <text:p text:style-name="P99"/>
      <text:p text:style-name="P368">Английское предложение, в большинстве случаем, удобнее переводить с конца.</text:p>
      <text:p text:style-name="P367"/>
      <text:p text:style-name="P130">I have something in my eye → in my eye (в моем глазу), something (что-то), I have (есть).</text:p>
      <text:p text:style-name="P951"><text:span text:style-name="T140">There </text:span><text:span text:style-name="T141">was a cup on the table → on the table (на столе), was (была), a cup (чашка).</text:span></text:p>
      <text:p text:style-name="P1130"><text:span text:style-name="T1048">Глагол и </text:span><text:span text:style-name="T1049">времена</text:span></text:p>
      <text:p text:style-name="P420"/>
      <text:p text:style-name="P807"><text:span text:style-name="T960">С</text:span><text:span text:style-name="T596">казуемое </text:span><text:span text:style-name="T960">п</text:span><text:span text:style-name="T596">очти всегда делится на </text:span><text:span text:style-name="T890">две</text:span><text:span text:style-name="T596"> части: </text:span><text:span text:style-name="T871">на </text:span><text:span text:style-name="T596">вспомогательный </text:span><text:span text:style-name="T961">глагол </text:span><text:span text:style-name="T596">и смысловой.</text:span></text:p>
      <text:p text:style-name="P807"><text:span text:style-name="T596">Вспомогательный глагол не переводится. Он </text:span><text:span text:style-name="T597">сообщает</text:span><text:span text:style-name="T596"> о том, в каком времени нужно переводить смысловой. Смысловой глогол передает суть действия.</text:span></text:p>
      <text:p text:style-name="P807"/>
      <text:p text:style-name="P806">Смысловой глагол имеет несколько форм:</text:p>
      <text:list xml:id="list3327306362" text:style-name="L4">
        <text:list-item>
          <text:p text:style-name="P1138">начальная форма (инфинитив) — форма глагола, как в словаре;</text:p>
        </text:list-item>
        <text:list-item>
          <text:p text:style-name="P1138">с окончанием <text:span text:style-name="T456">-s (-es)</text:span> — в утверждениях <text:span text:style-name="T693">Present Simple</text:span> после <text:span text:style-name="T456">he/she/it</text:span>;</text:p>
        </text:list-item>
        <text:list-item>
          <text:p text:style-name="P1138">с окончанием <text:span text:style-name="T456">-ing</text:span> (причастие) — в основном для образования <text:span text:style-name="T693">Present Continuous</text:span>;</text:p>
        </text:list-item>
        <text:list-item>
          <text:p text:style-name="P1138">2я форма <text:span text:style-name="T884">(с окончанием </text:span><text:span text:style-name="T459">-ed</text:span><text:span text:style-name="T884">)</text:span> — для образования <text:span text:style-name="T693">Past Simple</text:span>;</text:p>
        </text:list-item>
        <text:list-item>
          <text:p text:style-name="P1139">3я форма (прошедшее причастие) — для времен группы Perfect и пассивного залога.</text:p>
        </text:list-item>
      </text:list>
      <text:p text:style-name="P99"/>
      <text:p text:style-name="P327">Самыми распорстраненными являются 2 формы — инфинитив и глагол с окончанием -ing.</text:p>
      <text:p text:style-name="P327">Они входят в состав разных времен и используются в связке с модальными глаголами.</text:p>
      <text:p text:style-name="P329"/>
      <text:p text:style-name="P328">Инфинитив используется в след. ситуациях:</text:p>
      <text:list xml:id="list3173641285" text:style-name="L5">
        <text:list-item>
          <text:p text:style-name="P1178">после модальных глаголов;</text:p>
        </text:list-item>
        <text:list-item>
          <text:p text:style-name="P1178">после вспомогательных глаголов в Present <text:span text:style-name="T975">Simple и </text:span>Past Simple;</text:p>
        </text:list-item>
        <text:list-item>
          <text:p text:style-name="P1178">в конструкциях going to, have to, used to, would like to.</text:p>
        </text:list-item>
      </text:list>
      <text:p text:style-name="P327"/>
      <text:p text:style-name="P328">Глагол с окончанием -ing используется:</text:p>
      <text:list xml:id="list2714932476" text:style-name="L6">
        <text:list-item>
          <text:p text:style-name="P1179">во временах группы Continuous;</text:p>
        </text:list-item>
        <text:list-item>
          <text:p text:style-name="P1180">в форме герундия.</text:p>
        </text:list-item>
      </text:list>
      <text:p text:style-name="P100"/>
      <text:p text:style-name="P330">Глагол с окончанием -ing грамматически является существительным.</text:p>
      <text:p text:style-name="P100"/>
      <text:p text:style-name="P5"><text:span text:style-name="T886">Настоящее.</text:span> Present</text:p>
      <text:p text:style-name="P324"/>
      <text:p text:style-name="P324">Present Simple (я делаю это сейчас):</text:p>
      <text:p text:style-name="P102">I live in Spain — Я живу в испании (факт).</text:p>
      <text:p text:style-name="P325"/>
      <text:p text:style-name="P324">Present Continuous (я делаю это прямо сейчас):</text:p>
      <text:p text:style-name="P31">I am reading a book — Я читаю книгу (именно сейчас).</text:p>
      <text:p text:style-name="P326"/>
      <text:p text:style-name="P324">Present Perfect (я сделал это ранее, но именно сейчас это важно):</text:p>
      <text:p text:style-name="P101">I have lost the keys — Я потерял ключи (результат).</text:p>
      <text:p text:style-name="P101"/>
      <text:p text:style-name="P324">Present Perfect <text:span text:style-name="T885">Continuous (я делаю это уже какое-то время):</text:span></text:p>
      <text:p text:style-name="P492"><text:span text:style-name="T457">I have been reading for 2 hours — </text:span><text:span text:style-name="T505">Я читаю уже 2 часа</text:span></text:p>
      <text:p text:style-name="P156"/>
      <text:p text:style-name="P242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265"/>
      <text:p text:style-name="P6">Present Simple</text:p>
      <text:p text:style-name="P430"/>
      <text:p text:style-name="P178">Используется чтобы:</text:p>
      <text:list xml:id="list575614935" text:style-name="L7">
        <text:list-item>
          <text:p text:style-name="P1228">сообщить факты настоящего, описать текущую реальность;</text:p>
        </text:list-item>
        <text:list-item>
          <text:p text:style-name="P1228">говорить о событиях, которые происходят с какой-то регулярностью.</text:p>
        </text:list-item>
      </text:list>
      <text:p text:style-name="P212"><text:soft-page-break/>В утверждениях глагол используется в 2х вариантах:</text:p>
      <text:list xml:id="list1135854461" text:style-name="L8">
        <text:list-item>
          <text:p text:style-name="P1230">без изменений, если подлежащее в первом лице или множеств<text:span text:style-name="T871">ен.</text:span> числе <text:span text:style-name="T456">(</text:span><text:span text:style-name="T460">I</text:span><text:span text:style-name="T456">, </text:span><text:span text:style-name="T460">you</text:span><text:span text:style-name="T456">, </text:span><text:span text:style-name="T460">we,</text:span><text:span text:style-name="T456"> </text:span><text:span text:style-name="T460">they</text:span><text:span text:style-name="T456">)</text:span>;</text:p>
        </text:list-item>
        <text:list-item>
          <text:p text:style-name="P1230"><text:span text:style-name="T598">с окончанием </text:span><text:span text:style-name="T461">-s </text:span><text:span text:style-name="T462">(-es)</text:span><text:span text:style-name="T598">, если подлежащ</text:span><text:span text:style-name="T835">ее</text:span><text:span text:style-name="T598"> в третьем лице, единств</text:span><text:span text:style-name="T836">ен</text:span><text:span text:style-name="T871">ном</text:span><text:span text:style-name="T598"> числе </text:span><text:span text:style-name="T461">(</text:span><text:span text:style-name="T460">he</text:span><text:span text:style-name="T461">, </text:span><text:span text:style-name="T460">she</text:span><text:span text:style-name="T461">, </text:span><text:span text:style-name="T460">it</text:span><text:span text:style-name="T461">)</text:span></text:p>
        </text:list-item>
      </text:list>
      <text:p text:style-name="P1006"/>
      <text:p text:style-name="P851"><text:span text:style-name="T894">I </text:span><text:span text:style-name="T29">live</text:span><text:span text:style-name="T894"> in New York — Я живу в Нью Йорке.</text:span></text:p>
      <text:p text:style-name="P853"><text:span text:style-name="T894">Peter </text:span><text:span text:style-name="T29">work</text:span><text:span text:style-name="T30">s</text:span><text:span text:style-name="T894"> in New York — Питер работает в Нью Йорке;</text:span></text:p>
      <text:p text:style-name="P180"/>
      <text:p text:style-name="P179">Окончание <text:span text:style-name="T456">-es</text:span> ставится, если глагол заканчивается: на гласную букву, </text:p>
      <text:p text:style-name="P181">на шипящий звук <text:span text:style-name="T456">(sh, ch)</text:span> <text:span text:style-name="T815">или</text:span> на букву <text:span text:style-name="T456">s/x</text:span>:</text:p>
      <text:list xml:id="list825522088" text:style-name="L9">
        <text:list-item>
          <text:p text:style-name="P1232"><text:span text:style-name="T600">go — </text:span>goes;</text:p>
        </text:list-item>
        <text:list-item>
          <text:p text:style-name="P1232"><text:span text:style-name="T600">teach — </text:span>teaches;</text:p>
        </text:list-item>
        <text:list-item>
          <text:p text:style-name="P1231"><text:span text:style-name="T600">mix — </text:span><text:span text:style-name="T599">mixes.</text:span></text:p>
        </text:list-item>
      </text:list>
      <text:p text:style-name="P430"/>
      <text:p text:style-name="P183">Если глагол заканчивается на букву y, перед которой согласная, то вместо y </text:p>
      <text:p text:style-name="P182">пишется <text:span text:style-name="T456">i</text:span> <text:span text:style-name="T601">(помимо добавления </text:span><text:span text:style-name="T463">-es</text:span><text:span text:style-name="T601">)</text:span>:</text:p>
      <text:list xml:id="list1292141592" text:style-name="L10">
        <text:list-item>
          <text:p text:style-name="P1233">fly — flies; </text:p>
        </text:list-item>
        <text:list-item>
          <text:p text:style-name="P1233">cry — cries.</text:p>
        </text:list-item>
      </text:list>
      <text:p text:style-name="P430"/>
      <text:p text:style-name="P497"><text:span text:style-name="T694">П</text:span><text:span text:style-name="T695">еред сказуемым часто </text:span><text:span text:style-name="T697">стоят</text:span><text:span text:style-name="T695"> маячки времени </text:span><text:span text:style-name="T701">(</text:span><text:span text:style-name="T695">наречия частности</text:span><text:span text:style-name="T701">)</text:span><text:span text:style-name="T696">:</text:span></text:p>
      <text:list xml:id="list629586199" text:style-name="L11">
        <text:list-item>
          <text:p text:style-name="P1229">always - <text:span text:style-name="T598">всегда</text:span>;</text:p>
        </text:list-item>
        <text:list-item>
          <text:p text:style-name="P1229">usually - <text:span text:style-name="T598">обычно</text:span>;</text:p>
        </text:list-item>
        <text:list-item>
          <text:p text:style-name="P1229">often - <text:span text:style-name="T598">часто</text:span>;</text:p>
        </text:list-item>
        <text:list-item>
          <text:p text:style-name="P1229">sometimes - <text:span text:style-name="T598">иногда</text:span>;</text:p>
        </text:list-item>
        <text:list-item>
          <text:p text:style-name="P1229">never — <text:span text:style-name="T598">никогда</text:span>.</text:p>
        </text:list-item>
      </text:list>
      <text:p text:style-name="P20"/>
      <text:p text:style-name="P431"><text:span text:style-name="T456">I </text:span><text:span text:style-name="T531">always</text:span><text:span text:style-name="T456"> wash my hands before eating — Я всегда мою руки перед едой.</text:span></text:p>
      <text:p text:style-name="P430"/>
      <text:p text:style-name="P2">Отрицания в Present Simple</text:p>
      <text:p text:style-name="P2"/>
      <text:p text:style-name="P495"><text:span text:style-name="T605">Использу</text:span><text:span text:style-name="T606">ю</text:span><text:span text:style-name="T605">тся чтобы сказать о том, что что-либо:</text:span></text:p>
      <text:list xml:id="list3149168959" text:style-name="L12">
        <text:list-item>
          <text:p text:style-name="P1234">не является фактом настоящего <text:span text:style-name="T836">или истиной</text:span>;</text:p>
        </text:list-item>
        <text:list-item>
          <text:p text:style-name="P1234">не происходит с какой-то регулярностью.</text:p>
        </text:list-item>
      </text:list>
      <text:p text:style-name="P488"/>
      <text:p text:style-name="P487">За отрицание отвечает частица <text:span text:style-name="T456">not</text:span>, которая идет в паре со вспомогательным глаголом <text:span text:style-name="T456">do</text:span>.</text:p>
      <text:p text:style-name="P487">Если подлежащее <text:span text:style-name="T456">he/she/it</text:span>, то испольузется <text:span text:style-name="T456">does</text:span>. <text:span text:style-name="T812">Смысловой глагол без изменений.</text:span></text:p>
      <text:p text:style-name="P486"/>
      <text:p text:style-name="P146">People <text:span text:style-name="T3">do </text:span><text:span text:style-name="T43">not</text:span> <text:span text:style-name="T23">live</text:span> in space — Люди не живут в космосе.</text:p>
      <text:p text:style-name="P146">Water <text:span text:style-name="T3">does </text:span><text:span text:style-name="T43">not</text:span> <text:span text:style-name="T23">boil</text:span> at 50 degrees Celsius — Вода не кипит при 50 грудусах.</text:p>
      <text:p text:style-name="P146"/>
      <text:p text:style-name="P902"><text:span text:style-name="T603">Практически всегда </text:span><text:span text:style-name="T507">do/</text:span><text:span text:style-name="T508">does</text:span><text:span text:style-name="T507"> not</text:span><text:span text:style-name="T603"> использу</text:span><text:span text:style-name="T604">е</text:span><text:span text:style-name="T603">тся в сокращении: </text:span></text:p>
      <text:p text:style-name="P147">We don`t drink whisky — Мы не пьем виски. <text:span text:style-name="T958">He doesn`t drink tea — Он не пьет чай.</text:span></text:p>
      <text:p text:style-name="P262"/>
      <text:p text:style-name="P262">Вопросы в Present Simple</text:p>
      <text:p text:style-name="P147"/>
      <text:p text:style-name="P222">Используюся чтобы:</text:p>
      <text:list xml:id="list1554946617" text:style-name="L13">
        <text:list-item>
          <text:p text:style-name="P1210">узнать о фактах настоящего;</text:p>
        </text:list-item>
        <text:list-item>
          <text:p text:style-name="P1210">о событиях, которые происходят с какой-то регулярностью.</text:p>
        </text:list-item>
      </text:list>
      <text:p text:style-name="P221"/>
      <text:p text:style-name="P221"><text:soft-page-break/>Вопрос задается с помощью вспомогательного глагола <text:span text:style-name="T456">do/</text:span><text:span text:style-name="T464">does</text:span>, который ставится перед подлежащим. Смысловой глагол без изменений (в начальной форме).</text:p>
      <text:p text:style-name="P1009"/>
      <text:p text:style-name="P493"><text:span text:style-name="T5">Do</text:span><text:span text:style-name="T602"> you </text:span><text:span text:style-name="T28">like</text:span><text:span text:style-name="T602"> action movies? </text:span><text:span text:style-name="T493">— </text:span><text:span text:style-name="T602">Тебе нравятся экшен фильмы? </text:span></text:p>
      <text:p text:style-name="P71"><text:span text:style-name="T839">What books </text:span><text:span text:style-name="T6">do</text:span><text:span text:style-name="T839"> you </text:span><text:span text:style-name="T32">read</text:span><text:span text:style-name="T839">? </text:span><text:span text:style-name="T850">—</text:span><text:span text:style-name="T839"> Какие книги тебе нравятся?</text:span></text:p>
      <text:p text:style-name="P154"/>
      <text:p text:style-name="P256">Present Continuous</text:p>
      <text:p text:style-name="P223"/>
      <text:p text:style-name="P223">Указывает на событие, происходящее именно сейчас и которое еще не закончилось.</text:p>
      <text:p text:style-name="P227">Состоит из связки вспомогательного глагола <text:span text:style-name="T456">be</text:span> и смыслового с окончанием <text:span text:style-name="T456">-ing</text:span>:</text:p>
      <text:p text:style-name="P224"/>
      <text:p text:style-name="P148">She <text:span text:style-name="T818">is</text:span> driv<text:span text:style-name="T818">ing</text:span> to work. <text:span text:style-name="T870">—</text:span> Она (сейчас) едет на работу.</text:p>
      <text:p text:style-name="P150">You <text:span text:style-name="T818">are</text:span> do<text:span text:style-name="T818">ing</text:span> great! <text:span text:style-name="T870">—</text:span> У тебя отлично получается!</text:p>
      <text:p text:style-name="P223"/>
      <text:p text:style-name="P511"><text:span text:style-name="T609">Если глагол заканчивается на </text:span><text:span text:style-name="T499">-e</text:span><text:span text:style-name="T609">, то при добавлении </text:span><text:span text:style-name="T499">-ing</text:span><text:span text:style-name="T609"> она выпадает: </text:span><text:span text:style-name="T499">make → making.</text:span></text:p>
      <text:p text:style-name="P226">Если глагол заканчивается на <text:span text:style-name="T456">-ie</text:span>, то при добавлении <text:span text:style-name="T456">-ing</text:span> оно меняется на <text:span text:style-name="T456">-y</text:span>: <text:span text:style-name="T456">lie → lying. </text:span></text:p>
      <text:p text:style-name="P149"/>
      <text:p text:style-name="P226">Если глагол из 1 слога, с одной гласной буквой, после которой солгасная, то при </text:p>
      <text:p text:style-name="P511"><text:span text:style-name="T609">добавлении </text:span><text:span text:style-name="T499">-ing</text:span><text:span text:style-name="T609"> согласная удваивается: </text:span><text:span text:style-name="T499">hit → hitting, sit → sitting.</text:span></text:p>
      <text:p text:style-name="P225"/>
      <text:p text:style-name="P512"><text:span text:style-name="T609">В </text:span><text:span text:style-name="T602">окончании </text:span><text:span text:style-name="T492">-ing</text:span><text:span text:style-name="T602"> буква </text:span><text:span text:style-name="T492">g</text:span><text:span text:style-name="T602"> не произносится. Сочетание </text:span><text:span text:style-name="T492">ng</text:span><text:span text:style-name="T602"> образет необычный звук, которого нет в русском языке — носовой </text:span><text:span text:style-name="T492">n</text:span><text:span text:style-name="T602"> (при произнесении пускается воздух через нос).</text:span></text:p>
      <text:p text:style-name="P227"/>
      <text:p text:style-name="P228"><text:span text:style-name="T875">Слова-м</text:span>аячки Present Continuous:</text:p>
      <text:list xml:id="list1878456777" text:style-name="L14">
        <text:list-item>
          <text:p text:style-name="P1211">look — смотри;</text:p>
        </text:list-item>
        <text:list-item>
          <text:p text:style-name="P1211">now — сейчас (обычно стоит в конце);</text:p>
        </text:list-item>
        <text:list-item>
          <text:p text:style-name="P1211">at the moment — в этот момент (обычно в конце).</text:p>
        </text:list-item>
      </text:list>
      <text:p text:style-name="P225"/>
      <text:p text:style-name="P150">I am working right <text:span text:style-name="T818">now</text:span>. — Прямо сейчас я работаю.</text:p>
      <text:p text:style-name="P150"><text:span text:style-name="T818">Look</text:span> out of the window! It`s raining. — Посмотри в окно. Идет дождь.</text:p>
      <text:p text:style-name="P229"/>
      <text:p text:style-name="P255">Отрицания в Present Continuous</text:p>
      <text:p text:style-name="P255"/>
      <text:p text:style-name="P230">Используется чтобы сказать, что что-то не происходит именно сейчас.</text:p>
      <text:p text:style-name="P230">Для этого к глаголу <text:span text:style-name="T456">be</text:span> добавляется частица <text:span text:style-name="T456">not</text:span>.</text:p>
      <text:p text:style-name="P230"/>
      <text:p text:style-name="P151">I`m not listening to you. <text:span text:style-name="T872">—</text:span> Я не слушаю тебя.</text:p>
      <text:p text:style-name="P151">He isn`t cleaning the carpet. <text:span text:style-name="T872">—</text:span> Он не чистит ковер.</text:p>
      <text:p text:style-name="P151"/>
      <text:p text:style-name="P259">Вопросы в Present Continuous</text:p>
      <text:p text:style-name="P152"/>
      <text:p text:style-name="P1132">Здесь использ<text:span text:style-name="T874">уются</text:span> теже правила, что при составлении вопросов в </text:p>
      <text:p text:style-name="P1133">Present Simple с глаголом <text:span text:style-name="T456">be</text:span>:</text:p>
      <text:p text:style-name="P152">Am I listening? <text:span text:style-name="T872">—</text:span> Я слушаю?</text:p>
      <text:p text:style-name="P152">Are you playing? Yes, I am. <text:span text:style-name="T872">—</text:span> Ты играешь? Да.</text:p>
      <text:p text:style-name="P152">Where is he going? <text:span text:style-name="T872">—</text:span> Куда он идет?</text:p>
      <text:p text:style-name="P153">What book is she reading? <text:span text:style-name="T872">— </text:span>Какую книгу она читает? <text:span text:style-name="T873">(сейчас)</text:span></text:p>
      <text:p text:style-name="P153"/>
      <text:p text:style-name="P270"/>
      <text:p text:style-name="P1129"><text:span text:style-name="T635">Глаголы, которые не использ</text:span><text:span text:style-name="T638">уются</text:span><text:span text:style-name="T635"> в </text:span><text:span text:style-name="T636">Continuous</text:span></text:p>
      <text:p text:style-name="P257"/>
      <text:p text:style-name="P231">Это глаголы, обозначающие состояние, которое не меняется под дейсвтием момента.</text:p>
      <text:p text:style-name="P1020"><text:span text:style-name="T614">Как правило это </text:span><text:span text:style-name="T615">описание</text:span><text:span text:style-name="T614"> чувств или мыслей. </text:span></text:p>
      <text:p text:style-name="P232"/>
      <text:p text:style-name="P1022"><text:span text:style-name="T615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631">(могут </text:span><text:span text:style-name="T632">встречаться </text:span><text:span text:style-name="T631">с </text:span><text:span text:style-name="T512">-ing </text:span><text:span text:style-name="T631">в форме герундия)</text:span><text:span text:style-name="T615">:</text:span></text:p>
      <text:p text:style-name="P233"/>
      <text:p text:style-name="P234">Глаголы восприятия:</text:p>
      <text:list xml:id="list2693298118" text:style-name="L15">
        <text:list-item>
          <text:p text:style-name="P1212">see — видеть;</text:p>
        </text:list-item>
        <text:list-item>
          <text:p text:style-name="P1212">hear — слышать;</text:p>
        </text:list-item>
        <text:list-item>
          <text:p text:style-name="P1212">feel — чувствовать;</text:p>
        </text:list-item>
        <text:list-item>
          <text:p text:style-name="P1212">taste — чувствовать вкус (пробовать);</text:p>
        </text:list-item>
        <text:list-item>
          <text:p text:style-name="P1212">smell — чувствовать запах (нюхать).</text:p>
        </text:list-item>
      </text:list>
      <text:p text:style-name="P233"/>
      <text:p text:style-name="P234">Глаголы для выражения мнения:</text:p>
      <text:list xml:id="list1452705528" text:style-name="L16">
        <text:list-item>
          <text:p text:style-name="P1213">belive — верить;</text:p>
        </text:list-item>
        <text:list-item>
          <text:p text:style-name="P1213">doubt — сомневаться;</text:p>
        </text:list-item>
        <text:list-item>
          <text:p text:style-name="P1213">think — думать.</text:p>
        </text:list-item>
      </text:list>
      <text:p text:style-name="P235"/>
      <text:p text:style-name="P234">Глаголы, показывающие состояние мыслей:</text:p>
      <text:list xml:id="list2288272364" text:style-name="L17">
        <text:list-item>
          <text:p text:style-name="P1214">forget — забывать;</text:p>
        </text:list-item>
        <text:list-item>
          <text:p text:style-name="P1214">imagine — представлять;</text:p>
        </text:list-item>
        <text:list-item>
          <text:p text:style-name="P1214">know — знать;</text:p>
        </text:list-item>
        <text:list-item>
          <text:p text:style-name="P1214">understand — понимать.</text:p>
        </text:list-item>
      </text:list>
      <text:p text:style-name="P233"/>
      <text:p text:style-name="P236">Глаголы, указывающие на эмоции и желания:</text:p>
      <text:list xml:id="list4019383654" text:style-name="L18">
        <text:list-item>
          <text:p text:style-name="P1215">love — любить;</text:p>
        </text:list-item>
        <text:list-item>
          <text:p text:style-name="P1215">like — нравиться;</text:p>
        </text:list-item>
        <text:list-item>
          <text:p text:style-name="P1215">hate — ненавидеть;</text:p>
        </text:list-item>
        <text:list-item>
          <text:p text:style-name="P1215">hope — надеяться;</text:p>
        </text:list-item>
        <text:list-item>
          <text:p text:style-name="P1215">want — хотеть;</text:p>
        </text:list-item>
        <text:list-item>
          <text:p text:style-name="P1215">wish — желать.</text:p>
        </text:list-item>
      </text:list>
      <text:p text:style-name="P237"/>
      <text:p text:style-name="P236">Другие глаголы:</text:p>
      <text:list xml:id="list1519529506" text:style-name="L19">
        <text:list-item>
          <text:p text:style-name="P1216">look — выглядеть;</text:p>
        </text:list-item>
        <text:list-item>
          <text:p text:style-name="P1216">have — иметь.</text:p>
        </text:list-item>
      </text:list>
      <text:p text:style-name="P237"/>
      <text:p text:style-name="P157">I think Amy is a strange girl. - Я думаю, Эмми странная девушка.</text:p>
      <text:p text:style-name="P157">Do you know this man? - Вы знаете этого мужчину?</text:p>
      <text:p text:style-name="P157">You look great! - Ты выглядишь отлично!</text:p>
      <text:p text:style-name="P260"/>
      <text:p text:style-name="P260">Present Perfect</text:p>
      <text:p text:style-name="P238"/>
      <text:p text:style-name="P513"><text:span text:style-name="T622">У</text:span><text:span text:style-name="T618">казывает на дейсвтие совершенное когда-то в прошлом, но подчеркивает, что результат важен сейчас </text:span><text:span text:style-name="T619">(т. е. к какому результату в итоге это привело)</text:span><text:span text:style-name="T618">.</text:span></text:p>
      <text:p text:style-name="P239"/>
      <text:p text:style-name="P1015"><text:span text:style-name="T618">С</text:span><text:span text:style-name="T621">остоит и</text:span><text:span text:style-name="T623">з </text:span><text:span text:style-name="T624">2х частей:</text:span><text:span text:style-name="T621"> вспомогат</text:span><text:span text:style-name="T624">ельного</text:span><text:span text:style-name="T621"> глагола </text:span><text:span text:style-name="T509">have</text:span><text:span text:style-name="T621"> и смыслового глагола </text:span></text:p>
      <text:p text:style-name="P1015"><text:span text:style-name="T621">в 3й форме (</text:span><text:span text:style-name="T630">передает значение</text:span><text:span text:style-name="T625"> «сделанный»</text:span><text:span text:style-name="T621">).</text:span></text:p>
      <text:p text:style-name="P513"><text:soft-page-break/><text:span text:style-name="T618">На русский язык Present Perfect переводится в прошлом </text:span><text:span text:style-name="T620">(иногда настоящ</text:span><text:span text:style-name="T622">и</text:span><text:span text:style-name="T620">м, </text:span><text:span text:style-name="T622">для удобства</text:span><text:span text:style-name="T620">)</text:span><text:span text:style-name="T618">, </text:span></text:p>
      <text:p text:style-name="P240">а в английском принадлежит к катергории настоящих времен.</text:p>
      <text:p text:style-name="P240"/>
      <text:p text:style-name="P21"><text:span text:style-name="T844">I </text:span><text:span text:style-name="T852">have</text:span><text:span text:style-name="T839"> already </text:span><text:span text:style-name="T852">seen</text:span><text:span text:style-name="T839"> this movie. </text:span><text:span text:style-name="T845">—</text:span><text:span text:style-name="T839"> Я уже видел этот фильм (просмотрел, т. е. опыт).</text:span></text:p>
      <text:p text:style-name="P21"><text:span text:style-name="T839">You </text:span><text:span text:style-name="T852">have</text:span><text:span text:style-name="T839"> </text:span><text:span text:style-name="T852">broken</text:span><text:span text:style-name="T839"> the vase. </text:span><text:span text:style-name="T845">— </text:span><text:span text:style-name="T839">Ты разбил вазу. (есть очевидный результат, кот. случился ранее) </text:span></text:p>
      <text:p text:style-name="P22"><text:span text:style-name="T846">It`s the fitst time I </text:span><text:span text:style-name="T853">have</text:span><text:span text:style-name="T846"> </text:span><text:span text:style-name="T853">driven</text:span><text:span text:style-name="T846"> a car — Это впервые, когда я веду машину. (в настоящем)</text:span></text:p>
      <text:p text:style-name="P247"/>
      <text:p text:style-name="P248">Как проявляется результат:</text:p>
      <text:list xml:id="list3549079640" text:style-name="L20">
        <text:list-item>
          <text:p text:style-name="P1236"><text:span text:style-name="T640">это </text:span><text:span text:style-name="T639">очевидные изменения;</text:span></text:p>
        </text:list-item>
        <text:list-item>
          <text:p text:style-name="P1235"><text:span text:style-name="T619">полученный </text:span><text:span text:style-name="T623">ранее</text:span><text:span text:style-name="T619"> опыт или впечатления;</text:span></text:p>
        </text:list-item>
        <text:list-item>
          <text:p text:style-name="P1217">недавно произошедшие события или новая информация.</text:p>
        </text:list-item>
      </text:list>
      <text:p text:style-name="P241"/>
      <text:p text:style-name="P241">Также Present Perfect используют, если что-то произошло впервые:</text:p>
      <text:p text:style-name="P155">It`s the first time something has happend. - Этой первый раз, когда что-то произошло.</text:p>
      <text:p text:style-name="P155">(вместо first можно указать любое порядковое число: second, third)</text:p>
      <text:p text:style-name="P241"/>
      <text:p text:style-name="P241">Present Perferct — яркий пример того, что нельзя переводить английские </text:p>
      <text:p text:style-name="P200"><text:span text:style-name="T843">предложения слово в слово: </text:span><text:span text:style-name="T515">I have done. </text:span><text:span text:style-name="T510">—</text:span><text:span text:style-name="T515"> Я сделал (</text:span><text:span text:style-name="T529">досл. </text:span><text:span text:style-name="T515">Я имею сделанным).</text:span></text:p>
      <text:p text:style-name="P321"/>
      <text:p text:style-name="P322">Есть 2 варианта образования 3й формы глагола:</text:p>
      <text:list xml:id="list180142443" text:style-name="L21">
        <text:list-item>
          <text:p text:style-name="P1218">если глагол правильный, то добавляем к его начальной форме окончание <text:span text:style-name="T456">-ed</text:span>;</text:p>
        </text:list-item>
        <text:list-item>
          <text:p text:style-name="P1218">если неправильный, то находим в таблице неправильных глаголов.</text:p>
        </text:list-item>
      </text:list>
      <text:p text:style-name="P271"/>
      <text:p text:style-name="P834"><text:span text:style-name="T641">Н</text:span><text:span text:style-name="T642">еправильны</text:span><text:span text:style-name="T641">й</text:span><text:span text:style-name="T642"> глагол </text:span><text:span text:style-name="T641">это </text:span><text:span text:style-name="T642">тот, который во 2й или 3й форме </text:span><text:span text:style-name="T656">записывается</text:span><text:span text:style-name="T642"> </text:span><text:span text:style-name="T656">по особенному</text:span><text:span text:style-name="T642">. </text:span></text:p>
      <text:p text:style-name="P272">Самые популярные неправильные глаголы нужно заучить (см. таблицу ниже).</text:p>
      <text:p text:style-name="P271"/>
      <text:p text:style-name="P274">Слова-маячки Present Perfect:</text:p>
      <text:list xml:id="list2168415242" text:style-name="L22">
        <text:list-item>
          <text:p text:style-name="P1219">just — только что;</text:p>
        </text:list-item>
        <text:list-item>
          <text:p text:style-name="P1219">already — уже;</text:p>
        </text:list-item>
        <text:list-item>
          <text:p text:style-name="P1219">yet — еще не;</text:p>
        </text:list-item>
      </text:list>
      <text:p text:style-name="P276"/>
      <text:p text:style-name="P835"><text:span text:style-name="T516">Just</text:span><text:span text:style-name="T643"> и </text:span><text:span text:style-name="T516">already</text:span><text:span text:style-name="T643"> используются в утверждениях. </text:span><text:span text:style-name="T516">Yet</text:span><text:span text:style-name="T643"> — в вопросах и отрицаниях</text:span><text:span text:style-name="T644">. </text:span></text:p>
      <text:p text:style-name="P1004"><text:span text:style-name="T644">(</text:span><text:span text:style-name="T530">already</text:span><text:span text:style-name="T691"> также </text:span><text:span text:style-name="T690">иногда можно встретить</text:span><text:span text:style-name="T691"> в вопросах).</text:span></text:p>
      <text:p text:style-name="P278"/>
      <text:p text:style-name="P277">Место <text:span text:style-name="T456">just</text:span>, <text:span text:style-name="T456">already</text:span> в предложении — между <text:span text:style-name="T456">have</text:span> и 3й формой глагола. </text:p>
      <text:p text:style-name="P277">Слово <text:span text:style-name="T456">yet</text:span> стоит <text:span text:style-name="T959">всегда </text:span>в конце предложения.</text:p>
      <text:p text:style-name="P275"/>
      <text:p text:style-name="P158">I have <text:span text:style-name="T818">just</text:span> eaten a sandwich. <text:span text:style-name="T876">—</text:span> Я только что съел бутерброд.</text:p>
      <text:p text:style-name="P158">We have n<text:span text:style-name="T879">o</text:span>t finished <text:span text:style-name="T818">yet</text:span>. <text:span text:style-name="T876">—</text:span> Мы еще не закончили.</text:p>
      <text:p text:style-name="P273"/>
      <text:p text:style-name="P279">Другие указатели времени:</text:p>
      <text:list xml:id="list2988154104" text:style-name="L23">
        <text:list-item>
          <text:p text:style-name="P1220">ever — когда либо;</text:p>
        </text:list-item>
        <text:list-item>
          <text:p text:style-name="P1220">never — никогда;</text:p>
        </text:list-item>
        <text:list-item>
          <text:p text:style-name="P1220">recently — в последнее время;</text:p>
        </text:list-item>
        <text:list-item>
          <text:p text:style-name="P1220">these days — в последние дни;</text:p>
        </text:list-item>
        <text:list-item>
          <text:p text:style-name="P1220">словосочетание с this (this mornig, this week).</text:p>
        </text:list-item>
      </text:list>
      <text:p text:style-name="P278"/>
      <text:p text:style-name="P278">Место <text:span text:style-name="T456">ever</text:span>, <text:span text:style-name="T456">never</text:span> — перед 3й формой глагола, <text:span text:style-name="T878">а</text:span> <text:span text:style-name="T456">recently</text:span>, <text:span text:style-name="T456">these days</text:span> и </text:p>
      <text:p text:style-name="P278">словосочетания с <text:span text:style-name="T456">this</text:span> — в конце предложения.</text:p>
      <text:p text:style-name="P278"/>
      <text:p text:style-name="P159"><text:soft-page-break/>I <text:span text:style-name="T879">ha</text:span>ve <text:span text:style-name="T818">never</text:span> been to New York. <text:span text:style-name="T877">— </text:span>Я никогда не был в Нью Йорке.</text:p>
      <text:p text:style-name="P159">I <text:span text:style-name="T879">ha</text:span>ve worked a lot <text:span text:style-name="T818">these days</text:span>. <text:span text:style-name="T877">—</text:span> Я много работал в эти дни.</text:p>
      <text:p text:style-name="P280"/>
      <text:p text:style-name="P268">Отрицания в Present Perfect</text:p>
      <text:p text:style-name="P281"/>
      <text:p text:style-name="P282">Используются, когда хотят сказать:</text:p>
      <text:list xml:id="list2170580259" text:style-name="L24">
        <text:list-item>
          <text:p text:style-name="P1221">об отсутствии ожидаемого результата;</text:p>
        </text:list-item>
        <text:list-item>
          <text:p text:style-name="P1221">о том, чего автор никогда не делал или не испытывал.</text:p>
        </text:list-item>
      </text:list>
      <text:p text:style-name="P281"/>
      <text:p text:style-name="P281">Для этого ставится частица <text:span text:style-name="T456">not</text:span> после вспомогательного глагола <text:span text:style-name="T456">have</text:span>.</text:p>
      <text:p text:style-name="P281"/>
      <text:p text:style-name="P281">Также отрицательным считается предложение со словом <text:span text:style-name="T456">never</text:span>, которое передает отрицательный контекст.</text:p>
      <text:p text:style-name="P281"/>
      <text:p text:style-name="P836"><text:span text:style-name="T645">В </text:span><text:span text:style-name="T639">отрицаниях почти всегда используется сокращенная форма глагола — </text:span><text:span text:style-name="T515">haven`t</text:span><text:span text:style-name="T639">.</text:span></text:p>
      <text:p text:style-name="P837"><text:span text:style-name="T657">Сокращени</text:span><text:span text:style-name="T689">е</text:span><text:span text:style-name="T657"> </text:span><text:span text:style-name="T518">`ve not</text:span><text:span text:style-name="T657"> не используется.</text:span></text:p>
      <text:p text:style-name="P160">I have<text:span text:style-name="T360">n</text:span><text:span text:style-name="T364">`</text:span><text:span text:style-name="T360">t</text:span> expected that. <text:span text:style-name="T877">—</text:span> Я этого не ожидал.</text:p>
      <text:p text:style-name="P160">I<text:span text:style-name="T879">`</text:span>ve <text:span text:style-name="T360">never</text:span> seen this movie before. <text:span text:style-name="T877">— </text:span>Я до этого не видел этот фильм. </text:p>
      <text:p text:style-name="P267"/>
      <text:p text:style-name="P267">Вопросы в Present Perfect</text:p>
      <text:p text:style-name="P161"/>
      <text:p text:style-name="P284">Используются, если хоят узнать:</text:p>
      <text:list xml:id="list3609022955" text:style-name="L25">
        <text:list-item>
          <text:p text:style-name="P1222">сделано ли дело к этом моменту, каким образом оно сделано;</text:p>
        </text:list-item>
        <text:list-item>
          <text:p text:style-name="P1246"><text:span text:style-name="T657">имеет ли человек определенный опыт </text:span><text:span text:style-name="T655">или совершил ли он </text:span><text:span text:style-name="T658">нужное</text:span><text:span text:style-name="T655"> действие</text:span><text:span text:style-name="T657">;</text:span></text:p>
        </text:list-item>
      </text:list>
      <text:p text:style-name="P283"/>
      <text:p text:style-name="P837">Для этого используется уже знакомая схема. Глагол <text:span text:style-name="T456">have</text:span> ставится перед по<text:span text:style-name="T883">д</text:span>л<text:span text:style-name="T883">е</text:span>ж<text:span text:style-name="T883">а</text:span>щим.</text:p>
      <text:p text:style-name="P837"/>
      <text:p text:style-name="P162">Why have you done it? <text:span text:style-name="T877">—</text:span> Зачем ты это сделал?</text:p>
      <text:p text:style-name="P1003"><text:span text:style-name="T526">Ha</text:span><text:span text:style-name="T527">s</text:span><text:span text:style-name="T526"> </text:span><text:span text:style-name="T527">he</text:span><text:span text:style-name="T526"> ever been to Rome? </text:span><text:span text:style-name="T528">—</text:span><text:span text:style-name="T526"> </text:span><text:span text:style-name="T527">Он</text:span><text:span text:style-name="T526"> бывал в Риме?</text:span></text:p>
      <text:p text:style-name="P162"/>
      <text:p text:style-name="P258">Present Perfect Continuous</text:p>
      <text:p text:style-name="P285"/>
      <text:p text:style-name="P287">Для того, чтобы использовать, нужно чтобы совпало сразу несколько условий:</text:p>
      <text:list xml:id="list3586550968" text:style-name="L26">
        <text:list-item>
          <text:p text:style-name="P1247"><text:span text:style-name="T646">действие не закончено либо закончено не</text:span><text:span text:style-name="T650">давно</text:span><text:span text:style-name="T646">;</text:span></text:p>
        </text:list-item>
        <text:list-item>
          <text:p text:style-name="P1247"><text:span text:style-name="T646">известн</text:span><text:span text:style-name="T650">а его продолжительность </text:span><text:span text:style-name="T664">(обычно из контекста предложения)</text:span><text:span text:style-name="T650">.</text:span></text:p>
        </text:list-item>
      </text:list>
      <text:p text:style-name="P286"/>
      <text:p text:style-name="P291">Схема состоит из 3х частей: вспомогательного глагола <text:span text:style-name="T456">have</text:span>, слова <text:span text:style-name="T456">been</text:span> <text:span text:style-name="T963">(особая форма </text:span></text:p>
      <text:p text:style-name="P291"><text:span text:style-name="T963">глагола </text:span><text:span text:style-name="T476">be</text:span><text:span text:style-name="T963">) </text:span>и смыслового глагола с окончанием <text:span text:style-name="T456">-ing</text:span>. </text:p>
      <text:p text:style-name="P289"/>
      <text:p text:style-name="P848"><text:span text:style-name="T639">На русский </text:span><text:span text:style-name="T648">язык </text:span><text:span text:style-name="T627">Present Perfect Continuous</text:span><text:span text:style-name="T637"> </text:span><text:span text:style-name="T639">переводится настоящим временем</text:span></text:p>
      <text:p text:style-name="P840"><text:span text:style-name="T647">(редко в прошлом). </text:span><text:span text:style-name="T648">При этом все 3 части </text:span><text:span text:style-name="T649">переводятся</text:span><text:span text:style-name="T648"> одним словом.</text:span></text:p>
      <text:p text:style-name="P288"/>
      <text:p text:style-name="P23"><text:span text:style-name="T838">I </text:span><text:span text:style-name="T852">have been learning</text:span><text:span text:style-name="T838"> English for 2 years. </text:span><text:span text:style-name="T856">—</text:span><text:span text:style-name="T838"> Я </text:span><text:span text:style-name="T852">учу</text:span><text:span text:style-name="T838"> английский уже 2 года (и еще не закончил).</text:span></text:p>
      <text:p text:style-name="P23"><text:span text:style-name="T838">We </text:span><text:span text:style-name="T852">have been cleaning</text:span><text:span text:style-name="T838"> the flat the whole morning. </text:span><text:span text:style-name="T856">— </text:span><text:span text:style-name="T838">Мы </text:span><text:span text:style-name="T852">убирали</text:span><text:span text:style-name="T838"> </text:span><text:span text:style-name="T857">квартиру все утро.</text:span></text:p>
      <text:p text:style-name="P290"/>
      <text:p text:style-name="P292">Формы глагола <text:span text:style-name="T456">have</text:span> <text:span text:style-name="T456">verb-ing</text:span> (подобно <text:span text:style-name="T456">am/is/are verb-ing</text:span>, как в Continuous) не существует.</text:p>
      <text:p text:style-name="P292">Если у смыслового глагола окончание<text:span text:style-name="T456"> -ing</text:span>, то <text:span text:style-name="T456">have</text:span> применяется только с <text:span text:style-name="T456">been</text:span>.</text:p>
      <text:p text:style-name="P292"/>
      <text:p text:style-name="P841"><text:span text:style-name="T650">С</text:span><text:span text:style-name="T639">лова-маячки Present Perfect Continuous:</text:span></text:p>
      <text:list xml:id="list2371015014" text:style-name="L27">
        <text:list-item>
          <text:p text:style-name="P1223">for — в течении;</text:p>
        </text:list-item>
        <text:list-item>
          <text:p text:style-name="P1223"><text:soft-page-break/>since — с какого-то времени;</text:p>
        </text:list-item>
        <text:list-item>
          <text:p text:style-name="P1223">how long — как долго.</text:p>
        </text:list-item>
      </text:list>
      <text:p text:style-name="P294"/>
      <text:p text:style-name="P293">Дополнительно могут использоваться указатели периода:</text:p>
      <text:list xml:id="list1912617619" text:style-name="L28">
        <text:list-item>
          <text:p text:style-name="P1224">all — весь (день/год);</text:p>
        </text:list-item>
        <text:list-item>
          <text:p text:style-name="P1224">the whole — целый (день/вечер); </text:p>
        </text:list-item>
      </text:list>
      <text:p text:style-name="P288"/>
      <text:p text:style-name="P24"><text:span text:style-name="T838">He</text:span><text:span text:style-name="T858">`</text:span><text:span text:style-name="T839">s been playing</text:span><text:span text:style-name="T838"> for an hour. — Он </text:span><text:span text:style-name="T839">играет</text:span><text:span text:style-name="T838"> уже час </text:span><text:span text:style-name="T858">(в течении часа).</text:span></text:p>
      <text:p text:style-name="P25"><text:span text:style-name="T858">W</text:span><text:span text:style-name="T838">e`</text:span><text:span text:style-name="T839">ve been staying</text:span><text:span text:style-name="T838"> in this hotel since Tuesday. </text:span><text:span text:style-name="T859">— </text:span><text:span text:style-name="T838">Мы </text:span><text:span text:style-name="T839">находимся</text:span><text:span text:style-name="T838"> в этом отеле со вторника.</text:span></text:p>
      <text:p text:style-name="P295"/>
      <text:p text:style-name="P844"><text:span text:style-name="T651">В утверждениях глагол </text:span><text:span text:style-name="T517">have</text:span><text:span text:style-name="T651"> </text:span><text:span text:style-name="T652">часто</text:span><text:span text:style-name="T651"> сокращают до </text:span><text:span text:style-name="T517">`ve</text:span><text:span text:style-name="T651">, а </text:span><text:span text:style-name="T517">has</text:span><text:span text:style-name="T651"> — до </text:span><text:span text:style-name="T517">`s</text:span><text:span text:style-name="T651"> (лего перепутать с </text:span><text:span text:style-name="T517">is</text:span><text:span text:style-name="T651">, посему здесь вспомогательный глагол можно понять только по контексту).</text:span></text:p>
      <text:p text:style-name="P296"/>
      <text:p text:style-name="P843"><text:span text:style-name="T651">Е</text:span><text:span text:style-name="T639">сли используется глагол </text:span><text:span text:style-name="T515">be</text:span><text:span text:style-name="T639"> или глаголы состояния, которые не стоят в Continuous</text:span><text:span text:style-name="T661">,</text:span><text:span text:style-name="T639"> </text:span></text:p>
      <text:p text:style-name="P297">то предложение будет в Present Perfect. </text:p>
      <text:p text:style-name="P297"/>
      <text:p text:style-name="P28"><text:span text:style-name="T839">I </text:span><text:span text:style-name="T852">have known </text:span><text:span text:style-name="T839">(</text:span><text:span text:style-name="T847">а </text:span><text:span text:style-name="T839">не have been knowing)</text:span><text:span text:style-name="T838"> Alice for 3 years. </text:span><text:span text:style-name="T651">—</text:span><text:span text:style-name="T838"> Я </text:span><text:span text:style-name="T852">знаю</text:span><text:span text:style-name="T838"> Алису уже 3 года </text:span></text:p>
      <text:p text:style-name="P29"><text:span text:style-name="T838">I </text:span><text:span text:style-name="T852">haven`t seen</text:span><text:span text:style-name="T838"> Mary for years. </text:span><text:span text:style-name="T858">— </text:span><text:span text:style-name="T838">Я н</text:span><text:span text:style-name="T852">е видел</text:span><text:span text:style-name="T838"> Мэри много лет. </text:span></text:p>
      <text:p text:style-name="P297"/>
      <text:p text:style-name="P845"><text:span text:style-name="T660">Present Perfect Continuous можно упрощать до Present Perfect с пом</text:span><text:span text:style-name="T659">.</text:span><text:span text:style-name="T660"> глаголов </text:span><text:span text:style-name="T519">live</text:span><text:span text:style-name="T660"> </text:span><text:span text:style-name="T659">и</text:span><text:span text:style-name="T660"> </text:span><text:span text:style-name="T519">work</text:span><text:span text:style-name="T660">:</text:span></text:p>
      <text:p text:style-name="P27"><text:span text:style-name="T860">I</text:span><text:span text:style-name="T838">`ve </text:span><text:span text:style-name="T852">been working</text:span><text:span text:style-name="T838"> here for 2 years → I`ve </text:span><text:span text:style-name="T852">worked</text:span><text:span text:style-name="T838"> here for 2 years. </text:span><text:span text:style-name="T861">(смысл одинаковый)</text:span></text:p>
      <text:p text:style-name="P296"/>
      <text:p text:style-name="P3"><text:span text:style-name="T651">О</text:span><text:span text:style-name="T639">трицания в Present Perfect Continuous</text:span></text:p>
      <text:p text:style-name="P298"/>
      <text:p text:style-name="P842"><text:span text:style-name="T652">Использу</text:span><text:span text:style-name="T653">ю</text:span><text:span text:style-name="T652">тся, чтобы сказать, что что-то не происходит в течении указанного времени.</text:span></text:p>
      <text:p text:style-name="P299">Для этого добавляется частица <text:span text:style-name="T456">not</text:span> после вспомогательного глагола <text:span text:style-name="T456">have</text:span>.</text:p>
      <text:p text:style-name="P299"/>
      <text:p text:style-name="P26"><text:span text:style-name="T838">I </text:span><text:span text:style-name="T839">have not been waiting</text:span><text:span text:style-name="T838"> long. </text:span><text:span text:style-name="T859">—</text:span><text:span text:style-name="T838"> Я </text:span><text:span text:style-name="T839">не жду</text:span><text:span text:style-name="T838"> долго.</text:span></text:p>
      <text:p text:style-name="P288"/>
      <text:p text:style-name="P4"><text:span text:style-name="T639">Вопросы </text:span><text:span text:style-name="T654">в Present Perfect Continuous</text:span><text:span text:style-name="T639"> </text:span></text:p>
      <text:p text:style-name="P288"/>
      <text:p text:style-name="P300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300"/>
      <text:p text:style-name="P98"><text:span text:style-name="T838">Have you been waiting long? </text:span><text:span text:style-name="T859">— </text:span><text:span text:style-name="T838">Вы давно ждете? </text:span></text:p>
      <text:p text:style-name="P98"><text:span text:style-name="T838">How long have you been waiting? </text:span><text:span text:style-name="T859">—</text:span><text:span text:style-name="T838"> Как долго вы ждете?</text:span></text:p>
      <text:p text:style-name="P263"/>
      <text:p text:style-name="P263"><text:span text:style-name="T886">Прошедшее. </text:span>Past</text:p>
      <text:p text:style-name="P301"/>
      <text:p text:style-name="P313">Past Perfect и Past Perfect Continuous относительно редки и <text:span text:style-name="T893">в</text:span> рамках начального курса </text:p>
      <text:p text:style-name="P313">не проходятся. <text:span text:style-name="T887">В художественной литературе почти всегда используется Past Simple.</text:span></text:p>
      <text:p text:style-name="P301"/>
      <text:p text:style-name="P261">Past Simple</text:p>
      <text:p text:style-name="P302"/>
      <text:p text:style-name="P304">Используется, чтобы:</text:p>
      <text:list xml:id="list4002863922" text:style-name="L29">
        <text:list-item>
          <text:p text:style-name="P1248"><text:span text:style-name="T662">сообщить факты </text:span><text:span text:style-name="T663">прошлого,</text:span><text:span text:style-name="T662"> рассказать историю, </text:span><text:span text:style-name="T670">биографию</text:span><text:span text:style-name="T662">; </text:span></text:p>
        </text:list-item>
        <text:list-item>
          <text:p text:style-name="P1225">описать действие из прошлого, результат которого не важен в настоящем.</text:p>
        </text:list-item>
      </text:list>
      <text:p text:style-name="P303"/>
      <text:p text:style-name="P849"><text:span text:style-name="T664">Для этого использются глаголы во 2й форме. </text:span><text:span text:style-name="T665">Вторая форма правильного глагола образуется добавлением окончания </text:span><text:span text:style-name="T520">-ed</text:span><text:span text:style-name="T665">. </text:span><text:span text:style-name="T673">Ф</text:span><text:span text:style-name="T665">орма </text:span><text:span text:style-name="T673">неправильного глагола </text:span><text:span text:style-name="T665">находится в таблице.</text:span></text:p>
      <text:p text:style-name="P303"/>
      <text:p text:style-name="P30"><text:soft-page-break/><text:span text:style-name="T838">Mozart </text:span><text:span text:style-name="T852">lived</text:span><text:span text:style-name="T838"> from 1756 to 1791 — Моцарт </text:span><text:span text:style-name="T852">жил</text:span><text:span text:style-name="T838"> с 1756 по 1791 год (факт прошлого). </text:span></text:p>
      <text:p text:style-name="P30"><text:span text:style-name="T838">I </text:span><text:span text:style-name="T852">visited</text:span><text:span text:style-name="T838"> my parents yesterday — Вчера я </text:span><text:span text:style-name="T852">навещал</text:span><text:span text:style-name="T838"> родителей (действие из прошлого).</text:span></text:p>
      <text:p text:style-name="P515"/>
      <text:p text:style-name="P516">Если глагол заканчивается на глухой звук, то <text:span text:style-name="T456">-ed</text:span> читается как <text:span text:style-name="T456">t</text:span>, а если на звконкий </text:p>
      <text:p text:style-name="P516">согласный или на гласный звук — то как <text:span text:style-name="T456">d</text:span>: <text:span text:style-name="T456">worked [воркт], played [плэйд]</text:span>.</text:p>
      <text:p text:style-name="P847"/>
      <text:p text:style-name="P514">Если глагол заканчивается на <text:span text:style-name="T456">d </text:span>или <text:span text:style-name="T456">t</text:span>, то <text:span text:style-name="T456">-ed</text:span> читается как <text:span text:style-name="T456">id</text:span>: <text:span text:style-name="T456">recorded [рикодид]</text:span>. </text:p>
      <text:p text:style-name="P517">Если глагол заканчивается на <text:span text:style-name="T456">-e</text:span>, то её не надо писать 2 раза: <text:span text:style-name="T456">chase</text:span> → <text:span text:style-name="T456">chased</text:span>.</text:p>
      <text:p text:style-name="P847"/>
      <text:p text:style-name="P846">Слова-маячки Past Simple:</text:p>
      <text:list xml:id="list336411124" text:style-name="L30">
        <text:list-item>
          <text:p text:style-name="P1249">ago — <text:span text:style-name="T888">тому назад</text:span>;</text:p>
        </text:list-item>
        <text:list-item>
          <text:p text:style-name="P1250">last — <text:span text:style-name="T888">прошлый</text:span>;</text:p>
        </text:list-item>
        <text:list-item>
          <text:p text:style-name="P1226">yesterday — вчера;</text:p>
        </text:list-item>
      </text:list>
      <text:p text:style-name="P323"/>
      <text:p text:style-name="P850"><text:span text:style-name="T671">Past Simple часто путают с Present Perfect, потому что на русский они переводятся </text:span><text:span text:style-name="T672">почти</text:span><text:span text:style-name="T671"> одинаково. Главное отличие в том, что Present Perfect всегда будет сообщать доп</text:span><text:span text:style-name="T672">олнительную</text:span><text:span text:style-name="T671"> информацию, указывающ</text:span><text:span text:style-name="T672">ую </text:span><text:span text:style-name="T671">на настоящее время </text:span><text:span text:style-name="T672">(</text:span><text:span text:style-name="T673">чтобы сообщить</text:span><text:span text:style-name="T672"> результат).</text:span></text:p>
      <text:p text:style-name="P310"/>
      <text:p text:style-name="P311">Past Simple используется когда известен момент в прошлом. Если мы знаешь, </text:p>
      <text:p text:style-name="P311">когда произошло событие, то Present Perfect использовать нельзя.</text:p>
      <text:p text:style-name="P311"/>
      <text:p text:style-name="P167">Tom has lost his key — Том потерал ключ (у него сейчас нет ключа, </text:p>
      <text:p text:style-name="P167">потому что он его потерян).</text:p>
      <text:p text:style-name="P167"/>
      <text:p text:style-name="P167">Tom lost his key last weak — Том потерял ключ на прошлой неделе </text:p>
      <text:p text:style-name="P167">(не важно, есть у него ключ или нет).</text:p>
      <text:p text:style-name="P307"/>
      <text:p text:style-name="P308">В английском, если вопрос задается в настоящем, то и ответ должен быть в настоящем. </text:p>
      <text:p text:style-name="P308">Если вопрос в прошлом, то ответ также должен быть в прошлом.</text:p>
      <text:p text:style-name="P308"/>
      <text:p text:style-name="P308">Но если вопрос был в Present Perfect, а в ответе дается информация, когда именно это случилось, тогда необходимо отвечать в Past Simple.</text:p>
      <text:p text:style-name="P308"/>
      <text:p text:style-name="P165">Have you already started to learn English? Yes, I started to learn it 3 month ago — </text:p>
      <text:p text:style-name="P165">Ты уже начал учить английский? Да, 3 месяца назад (информация о времени).</text:p>
      <text:p text:style-name="P164"/>
      <text:p text:style-name="P309">Если вопрос содержит слово <text:span text:style-name="T456">when</text:span>, то он автоматически привязывает нас к моменту </text:p>
      <text:p text:style-name="P309">в прошлом. <text:span text:style-name="T892">Поэтому Present Perfect в вопросах с </text:span><text:span text:style-name="T466">when</text:span><text:span text:style-name="T892"> не используется.</text:span></text:p>
      <text:p text:style-name="P309"/>
      <text:p text:style-name="P166">Have you met him before? <text:span text:style-name="T891">—</text:span> Вы раньше с ним встречались?</text:p>
      <text:p text:style-name="P166">When did you meet him? <text:span text:style-name="T891">—</text:span> Когда вы встречались с ним?</text:p>
      <text:p text:style-name="P307"/>
      <text:p text:style-name="P264">Отрицания и вопросы в Past Simple</text:p>
      <text:p text:style-name="P306"/>
      <text:p text:style-name="P852"><text:span text:style-name="T665">Отрицание представляет связку </text:span><text:span text:style-name="T520">did</text:span><text:span text:style-name="T665"> с частицей </text:span><text:span text:style-name="T520">not</text:span><text:span text:style-name="T665">, </text:span><text:span text:style-name="T675">которая ставится перед смысловым глаголом в начальной форме. </text:span><text:span text:style-name="T666">Обычно </text:span><text:span text:style-name="T675">эта связка</text:span><text:span text:style-name="T666"> сокращается до </text:span><text:span text:style-name="T521">didn`t</text:span><text:span text:style-name="T666">.</text:span></text:p>
      <text:p text:style-name="P316"/>
      <text:p text:style-name="P852"><text:span text:style-name="T674">В вопросах </text:span><text:span text:style-name="T665">вспомогательный глагол </text:span><text:span text:style-name="T520">did</text:span><text:span text:style-name="T665"> используется </text:span><text:span text:style-name="T675">по тем же грамматическим </text:span></text:p>
      <text:p text:style-name="P852"><text:span text:style-name="T675">правилам</text:span><text:span text:style-name="T665">, </text:span><text:span text:style-name="T666">как</text:span><text:span text:style-name="T665"> </text:span><text:span text:style-name="T520">do</text:span><text:span text:style-name="T665"> для Present Simple. </text:span></text:p>
      <text:p text:style-name="P305"/>
      <text:p text:style-name="P163"><text:span text:style-name="T818">Did</text:span> you <text:span text:style-name="T818">go</text:span> to Los Angeles last week? - Ты <text:span text:style-name="T818">ездил</text:span> в Лос Анжелес на прошлой неделе?</text:p>
      <text:p text:style-name="P163">I <text:span text:style-name="T818">didn`t go</text:span> to Los Angeles, I <text:span text:style-name="T818">went</text:span> to Bostom — Я <text:span text:style-name="T818">не ездил</text:span> в Лос Анжелес, я <text:span text:style-name="T818">ездил</text:span> в Бостон.</text:p>
      <text:p text:style-name="P986"><text:soft-page-break/></text:p>
      <text:p text:style-name="P269">Past Continuous</text:p>
      <text:p text:style-name="P312"/>
      <text:p text:style-name="P855"><text:span text:style-name="T677">О</text:span><text:span text:style-name="T676">значает процесс или незаконченное действие, которое привязано к точному моменту </text:span></text:p>
      <text:p text:style-name="P855"><text:span text:style-name="T676">в </text:span><text:span text:style-name="T729">прошлом</text:span><text:span text:style-name="T676"> (т. е. действие происходило и не было закончено).</text:span></text:p>
      <text:p text:style-name="P314"/>
      <text:p text:style-name="P854"><text:span text:style-name="T676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680">обсуждаемая ситуация</text:span><text:span text:style-name="T676">).</text:span></text:p>
      <text:p text:style-name="P314"/>
      <text:p text:style-name="P856"><text:span text:style-name="T677">Состоит из 2х частей: вспомогательного глагола </text:span><text:span text:style-name="T523">be</text:span><text:span text:style-name="T677"> (</text:span><text:span text:style-name="T678">формы как в Past Simple</text:span><text:span text:style-name="T677">) и смыслового глагола с окончанием </text:span><text:span text:style-name="T523">-ing</text:span><text:span text:style-name="T677">. </text:span><text:span text:style-name="T676">На русский переводится глаголом в прошедшем времени.</text:span></text:p>
      <text:p text:style-name="P315"/>
      <text:p text:style-name="P168">Last Sunday at 5 I <text:span text:style-name="T818">was having</text:span> dinner with my friends — В прошлое воскресенье в 5 </text:p>
      <text:p text:style-name="P168">я <text:span text:style-name="T818">ужинал</text:span> со своими друзьями (привязка к точному моменту в прошлом).</text:p>
      <text:p text:style-name="P32"><text:span text:style-name="T863">My parents </text:span><text:span text:style-name="T854">were watching</text:span><text:span text:style-name="T863"> TV when I came home yesterday — Мои родители </text:span><text:span text:style-name="T854">смотрели</text:span><text:span text:style-name="T863"> телевизор, когда я пришел вчера домой (незаконченное действие </text:span><text:span text:style-name="T864">в тот момент</text:span><text:span text:style-name="T863">).</text:span></text:p>
      <text:p text:style-name="P169"/>
      <text:p text:style-name="P856"><text:span text:style-name="T678">В отрицаниях и вопросах </text:span><text:span text:style-name="T679">глагол </text:span><text:span text:style-name="T524">be</text:span><text:span text:style-name="T678"> ведет себя точно так же, как и </text:span><text:span text:style-name="T679">для</text:span><text:span text:style-name="T678"> Past Simple:</text:span></text:p>
      <text:p text:style-name="P33"><text:span text:style-name="T865">W</text:span><text:span text:style-name="T838">e weren`t reading — Мы не читали (именно тогда). Was I running? — Я бежал?</text:span></text:p>
      <text:p text:style-name="P171"/>
      <text:p text:style-name="P319">В одном предложении часто используются Past Continuous и Past Simple одновременно.</text:p>
      <text:p text:style-name="P859"><text:span text:style-name="T681">Действие, длящееся какое-то время (</text:span><text:span text:style-name="T682">Past Continuous</text:span><text:span text:style-name="T681">) может прерываться более коротким действием (</text:span><text:span text:style-name="T682">Past Simple</text:span><text:span text:style-name="T687">)</text:span><text:span text:style-name="T681"> </text:span><text:span text:style-name="T685">либо другим Past Continuous </text:span><text:span text:style-name="T688">(смотреть по контексту)</text:span><text:span text:style-name="T685">.</text:span></text:p>
      <text:p text:style-name="P317"/>
      <text:p text:style-name="P857"><text:span text:style-name="T681">В этом случае предложение может содержать слово </text:span><text:span text:style-name="T525">while</text:span><text:span text:style-name="T681"> </text:span><text:span text:style-name="T683">(в то время, как)</text:span><text:span text:style-name="T681"> в той части, которая относится к <text:s/></text:span><text:span text:style-name="T682">Past Continuous, </text:span><text:span text:style-name="T681">либо </text:span><text:span text:style-name="T525">when</text:span><text:span text:style-name="T681">, там, где используется Past Simple.</text:span></text:p>
      <text:p text:style-name="P317"/>
      <text:p text:style-name="P34"><text:span text:style-name="T855">While</text:span><text:span text:style-name="T866"> I was working in the garden, I </text:span><text:span text:style-name="T867">kicked</text:span><text:span text:style-name="T866"> my leg — Пока я работал в саду, я </text:span><text:span text:style-name="T868">пнул</text:span><text:span text:style-name="T866"> ногу.</text:span></text:p>
      <text:p text:style-name="P35"><text:span text:style-name="T838">I was working in the garden </text:span><text:span text:style-name="T852">when</text:span><text:span text:style-name="T838"> I kicked my leg — </text:span><text:span text:style-name="T867">Я работал в саду, когда </text:span><text:span text:style-name="T868">пнул</text:span><text:span text:style-name="T867"> ногу</text:span><text:span text:style-name="T838">.</text:span></text:p>
      <text:p text:style-name="P172"/>
      <text:p text:style-name="P36"><text:span text:style-name="T852">While</text:span><text:span text:style-name="T838"> Tom was reading, Amely was watching a documentary on TV — Пока </text:span><text:span text:style-name="T869">Т</text:span><text:span text:style-name="T838">ом читал, </text:span></text:p>
      <text:p text:style-name="P173">Эмили смотрела документальный фильм по телевизору.</text:p>
      <text:p text:style-name="P320"/>
      <text:p text:style-name="P858"><text:span text:style-name="T686">Если действия происходят не одновременно, а следуют одно за другим</text:span><text:span text:style-name="T684">, то в этом </text:span></text:p>
      <text:p text:style-name="P318">случае нужно использовать <text:span text:style-name="T908">только</text:span> Past Simple.</text:p>
      <text:p text:style-name="P318"/>
      <text:p text:style-name="P170">I saw Jane in the street yesterday. I stopped and said hello — Я увидел Джейн вчера на улице. </text:p>
      <text:p text:style-name="P170">Я остановился и поздоровался (сказал «привет»).</text:p>
      <text:p text:style-name="P266"/>
      <text:p text:style-name="P266">Будущие. Future</text:p>
      <text:p text:style-name="P185"/>
      <text:p text:style-name="P190">В английском языке о будущем можно говорить не только с помощью формы Future, но и </text:p>
      <text:p text:style-name="P865"><text:span text:style-name="T702">с помощью </text:span><text:span text:style-name="T706">формы</text:span><text:span text:style-name="T702"> </text:span><text:span text:style-name="T704">Present</text:span><text:span text:style-name="T702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89"/>
      <text:p text:style-name="P864"><text:span text:style-name="T703">Другие варианты Future (кроме </text:span><text:span text:style-name="T705">Future </text:span><text:span text:style-name="T703">Simple) используются редко, </text:span><text:span text:style-name="T705">т. к.</text:span><text:span text:style-name="T703"> они громоздкие и довольно неудобные. В современном английском можно обойтись без них.</text:span></text:p>
      <text:p text:style-name="P189"/>
      <text:p text:style-name="P862"><text:span text:style-name="T229">На будущ</text:span><text:span text:style-name="T230">и</text:span><text:span text:style-name="T229">е могут также указы</text:span><text:span text:style-name="T230">вать</text:span><text:span text:style-name="T229"> модальные глаголы </text:span><text:span text:style-name="T231">и оборот </text:span><text:span text:style-name="T143">be going to</text:span><text:span text:style-name="T232">, </text:span><text:span text:style-name="T231">который </text:span></text:p>
      <text:p text:style-name="P862"><text:span text:style-name="T231">в основном</text:span><text:span text:style-name="T232"> встречается </text:span><text:span text:style-name="T231">в разговорной речи и нередко используется вместо Future Simple.</text:span></text:p>
      <text:p text:style-name="P189"/>
      <text:p text:style-name="P421"/>
      <text:p text:style-name="P1120">Present Continuous в значении будущего</text:p>
      <text:p text:style-name="P191"/>
      <text:p text:style-name="P191">Используется, чтобы сказать о личных планах. В предложении обычно указывается дата </text:p>
      <text:p text:style-name="P191">или время, связанные с будущим. Переводить можно как будущим так и настоящим.</text:p>
      <text:p text:style-name="P191"/>
      <text:p text:style-name="P711">What are you doing on Satureday? <text:span text:style-name="T365">—</text:span> Что ты делаешь в субботу? (какие у тебя планы?)</text:p>
      <text:p text:style-name="P719">I am flying to London tomorrow — <text:span text:style-name="T909">Завтра я лечу в Лондон (личный план)</text:span></text:p>
      <text:p text:style-name="P719"/>
      <text:p text:style-name="P616">Present Simple в значении будущего</text:p>
      <text:p text:style-name="P720"/>
      <text:p text:style-name="P192"><text:span text:style-name="T319">Используется, чтобы сказать о том, что </text:span><text:span text:style-name="T321">что-то </text:span><text:span text:style-name="T319">должно произойти по рассписанию, либо </text:span></text:p>
      <text:p text:style-name="P192"><text:span text:style-name="T319">о собственном графике. </text:span><text:span text:style-name="T320">Переводить можно как будущим так и настоящим.</text:span></text:p>
      <text:p text:style-name="P627"/>
      <text:p text:style-name="P627">Ключевое отличие от Present Continuous в том, что расписание не зависит от говорящего, </text:p>
      <text:p text:style-name="P860"><text:span text:style-name="T151">т. е. речь может идти </text:span><text:span text:style-name="T152">о </text:span><text:span text:style-name="T151">рассписании транспорта, сеансов в кино и т. </text:span><text:span text:style-name="T152">п</text:span><text:span text:style-name="T151">.</text:span></text:p>
      <text:p text:style-name="P721">My airplane flies at 6 o`clock tomorrow — Мой самолет летит завтра в 6 (рассписание)</text:p>
      <text:p text:style-name="P987"><text:span text:style-name="T102">What time do you finish work tommorow? </text:span><text:span text:style-name="T103">— </text:span><text:span text:style-name="T102">В какое время ты заканчиваешь работу завтра?</text:span></text:p>
      <text:p text:style-name="P723"/>
      <text:p text:style-name="P617">Оборот <text:span text:style-name="T456">be going to</text:span></text:p>
      <text:p text:style-name="P628"/>
      <text:p text:style-name="P861"><text:span text:style-name="T153">Подразумевает, что человек говорит не о спонтанном решении что-либо сделать, </text:span><text:span text:style-name="T156">а о заранее </text:span><text:span text:style-name="T157">продуманных</text:span><text:span text:style-name="T156"> действиях. </text:span><text:span text:style-name="T153">На русский переводится как «собираюсь сделать».</text:span></text:p>
      <text:p text:style-name="P628"/>
      <text:p text:style-name="P194"><text:span text:style-name="T318">Чтобы использовать, нужно поставить глагол </text:span><text:span text:style-name="T102">be</text:span><text:span text:style-name="T318"> в форму </text:span><text:span text:style-name="T102">am/is/are</text:span><text:span text:style-name="T318">, а смысловой глагол оставить в начальной форме, после </text:span><text:span text:style-name="T102">going to</text:span><text:span text:style-name="T318">.</text:span></text:p>
      <text:p text:style-name="P628"/>
      <text:p text:style-name="P722">I`m going to meet my friends tomorrow — Я собираюсь встретиться с друзьями завтра.</text:p>
      <text:p text:style-name="P974"><text:span text:style-name="T41">I`m going to go</text:span><text:span text:style-name="T328"> out after I finish my work — Я собираюсь погулять после, как закончу работу.</text:span></text:p>
      <text:p text:style-name="P628"/>
      <text:p text:style-name="P863"><text:span text:style-name="T153">В разговорной </text:span><text:span text:style-name="T157">стиле</text:span><text:span text:style-name="T154"> </text:span><text:span text:style-name="T155">этот </text:span><text:span text:style-name="T154">оборот </text:span><text:span text:style-name="T153">очень часто </text:span><text:span text:style-name="T157">записывается</text:span><text:span text:style-name="T153"> как </text:span><text:span text:style-name="T104">gonna</text:span><text:span text:style-name="T153"> </text:span><text:span text:style-name="T104">[гона].</text:span></text:p>
      <text:p text:style-name="P724"/>
      <text:p text:style-name="P195"><text:span text:style-name="T318">Также его используют, когда очевидно, что вот-вот случится какое-то действие. В этом случае </text:span><text:span text:style-name="T102">be goin to </text:span><text:span text:style-name="T318">передает оттенок неизбежности происходящего и применяется по отношению </text:span></text:p>
      <text:p text:style-name="P629">к постороннему человеку или объетку.</text:p>
      <text:p text:style-name="P629"/>
      <text:p text:style-name="P725">Look! He`s going to fall — Смотри! Он сейчас упадет.</text:p>
      <text:p text:style-name="P725">The sky is dark. It`s going to rain — Небо темное. Сейчас пойдет дождь.</text:p>
      <text:p text:style-name="P619"/>
      <text:p text:style-name="P618">Future Simple</text:p>
      <text:p text:style-name="P630"/>
      <text:p text:style-name="P866"><text:span text:style-name="T158">Сообщает о будущих, еще не случившихся событиях. </text:span><text:span text:style-name="T159">Эта форма говорит о том, что человек сделает что-то в будущем, но решение он принял в момент речи, </text:span><text:span text:style-name="T160">т. е. описывает не спланированные, а спонтанные дейсвтия. </text:span></text:p>
      <text:p text:style-name="P633"/>
      <text:p text:style-name="P866"><text:span text:style-name="T161">В</text:span><text:span text:style-name="T160"> предложени</text:span><text:span text:style-name="T161">ях</text:span><text:span text:style-name="T160"> </text:span><text:span text:style-name="T161">будут </text:span><text:span text:style-name="T160">часто </text:span><text:span text:style-name="T161">попадаться слова</text:span><text:span text:style-name="T160">, </text:span><text:span text:style-name="T161">выражающие</text:span><text:span text:style-name="T160"> мнение: <text:s/></text:span><text:span text:style-name="T105">I think </text:span><text:span text:style-name="T106">(я думаю)</text:span><text:span text:style-name="T105">, </text:span></text:p>
      <text:p text:style-name="P866"><text:span text:style-name="T105">I`m sure </text:span><text:span text:style-name="T106">(я уверен), I hope (я надеюсь), </text:span><text:span text:style-name="T105">probably (возможно).</text:span><text:span text:style-name="T106"> </text:span></text:p>
      <text:p text:style-name="P637"/>
      <text:p text:style-name="P632">Схема состоит из 2х частей: вспомогательного глагола <text:span text:style-name="T456">will </text:span><text:span text:style-name="T913">(заменяет </text:span><text:span text:style-name="T467">do/did</text:span><text:span text:style-name="T913">)</text:span> </text:p>
      <text:p text:style-name="P632">и смыслового глагола в начальной форме. </text:p>
      <text:p text:style-name="P727"/>
      <text:p text:style-name="P632"><text:span text:style-name="T456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56">not</text:span>.</text:p>
      <text:p text:style-name="P631"><text:soft-page-break/>В речи и на письме <text:span text:style-name="T456">will</text:span> обычно сокращается до <text:span text:style-name="T456">`ll</text:span>, а отрицание <text:span text:style-name="T456">will</text:span> <text:span text:style-name="T456">not</text:span> д<text:span text:style-name="T912">о</text:span> <text:span text:style-name="T456">won`t</text:span>.</text:p>
      <text:p text:style-name="P631"/>
      <text:p text:style-name="P726">We <text:span text:style-name="T818">will</text:span> proobably <text:span text:style-name="T818">meet</text:span> soon — Мы, возможно, скоро <text:span text:style-name="T818">встретимся</text:span>.</text:p>
      <text:p text:style-name="P726">I hope everything <text:span text:style-name="T818">will be</text:span> fine — Надеюсь, все <text:span text:style-name="T818">будет </text:span>хорошо.</text:p>
      <text:p text:style-name="P726"><text:span text:style-name="T818">Will</text:span> you <text:span text:style-name="T818">be</text:span> at home toworrow? No, I won`t — <text:span text:style-name="T911">Ты </text:span><text:span text:style-name="T820">будешь</text:span><text:span text:style-name="T911"> завтра дома? Нет</text:span>.</text:p>
      <text:p text:style-name="P631"/>
      <text:p text:style-name="P636">Чтобы правильно подобрать нужную форму, нужно отталкиваться от контекста:</text:p>
      <text:list xml:id="list2130383920" text:style-name="L31">
        <text:list-item>
          <text:p text:style-name="P1140">I will do — я сделаю (считаю/верю, что сделаю это);</text:p>
        </text:list-item>
        <text:list-item>
          <text:p text:style-name="P1141">I am doing — я сделаю (потому что уже спланировал это);</text:p>
        </text:list-item>
        <text:list-item>
          <text:p text:style-name="P1141">I am going to do — я собираюсь сделать (ключевое слово «собираюсь»).</text:p>
        </text:list-item>
      </text:list>
      <text:p text:style-name="P634"/>
      <text:p text:style-name="P635">Нередко, вместо will используется модальный глагол might:</text:p>
      <text:p text:style-name="P729">I might do it — Наверное, я сделаю это.</text:p>
      <text:p text:style-name="P728"/>
      <text:p text:style-name="P829">Модальные глаголы</text:p>
      <text:p text:style-name="P730"/>
      <text:p text:style-name="P640">Это особенные глаголы, которые одновременно:</text:p>
      <text:list xml:id="list2327634052" text:style-name="L32">
        <text:list-item>
          <text:p text:style-name="P1142">передают смысл (используются как смысловые глаголы);</text:p>
        </text:list-item>
        <text:list-item>
          <text:p text:style-name="P1142">передают время (привязывают дейсвтие к какому-то времени);</text:p>
        </text:list-item>
        <text:list-item>
          <text:p text:style-name="P1142">используются по тем же правилами, что и вспомогательные глаголы.</text:p>
        </text:list-item>
      </text:list>
      <text:p text:style-name="P638"/>
      <text:p text:style-name="P638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638">а в отрицаниях используются вместе с частицей <text:span text:style-name="T456">not</text:span>.</text:p>
      <text:p text:style-name="P638"/>
      <text:p text:style-name="P875"><text:span text:style-name="T164">Модальные глаголы не имеют окончаний и дополнительных форм. </text:span><text:span text:style-name="T186">Т. е. </text:span><text:span text:style-name="T164">не меняются в зависимости от подлежащего </text:span><text:span text:style-name="T186">(нет окончания -s, если подлежащее he/she/it и </text:span><text:span text:style-name="T187">пр</text:span><text:span text:style-name="T186">)</text:span><text:span text:style-name="T164">. </text:span></text:p>
      <text:p text:style-name="P639"/>
      <text:p text:style-name="P646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646"/>
      <text:p text:style-name="P647"><text:span text:style-name="T934">После модального глагола почти всегда </text:span><text:span text:style-name="T936">идет</text:span><text:span text:style-name="T934"> смысловой глагол в начальной форме, </text:span><text:span text:style-name="T937">но </text:span><text:span text:style-name="T934">без частицы </text:span><text:span text:style-name="T472">to. </text:span><text:span text:style-name="T935">Также смысловой глагол в начальной форме идет после модальных кострукций.</text:span></text:p>
      <text:p text:style-name="P646"/>
      <text:p text:style-name="P988"><text:span text:style-name="T186">М</text:span><text:span text:style-name="T150">одальные глаголы: </text:span><text:span text:style-name="T102">can, could, must, might, may, should, would, will, shall</text:span><text:span text:style-name="T150">.</text:span></text:p>
      <text:p text:style-name="P903"><text:span text:style-name="T176">М</text:span><text:span text:style-name="T222">одальные конструкции: </text:span><text:span text:style-name="T136">be able to, have to, used to</text:span><text:span text:style-name="T222">.</text:span></text:p>
      <text:p text:style-name="P648"/>
      <text:p text:style-name="P903"><text:span text:style-name="T316">Глаголы </text:span><text:span text:style-name="T146">w</text:span><text:span text:style-name="T147">ill</text:span><text:span text:style-name="T317"> и </text:span><text:span text:style-name="T146">s</text:span><text:span text:style-name="T147">hall</text:span></text:p>
      <text:p text:style-name="P649"/>
      <text:p text:style-name="P989"><text:span text:style-name="T150">В Future Simple </text:span><text:span text:style-name="T102">will</text:span><text:span text:style-name="T150"> используется как вспомогательный глагол. Но иногда он также</text:span></text:p>
      <text:p text:style-name="P989"><text:span text:style-name="T150">используется как модальный глагол. Это касается ситуац</text:span><text:span text:style-name="T162">и</text:span><text:span text:style-name="T150">й, когда нужно предложить свою помощь либо обратиться за помощью самому.</text:span></text:p>
      <text:p text:style-name="P650"/>
      <text:p text:style-name="P731">You luggage is heavy. I`ll help you — У вас тяжелый багаж. Я помогу вам.</text:p>
      <text:p text:style-name="P731">Will you help me? — Ты мне поможешь?</text:p>
      <text:p text:style-name="P650"/>
      <text:p text:style-name="P868"><text:span text:style-name="T162">Ситуации с </text:span><text:span text:style-name="T107">will</text:span><text:span text:style-name="T162"> переводятся будущим, а с </text:span><text:span text:style-name="T107">won`t </text:span><text:span text:style-name="T162">— настоящим. </text:span><text:span text:style-name="T107">Won`t</text:span><text:span text:style-name="T162"> означает </text:span></text:p>
      <text:p text:style-name="P642">«отказывается» (не смотря на мои ожидание, действие не происходит).</text:p>
      <text:p text:style-name="P641"/>
      <text:p text:style-name="P732"/>
      <text:p text:style-name="P1126">What`s wrong? My Car won`t start — Что случилось? Моя машина не заводится. </text:p>
      <text:p text:style-name="P732">(отказывается заводиться)</text:p>
      <text:p text:style-name="P641"/>
      <text:p text:style-name="P867"><text:span text:style-name="T163">Модальный глагол </text:span><text:span text:style-name="T108">shall</text:span><text:span text:style-name="T163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08">will</text:span><text:span text:style-name="T163">.</text:span></text:p>
      <text:p text:style-name="P643"/>
      <text:p text:style-name="P867"><text:span text:style-name="T163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08">I</text:span><text:span text:style-name="T163"> или </text:span><text:span text:style-name="T108">we</text:span><text:span text:style-name="T163">.</text:span></text:p>
      <text:p text:style-name="P643"/>
      <text:p text:style-name="P733">Shall I close the door? - Я закрою дверь? (вы не против, если я закрою дверь?)</text:p>
      <text:p text:style-name="P37"><text:span text:style-name="T322">S</text:span><text:span text:style-name="T318">hall we dance? - Потанцуем? (вы не против потанцевать?)</text:span></text:p>
      <text:p text:style-name="P641"/>
      <text:p text:style-name="P620"><text:span text:style-name="T919">Глаголы </text:span><text:span text:style-name="T469">c</text:span><text:span text:style-name="T456">an</text:span> и <text:span text:style-name="T469">c</text:span><text:span text:style-name="T456">ould</text:span></text:p>
      <text:p text:style-name="P643"/>
      <text:p text:style-name="P873"><text:span text:style-name="T120">Can</text:span><text:span text:style-name="T165"> переводится как «умею», «могу», «смогу». </text:span><text:span text:style-name="T184">С</text:span><text:span text:style-name="T165"> частицей </text:span><text:span text:style-name="T120">not</text:span><text:span text:style-name="T165"> в пишется либо </text:span></text:p>
      <text:p text:style-name="P499"><text:span text:style-name="T165">слитно — </text:span><text:span text:style-name="T120">cannot</text:span><text:span text:style-name="T165">, либо сокращенно — </text:span><text:span text:style-name="T120">can`t</text:span><text:span text:style-name="T165">. </text:span><text:span text:style-name="T184">М</text:span><text:span text:style-name="T166">ожет передавать следующие значения:</text:span></text:p>
      <text:list xml:id="list2998879633" text:style-name="L33">
        <text:list-item>
          <text:p text:style-name="P1251"><text:span text:style-name="T165">у</text:span><text:span text:style-name="T166">мственные или физические возможности, умение что-то сделать;</text:span></text:p>
        </text:list-item>
        <text:list-item>
          <text:p text:style-name="P1143">разрешение или запрет что-то cделать;</text:p>
        </text:list-item>
        <text:list-item>
          <text:p text:style-name="P1143">просьба или предложение о помощи;</text:p>
        </text:list-item>
        <text:list-item>
          <text:p text:style-name="P1143">неуверенность в совершении действия (в вопросах).</text:p>
        </text:list-item>
      </text:list>
      <text:p text:style-name="P645"/>
      <text:p text:style-name="P38"><text:span text:style-name="T323">H</text:span><text:span text:style-name="T318">e can understand my English — Он может понимать мой английский.</text:span></text:p>
      <text:p text:style-name="P734">You can`t smoke here — Ты не можешь сдесь курить.</text:p>
      <text:p text:style-name="P734">Can I help you? - Я могу вам помочь?</text:p>
      <text:p text:style-name="P651"/>
      <text:p text:style-name="P990"><text:span text:style-name="T165">В </text:span><text:span text:style-name="T150">разговорной речи </text:span><text:span text:style-name="T102">can</text:span><text:span text:style-name="T150"> широко используется именно, когда нужно спросить разрешение </text:span></text:p>
      <text:p text:style-name="P991"><text:span text:style-name="T150">что-то сделать. </text:span><text:span text:style-name="T190">Е</text:span><text:span text:style-name="T188">сли нужно спросить разрешение вежливо, то используется may.</text:span></text:p>
      <text:p text:style-name="P687"/>
      <text:p text:style-name="P876"><text:span text:style-name="T122">Can</text:span><text:span text:style-name="T123"> I use your phone? / May I use your phone? - Я мог</text:span><text:span text:style-name="T122">у</text:span><text:span text:style-name="T123"> воспольз</text:span><text:span text:style-name="T122">оваться</text:span><text:span text:style-name="T123"> </text:span></text:p>
      <text:p text:style-name="P876"><text:span text:style-name="T122">твоим/</text:span><text:span text:style-name="T123">вашим телефоном?</text:span></text:p>
      <text:p text:style-name="P644"/>
      <text:p text:style-name="P992"><text:span text:style-name="T102">Could [куд] </text:span><text:span text:style-name="T150">переводится как «мог», «мог бы» и является прошедшей формой от </text:span><text:span text:style-name="T102">can</text:span><text:span text:style-name="T150">. </text:span></text:p>
      <text:p text:style-name="P652">Его следует использовать, когда мы говорим о том, что что-то умели или могли в прошлом.</text:p>
      <text:p text:style-name="P686">Также <text:span text:style-name="T456">could</text:span> <text:span text:style-name="T938">применяется</text:span> в качестве официальной формы обращения.</text:p>
      <text:p text:style-name="P652"/>
      <text:p text:style-name="P735">I could read at the age of 4 — Я мог читать в 4 года.</text:p>
      <text:p text:style-name="P735">This story could be true — Эта история могла бы быть правдой.</text:p>
      <text:p text:style-name="P625"/>
      <text:p text:style-name="P625"><text:span text:style-name="T917">К</text:span>онструкция <text:span text:style-name="T456">be able to</text:span></text:p>
      <text:p text:style-name="P653"/>
      <text:p text:style-name="P654">Дублирует по значению модальные глаголы <text:span text:style-name="T456">can/could</text:span>. Говорит о возможности </text:p>
      <text:p text:style-name="P654">соверишить действие. <text:span text:style-name="T932">В настоящем времени </text:span><text:span text:style-name="T916">заменяется модальным глаголом </text:span><text:span text:style-name="T468">can</text:span><text:span text:style-name="T932">.</text:span></text:p>
      <text:p text:style-name="P654"/>
      <text:p text:style-name="P655">В этой конструкции глагол <text:span text:style-name="T456">be</text:span> передает время:</text:p>
      <text:list xml:id="list1144517890" text:style-name="L34">
        <text:list-item>
          <text:p text:style-name="P1144">am/is/are able to — могу/может/могут (есть возможность);</text:p>
        </text:list-item>
        <text:list-item>
          <text:p text:style-name="P1144">was/were able to — смог/смогли;</text:p>
        </text:list-item>
        <text:list-item>
          <text:p text:style-name="P1144">will be able to — смогу/сможет/смогут.</text:p>
        </text:list-item>
      </text:list>
      <text:p text:style-name="P656"/>
      <text:p text:style-name="P869"><text:span text:style-name="T109">B</text:span><text:span text:style-name="T110">e able to</text:span><text:span text:style-name="T167"> передает оттенок </text:span><text:span text:style-name="T168">того, что </text:span><text:span text:style-name="T171">человек</text:span><text:span text:style-name="T168"> обычно не может сделать, но именно тогда </text:span></text:p>
      <text:p text:style-name="P869"><text:span text:style-name="T168">смог (в прошедшем) или сможет (в будущем).</text:span><text:span text:style-name="T167"> </text:span><text:span text:style-name="T168">Т</text:span><text:span text:style-name="T167">. е. не «мог</text:span><text:span text:style-name="T168">у</text:span><text:span text:style-name="T167">», а «</text:span><text:span text:style-name="T168">смогу</text:span><text:span text:style-name="T167">».</text:span></text:p>
      <text:p text:style-name="P657"/>
      <text:p text:style-name="P736"><text:soft-page-break/>Stacey talked rather quickly, but I was able to understand her — Стэйси говорила довольно быстро, но я смог понять её.</text:p>
      <text:p text:style-name="P736"/>
      <text:p text:style-name="P736">If I learn French, I will be able to understand it — Если я буду учить французский, </text:p>
      <text:p text:style-name="P736">я смогу понимать его.</text:p>
      <text:p text:style-name="P736"/>
      <text:p text:style-name="P621"><text:span text:style-name="T919">Глаголы </text:span><text:span text:style-name="T469">m</text:span><text:span text:style-name="T456">ight</text:span> и <text:span text:style-name="T469">m</text:span><text:span text:style-name="T456">ay</text:span></text:p>
      <text:p text:style-name="P736"/>
      <text:p text:style-name="P874"><text:span text:style-name="T185">M</text:span><text:span text:style-name="T113">ight [майт]</text:span><text:span text:style-name="T169"> переводится как «может» или «мог бы», </text:span><text:span text:style-name="T176">а</text:span><text:span text:style-name="T921"> т</text:span>акже <text:span text:style-name="T169">наречием </text:span><text:span text:style-name="T174">«возможно», «вероятно», </text:span><text:span text:style-name="T175">«должно быть», </text:span><text:span text:style-name="T174">«наверное»</text:span><text:span text:style-name="T169">. </text:span></text:p>
      <text:p text:style-name="P683"/>
      <text:p text:style-name="P658">Он указывает на вероятность того, что ситуация может происходить сейчас или произойти </text:p>
      <text:p text:style-name="P658">в ближайшем будущем. Является синонимом фразе <text:span text:style-name="T456">it is possible that</text:span> (возможно, что).</text:p>
      <text:p text:style-name="P754"/>
      <text:p text:style-name="P993"><text:span text:style-name="T102">Look at the sky. It might rain — Посмотри на небо. Возможно </text:span><text:span text:style-name="T112">пойдет дождь.</text:span></text:p>
      <text:p text:style-name="P994"><text:span text:style-name="T112">M</text:span><text:span text:style-name="T102">ight Tom call in the evening? - Том может позвонить вечером? (может</text:span><text:span text:style-name="T114"> ли он позвонить</text:span><text:span text:style-name="T102">?)</text:span></text:p>
      <text:p text:style-name="P736"/>
      <text:p text:style-name="P911"><text:span text:style-name="T185">Отрицание</text:span><text:span text:style-name="T170"> </text:span><text:span text:style-name="T111">might</text:span><text:span text:style-name="T170"> </text:span><text:span text:style-name="T111">not</text:span><text:span text:style-name="T170"> </text:span><text:span text:style-name="T185">сокращается до</text:span><text:span text:style-name="T170"> </text:span><text:span text:style-name="T111">mightn`t [майтэнт]</text:span><text:span text:style-name="T170">.</text:span></text:p>
      <text:p text:style-name="P684"/>
      <text:p text:style-name="P911"><text:span text:style-name="T169">Модальный глагол </text:span><text:span text:style-name="T113">may</text:span><text:span text:style-name="T169"> в современном английском используется </text:span><text:span text:style-name="T170">редко</text:span><text:span text:style-name="T169">. Но его часто применяют, когда нужно предложить помощь незнакомому человеку. </text:span><text:span text:style-name="T189">Он п</text:span><text:span text:style-name="T169">ереводится как «иметь возможность» и по сути </text:span><text:span text:style-name="T170">взаимозаменяем с</text:span><text:span text:style-name="T169"> </text:span><text:span text:style-name="T113">might</text:span><text:span text:style-name="T169">.</text:span></text:p>
      <text:p text:style-name="P737"/>
      <text:p text:style-name="P737">May I help you, sir? Я могу вам помочь, сэр? (имею ли я возможность вам помочь?)</text:p>
      <text:p text:style-name="P685"/>
      <text:p text:style-name="P622"><text:span text:style-name="T920">Глагол </text:span><text:span text:style-name="T470">m</text:span><text:span text:style-name="T456">ust</text:span></text:p>
      <text:p text:style-name="P659"/>
      <text:p text:style-name="P877"><text:span text:style-name="T191">О</text:span><text:span text:style-name="T175">дин из самых распространенных в речи модальных глаголов. </text:span><text:span text:style-name="T192">И</text:span><text:span text:style-name="T175">спользуется в настоящем времени. Переводится как «должен», «обязан» или «должно быть», «</text:span><text:span text:style-name="T172">наверное»</text:span><text:span text:style-name="T175">.</text:span></text:p>
      <text:p text:style-name="P660"/>
      <text:p text:style-name="P498"><text:span text:style-name="T172">П</text:span><text:span text:style-name="T166">ереда</text:span><text:span text:style-name="T172">ет</text:span><text:span text:style-name="T166"> следующие значения</text:span><text:span text:style-name="T173">:</text:span></text:p>
      <text:list xml:id="list3480214190" text:style-name="L35">
        <text:list-item>
          <text:p text:style-name="P1145">необходимость, обязанность, долг;</text:p>
        </text:list-item>
        <text:list-item>
          <text:p text:style-name="P1146">настойчивый совет, приказ, запрет (в отрицаниях);</text:p>
        </text:list-item>
      </text:list>
      <text:p text:style-name="P755"/>
      <text:p text:style-name="P755">I must go — Я должен идти. </text:p>
      <text:p text:style-name="P740">He must not be at home now — <text:s/><text:span text:style-name="T931">О</text:span>н не должен сейчас быть дома.</text:p>
      <text:p text:style-name="P903"><text:span text:style-name="T137">Must we hurry? — Нам нужно торопиться? </text:span><text:span text:style-name="T138">(должны ли мы торопиться?)</text:span></text:p>
      <text:p text:style-name="P740"/>
      <text:p text:style-name="P903"><text:span text:style-name="T173">Отрицание </text:span><text:span text:style-name="T121">must not</text:span><text:span text:style-name="T173"> </text:span><text:span text:style-name="T185">означает</text:span><text:span text:style-name="T173"> «нельзя», «запрещено». Сокращается до </text:span><text:span text:style-name="T121">musn`t [мазнт]</text:span><text:span text:style-name="T173">.</text:span></text:p>
      <text:p text:style-name="P738">You musn`t park here — Здесь нельзя парковаться.</text:p>
      <text:p text:style-name="P660"/>
      <text:p text:style-name="P661">Когда <text:span text:style-name="T456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661"/>
      <text:p text:style-name="P739">She has worked so hard these days. She must<text:span text:style-name="T818"> </text:span>be very tired — </text:p>
      <text:p text:style-name="P739">Она так много работала в эти дни. Она, наверное, очень <text:span text:style-name="T918">уставшая.</text:span></text:p>
      <text:p text:style-name="P741"/>
      <text:p text:style-name="P623">Конструкция <text:span text:style-name="T456">have to</text:span></text:p>
      <text:p text:style-name="P662"/>
      <text:p text:style-name="P664">Дублирует по значению модальный глагол <text:span text:style-name="T456">must</text:span>. Говорит об обязанностях, </text:p>
      <text:p text:style-name="P664">которые человек вынежден выполнять <text:span text:style-name="T933">не по свое воле</text:span>. </text:p>
      <text:p text:style-name="P663"/>
      <text:p text:style-name="P663"><text:soft-page-break/>В настоящем времени <text:span text:style-name="T456">have to</text:span> и <text:span text:style-name="T456">must</text:span> взаимозаменяемы и часто разницы между ними нет.</text:p>
      <text:p text:style-name="P663">Однако <text:span text:style-name="T456">must</text:span> означает необходимость, которая исходит от самого человека, </text:p>
      <text:p text:style-name="P663">а <text:span text:style-name="T456">have to</text:span> говорит о необходимости, исходящей извне.</text:p>
      <text:p text:style-name="P663"/>
      <text:p text:style-name="P742">I must do it — Я должен это сделать (это мой долг).</text:p>
      <text:p text:style-name="P742">I have to do it — Я должен это сделать (того требуют обстоятельства).</text:p>
      <text:p text:style-name="P663"/>
      <text:p text:style-name="P870"><text:span text:style-name="T115">Have to</text:span><text:span text:style-name="T177">, в отличие от </text:span><text:span text:style-name="T115">must</text:span><text:span text:style-name="T177">, может употребляться во всех временах. Форма в будущем </text:span></text:p>
      <text:p text:style-name="P665">времени используется редко и ее предпочитают заменять на форму настоящего.</text:p>
      <text:p text:style-name="P665"/>
      <text:p text:style-name="P665">Отрицательная и вопросительная форма образуется с помощью вспомогательных </text:p>
      <text:p text:style-name="P870"><text:span text:style-name="T177">глаголов </text:span><text:span text:style-name="T115">do/did/will</text:span><text:span text:style-name="T177">. (</text:span><text:span text:style-name="T193">здесь </text:span><text:span text:style-name="T115">have</text:span><text:span text:style-name="T177"> ведет себя как смысловой глагол).</text:span></text:p>
      <text:p text:style-name="P744"/>
      <text:p text:style-name="P743"><text:span text:style-name="T941">I </text:span><text:span text:style-name="T318">had to go — Я должен был идти.</text:span></text:p>
      <text:p text:style-name="P742">He doesn`t have to go — Он не должен идти.</text:p>
      <text:p text:style-name="P756">Will they have to go? — Они должны будут идти?</text:p>
      <text:p text:style-name="P666"/>
      <text:p text:style-name="P995"><text:span text:style-name="T177">В </text:span><text:span text:style-name="T150">отрицательных предложениях </text:span><text:span text:style-name="T102">have to</text:span><text:span text:style-name="T150"> и </text:span><text:span text:style-name="T102">must</text:span><text:span text:style-name="T150"> передают разный смысл. </text:span></text:p>
      <text:p text:style-name="P995"><text:span text:style-name="T102">Must not</text:span><text:span text:style-name="T150"> выражает запрет, а </text:span><text:span text:style-name="T102">heve to</text:span><text:span text:style-name="T150"> — отсутсвие обязанности.</text:span></text:p>
      <text:p text:style-name="P709"/>
      <text:p text:style-name="P742">You mustn`t tell anyone — Ты не должен рассказывать никому.</text:p>
      <text:p text:style-name="P742">You don`t have to tell me everything — Можешь не рассказывать мне всего.</text:p>
      <text:p text:style-name="P665"/>
      <text:p text:style-name="P878"><text:span text:style-name="T116">Have</text:span><text:span text:style-name="T178"> в значении «должен» всегда используется с частицей </text:span><text:span text:style-name="T116">to</text:span><text:span text:style-name="T178">. Если не поставить </text:span><text:span text:style-name="T116">to</text:span><text:span text:style-name="T178"> </text:span></text:p>
      <text:p text:style-name="P878"><text:span text:style-name="T178">после </text:span><text:span text:style-name="T116">have</text:span><text:span text:style-name="T178">, то этот глагол будет ознать «иметь». </text:span></text:p>
      <text:p text:style-name="P665"/>
      <text:p text:style-name="P7"><text:span text:style-name="T233">Г</text:span><text:span text:style-name="T234">лагол </text:span><text:span text:style-name="T144">should</text:span></text:p>
      <text:p text:style-name="P667"/>
      <text:p text:style-name="P879"><text:span text:style-name="T124">Should [шуд] </text:span><text:span text:style-name="T194">подходит</text:span><text:span text:style-name="T178">, чтобы дать</text:span><text:span text:style-name="T194"> вежливый</text:span><text:span text:style-name="T178"> совет. Переводится как «</text:span><text:span text:style-name="T195">следует сделать</text:span><text:span text:style-name="T178">» </text:span></text:p>
      <text:p text:style-name="P879"><text:span text:style-name="T195">или «нужно (так поступить)». </text:span><text:span text:style-name="T197">С</text:span><text:span text:style-name="T195">вязан с на</text:span><text:span text:style-name="T197">с</text:span><text:span text:style-name="T195">тоящим и будущим временем. Грамматически использ</text:span><text:span text:style-name="T194">уется</text:span><text:span text:style-name="T195"> по тем же правилами, что и другие модальные глаголы.</text:span></text:p>
      <text:p text:style-name="P670"/>
      <text:p text:style-name="P58">You should be more attentive — Вам следует быть более внимательным.</text:p>
      <text:p text:style-name="P668"/>
      <text:p text:style-name="P880"><text:span text:style-name="T196">Для</text:span><text:span text:style-name="T195"> совет</text:span><text:span text:style-name="T196">а</text:span><text:span text:style-name="T195">, помимо </text:span><text:span text:style-name="T124">should,</text:span><text:span text:style-name="T195"> можно также использовать обороты, помогающие </text:span></text:p>
      <text:p text:style-name="P880"><text:span text:style-name="T195">выразить мненеие, например </text:span><text:span text:style-name="T124">I think, I don`t think</text:span><text:span text:style-name="T195">.</text:span></text:p>
      <text:p text:style-name="P669"/>
      <text:p text:style-name="P745">I think you should leave — Думаю, вам пора уйти.</text:p>
      <text:p text:style-name="P746"/>
      <text:p text:style-name="P871"><text:span text:style-name="T117">Should</text:span><text:span text:style-name="T179"> также выражает: недоумение, удивление, возмущение. В этом случае </text:span><text:span text:style-name="T196">он</text:span><text:span text:style-name="T179"> передает эмоциональную окраску высказыванию. Отрицательная форма говорит о плохой зате</text:span><text:span text:style-name="T180">е</text:span><text:span text:style-name="T179">.</text:span></text:p>
      <text:p text:style-name="P668"/>
      <text:p text:style-name="P745">Why should I go there? - Скакой стати мне туда идти?</text:p>
      <text:p text:style-name="P745">You shouldn`t go there — Не нужно туда идти <text:span text:style-name="T939">(это плохая идея)</text:span>.</text:p>
      <text:p text:style-name="P668"/>
      <text:p text:style-name="P8"><text:span text:style-name="T228">Глагол </text:span><text:span text:style-name="T142">would</text:span></text:p>
      <text:p text:style-name="P671"/>
      <text:p text:style-name="P673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923">Грамматически использ</text:span><text:span text:style-name="T924">уется</text:span><text:span text:style-name="T923"> по тем же правилами, что и другие модальные глаголы.</text:span></text:p>
      <text:p text:style-name="P672"/>
      <text:p text:style-name="P676"><text:soft-page-break/>При переводе <text:span text:style-name="T456">would</text:span>, <text:span text:style-name="T924">по сути, </text:span>выпадает, а идущий после него смысловой глагол, используется с частицей<text:span text:style-name="T471"> </text:span><text:span text:style-name="T456">to</text:span>. <text:span text:style-name="T471">Would</text:span><text:span text:style-name="T926"> часто сокращается до </text:span><text:span text:style-name="T471">`d</text:span><text:span text:style-name="T926"> и произносится как одна буква (поэтому поначалу расслышать </text:span><text:span text:style-name="T471">would</text:span><text:span text:style-name="T926"> в предложении довольно сложно).</text:span></text:p>
      <text:p text:style-name="P672"/>
      <text:p text:style-name="P674"><text:span text:style-name="T922">В</text:span>стречается в вариантах, <text:span text:style-name="T940">когда</text:span>:</text:p>
      <text:list xml:id="list3254276902" text:style-name="L36">
        <text:list-item>
          <text:p text:style-name="P1147">соответствует русской частице «бы» (когда представляют ситуацию);</text:p>
        </text:list-item>
        <text:list-item>
          <text:p text:style-name="P1147">сообщает о привычках прошлого (в этом случае может заменяться на <text:span text:style-name="T456">used to</text:span>).</text:p>
        </text:list-item>
      </text:list>
      <text:p text:style-name="P675"/>
      <text:p text:style-name="P747">I would like to live in New Your — Я бы хотел жить в Нью Йорке <text:span text:style-name="T922">(представил)</text:span>.</text:p>
      <text:p text:style-name="P748">I wouldn`t watch this film with my child — Я бы не смотрела этот фильм с моим ребенком.</text:p>
      <text:p text:style-name="P749">Would you like to go <text:span text:style-name="T925">to the party with us? </text:span>—<text:span text:style-name="T925"> Ты бы хотел пойти с нами на вечеринку?</text:span></text:p>
      <text:p text:style-name="P677"/>
      <text:p text:style-name="P912"><text:span text:style-name="T181">Фраза </text:span><text:span text:style-name="T118">would you like</text:span><text:span text:style-name="T181"> часто используется, когда хотят предложить человеку услугу</text:span><text:span text:style-name="T199">, </text:span><text:span text:style-name="T181">предмет </text:span></text:p>
      <text:p text:style-name="P912"><text:span text:style-name="T181">и т. п. Если человек согласен, то он отвечает </text:span><text:span text:style-name="T118">I`d like to</text:span><text:span text:style-name="T181"> (</text:span><text:span text:style-name="T198">я бы хотел</text:span><text:span text:style-name="T181">) </text:span><text:span text:style-name="T198">или </text:span><text:span text:style-name="T126">I`d love to</text:span></text:p>
      <text:p text:style-name="P912"><text:span text:style-name="T181">(с удовольствием). <text:s/></text:span><text:span text:style-name="T118">I`d like to </text:span><text:span text:style-name="T221">можно использовать вместо</text:span><text:span text:style-name="T135"> I want </text:span><text:span text:style-name="T139">(уточнить)</text:span><text:span text:style-name="T135">.</text:span></text:p>
      <text:p text:style-name="P678"/>
      <text:p text:style-name="P881"><text:span text:style-name="T118">Would you like a cup of </text:span><text:span text:style-name="T125">tea</text:span><text:span text:style-name="T118">? Yes, I would — Вы бы хотили чашечку </text:span><text:span text:style-name="T125">чая</text:span><text:span text:style-name="T118">? Да, хотел бы.</text:span></text:p>
      <text:p text:style-name="P678"/>
      <text:p text:style-name="P750">What would you like, coffee or tea? I`d like some cofee — Чтобы вы хотели, </text:p>
      <text:p text:style-name="P750">кофе или чай? Я бы хотел кофе.</text:p>
      <text:p text:style-name="P678"/>
      <text:p text:style-name="P624">Конструкция <text:span text:style-name="T456">used to</text:span></text:p>
      <text:p text:style-name="P678"/>
      <text:p text:style-name="P679">Используется, когда говорят о регулярных вещах, происходящих в прошлом. </text:p>
      <text:p text:style-name="P872"><text:span text:style-name="T182">Британцы </text:span><text:span text:style-name="T183">предпочитают</text:span><text:span text:style-name="T182"> </text:span><text:span text:style-name="T119">used to</text:span><text:span text:style-name="T182">, американцы чаще использую </text:span><text:span text:style-name="T119">would</text:span><text:span text:style-name="T182">.</text:span></text:p>
      <text:p text:style-name="P679"/>
      <text:p text:style-name="P679">На русский <text:span text:style-name="T456">would/used to</text:span> можно перевести как «имел привычку делать» <text:span text:style-name="T928">или</text:span> «раньше».</text:p>
      <text:p text:style-name="P680"><text:span text:style-name="T928">Также </text:span><text:span text:style-name="T456">would/used to</text:span> <text:span text:style-name="T928">подразумевает, что сейчас человек уже не делает того, что делал раньше.</text:span></text:p>
      <text:p text:style-name="P680"/>
      <text:p text:style-name="P681">Как правило <text:span text:style-name="T456">would</text:span> используется в ситуациях, когда указан период во время которого </text:p>
      <text:p text:style-name="P681">человек так не поступал. </text:p>
      <text:p text:style-name="P681"/>
      <text:p text:style-name="P682">После <text:span text:style-name="T456">used to</text:span> стоит глагол в начальной форме. В настоящем времени эта констуркция </text:p>
      <text:p text:style-name="P682">не используется <text:span text:style-name="T929">(для этого есть Present Simple) </text:span>и<text:span text:style-name="T927"> </text:span>часто <text:span text:style-name="T927">выпадает при переводе.</text:span></text:p>
      <text:p text:style-name="P682"/>
      <text:p text:style-name="P751">I used to live in Bristol — Раньше я жил <text:span text:style-name="T930">в Бристоле (а сейчас нет).</text:span></text:p>
      <text:p text:style-name="P752">I didn`t use to drink tea — Раньше я не пил чай (а теперь пью).</text:p>
      <text:p text:style-name="P753">Did you use to play tennis? — Ты раньше играл в теннис?</text:p>
      <text:p text:style-name="P626"/>
      <text:p text:style-name="P830">Повелительно наклонение. Imperative</text:p>
      <text:p text:style-name="P688"/>
      <text:p text:style-name="P689">Это способ озвучить распоряжение, приказ, <text:span text:style-name="T942">просьбу</text:span> или призыв к действию.</text:p>
      <text:p text:style-name="P689">В речи очень часто используются предложения в форме повелительного наклонения.</text:p>
      <text:p text:style-name="P689"/>
      <text:p text:style-name="P882"><text:span text:style-name="T200">Чтобы выразить приказ или просьбу (</text:span><text:span text:style-name="T201">настойчиво</text:span><text:span text:style-name="T200">), нужно начать предложение с глагола </text:span></text:p>
      <text:p text:style-name="P690">в начальной форме (форма повелительного наклонения только одна).</text:p>
      <text:p text:style-name="P689"/>
      <text:p text:style-name="P59"><text:span text:style-name="T324">C</text:span><text:span text:style-name="T318">ome here — Подойдите сюда ( призыв к действию).</text:span></text:p>
      <text:p text:style-name="P757">Put your gun down! — Опусти оружие! (приказ).</text:p>
      <text:p text:style-name="P757">Help! — Помогите! (настойчивая просьба).</text:p>
      <text:p text:style-name="P691"/>
      <text:p text:style-name="P996"><text:span text:style-name="T150">Чтобы просьба звучала вежливее, </text:span><text:span text:style-name="T202">используют слово please: </text:span><text:span text:style-name="T127">Come here, please</text:span><text:span text:style-name="T202">.</text:span></text:p>
      <text:p text:style-name="P997"><text:soft-page-break/><text:span text:style-name="T202">Е</text:span><text:span text:style-name="T150">сли </text:span><text:span text:style-name="T203">человеку предлагают угоститься едой, то часто начинают предложение с </text:span><text:span text:style-name="T128">have</text:span><text:span text:style-name="T203">.</text:span></text:p>
      <text:p text:style-name="P758">Have a cake, please — Угощайтесь тортом, пожалуйста.</text:p>
      <text:p text:style-name="P692"/>
      <text:p text:style-name="P1019"><text:span text:style-name="T150">Глагол </text:span><text:span text:style-name="T102">have</text:span><text:span text:style-name="T150"> может входить в устойчивые обороты, связанные с пожеланием. </text:span></text:p>
      <text:p text:style-name="P692">В этом случае он обычно выпадает при переводе.</text:p>
      <text:p text:style-name="P693"/>
      <text:p text:style-name="P60"><text:span text:style-name="T325">H</text:span><text:span text:style-name="T318">ave a nice time — Приятно провести время.</text:span></text:p>
      <text:p text:style-name="P759">Have fun — Повеселитесь.</text:p>
      <text:p text:style-name="P759"/>
      <text:p text:style-name="P196"><text:span text:style-name="T318">Если нужно призвать человека или группу людей совершить что-то вместе, то нужно использовать </text:span><text:span text:style-name="T102">let`s (let us)</text:span><text:span text:style-name="T318"> перед глаголом. Это еще один способ говорить вежливее </text:span></text:p>
      <text:p text:style-name="P694">в повелительном наклонении.</text:p>
      <text:p text:style-name="P694"/>
      <text:p text:style-name="P759">Let`s do it — Давай сделаем это (досл. Позволь нам сделать это).</text:p>
      <text:p text:style-name="P759">Let`s not watch this movie — Давай не будем смотреть этот фильм.</text:p>
      <text:p text:style-name="P694"/>
      <text:p text:style-name="P196"><text:span text:style-name="T318">Если нужно попросить человека не делать что-либо, то нужно начать с </text:span><text:span text:style-name="T102">don`t</text:span><text:span text:style-name="T318">.</text:span></text:p>
      <text:p text:style-name="P759"/>
      <text:p text:style-name="P760">Don`t come here — Не подходи сюда. </text:p>
      <text:p text:style-name="P760">Don`t do it — Не делай этого.</text:p>
      <text:p text:style-name="P760"/>
      <text:p text:style-name="P831">Пассивный<text:span text:style-name="T950"> </text:span>залог. <text:span text:style-name="T951">Passive Voice</text:span></text:p>
      <text:p text:style-name="P695"/>
      <text:p text:style-name="P197"><text:span text:style-name="T318">В английском языке, как и в русском, </text:span><text:span text:style-name="T326">есть 2</text:span><text:span text:style-name="T318"> вида залога: активный и пассивный.</text:span></text:p>
      <text:p text:style-name="P883"><text:span text:style-name="T204">Активный залог </text:span><text:span text:style-name="T205">по другому</text:span><text:span text:style-name="T204"> называется действительным (я сам совершаю действие), </text:span></text:p>
      <text:p text:style-name="P696">а пассивный — страдательным (надо мной совершают действие.)</text:p>
      <text:p text:style-name="P697"/>
      <text:p text:style-name="P698">Порядок слов у предложения в пассивном залоге: </text:p>
      <text:list xml:id="list2982442415" text:style-name="L37">
        <text:list-item>
          <text:p text:style-name="P1148">подлежащее;</text:p>
        </text:list-item>
        <text:list-item>
          <text:p text:style-name="P1148">сказуемое в пассивном залоге (что сделано?);</text:p>
        </text:list-item>
        <text:list-item>
          <text:p text:style-name="P1148">дополнение;</text:p>
        </text:list-item>
        <text:list-item>
          <text:p text:style-name="P1148">обстоятельство.</text:p>
        </text:list-item>
      </text:list>
      <text:p text:style-name="P699"/>
      <text:p text:style-name="P884"><text:span text:style-name="T206">Сказуемое в пассивном залоге состоит из 2х частей: вспомогательного глагола </text:span><text:span text:style-name="T132">be</text:span><text:span text:style-name="T206"> </text:span></text:p>
      <text:p text:style-name="P884"><text:span text:style-name="T206">и смыслового глагола в 3й форме </text:span><text:span text:style-name="T219">(для </text:span><text:span text:style-name="T220">группы </text:span><text:span text:style-name="T219">Simple)</text:span><text:span text:style-name="T206">.</text:span></text:p>
      <text:p text:style-name="P700"/>
      <text:p text:style-name="P61"><text:span text:style-name="T329">I finished my work</text:span><text:span text:style-name="T318"> yesterday — </text:span><text:span text:style-name="T329">Я закончил работу</text:span><text:span text:style-name="T318"> вчера (активный залог).</text:span></text:p>
      <text:p text:style-name="P61"><text:span text:style-name="T329">The work was finished</text:span><text:span text:style-name="T318"> yesterday — </text:span><text:span text:style-name="T329">Работа была закончена</text:span><text:span text:style-name="T318"> вчера (пассивный залог).</text:span></text:p>
      <text:p text:style-name="P710"/>
      <text:p text:style-name="P889"><text:span text:style-name="T217">П</text:span><text:span text:style-name="T216">ассивный залог </text:span><text:span text:style-name="T217">обычно </text:span><text:span text:style-name="T216">используется, когда автор действия неизвестен, не важен </text:span></text:p>
      <text:p text:style-name="P198"><text:span text:style-name="T318">или намеренно скрыт. </text:span><text:span text:style-name="T327">Пассивный залог часто применяется в деловой речи.</text:span></text:p>
      <text:p text:style-name="P761"/>
      <text:p text:style-name="P762">This house is quite old. It was buil in 1990 — Дом старый. Он был простроен в 1990 году.</text:p>
      <text:p text:style-name="P762">(кто построил дом — неизвестно; известен только дом, и что с ним сделали — построили).</text:p>
      <text:p text:style-name="P763"/>
      <text:p text:style-name="P885"><text:span text:style-name="T207">Если нужно указать </text:span><text:span text:style-name="T208">автора</text:span><text:span text:style-name="T207"> действи</text:span><text:span text:style-name="T208">я</text:span><text:span text:style-name="T207">, то это можно сделать в дополнении </text:span></text:p>
      <text:p text:style-name="P885"><text:span text:style-name="T207">с использованием предлога </text:span><text:span text:style-name="T133">by</text:span><text:span text:style-name="T207"> (кем).</text:span></text:p>
      <text:p text:style-name="P701"/>
      <text:p text:style-name="P762">Ann Karenina was written by Leo Tolstoy — Анна Каренина была написана Львом Толстым.</text:p>
      <text:p text:style-name="P886"><text:span text:style-name="T129">(</text:span><text:span text:style-name="T130">над книгой совершили действие — ее написали</text:span><text:span text:style-name="T129">)</text:span></text:p>
      <text:p text:style-name="P764"/>
      <text:p text:style-name="P702"/>
      <text:p text:style-name="P1125"><text:span text:style-name="T209">Подлежащие </text:span><text:span text:style-name="T131">I</text:span><text:span text:style-name="T209">, в предложении с пассивным залогом, часто переводится </text:span></text:p>
      <text:p text:style-name="P702">не как «я», а как «мне/мной/меня».</text:p>
      <text:p text:style-name="P703"/>
      <text:p text:style-name="P765">I am ignored all the time — Меня игнорируют все время.</text:p>
      <text:p text:style-name="P765">I was born in 1990 — Я родился в 1990 году (Меня родили в 1990 году).</text:p>
      <text:p text:style-name="P765"/>
      <text:p text:style-name="P890"><text:span text:style-name="T209">При переводе </text:span><text:span text:style-name="T131">I was born</text:span><text:span text:style-name="T209">, не совсем понятно, что это пассивный залог </text:span><text:span text:style-name="T215">(</text:span><text:span text:style-name="T134">I</text:span><text:span text:style-name="T215"> переводится как «я»)</text:span><text:span text:style-name="T209">.</text:span></text:p>
      <text:p text:style-name="P500"><text:span text:style-name="T209">В английском таких фраз мног. </text:span><text:span text:style-name="T218">Их</text:span><text:span text:style-name="T209"> нужно просто </text:span><text:span text:style-name="T218">запомнить</text:span><text:span text:style-name="T209">, </text:span><text:span text:style-name="T210">например:</text:span></text:p>
      <text:list xml:id="list2700632839" text:style-name="L38">
        <text:list-item>
          <text:p text:style-name="P1149">be born — родился (в Past Simple);</text:p>
        </text:list-item>
        <text:list-item>
          <text:p text:style-name="P1149">be gone — умер (в Present Simple).</text:p>
        </text:list-item>
      </text:list>
      <text:p text:style-name="P704"/>
      <text:p text:style-name="P705">Present Simple Passive:</text:p>
      <text:p text:style-name="P766">Children are taught at school — Детей учат в школе.</text:p>
      <text:p text:style-name="P705"/>
      <text:p text:style-name="P705">Past Simple Passive:</text:p>
      <text:p text:style-name="P766">I was taught to ride a bike by my dadschool — Меня научил ездить на велосипеде папа.</text:p>
      <text:p text:style-name="P705"/>
      <text:p text:style-name="P705">Future Simple Passive:</text:p>
      <text:p text:style-name="P766">I will be taught English at university — Меня будут учить английскому в универе.</text:p>
      <text:p text:style-name="P766"/>
      <text:p text:style-name="P706">Present Perfect Passive <text:span text:style-name="T947">требует дополнительно</text:span><text:span text:style-name="T949">го</text:span><text:span text:style-name="T947"> слов</text:span><text:span text:style-name="T949">а</text:span><text:span text:style-name="T947"> </text:span><text:span text:style-name="T473">been, </text:span><text:span text:style-name="T949">после</text:span><text:span text:style-name="T474"> have</text:span><text:span text:style-name="T947">. </text:span></text:p>
      <text:p text:style-name="P707"><text:span text:style-name="T989">Е</text:span>сли его не указать, то предложение будет в форме активного залога (Present Perfect).</text:p>
      <text:p text:style-name="P767"/>
      <text:p text:style-name="P767">I have been taught an important lesson — Мне преподали важный урок.</text:p>
      <text:p text:style-name="P768">I have <text:span text:style-name="T948">taught an important lesson — </text:span>Я преподал важный урок.</text:p>
      <text:p text:style-name="P708"/>
      <text:p text:style-name="P705">Предложение в Present Perfect Passive можно перепутать с Present Perfect Continuous.</text:p>
      <text:p text:style-name="P705">Здесь главное в том, что в Passive смысловой глагол стоит в 3й форме, </text:p>
      <text:p text:style-name="P199"><text:span text:style-name="T318">а в Continuous — с окончанием </text:span><text:span text:style-name="T102">ing</text:span><text:span text:style-name="T318">.</text:span></text:p>
      <text:p text:style-name="P705"/>
      <text:p text:style-name="P887"><text:span text:style-name="T68">I have been </text:span><text:span text:style-name="T70">speaking</text:span><text:span text:style-name="T68"> English for 2 years. </text:span><text:span text:style-name="T69">—</text:span><text:span text:style-name="T68"> Я </text:span><text:span text:style-name="T70">говорю по</text:span><text:span text:style-name="T68"> английски уже 2 года.</text:span></text:p>
      <text:p text:style-name="P887"><text:span text:style-name="T68">I </text:span><text:span text:style-name="T71">have been </text:span><text:span text:style-name="T70">spoken English — </text:span><text:span text:style-name="T72">Со мной</text:span><text:span text:style-name="T70"> говорили по английски.</text:span></text:p>
      <text:p text:style-name="P769"/>
      <text:p text:style-name="P888"><text:span text:style-name="T236">Т</text:span><text:span text:style-name="T237">акже можно легко перепутать ситуации, когда be используется с прилагательным </text:span><text:span text:style-name="T238">и</text:span><text:span text:style-name="T237"> когда </text:span></text:p>
      <text:p text:style-name="P888"><text:span text:style-name="T238">с</text:span><text:span text:style-name="T237"> пассивн</text:span><text:span text:style-name="T238">ым</text:span><text:span text:style-name="T237"> залог</text:span><text:span text:style-name="T238">ом</text:span><text:span text:style-name="T237">. Здесь важно отлич</text:span><text:span text:style-name="T238">а</text:span><text:span text:style-name="T237">ть прилагательное от глагола.</text:span></text:p>
      <text:p text:style-name="P770"/>
      <text:p text:style-name="P432"><text:span text:style-name="T98">I am interested in art — Я</text:span><text:span text:style-name="T99"> интересуюсь</text:span><text:span text:style-name="T100"> </text:span><text:span text:style-name="T99">искусством </text:span><text:span text:style-name="T97">(interested — прилагательное)</text:span><text:span text:style-name="T99">.</text:span></text:p>
      <text:p text:style-name="P1005"><text:span text:style-name="T70">I </text:span><text:span text:style-name="T67">am ignored all the time — Меня игнорируют все время (ignored — глагол в 3й форме).</text:span></text:p>
      <text:p text:style-name="P777"/>
      <text:p text:style-name="P832">Вопросительные предложения</text:p>
      <text:p text:style-name="P518"/>
      <text:p text:style-name="P520">Чтобы задать вопрос, нужно придерживаться обратного порядка слов, когда </text:p>
      <text:p text:style-name="P520">вспомогательный глагол стоит перед подлежащим (см. выше).</text:p>
      <text:p text:style-name="P520"/>
      <text:p text:style-name="P520">В вопросе может не быть вопросительного слова, смыслового глагола, дополнения, </text:p>
      <text:p text:style-name="P520">но в нем всегда есть вспомогательный глагол и подлежащее.</text:p>
      <text:p text:style-name="P520"/>
      <text:p text:style-name="P960">В английском есть 5 типов вопросов: <text:span text:style-name="T1047">общий, разделительный, </text:span><text:span text:style-name="T1050">специальный, </text:span></text:p>
      <text:p text:style-name="P1054">вопрос к подлежащему и вопрос с альтернативой.</text:p>
      <text:p text:style-name="P522"/>
      <text:p text:style-name="P521"/>
      <text:p text:style-name="P1127">Общий вопрос</text:p>
      <text:p text:style-name="P521"/>
      <text:p text:style-name="P521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521"/>
      <text:p text:style-name="P998"><text:span text:style-name="T239">Чтобы коротко ответить на </text:span><text:span text:style-name="T240">такой </text:span><text:span text:style-name="T239">вопрос, недостаточно просто написать </text:span><text:span text:style-name="T73">yes/no</text:span><text:span text:style-name="T239">. Нужно также добавить корешок — местоимение со вспомогательным глаголом. </text:span><text:span text:style-name="T241">Корешок</text:span><text:span text:style-name="T239"> будет указыват</text:span><text:span text:style-name="T241">ь</text:span><text:span text:style-name="T239"> на мысль, которая была сказана в предыдушем предложении:</text:span></text:p>
      <text:p text:style-name="P805"/>
      <text:p text:style-name="P803"><text:span text:style-name="T818">Do you play</text:span> the piano? <text:span text:style-name="T595">—</text:span> Yes, <text:span text:style-name="T819">I do</text:span><text:span text:style-name="T837">.</text:span></text:p>
      <text:p text:style-name="P804"><text:span text:style-name="T819">Does Rita play</text:span><text:span text:style-name="T837"> football? </text:span><text:span text:style-name="T595">— </text:span><text:span text:style-name="T837">No, </text:span><text:span text:style-name="T819">she doesn`t</text:span><text:span text:style-name="T837">.</text:span> </text:p>
      <text:p text:style-name="P519"/>
      <text:p text:style-name="P610">Разделительный вопрос</text:p>
      <text:p text:style-name="P521"/>
      <text:p text:style-name="P894"><text:span text:style-name="T242">Вопрос, который часто используется в разговорной речи, когда собеседник пытается </text:span><text:span text:style-name="T248">начать или поддержать беседу. Также с помощью таких вопросов можно </text:span><text:span text:style-name="T242">выяснить какую-то информацию на основе имеющихся фактов.</text:span></text:p>
      <text:p text:style-name="P523"/>
      <text:p text:style-name="P891"><text:span text:style-name="T242">С</text:span><text:span text:style-name="T243">остоит из 2х частей, разделенных запятой: утверждения и противоположного корешка. </text:span></text:p>
      <text:p text:style-name="P524">Корешок можно переводить словами: «правда?» «да?», «не так ли?», «верно?»</text:p>
      <text:p text:style-name="P62"><text:span text:style-name="T46">Y</text:span><text:span text:style-name="T45">ou play tennis every day, don`t you? </text:span><text:span text:style-name="T47">—</text:span><text:span text:style-name="T45"> Ты играешь в теннис, да?</text:span></text:p>
      <text:p text:style-name="P524"/>
      <text:p text:style-name="P891"><text:span text:style-name="T243">В </text:span><text:span text:style-name="T244">корешке </text:span><text:span text:style-name="T243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525"/>
      <text:p text:style-name="P527">Если в главной части отрицание, то в корешке должно быть утверждение (и наоборот). </text:p>
      <text:p text:style-name="P39"><text:span text:style-name="T48">You </text:span><text:span text:style-name="T49">don`t like tomato juice, do you? </text:span><text:span text:style-name="T47">—</text:span><text:span text:style-name="T49"> Ты не любишь томатный сок, да?</text:span></text:p>
      <text:p text:style-name="P527"/>
      <text:p text:style-name="P892"><text:span text:style-name="T245">Если в гланой части используется </text:span><text:span text:style-name="T74">I am</text:span><text:span text:style-name="T245">, то в корешке нужно говорить </text:span><text:span text:style-name="T74">aren`t I</text:span><text:span text:style-name="T245">, а не </text:span><text:span text:style-name="T74">amn`t I</text:span><text:span text:style-name="T245">.</text:span></text:p>
      <text:p text:style-name="P63"><text:span text:style-name="T48">I </text:span><text:span text:style-name="T45">am a famous artist, aren`t I? - Я знаменитая художница, да?</text:span></text:p>
      <text:p text:style-name="P527"/>
      <text:p text:style-name="P528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528"/>
      <text:p text:style-name="P893"><text:span text:style-name="T246">П</text:span><text:span text:style-name="T247">осему на такие вопросы лучше отвечать так, чтобы ответ отражал реальное </text:span></text:p>
      <text:p text:style-name="P529">положение дел, а не форму вопроса.</text:p>
      <text:p text:style-name="P529"/>
      <text:p text:style-name="P40"><text:span text:style-name="T50">T</text:span><text:span text:style-name="T45">hat isn`t your car, is it? Yes, it is — Это не твоя машина, да? Нет, моя</text:span></text:p>
      <text:p text:style-name="P901"><text:span text:style-name="T81">Можно</text:span><text:span text:style-name="T67"> ответить </text:span><text:span text:style-name="T81">и так</text:span><text:span text:style-name="T67">: Yes, it is my car — Да, это моя машина.</text:span></text:p>
      <text:p text:style-name="P526"/>
      <text:p text:style-name="P612">Специальный вопрос</text:p>
      <text:p text:style-name="P530"/>
      <text:p text:style-name="P531">Самый популярный тип вопроса. Используется для получения доп. информации, </text:p>
      <text:p text:style-name="P999"><text:span text:style-name="T235">поэтому всегда начинается с вопросительного слова </text:span><text:span text:style-name="T250">или связки</text:span><text:span text:style-name="T235">.</text:span></text:p>
      <text:p text:style-name="P532"/>
      <text:p text:style-name="P533">Вопросительные слова:</text:p>
      <text:list xml:id="list4210659586" text:style-name="L39">
        <text:list-item>
          <text:p text:style-name="P1262"><text:span text:style-name="T235">who [ху] — </text:span><text:span text:style-name="T249">кто</text:span><text:span text:style-name="T235">;</text:span></text:p>
        </text:list-item>
        <text:list-item>
          <text:p text:style-name="P1262"><text:span text:style-name="T235">whom [хум] — </text:span><text:span text:style-name="T249">кого</text:span><text:span text:style-name="T235">;</text:span></text:p>
        </text:list-item>
        <text:list-item>
          <text:p text:style-name="P1262"><text:span text:style-name="T235">whose [хуз] — </text:span><text:span text:style-name="T249">чей</text:span><text:span text:style-name="T235">;</text:span></text:p>
        </text:list-item>
        <text:list-item>
          <text:p text:style-name="P1262"><text:span text:style-name="T235">what — </text:span><text:span text:style-name="T249">что, какой</text:span><text:span text:style-name="T235">;</text:span></text:p>
        </text:list-item>
        <text:list-item>
          <text:p text:style-name="P1262"><text:soft-page-break/><text:span text:style-name="T235">which — </text:span><text:span text:style-name="T249">который</text:span><text:span text:style-name="T235">;</text:span></text:p>
        </text:list-item>
        <text:list-item>
          <text:p text:style-name="P1262"><text:span text:style-name="T235">where [</text:span><text:span text:style-name="T249">вэа</text:span><text:span text:style-name="T235">] — </text:span><text:span text:style-name="T249">где, куда</text:span><text:span text:style-name="T235">;</text:span></text:p>
        </text:list-item>
        <text:list-item>
          <text:p text:style-name="P1262"><text:span text:style-name="T235">when — </text:span><text:span text:style-name="T249">когда</text:span><text:span text:style-name="T235">;</text:span></text:p>
        </text:list-item>
        <text:list-item>
          <text:p text:style-name="P1262"><text:span text:style-name="T235">why [</text:span><text:span text:style-name="T249">вай</text:span><text:span text:style-name="T235">] — </text:span><text:span text:style-name="T249">зачем, почему</text:span><text:span text:style-name="T235">;</text:span></text:p>
        </text:list-item>
        <text:list-item>
          <text:p text:style-name="P1150">how [хау] — как;</text:p>
        </text:list-item>
        <text:list-item>
          <text:p text:style-name="P1262"><text:span text:style-name="T235">how often [хау офэн] — </text:span><text:span text:style-name="T249">как часто</text:span><text:span text:style-name="T235">;</text:span></text:p>
        </text:list-item>
        <text:list-item>
          <text:p text:style-name="P1262"><text:span text:style-name="T235">how many — </text:span><text:span text:style-name="T249">сколько (исчисляемые существительные)</text:span><text:span text:style-name="T235">;</text:span></text:p>
        </text:list-item>
        <text:list-item>
          <text:p text:style-name="P1262"><text:span text:style-name="T235">how much — </text:span><text:span text:style-name="T249">сколько (неисчесляемые существительные)</text:span><text:span text:style-name="T235">;</text:span></text:p>
        </text:list-item>
        <text:list-item>
          <text:p text:style-name="P1262"><text:span text:style-name="T235">how long [хау лон] — </text:span><text:span text:style-name="T249">как долго</text:span><text:span text:style-name="T235">;</text:span></text:p>
        </text:list-item>
        <text:list-item>
          <text:p text:style-name="P1262"><text:span text:style-name="T235">how long ago — </text:span><text:span text:style-name="T249">как давно</text:span><text:span text:style-name="T235">;</text:span></text:p>
        </text:list-item>
        <text:list-item>
          <text:p text:style-name="P1262"><text:span text:style-name="T235">how old — </text:span><text:span text:style-name="T249">сколько лет</text:span><text:span text:style-name="T235">.</text:span></text:p>
        </text:list-item>
      </text:list>
      <text:p text:style-name="P525"/>
      <text:p text:style-name="P1000"><text:span text:style-name="T75">W</text:span><text:span text:style-name="T67">hat</text:span><text:span text:style-name="T235"> и </text:span><text:span text:style-name="T67">which</text:span><text:span text:style-name="T235"> могут использоваться отдельно или с уточняющим словом, обычно, существительным, и тогда переводятся как «какой» и «какой из» </text:span><text:span text:style-name="T250">соотв</text:span><text:span text:style-name="T235">. </text:span></text:p>
      <text:p text:style-name="P534"/>
      <text:p text:style-name="P771">What do you like? — Что ты любишь?</text:p>
      <text:p text:style-name="P771">What car have you got? — Какая у тебя машина?</text:p>
      <text:p text:style-name="P771">Which car is yours? — Какая из машин твоя? </text:p>
      <text:p text:style-name="P771"/>
      <text:p text:style-name="P64"><text:span text:style-name="T51">Which</text:span><text:span text:style-name="T250"> подразумевает выбор из нескольких вариантов.</text:span></text:p>
      <text:p text:style-name="P895"><text:span text:style-name="T251">Слово </text:span><text:span text:style-name="T76">how</text:span><text:span text:style-name="T251"> чаще присутствует в </text:span><text:span text:style-name="T253">связке</text:span><text:span text:style-name="T251"> с прилагательным или наречием, но может употребляться и самостоятельно.</text:span></text:p>
      <text:p text:style-name="P535"/>
      <text:p text:style-name="P772">How old are you? — Сколько тебе лет?</text:p>
      <text:p text:style-name="P772">How are you? — Как ты?</text:p>
      <text:p text:style-name="P536"/>
      <text:p text:style-name="P65"><text:span text:style-name="T235">Вопрос с </text:span><text:span text:style-name="T45">how much</text:span><text:span text:style-name="T235"> задают, когда спрашивают о веществах, жидкостях или абстрактных понятиях </text:span><text:span text:style-name="T252">(что нельзя количественно посчитать)</text:span><text:span text:style-name="T235">. А с </text:span><text:span text:style-name="T45">how many</text:span><text:span text:style-name="T235">, когда спрашивают </text:span></text:p>
      <text:p text:style-name="P536">о нескольких предметах. </text:p>
      <text:p text:style-name="P535"/>
      <text:p text:style-name="P772">How much money have you got? — Сколько у тебя денег? (<text:span text:style-name="T954">много, </text:span>абстракция).</text:p>
      <text:p text:style-name="P772">How many friends have you got? — Сколько у тебя друзей? (<text:span text:style-name="T955">10, </text:span>количество).</text:p>
      <text:p text:style-name="P772"/>
      <text:p text:style-name="P611">Вопрос к подлежащему</text:p>
      <text:p text:style-name="P537"/>
      <text:p text:style-name="P896"><text:span text:style-name="T254">Задается, когда хотят узнать кто или что совершает действие. Начинается со слова </text:span><text:span text:style-name="T77">who</text:span><text:span text:style-name="T254"> </text:span></text:p>
      <text:p text:style-name="P896"><text:span text:style-name="T254">или </text:span><text:span text:style-name="T77">what</text:span><text:span text:style-name="T254">, которое заменяют собой подлежащее. При этом порядок слов остается таким же, что и в утрверждении. В</text:span><text:span text:style-name="T255">спомогательный глагол часто отсутсвует в таком вопросе.</text:span></text:p>
      <text:p text:style-name="P538"/>
      <text:p text:style-name="P773">Who is in the Room? — Кто в комнате?</text:p>
      <text:p text:style-name="P774">What was that? — Что это было?</text:p>
      <text:p text:style-name="P774"/>
      <text:p text:style-name="P903"><text:span text:style-name="T78">W</text:span><text:span text:style-name="T67">ho/what</text:span><text:span text:style-name="T235"> </text:span><text:span text:style-name="T256">условно </text:span><text:span text:style-name="T235">являются 3м лицом единственного числа — т. е. </text:span><text:span text:style-name="T67">he/she/it</text:span><text:span text:style-name="T235">.</text:span></text:p>
      <text:p text:style-name="P539"/>
      <text:p text:style-name="P897"><text:span text:style-name="T235">Если подлежащее предполагается во множественном числе, то </text:span><text:span text:style-name="T255">в форму множественного числа нужно поставить глагол.</text:span></text:p>
      <text:p text:style-name="P539"/>
      <text:p text:style-name="P66"><text:span text:style-name="T45">Who </text:span><text:span text:style-name="T63">are</text:span><text:span text:style-name="T45"> my best friends? → </text:span><text:span text:style-name="T63">Mike and Paul</text:span><text:span text:style-name="T45"> are my best friends.</text:span></text:p>
      <text:p text:style-name="P539"/>
      <text:p text:style-name="P540"/>
      <text:p text:style-name="P1128">Вопрос с альтернативой</text:p>
      <text:p text:style-name="P540"/>
      <text:p text:style-name="P1001"><text:span text:style-name="T235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7">or</text:span><text:span text:style-name="T235"> (в подлежащем, сказуемоем, дополнении или даже в слове </text:span><text:span text:style-name="T67">not</text:span><text:span text:style-name="T235">).</text:span></text:p>
      <text:p text:style-name="P808"/>
      <text:p text:style-name="P898"><text:span text:style-name="T45">Does </text:span><text:span text:style-name="T63">your mother or your father</text:span><text:span text:style-name="T45"> help you? (</text:span><text:span text:style-name="T52">п</text:span><text:span text:style-name="T45">одлежаще</text:span><text:span text:style-name="T52">е</text:span><text:span text:style-name="T45">)</text:span></text:p>
      <text:p text:style-name="P898"><text:span text:style-name="T79">Has he just </text:span><text:span text:style-name="T101">arrived or left</text:span><text:span text:style-name="T79">? (в смыслово</text:span><text:span text:style-name="T80">й</text:span><text:span text:style-name="T79"> глагол)</text:span></text:p>
      <text:p text:style-name="P898"><text:span text:style-name="T79">Will you go to Kiev </text:span><text:span text:style-name="T101">by train or by plane</text:span><text:span text:style-name="T79">? (дополнени</text:span><text:span text:style-name="T80">е</text:span><text:span text:style-name="T79">)</text:span></text:p>
      <text:p text:style-name="P898"><text:span text:style-name="T79">Do you like </text:span><text:span text:style-name="T101">sushi or not</text:span><text:span text:style-name="T79">? (слов</text:span><text:span text:style-name="T80">о</text:span><text:span text:style-name="T79"> not)</text:span></text:p>
      <text:p text:style-name="P543"/>
      <text:p text:style-name="P423"><text:span text:style-name="T66">В</text:span><text:span text:style-name="T44">опросы с предлогами</text:span></text:p>
      <text:p text:style-name="P541"/>
      <text:p text:style-name="P544">По началу вызывают много трудностей, т. к. в русском языке предлог и вопросительное </text:p>
      <text:p text:style-name="P544">слово стоят рядом, а в английском они находятся в разных местах. </text:p>
      <text:p text:style-name="P545"/>
      <text:p text:style-name="P545">В английском вопросе предлог стоит в самом конце, но при переводе </text:p>
      <text:p text:style-name="P545">относится к началу предложения.</text:p>
      <text:p text:style-name="P545"/>
      <text:p text:style-name="P1002"><text:span text:style-name="T40">W</text:span><text:span text:style-name="T39">ho</text:span><text:span text:style-name="T235"> do you meet </text:span><text:span text:style-name="T952">with</text:span><text:span text:style-name="T235">? — </text:span><text:span text:style-name="T952">С</text:span><text:span text:style-name="T235"> </text:span><text:span text:style-name="T39">кем</text:span><text:span text:style-name="T235"> ты встречаешься?</text:span></text:p>
      <text:p text:style-name="P1002"><text:span text:style-name="T40">W</text:span><text:span text:style-name="T39">hat</text:span><text:span text:style-name="T235"> are you looking </text:span><text:span text:style-name="T952">at</text:span><text:span text:style-name="T235">? — </text:span><text:span text:style-name="T952">На</text:span><text:span text:style-name="T235"> </text:span><text:span text:style-name="T39">что</text:span><text:span text:style-name="T235"> ты смотришь?</text:span></text:p>
      <text:p text:style-name="P546"/>
      <text:p text:style-name="P899"><text:span text:style-name="T258">Ч</text:span><text:span text:style-name="T257">асто логика использования предлогов в русском и английском не совпадают. </text:span></text:p>
      <text:p text:style-name="P547">Поэтому лучше запомнить некоторые устойчивые сочетания предлогов с глаголами, </text:p>
      <text:p text:style-name="P548">которые встречаются достаточно часто:</text:p>
      <text:list xml:id="list2990643965" text:style-name="L40">
        <text:list-item>
          <text:p text:style-name="P1263"><text:span text:style-name="T235">what … like — на что похож (здесь </text:span><text:span text:style-name="T67">like</text:span><text:span text:style-name="T235"> не глагол, а предлог);</text:span></text:p>
        </text:list-item>
        <text:list-item>
          <text:p text:style-name="P1151">look at — стмотреть на;</text:p>
        </text:list-item>
        <text:list-item>
          <text:p text:style-name="P1151">look for — искать;</text:p>
        </text:list-item>
        <text:list-item>
          <text:p text:style-name="P1151">listen to — слушать;</text:p>
        </text:list-item>
        <text:list-item>
          <text:p text:style-name="P1151">wait for — ждать;</text:p>
        </text:list-item>
        <text:list-item>
          <text:p text:style-name="P1151">stay at — останавливаться (например, в отеле).</text:p>
        </text:list-item>
      </text:list>
      <text:p text:style-name="P1002"/>
      <text:p text:style-name="P775">What does he look like? — Как он выглядит?</text:p>
      <text:p text:style-name="P775">What are you looking at? — На что ты смотришь?</text:p>
      <text:p text:style-name="P546"/>
      <text:p text:style-name="P900"><text:span text:style-name="T257">П</text:span><text:span text:style-name="T260">римеры </text:span><text:span text:style-name="T259">5</text:span><text:span text:style-name="T260"> типов вопросов во всех временах, а также с модальными глаголами </text:span></text:p>
      <text:p text:style-name="P550">можно найти на стр. 146.</text:p>
      <text:p text:style-name="P549"/>
      <text:p text:style-name="P833">Отрицательные предложения</text:p>
      <text:p text:style-name="P542"/>
      <text:p text:style-name="P552">Чтобы придать мысли отрицательное значение, используются 2 способа:</text:p>
      <text:list xml:id="list834855108" text:style-name="L41">
        <text:list-item>
          <text:p text:style-name="P1152">отрицательная частица <text:span text:style-name="T456">not</text:span>;</text:p>
        </text:list-item>
        <text:list-item>
          <text:p text:style-name="P1152">слово <text:span text:style-name="T456">never</text:span> (и другие слова, придающие отрицательное значение).</text:p>
        </text:list-item>
      </text:list>
      <text:p text:style-name="P551"/>
      <text:p text:style-name="P553">Частица <text:span text:style-name="T456">not</text:span> стоит всегда в связке либо со вспомогательным глаголом, либо с модальным.</text:p>
      <text:p text:style-name="P553">Она является частью сказуемого. Переводится как «не».</text:p>
      <text:p text:style-name="P553"/>
      <text:p text:style-name="P776">I not like horror movies (неправильно, остуствует вспомогательный глагол)</text:p>
      <text:p text:style-name="P776">I do n<text:span text:style-name="T956">o</text:span>t like horror movies (правильно <text:span text:style-name="T957">для простых предложений</text:span>)</text:p>
      <text:p text:style-name="P553"/>
      <text:p text:style-name="P554"><text:soft-page-break/>В сложных предложениях, где несколько глаголов, используются другие правила.</text:p>
      <text:p text:style-name="P556"><text:span text:style-name="T962">C</text:span>казуемым обычно является самый первый глагол. Если отрицатульную мысль сообщить </text:p>
      <text:p text:style-name="P556">в дополнении, то not будет стоять самостоятельно.</text:p>
      <text:p text:style-name="P555"/>
      <text:p text:style-name="P557">It`s quite impolite not to call me back — Очень не вежливо не перезванивать мне.</text:p>
      <text:p text:style-name="P557">(здесь сказуемым является первый глагол — is)</text:p>
      <text:p text:style-name="P557"/>
      <text:p text:style-name="P1049"><text:span text:style-name="T315">С</text:span><text:span text:style-name="T314">амые важные глаголы</text:span></text:p>
      <text:p text:style-name="P558"/>
      <text:p text:style-name="P559">Это <text:span text:style-name="T456">be</text:span>, <text:span text:style-name="T456">do</text:span>, <text:span text:style-name="T456">have</text:span> и <text:span text:style-name="T456">get</text:span>. Они могут быть как смысловыми, так и вспомогательными <text:span text:style-name="T965">(кроме </text:span><text:span text:style-name="T480">get</text:span><text:span text:style-name="T965">)</text:span>.</text:p>
      <text:p text:style-name="P559">Они могут входить в устойчивые сочетания, где меняют свое значение.</text:p>
      <text:p text:style-name="P559"/>
      <text:p text:style-name="P603">Глагол <text:span text:style-name="T456">be</text:span></text:p>
      <text:p text:style-name="P559"/>
      <text:p text:style-name="P508"><text:span text:style-name="T331">Э</text:span><text:span text:style-name="T332">то начальная форма глагола</text:span><text:span text:style-name="T333"> «быть». </text:span><text:span text:style-name="T338">В </text:span><text:span text:style-name="T331">Present Simple </text:span><text:span text:style-name="T345">be</text:span><text:span text:style-name="T331"> </text:span><text:span text:style-name="T330">изменяется</text:span><text:span text:style-name="T331"> на</text:span><text:span text:style-name="T333">: </text:span></text:p>
      <text:list xml:id="list2449410857" text:style-name="L42">
        <text:list-item>
          <text:p text:style-name="P1170"><text:span text:style-name="T607">a</text:span><text:span text:style-name="T602">m — если подлежащее в первом лице (</text:span><text:span text:style-name="T492">I</text:span><text:span text:style-name="T602">);</text:span></text:p>
        </text:list-item>
        <text:list-item>
          <text:p text:style-name="P1171">is — если подлежащее в третьем лице, единственном числе (<text:span text:style-name="T456">he/she/it</text:span>);</text:p>
        </text:list-item>
        <text:list-item>
          <text:p text:style-name="P1171">are — если подлежащее во множественном числе (<text:span text:style-name="T456">you/we/they</text:span>).</text:p>
        </text:list-item>
      </text:list>
      <text:p text:style-name="P810"/>
      <text:p text:style-name="P980"><text:span text:style-name="T350">Г</text:span><text:span text:style-name="T351">лагол </text:span><text:span text:style-name="T145">be</text:span><text:span text:style-name="T351"> в форме </text:span><text:span text:style-name="T145">am/is/are</text:span><text:span text:style-name="T351"> является смысловым, но при переводе на русский выпадает. </text:span></text:p>
      <text:p text:style-name="P813"/>
      <text:p text:style-name="P827"><text:span text:style-name="T708">Одновременно с этим формы </text:span><text:span text:style-name="T968">am/is/are</text:span><text:span text:style-name="T709"> </text:span><text:span text:style-name="T708">привязывают предложение к настоящему времени. </text:span><text:span text:style-name="T906">(привязывает ко времени во всех формах)</text:span></text:p>
      <text:p text:style-name="P828"/>
      <text:p text:style-name="P813">После <text:span text:style-name="T456">be</text:span> обычно указывается характеристика (какой) или место (где).</text:p>
      <text:p text:style-name="P810"/>
      <text:p text:style-name="P809"><text:span text:style-name="T458">This dress is blue — </text:span><text:span text:style-name="T479">Это платье синие.</text:span></text:p>
      <text:p text:style-name="P907"><text:span text:style-name="T339">I</text:span><text:span text:style-name="T340"> </text:span><text:span text:style-name="T339">am</text:span><text:span text:style-name="T340"> in </text:span><text:span text:style-name="T339">my</text:span><text:span text:style-name="T340"> office now — </text:span><text:span text:style-name="T339">Я</text:span><text:span text:style-name="T341"> у себя в офисе сейчас.</text:span></text:p>
      <text:p text:style-name="P811"/>
      <text:p text:style-name="P1016"><text:span text:style-name="T335">В русском языке предложение может </text:span><text:span text:style-name="T334">не иметь</text:span><text:span text:style-name="T335"> сказуемого. </text:span><text:span text:style-name="T334">Там где в русском сказуемое отсутсвует, в английском будет стоять глагол </text:span><text:span text:style-name="T339">be</text:span><text:span text:style-name="T334"> в форме </text:span><text:span text:style-name="T344">am/is/are</text:span><text:span text:style-name="T331"> </text:span><text:span text:style-name="T334">(т. к. для английского не характерно, когда в предложении нет сказуемого)</text:span><text:span text:style-name="T331">. </text:span></text:p>
      <text:p text:style-name="P810"/>
      <text:p text:style-name="P820"><text:span text:style-name="T511">I </text:span><text:span text:style-name="T494">am a doctor — Я (</text:span><text:span text:style-name="T495">есть</text:span><text:span text:style-name="T494">) доктор.</text:span></text:p>
      <text:p text:style-name="P821"><text:span text:style-name="T839">We are happy </text:span><text:span text:style-name="T842">— </text:span><text:span text:style-name="T839">Мы (есть) счастливы.</text:span></text:p>
      <text:p text:style-name="P815"/>
      <text:p text:style-name="P1025"><text:span text:style-name="T307">Глагол</text:span><text:span text:style-name="T308"> </text:span><text:span text:style-name="T94">be</text:span><text:span text:style-name="T308"> может использоваться в связке с прилагательным. </text:span><text:span text:style-name="T309">П</text:span><text:span text:style-name="T310">ри переводе такая связка </text:span></text:p>
      <text:p text:style-name="P1025"><text:span text:style-name="T310">может образовывать новый глагол, которого нет в </text:span><text:span text:style-name="T311">словаре</text:span><text:span text:style-name="T310">.</text:span></text:p>
      <text:p text:style-name="P816"/>
      <text:p text:style-name="P825"><text:span text:style-name="T496">I </text:span><text:span text:style-name="T513">am interested</text:span><text:span text:style-name="T496"> in art — Я</text:span><text:span text:style-name="T497"> </text:span><text:span text:style-name="T514">интересуюсь</text:span><text:span text:style-name="T506"> </text:span><text:span text:style-name="T497">искусством </text:span><text:span text:style-name="T506">(есть заинтересованный)</text:span><text:span text:style-name="T497">.</text:span></text:p>
      <text:p text:style-name="P825"><text:span text:style-name="T497">My hands </text:span><text:span text:style-name="T514">are cold</text:span><text:span text:style-name="T497"> — Мои руки</text:span><text:span text:style-name="T498"> </text:span><text:span text:style-name="T514">замерзли </text:span><text:span text:style-name="T506">(есть замерзшие)</text:span><text:span text:style-name="T498">.</text:span></text:p>
      <text:p text:style-name="P778"/>
      <text:p text:style-name="P585">В вопросительных предложениях глагол <text:span text:style-name="T456">be</text:span> меняется местами с подлежащим, </text:p>
      <text:p text:style-name="P585">а в отрицательных, используется с частицей <text:span text:style-name="T456">not</text:span>:</text:p>
      <text:p text:style-name="P585"/>
      <text:p text:style-name="P712"><text:span text:style-name="T840">I </text:span><text:span text:style-name="T839">am not a student — Я не студент.</text:span></text:p>
      <text:p text:style-name="P779">We are not English speakers — Они не англоговорящие люди.</text:p>
      <text:p text:style-name="P712"><text:span text:style-name="T840">I</text:span><text:span text:style-name="T839">s it dark? — Сейчас темно?</text:span></text:p>
      <text:p text:style-name="P779">Are they hungry? — Они голодны?</text:p>
      <text:p text:style-name="P779"/>
      <text:p text:style-name="P586">Если перед <text:span text:style-name="T465">am/is/are</text:span> нет вопросительного слова, то это общий вопрос. </text:p>
      <text:p text:style-name="P586">В корешке ответа вместо <text:span text:style-name="T456">do/does</text:span> используется <text:span text:style-name="T456">am/is/are</text:span>:</text:p>
      <text:p text:style-name="P586"><text:soft-page-break/></text:p>
      <text:p text:style-name="P713"><text:span text:style-name="T839">Am I in danger? Yes, you are. </text:span><text:span text:style-name="T841">—</text:span><text:span text:style-name="T839"> Я в опасности? Да.</text:span></text:p>
      <text:p text:style-name="P713"><text:span text:style-name="T839">Is John married? - No, he isn`t. </text:span><text:span text:style-name="T841">— </text:span><text:span text:style-name="T839">Джон женат? </text:span><text:span text:style-name="T841">— </text:span><text:span text:style-name="T839">Нет.</text:span></text:p>
      <text:p text:style-name="P780"><text:span text:style-name="T693">Специальный вопрос начинается с вопросительного слова </text:span><text:span text:style-name="T698">или связки</text:span><text:span text:style-name="T693">:</text:span> </text:p>
      <text:p text:style-name="P780">Where is Jill?<text:span text:style-name="T870"> </text:span>She is at school. <text:span text:style-name="T870">— </text:span>Где Джил? Она в школе.</text:p>
      <text:p text:style-name="P780"/>
      <text:p text:style-name="P825"><text:span text:style-name="T610">Очень часто </text:span><text:span text:style-name="T500">am/is/are</text:span><text:span text:style-name="T610"> сокращаются: </text:span><text:span text:style-name="T500">I am → I`m, he is → he`s, <text:s/></text:span></text:p>
      <text:p text:style-name="P825"><text:span text:style-name="T500">you are → you`re, John is → John`s, </text:span><text:span text:style-name="T502">t</text:span><text:span text:style-name="T500">hey are → </text:span><text:span text:style-name="T502">t</text:span><text:span text:style-name="T500">hey`re</text:span><text:span text:style-name="T501">. </text:span></text:p>
      <text:p text:style-name="P781"/>
      <text:p text:style-name="P825"><text:span text:style-name="T611">С</text:span><text:span text:style-name="T612">окращать можно как по </text:span><text:span text:style-name="T613">вспом.</text:span><text:span text:style-name="T612"> глаголу, так и по частице </text:span><text:span text:style-name="T503">not</text:span><text:span text:style-name="T612">: </text:span><text:span text:style-name="T503">he is not → he`s not</text:span><text:span text:style-name="T504"> или</text:span><text:span text:style-name="T503"> he isn`t.</text:span></text:p>
      <text:p text:style-name="P812"><text:span text:style-name="T966">П</text:span>ри этом <text:span text:style-name="T456">am</text:span> сокращается только по <text:span text:style-name="T456">am</text:span> → <text:span text:style-name="T456">I`m not (I amn`t не существует).</text:span></text:p>
      <text:p text:style-name="P615"/>
      <text:p text:style-name="P826"><text:span text:style-name="T667">Глагол be</text:span><text:span text:style-name="T669"> </text:span><text:span text:style-name="T667">в Past Simple имеет 2 формы: </text:span></text:p>
      <text:list xml:id="list2403946561" text:style-name="L43">
        <text:list-item>
          <text:p text:style-name="P1174"><text:span text:style-name="T667">was — </text:span><text:span text:style-name="T668">если подлежащее в первом лице или множественном числе (</text:span><text:span text:style-name="T522">I, you, we, they</text:span><text:span text:style-name="T668">);</text:span></text:p>
        </text:list-item>
        <text:list-item>
          <text:p text:style-name="P1174"><text:span text:style-name="T668">were <text:s/>— если подлежащее в третьем лице, единственно</text:span><text:span text:style-name="T692">го</text:span><text:span text:style-name="T668"> числ</text:span><text:span text:style-name="T692">а </text:span><text:span text:style-name="T668">(</text:span><text:span text:style-name="T522">he, she, it</text:span><text:span text:style-name="T668">).</text:span></text:p>
        </text:list-item>
      </text:list>
      <text:p text:style-name="P613"/>
      <text:p text:style-name="P714"><text:span text:style-name="T862">I </text:span><text:span text:style-name="T839">was</text:span><text:span text:style-name="T838"> satisfied with my work — Я </text:span><text:span text:style-name="T839">был</text:span><text:span text:style-name="T838"> доволен своей работой.</text:span></text:p>
      <text:p text:style-name="P714"><text:span text:style-name="T839">Was</text:span><text:span text:style-name="T838"> the weather good? No, it </text:span><text:span text:style-name="T839">wasn`t</text:span><text:span text:style-name="T838"> — </text:span><text:span text:style-name="T839">Погода была хорош</text:span><text:span text:style-name="T848">ая</text:span><text:span text:style-name="T839">? Нет.</text:span></text:p>
      <text:p text:style-name="P560"/>
      <text:p text:style-name="P602">В Future Simple принимает только одну форму — <text:span text:style-name="T456">will be</text:span> (буду).</text:p>
      <text:p text:style-name="P934"><text:span text:style-name="T95">I will be happy to eat — Я буду </text:span><text:span text:style-name="T96">рад </text:span><text:span text:style-name="T95">поесть.</text:span></text:p>
      <text:p text:style-name="P560"/>
      <text:p text:style-name="P605">Глагол <text:span text:style-name="T456">do</text:span></text:p>
      <text:p text:style-name="P561"/>
      <text:p text:style-name="P824"><text:span text:style-name="T733">Переводится как </text:span><text:span text:style-name="T732">«делать». В </text:span><text:span text:style-name="T734">одном предложении </text:span><text:span text:style-name="T732">может встречаться несколько раз, </text:span></text:p>
      <text:p text:style-name="P981"><text:span text:style-name="T354">в качестве вспомогательного </text:span><text:span text:style-name="T355">глагола </text:span><text:span text:style-name="T354">и смыслового.</text:span><text:span text:style-name="T967"> </text:span><text:span text:style-name="T352">Вспомогательным глаголом </text:span><text:span text:style-name="T353">он </text:span><text:span text:style-name="T352">может быть только в отрицаниях и вопросах, времен группы Simple.</text:span></text:p>
      <text:p text:style-name="P983"/>
      <text:p text:style-name="P814"><text:span text:style-name="T477">What do you do? </text:span><text:span text:style-name="T478">— </text:span><text:span text:style-name="T477">Что ты делаешь?</text:span></text:p>
      <text:p text:style-name="P982"><text:span text:style-name="T352">D</text:span><text:span text:style-name="T41">o you like pets? </text:span><text:span text:style-name="T352">—</text:span><text:span text:style-name="T41"> No, I don`t.</text:span></text:p>
      <text:p text:style-name="P984"/>
      <text:p text:style-name="P193"><text:span text:style-name="T346">В</text:span><text:span text:style-name="T347"> </text:span><text:span text:style-name="T348">прошедшем времени</text:span><text:span text:style-name="T349"> преорбазуется в </text:span><text:span text:style-name="T343">did</text:span><text:span text:style-name="T349"> — «</text:span><text:span text:style-name="T347">делал» (2я форма </text:span><text:span text:style-name="T342">do</text:span><text:span text:style-name="T347">)</text:span><text:span text:style-name="T349">.</text:span></text:p>
      <text:p text:style-name="P614">Если в предложении появляется <text:span text:style-name="T456">was/were</text:span>, <text:span text:style-name="T896">то </text:span><text:span text:style-name="T895">did</text:span><text:span text:style-name="T896"> уже не нужно использовать.</text:span></text:p>
      <text:p text:style-name="P607"/>
      <text:p text:style-name="P606">Глагол <text:span text:style-name="T456">have</text:span></text:p>
      <text:p text:style-name="P587"/>
      <text:p text:style-name="P908"><text:span text:style-name="T275">Переводится как «иметь». </text:span><text:span text:style-name="T277">Д</text:span><text:span text:style-name="T275">ля времен группы Perfect </text:span><text:span text:style-name="T277">выступает в роли вспомогательного глагола</text:span><text:span text:style-name="T275">. </text:span><text:span text:style-name="T261">Также </text:span><text:span text:style-name="T275">может быть</text:span><text:span text:style-name="T261"> частью устойчивых словосотечаний. В </text:span><text:span text:style-name="T278">прошедшем </text:span></text:p>
      <text:p text:style-name="P908"><text:span text:style-name="T278">времени</text:span><text:span text:style-name="T261"> преобразуется в </text:span><text:span text:style-name="T82">had</text:span><text:span text:style-name="T261"> </text:span><text:span text:style-name="T343">—</text:span><text:span text:style-name="T261"> «</text:span><text:span text:style-name="T278">имел</text:span><text:span text:style-name="T261">».</text:span></text:p>
      <text:p text:style-name="P589"/>
      <text:p text:style-name="P904"><text:span text:style-name="T261">В некоторых ситуациях его можно не переводить (когда он смысловой). </text:span><text:span text:style-name="T262">Но при этом в предложении он обязан быть. </text:span><text:span text:style-name="T275">Это </text:span><text:span text:style-name="T262">из-за особенностей английской грамматики, которая требует, обязательного наличия подлежащего и сказуемого.</text:span></text:p>
      <text:p text:style-name="P562"/>
      <text:p text:style-name="P782">I have a lot of friends — У меня (есть) много друзей.</text:p>
      <text:p text:style-name="P783">We heave a big house — У нас (есть) большой дом.</text:p>
      <text:p text:style-name="P588"/>
      <text:p text:style-name="P909"><text:span text:style-name="T279">Когда </text:span><text:span text:style-name="T85">have</text:span><text:span text:style-name="T279"> является смысловым глаголом, он </text:span><text:span text:style-name="T265">работает по тем же правилам что и </text:span><text:span text:style-name="T266">другие</text:span><text:span text:style-name="T265"> </text:span><text:span text:style-name="T279">смысловые </text:span><text:span text:style-name="T265">глаголы, т. е. требует вспомогательного </text:span><text:span text:style-name="T83">do</text:span><text:span text:style-name="T265"> для отрицаний и вопросов. </text:span></text:p>
      <text:p text:style-name="P909"><text:span text:style-name="T277">В утверждениях </text:span><text:span text:style-name="T85">have</text:span><text:span text:style-name="T279"> </text:span><text:span text:style-name="T277">не пишется с окончанием </text:span><text:span text:style-name="T84">-s</text:span><text:span text:style-name="T277">, а преобразуется в </text:span><text:span text:style-name="T84">has</text:span><text:span text:style-name="T277">.</text:span></text:p>
      <text:p text:style-name="P562"/>
      <text:p text:style-name="P41"><text:span text:style-name="T53">Mike has </text:span><text:span text:style-name="T54">many friends</text:span><text:span text:style-name="T53"> — У Майка много друзей.</text:span></text:p>
      <text:p text:style-name="P42"><text:soft-page-break/><text:span text:style-name="T53">He</text:span><text:span text:style-name="T54"> do</text:span><text:span text:style-name="T53">es</text:span><text:span text:style-name="T54">n`t have many friends </text:span><text:span text:style-name="T55">—</text:span><text:span text:style-name="T54"> У </text:span><text:span text:style-name="T53">него </text:span><text:span text:style-name="T54">не много друзей.</text:span></text:p>
      <text:p text:style-name="P67"><text:span text:style-name="T45">Do you have many friends? </text:span><text:span text:style-name="T55">—</text:span><text:span text:style-name="T45"> У тебя много друзей?</text:span></text:p>
      <text:p text:style-name="P792"/>
      <text:p text:style-name="P201"><text:span text:style-name="T45">Когда </text:span><text:span text:style-name="T67">have</text:span><text:span text:style-name="T45"> является вспомогательным глаголом, то для </text:span><text:span text:style-name="T67">he/she/it</text:span><text:span text:style-name="T45"> он всегда в форме </text:span><text:span text:style-name="T67">has</text:span><text:span text:style-name="T45">.</text:span></text:p>
      <text:p text:style-name="P68">He hasn`t lost his keys — Он не потерял свои ключи <text:span text:style-name="T969">(has в отрицании)</text:span>.</text:p>
      <text:p text:style-name="P793"/>
      <text:p text:style-name="P563">Have в значении «иметь» не употребляется во временах группы Continuous.</text:p>
      <text:p text:style-name="P563"/>
      <text:p text:style-name="P784">I am having many friends now → Неправильно</text:p>
      <text:p text:style-name="P784">I have many friends → Правильно</text:p>
      <text:p text:style-name="P562"/>
      <text:p text:style-name="P1010"><text:span text:style-name="T235">В разговорной речи очесть часто используется оборот </text:span><text:span text:style-name="T67">have got</text:span><text:span text:style-name="T235">. </text:span><text:span text:style-name="T263">Он обозначает тоже самое, что и </text:span><text:span text:style-name="T86">have</text:span><text:span text:style-name="T263"> </text:span><text:span text:style-name="T235">(иметь/владеть/</text:span><text:span text:style-name="T313">есть</text:span><text:span text:style-name="T235">)</text:span><text:span text:style-name="T263">, но используется только в настоящем времени.</text:span></text:p>
      <text:p text:style-name="P570"/>
      <text:p text:style-name="P1010"><text:span text:style-name="T263">Г</text:span><text:span text:style-name="T235">рамматически, </text:span><text:span text:style-name="T67">have got</text:span><text:span text:style-name="T235"> — это Present Perfect, т. е. </text:span><text:span text:style-name="T67">have</text:span><text:span text:style-name="T235"> здесь вспомогательный глагол, </text:span></text:p>
      <text:p text:style-name="P935"><text:span text:style-name="T276">а основное значение «</text:span><text:span text:style-name="T312">есть</text:span><text:span text:style-name="T276">» передает </text:span><text:span text:style-name="T87">got</text:span><text:span text:style-name="T276"> </text:span><text:span text:style-name="T264">(3я форма get)</text:span><text:span text:style-name="T276">. </text:span></text:p>
      <text:p text:style-name="P564"/>
      <text:p text:style-name="P785">Have you got a Mercedes? / Do you have a Mercedes? — У тебя есть мерседес?</text:p>
      <text:p text:style-name="P785">I haven`t got a Mercedes / I don`t have a Mercedes — У меня нет мерседеса.</text:p>
      <text:p text:style-name="P565"/>
      <text:p text:style-name="P910"><text:span text:style-name="T267">Глагол </text:span><text:span text:style-name="T88">have</text:span><text:span text:style-name="T268"> может входить в состав устойчивых выражений и словосочетаний. </text:span></text:p>
      <text:p text:style-name="P567">В этом случае он может переводится по другому. Также здесь отменяется правило, </text:p>
      <text:p text:style-name="P566">по которому <text:span text:style-name="T456">have</text:span> нельзя употребять в Continuous:</text:p>
      <text:p text:style-name="P566"/>
      <text:list xml:id="list260016716" text:style-name="L44">
        <text:list-item>
          <text:p text:style-name="P1153"><text:span text:style-name="T990">в</text:span>ыражения, связанные с приемом пищи:</text:p>
        </text:list-item>
      </text:list>
      <text:list xml:id="list821522717" text:style-name="L45">
        <text:list-item>
          <text:list>
            <text:list-item>
              <text:p text:style-name="P1154">have a coffee/tea/<text:span text:style-name="T964">drink</text:span> — пить кофе/чай/<text:span text:style-name="T964">напиток</text:span>;</text:p>
            </text:list-item>
            <text:list-item>
              <text:p text:style-name="P1154">have a meal — принимать пищу;</text:p>
            </text:list-item>
            <text:list-item>
              <text:p text:style-name="P1154">have a breakfast/luch/dinner — завтракать/обедать/ужинать.</text:p>
            </text:list-item>
          </text:list>
        </text:list-item>
      </text:list>
      <text:p text:style-name="P568"/>
      <text:list xml:id="list152535121523609" text:continue-list="list260016716" text:style-name="L44">
        <text:list-item>
          <text:p text:style-name="P1264"><text:span text:style-name="T304">в</text:span><text:span text:style-name="T268">ыражения, связанные с времяпровождением:</text:span></text:p>
        </text:list-item>
      </text:list>
      <text:list xml:id="list3810234254" text:style-name="L46">
        <text:list-item>
          <text:list>
            <text:list-item>
              <text:p text:style-name="P1155">have a date — ходить на свидание;</text:p>
            </text:list-item>
            <text:list-item>
              <text:p text:style-name="P1155">have a good time — хорошо проводить время;</text:p>
            </text:list-item>
            <text:list-item>
              <text:p text:style-name="P1155">have a meeting / an appointment — назначать встречу;</text:p>
            </text:list-item>
            <text:list-item>
              <text:p text:style-name="P1155">have a nice day — удачного дня (пожелание);</text:p>
            </text:list-item>
            <text:list-item>
              <text:p text:style-name="P1155">have fun — веселиться.</text:p>
            </text:list-item>
          </text:list>
        </text:list-item>
      </text:list>
      <text:p text:style-name="P566"/>
      <text:list xml:id="list152534377713633" text:continue-list="list152535121523609" text:style-name="L44">
        <text:list-item>
          <text:p text:style-name="P1264"><text:span text:style-name="T304">в</text:span><text:span text:style-name="T268">ыражения, связанные </text:span><text:span text:style-name="T305">с внешностью:</text:span></text:p>
        </text:list-item>
      </text:list>
      <text:list xml:id="list2876061040" text:style-name="L47">
        <text:list-item>
          <text:list>
            <text:list-item>
              <text:p text:style-name="P1156">have a bath/shower/shave — принимать ванну/душ, побриться;</text:p>
            </text:list-item>
            <text:list-item>
              <text:p text:style-name="P1156">have a haircat — постричься.</text:p>
            </text:list-item>
          </text:list>
        </text:list-item>
      </text:list>
      <text:p text:style-name="P569"/>
      <text:list xml:id="list152534754388831" text:continue-list="list152534377713633" text:style-name="L44">
        <text:list-item>
          <text:p text:style-name="P1265"><text:span text:style-name="T304">в</text:span><text:span text:style-name="T305">ыражения, связанные с общением:</text:span></text:p>
        </text:list-item>
      </text:list>
      <text:list xml:id="list218259495" text:style-name="L48">
        <text:list-item>
          <text:list>
            <text:list-item>
              <text:p text:style-name="P1157">have a guess — угадывать, догадываться;</text:p>
            </text:list-item>
            <text:list-item>
              <text:p text:style-name="P1157">have a chat — болтать;</text:p>
            </text:list-item>
            <text:list-item>
              <text:p text:style-name="P1157">have a talk/discussion — беседовать/обсуждать;</text:p>
            </text:list-item>
            <text:list-item>
              <text:p text:style-name="P1157">have a call — позвонить.</text:p>
            </text:list-item>
          </text:list>
        </text:list-item>
      </text:list>
      <text:p text:style-name="P569"/>
      <text:list xml:id="list152534025024195" text:continue-list="list152534754388831" text:style-name="L44">
        <text:list-item>
          <text:p text:style-name="P1265"><text:span text:style-name="T304">в</text:span><text:span text:style-name="T305">ыражения связанные со здоровьем:</text:span></text:p>
        </text:list-item>
      </text:list>
      <text:list xml:id="list2078520034" text:style-name="L49">
        <text:list-item>
          <text:list>
            <text:list-item>
              <text:p text:style-name="P1158">have a baby — родить;</text:p>
            </text:list-item>
            <text:list-item>
              <text:p text:style-name="P1158">have a cold — простудиться;</text:p>
            </text:list-item>
            <text:list-item>
              <text:p text:style-name="P1158"><text:soft-page-break/>have a cough — кашлять;</text:p>
            </text:list-item>
            <text:list-item>
              <text:p text:style-name="P1158">have a headache — болит голова.</text:p>
            </text:list-item>
          </text:list>
        </text:list-item>
      </text:list>
      <text:p text:style-name="P569"/>
      <text:list xml:id="list152534392517265" text:continue-list="list152534025024195" text:style-name="L44">
        <text:list-item>
          <text:p text:style-name="P1265"><text:span text:style-name="T304">в</text:span><text:span text:style-name="T305">ыражения, связанные с отдыхом:</text:span></text:p>
          <text:list>
            <text:list-item>
              <text:p text:style-name="P1159">have a day off — взять выходной;</text:p>
            </text:list-item>
            <text:list-item>
              <text:p text:style-name="P1159">have a dream — видеть сон;</text:p>
            </text:list-item>
            <text:list-item>
              <text:p text:style-name="P1159">have a nightmare — видеть кошмар;</text:p>
            </text:list-item>
            <text:list-item>
              <text:p text:style-name="P1159">have a rest — отдыхать;</text:p>
            </text:list-item>
            <text:list-item>
              <text:p text:style-name="P1159">have a sleep — спать.</text:p>
            </text:list-item>
          </text:list>
        </text:list-item>
      </text:list>
      <text:p text:style-name="P569"/>
      <text:list xml:id="list152534035959814" text:continue-numbering="true" text:style-name="L44">
        <text:list-item>
          <text:p text:style-name="P1265"><text:span text:style-name="T304">в</text:span><text:span text:style-name="T305">ыражения, свяханые с физической активностью:</text:span></text:p>
        </text:list-item>
      </text:list>
      <text:list xml:id="list428464032" text:style-name="L50">
        <text:list-item>
          <text:list>
            <text:list-item>
              <text:p text:style-name="P1160">have a good journey — добраться без проблем (пожелание);</text:p>
            </text:list-item>
            <text:list-item>
              <text:p text:style-name="P1160">have a good flight — хорошо долететь (пожелание);</text:p>
            </text:list-item>
            <text:list-item>
              <text:p text:style-name="P1160">have a lift — подвести (на машине);</text:p>
            </text:list-item>
            <text:list-item>
              <text:p text:style-name="P1161">have a ride — проехаться;</text:p>
            </text:list-item>
            <text:list-item>
              <text:p text:style-name="P1161">have a walk — пройтись (прогуляться);</text:p>
            </text:list-item>
            <text:list-item>
              <text:p text:style-name="P1161">have a swim — поплавать;</text:p>
            </text:list-item>
            <text:list-item>
              <text:p text:style-name="P1161">have a hug — обняться;</text:p>
            </text:list-item>
            <text:list-item>
              <text:p text:style-name="P1161">have a kiss — поцеловаться.</text:p>
            </text:list-item>
          </text:list>
        </text:list-item>
      </text:list>
      <text:p text:style-name="P569"/>
      <text:p text:style-name="P608">Глагол <text:span text:style-name="T456">get</text:span></text:p>
      <text:p text:style-name="P571"/>
      <text:p text:style-name="P905"><text:span text:style-name="T270">Один и самых запутанных глаголов, который может переводится по разному,</text:span><text:span text:style-name="T269"> в записимости </text:span></text:p>
      <text:p text:style-name="P572">от слов, идущих после него. Поэтому его нужно переводить в связке с соседними словами.</text:p>
      <text:p text:style-name="P573"/>
      <text:p text:style-name="P905"><text:span text:style-name="T270">Если после </text:span><text:span text:style-name="T89">get</text:span><text:span text:style-name="T270"> идет существительное, то он передает значение </text:span><text:span text:style-name="T269">«</text:span><text:span text:style-name="T270">получать, покупать</text:span><text:span text:style-name="T269">».</text:span></text:p>
      <text:p text:style-name="P572"/>
      <text:p text:style-name="P69"><text:span text:style-name="T56">I </text:span><text:span text:style-name="T45">got a new car — Я купил новую машину.</text:span></text:p>
      <text:p text:style-name="P786">I got an A today — Я получил пятерку сегодня. (A — <text:span text:style-name="T969">это </text:span>оценка)</text:p>
      <text:p text:style-name="P1011"><text:span text:style-name="T269">Е</text:span><text:span text:style-name="T235">сли </text:span><text:span text:style-name="T67">get</text:span><text:span text:style-name="T235"> используется со средством передвижения, то он приобретает значение </text:span></text:p>
      <text:p text:style-name="P574">«сесть в транспорт». В этом случае он может использоваться с предлогом <text:span text:style-name="T456">on</text:span>.</text:p>
      <text:p text:style-name="P574"/>
      <text:p text:style-name="P786">I got on a bus at 5 o`clock — Я сел в автобус в 5 часов.</text:p>
      <text:p text:style-name="P786">I got a taxi — Я взял такси.</text:p>
      <text:p text:style-name="P572"/>
      <text:p text:style-name="P1011"><text:span text:style-name="T269">Е</text:span><text:span text:style-name="T235">сли после get идет прилагательное, то это означает «прийти к этому состоянию», </text:span></text:p>
      <text:p text:style-name="P574">например: <text:span text:style-name="T456">get hungry (проголодаться), get better (стать лучше), get cold (замерзнуть)</text:span> и т. д.</text:p>
      <text:p text:style-name="P574"/>
      <text:p text:style-name="P786">He got dressed quickly and left — Он оделся быстро и ушел.</text:p>
      <text:p text:style-name="P574"/>
      <text:p text:style-name="P574">Если <text:span text:style-name="T456">get</text:span> используется с частицей <text:span text:style-name="T456">to</text:span>, то это означает «прибывать в такое-то место».</text:p>
      <text:p text:style-name="P574"/>
      <text:p text:style-name="P786">I got to work late — Я приехал на работу поздно.</text:p>
      <text:p text:style-name="P786">I got to the airport by train — Я приехал в аэропорт на поезде.</text:p>
      <text:p text:style-name="P572"/>
      <text:p text:style-name="P572">В пассивном залоге может заменять глагол <text:span text:style-name="T456">be</text:span>. </text:p>
      <text:p text:style-name="P572"/>
      <text:p text:style-name="P572">Если <text:span text:style-name="T456">be</text:span> означает «быть в состоянии / обладать качеством», то <text:span text:style-name="T456">get</text:span> означает </text:p>
      <text:p text:style-name="P573">«входить в состояние / приобретать качество».</text:p>
      <text:p text:style-name="P573"/>
      <text:p text:style-name="P573">В отличии от <text:span text:style-name="T456">be, do, have</text:span>, этот глагол не может быть вспомогательным.</text:p>
      <text:p text:style-name="P575"><text:soft-page-break/>Почти для любого предложения с <text:span text:style-name="T456">get</text:span> можно найти замену с другим глаголом.</text:p>
      <text:p text:style-name="P573"/>
      <text:p text:style-name="P1017"><text:span text:style-name="T235">После </text:span><text:span text:style-name="T67">get</text:span><text:span text:style-name="T235"> могут стоять разные предлоги, в зависимости от которых он может сильно</text:span></text:p>
      <text:p text:style-name="P1018"><text:span text:style-name="T235">меняться. Такие измененя не всегда поддаются логике</text:span><text:span text:style-name="T271">:</text:span></text:p>
      <text:list xml:id="list1070306328" text:style-name="L51">
        <text:list-item>
          <text:p text:style-name="P1162">get along — ладить друг с другом;</text:p>
        </text:list-item>
        <text:list-item>
          <text:p text:style-name="P1162">get away — убираться прочь (грубо);</text:p>
        </text:list-item>
        <text:list-item>
          <text:p text:style-name="P1162">get back — вернуться;</text:p>
        </text:list-item>
        <text:list-item>
          <text:p text:style-name="P1162">get in — попасть внутрь;</text:p>
        </text:list-item>
        <text:list-item>
          <text:p text:style-name="P1162">get on — справиться с ситуацией.</text:p>
        </text:list-item>
      </text:list>
      <text:p text:style-name="P576"/>
      <text:p text:style-name="P715"><text:span text:style-name="T849">W</text:span><text:span text:style-name="T839">e get along well — Мы хорошо ладим.</text:span></text:p>
      <text:p text:style-name="P787">I`ll get away from work as soon as I can — Я свалю с этой работы, как только смогу.</text:p>
      <text:p text:style-name="P787">Get in the car quickly! — Быстро садись в машину!</text:p>
      <text:p text:style-name="P788">How are you getting on with your new job? — Как дела на новой работе?</text:p>
      <text:p text:style-name="P978"/>
      <text:p text:style-name="P978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977">Такие сочетания нельзя переводить по отдельности, а только в связке.</text:p>
      <text:p text:style-name="P573"/>
      <text:p text:style-name="P977">Один и тот же фразовый глагол может иметь несколько значений.</text:p>
      <text:p text:style-name="P573"/>
      <text:p text:style-name="P604">Глаголы, в которых все путаются</text:p>
      <text:p text:style-name="P577"/>
      <text:p text:style-name="P578"><text:span text:style-name="T586">Tell и say</text:span> можно перевести как «сказать». Только первый означатает «рассказать», </text:p>
      <text:p text:style-name="P578">а второй - «сказать/говорить». </text:p>
      <text:p text:style-name="P578"/>
      <text:p text:style-name="P578">После <text:span text:style-name="T456">tell</text:span> нужно обязательно указать, кому адресована фраза, либо что именно </text:p>
      <text:p text:style-name="P578">говорится. После <text:span text:style-name="T456">tell</text:span> не нужен предлог.</text:p>
      <text:p text:style-name="P578"/>
      <text:p text:style-name="P789">Tell me the truth — Скажи мне правду.</text:p>
      <text:p text:style-name="P789">Tell Michael that I will be late — Скажи Майклу, что я опоздаю.</text:p>
      <text:p text:style-name="P578"/>
      <text:p text:style-name="P578">После <text:span text:style-name="T456">say</text:span> можно ничего не указывать, либо указать того, кто сказал фразу.</text:p>
      <text:p text:style-name="P578">Если мы говорим, кому адресована фраза, то после <text:span text:style-name="T456">say</text:span> нужен предлог <text:span text:style-name="T456">to</text:span>.</text:p>
      <text:p text:style-name="P578"/>
      <text:p text:style-name="P789">«You deserve more than this», I said to myself — Ты заслуживаешь большего, я сказал себе.</text:p>
      <text:p text:style-name="P578"/>
      <text:p text:style-name="P1012"><text:span text:style-name="T149">See, l</text:span><text:span text:style-name="T148">ook, watch</text:span><text:span text:style-name="T235"> передают значение «видеть», но с разными смысловыми оттенками.</text:span></text:p>
      <text:p text:style-name="P578"/>
      <text:p text:style-name="P579">Глагол <text:span text:style-name="T456">see</text:span> означает «видеть», как физическую возможность. Обычно <text:span text:style-name="T970">он </text:span>не употребляется </text:p>
      <text:p text:style-name="P579">во временах Continuous.</text:p>
      <text:p text:style-name="P578"/>
      <text:p text:style-name="P789">I see a bird in the tree — Я вижу птицу на дереве.</text:p>
      <text:p text:style-name="P578"/>
      <text:p text:style-name="P578"><text:span text:style-name="T456">Look</text:span> означает «смотреть на что-либо». Если мы хотим узнать на какой объет смотрим — используется предлог <text:span text:style-name="T456">at</text:span>. В отличии от <text:span text:style-name="T456">see</text:span>, можно использовать в Continuous.</text:p>
      <text:p text:style-name="P578"/>
      <text:p text:style-name="P789">Don`t worry, I`m not looking — Не волнуйся, я не смотрю.</text:p>
      <text:p text:style-name="P789">I`m looking at the dog — Я смотрю на собаку.</text:p>
      <text:p text:style-name="P578"/>
      <text:p text:style-name="P906"><text:span text:style-name="T67">Watch</text:span><text:span text:style-name="T235"> означает «</text:span><text:span text:style-name="T273">следить (взором)</text:span><text:span text:style-name="T235">» или «наблюдать» </text:span><text:span text:style-name="T272">за объектом</text:span><text:span text:style-name="T235">.</text:span></text:p>
      <text:p text:style-name="P580"/>
      <text:p text:style-name="P43"><text:soft-page-break/><text:span text:style-name="T57">Mothers always watch their children — М</text:span><text:span text:style-name="T58">а</text:span><text:span text:style-name="T57">мы всегда следят за своими детьми.</text:span></text:p>
      <text:p text:style-name="P70"><text:span text:style-name="T59">I </text:span><text:span text:style-name="T45">like watching birds — Мне нравится наблюдать за птицами.</text:span></text:p>
      <text:p text:style-name="P580"/>
      <text:p text:style-name="P906"><text:span text:style-name="T148">Hear, listen</text:span><text:span text:style-name="T235"> можно перевести как «слышать» и «слушать». Первый означает физическую возможность, а второй — осознанное действие.</text:span></text:p>
      <text:p text:style-name="P580"/>
      <text:p text:style-name="P790">Can you hear some noise? — Ты слышишь шум?</text:p>
      <text:p text:style-name="P790">I think I heard something — Кажется, я что-то слышал.</text:p>
      <text:p text:style-name="P580"/>
      <text:p text:style-name="P1013"><text:span text:style-name="T273">Когда мы говорим о том, что именно слушаем, то</text:span><text:span text:style-name="T235"> </text:span><text:span text:style-name="T273">п</text:span><text:span text:style-name="T235">осле </text:span><text:span text:style-name="T67">listen</text:span><text:span text:style-name="T235"> </text:span><text:span text:style-name="T273">ставится предлог </text:span><text:span text:style-name="T90">to</text:span><text:span text:style-name="T273">.</text:span></text:p>
      <text:p text:style-name="P581">При переводе на русский предлог выпадает.</text:p>
      <text:p text:style-name="P581"/>
      <text:p text:style-name="P790">Listen to me, please — Пожалуйста, послушай меня.</text:p>
      <text:p text:style-name="P790">What music do you listen to? - Какую музыку ты слушает?</text:p>
      <text:p text:style-name="P581"/>
      <text:p text:style-name="P1014"><text:span text:style-name="T148">Do, make</text:span><text:span text:style-name="T235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581"/>
      <text:p text:style-name="P582">Устойчивые выражения с do:</text:p>
      <text:list xml:id="list4015109421" text:style-name="L52">
        <text:list-item>
          <text:p text:style-name="P1163">do an exam/test — сдавать экзамен/тест;</text:p>
        </text:list-item>
        <text:list-item>
          <text:p text:style-name="P1163">do a course — пройти курс;</text:p>
        </text:list-item>
        <text:list-item>
          <text:p text:style-name="P1163">do work/homework/housework — делать работу / домашнюю работу / работу по дому;</text:p>
        </text:list-item>
        <text:list-item>
          <text:p text:style-name="P1163">do a favour — оказывать услугу;</text:p>
        </text:list-item>
        <text:list-item>
          <text:p text:style-name="P1163">do business — заниматься бизнесом;</text:p>
        </text:list-item>
        <text:list-item>
          <text:p text:style-name="P1163">do right/wrong — поступать правильно/неправильно;</text:p>
        </text:list-item>
        <text:list-item>
          <text:p text:style-name="P1165">do the shopping — делать покупки;</text:p>
        </text:list-item>
        <text:list-item>
          <text:p text:style-name="P1163">do the wassing up — мыть посуду;</text:p>
        </text:list-item>
      </text:list>
      <text:p text:style-name="P581"/>
      <text:p text:style-name="P582">Устойчивые выражения с make:</text:p>
      <text:list xml:id="list2878801872" text:style-name="L53">
        <text:list-item>
          <text:p text:style-name="P1164">make a noise — шуметь;</text:p>
        </text:list-item>
        <text:list-item>
          <text:p text:style-name="P1164">make a bed — застилать постель;</text:p>
        </text:list-item>
        <text:list-item>
          <text:p text:style-name="P1164">make a cake/tea/dinner — приготовить торт/чай/ужин;</text:p>
        </text:list-item>
        <text:list-item>
          <text:p text:style-name="P1267"><text:span text:style-name="T235">make a choice — сделать </text:span><text:span text:style-name="T274">выбор;</text:span></text:p>
        </text:list-item>
        <text:list-item>
          <text:p text:style-name="P1166">make a scision — принять решение;</text:p>
        </text:list-item>
        <text:list-item>
          <text:p text:style-name="P1166">make a promise — обещать, дать обещание;</text:p>
        </text:list-item>
        <text:list-item>
          <text:p text:style-name="P1166">make a friends — подружиться.</text:p>
        </text:list-item>
      </text:list>
      <text:p text:style-name="P583"/>
      <text:p text:style-name="P791">Could you do me a favour — Не мог бы ты оказать мне услугу? </text:p>
      <text:p text:style-name="P791">I belive she`ll make the right choice — Я верю, что она сделает правильный выбор.</text:p>
      <text:p text:style-name="P583"/>
      <text:p text:style-name="P961"><text:span text:style-name="T358">Про и</text:span><text:span text:style-name="T359">нфинитив и герундий</text:span></text:p>
      <text:p text:style-name="P584"/>
      <text:p text:style-name="P591">Когда в английском предложении идет несколько глаголов <text:span text:style-name="T972">подря</text:span><text:span text:style-name="T973">д</text:span>, то первый является сказуемым<text:span text:style-name="T971">, а следующий, свободный от времени, стоит в форме инфинитива </text:span></text:p>
      <text:p text:style-name="P914"><text:span text:style-name="T294">или герундия </text:span><text:span text:style-name="T295">(</text:span><text:span text:style-name="T306">после сказуемоего</text:span><text:span text:style-name="T296"> </text:span><text:span text:style-name="T294">может быть несколько </text:span><text:span text:style-name="T306">глаголов</text:span><text:span text:style-name="T295">)</text:span><text:span text:style-name="T294">.</text:span></text:p>
      <text:p text:style-name="P590"/>
      <text:p text:style-name="P800">What do you want <text:span text:style-name="T818">to do</text:span>? — Что ты хочешь <text:span text:style-name="T818">делать</text:span>?</text:p>
      <text:p text:style-name="P800">I like <text:span text:style-name="T818">playing</text:span> cards — Я люблю <text:span text:style-name="T818">играть</text:span> в карты.</text:p>
      <text:p text:style-name="P801">Please don`t make me <text:span text:style-name="T818">worry</text:span> — Пожалуйста, не заставляй меня <text:span text:style-name="T818">волноваться</text:span>.</text:p>
      <text:p text:style-name="P802">I don`t mind <text:span text:style-name="T818">doing</text:span> it on my own — Я не против <text:span text:style-name="T818">сделать</text:span> это в одиночку.</text:p>
      <text:p text:style-name="P592"/>
      <text:p text:style-name="P915"><text:soft-page-break/><text:span text:style-name="T280">И</text:span><text:span text:style-name="T281">нфинитив и герундий дополняют по смыслу </text:span><text:span text:style-name="T297">сказуемое</text:span><text:span text:style-name="T281">. </text:span><text:span text:style-name="T282">Они являются взаимозаменяемы </text:span></text:p>
      <text:p text:style-name="P915"><text:span text:style-name="T290">и</text:span><text:span text:style-name="T282"> </text:span><text:span text:style-name="T290">в</text:span><text:span text:style-name="T282"> основном </text:span><text:span text:style-name="T290">и</text:span><text:span text:style-name="T282">спользуют</text:span><text:span text:style-name="T290">ся</text:span><text:span text:style-name="T282"> по наитию </text:span><text:span text:style-name="T297">либо</text:span><text:span text:style-name="T282"> в зависимости от диалекта.</text:span></text:p>
      <text:p text:style-name="P593"/>
      <text:p text:style-name="P594">На русский инфинитив и герундий переводятся несколькими способами:</text:p>
      <text:list xml:id="list3142987946" text:style-name="L54">
        <text:list-item>
          <text:p text:style-name="P1167">начальной формой глагола (делать);</text:p>
        </text:list-item>
        <text:list-item>
          <text:p text:style-name="P1167">причастием (делая);</text:p>
        </text:list-item>
        <text:list-item>
          <text:p text:style-name="P1167">придаточным предложением (чтобы сделать).</text:p>
        </text:list-item>
      </text:list>
      <text:p text:style-name="P593"/>
      <text:p text:style-name="P609">Инфинитив </text:p>
      <text:p text:style-name="P600"/>
      <text:p text:style-name="P921"><text:span text:style-name="T303">Э</text:span><text:span text:style-name="T290">то глагол в начальной форме, </text:span><text:span text:style-name="T297">который </text:span><text:span text:style-name="T298">обычно </text:span><text:span text:style-name="T299">идет</text:span><text:span text:style-name="T297"> </text:span><text:span text:style-name="T290">с частицей </text:span><text:span text:style-name="T92">to</text:span><text:span text:style-name="T290">.</text:span></text:p>
      <text:p text:style-name="P795"><text:span text:style-name="T65">I don`t want </text:span><text:span text:style-name="T988">to interface</text:span><text:span text:style-name="T65"> — Я не хочу </text:span><text:span text:style-name="T988">вмешиваться</text:span><text:span text:style-name="T65">.</text:span></text:p>
      <text:p text:style-name="P601"/>
      <text:p text:style-name="P502"><text:span text:style-name="T290">Г</text:span><text:span text:style-name="T283">лаголы, после которых инфинитив всегда </text:span><text:span text:style-name="T291">с частицей </text:span><text:span text:style-name="T91">to</text:span><text:span text:style-name="T283">:</text:span></text:p>
      <text:list xml:id="list3203969374" text:style-name="L55">
        <text:list-item>
          <text:p text:style-name="P1168">want — хотеть;</text:p>
        </text:list-item>
        <text:list-item>
          <text:p text:style-name="P1168">need — нуждаться;</text:p>
        </text:list-item>
        <text:list-item>
          <text:p text:style-name="P1168">plan — планировать;</text:p>
        </text:list-item>
        <text:list-item>
          <text:p text:style-name="P1168">decide — принимать решение;</text:p>
        </text:list-item>
        <text:list-item>
          <text:p text:style-name="P1168">offer — предлагать;</text:p>
        </text:list-item>
        <text:list-item>
          <text:p text:style-name="P1168">hope — надеяться;</text:p>
        </text:list-item>
        <text:list-item>
          <text:p text:style-name="P1168">promise — обещать;</text:p>
        </text:list-item>
        <text:list-item>
          <text:p text:style-name="P1168">try — пытаться;</text:p>
        </text:list-item>
        <text:list-item>
          <text:p text:style-name="P1168">forget — забывать;</text:p>
        </text:list-item>
        <text:list-item>
          <text:p text:style-name="P1168">learn — изучать;</text:p>
        </text:list-item>
        <text:list-item>
          <text:p text:style-name="P1168">would like — хотел бы.</text:p>
        </text:list-item>
      </text:list>
      <text:p text:style-name="P794"/>
      <text:p text:style-name="P794">We promise <text:span text:style-name="T818">to get</text:span> the money — Мы обещали <text:span text:style-name="T818">достать</text:span> денег.</text:p>
      <text:p text:style-name="P794">Don`t forget <text:span text:style-name="T818">to write</text:span> importang things — Не забывай <text:span text:style-name="T818">записывать</text:span> самое главное.</text:p>
      <text:p text:style-name="P595"/>
      <text:p text:style-name="P913"><text:span text:style-name="T284">Между смысловым глаголом и идущим за ним инфинитивом часто </text:span><text:span text:style-name="T301">стоит</text:span><text:span text:style-name="T284"> дополнение.</text:span></text:p>
      <text:p text:style-name="P503"><text:span text:style-name="T301">Обычно</text:span><text:span text:style-name="T302"> </text:span><text:span text:style-name="T288">дополнение указывает</text:span><text:span text:style-name="T289">ся</text:span><text:span text:style-name="T288"> после </text:span><text:span text:style-name="T301">следующих </text:span><text:span text:style-name="T288">глаголов:</text:span></text:p>
      <text:list xml:id="list726327077" text:style-name="L56">
        <text:list-item>
          <text:p text:style-name="P1169">ask — спрашивать;</text:p>
        </text:list-item>
        <text:list-item>
          <text:p text:style-name="P1169">tell — говорить;</text:p>
        </text:list-item>
        <text:list-item>
          <text:p text:style-name="P1169">advice — советовать;</text:p>
        </text:list-item>
        <text:list-item>
          <text:p text:style-name="P1169">expect — ожидать;</text:p>
        </text:list-item>
        <text:list-item>
          <text:p text:style-name="P1169">pesuade — убеждать;</text:p>
        </text:list-item>
        <text:list-item>
          <text:p text:style-name="P1169">teach — обучать.</text:p>
        </text:list-item>
      </text:list>
      <text:p text:style-name="P598"/>
      <text:p text:style-name="P799"><text:span text:style-name="T979">I </text:span><text:span text:style-name="T34">asked</text:span><text:span text:style-name="T980"> </text:span><text:span text:style-name="T1009">Mike</text:span><text:span text:style-name="T980"> </text:span><text:span text:style-name="T823">to come</text:span><text:span text:style-name="T980"> in — Я просила Майка войти.</text:span></text:p>
      <text:p text:style-name="P72"><text:span text:style-name="T32">Tell</text:span><text:span text:style-name="T45"> </text:span><text:span text:style-name="T1010">them</text:span><text:span text:style-name="T45"> </text:span><text:span text:style-name="T63">to leave</text:span><text:span text:style-name="T45"> us alone — Попроси их оставить нас в покое.</text:span></text:p>
      <text:p text:style-name="P595"/>
      <text:p text:style-name="P916"><text:span text:style-name="T284">Если после смыслового глагола </text:span><text:span text:style-name="T300">указано</text:span><text:span text:style-name="T285"> </text:span><text:span text:style-name="T284">дополне</text:span><text:span text:style-name="T285">ние, </text:span><text:span text:style-name="T286">то такие предложения удобней переводить с использованием придаточного предложения.</text:span></text:p>
      <text:p text:style-name="P599"/>
      <text:p text:style-name="P76"><text:span text:style-name="T60">I </text:span><text:span text:style-name="T33">promise</text:span><text:span text:style-name="T60"> </text:span><text:span text:style-name="T1011">you</text:span><text:span text:style-name="T60"> </text:span><text:span text:style-name="T64">to be</text:span><text:span text:style-name="T60"> there always — Я обещаю тебе, что буду рядом всегда.</text:span></text:p>
      <text:p text:style-name="P796"/>
      <text:p text:style-name="P76"><text:span text:style-name="T235">(</text:span><text:span text:style-name="T293">п</text:span><text:span text:style-name="T286">ридаточно</text:span><text:span text:style-name="T287">е</text:span><text:span text:style-name="T286"> предложения — </text:span><text:span text:style-name="T235">это синтаксическая часть сложноподчиненного предложения, содержащая подчинительный союз или союзное слово: </text:span><text:span text:style-name="T45">Петя убежал с урока, </text:span><text:span text:style-name="T356">чтобы не пропустить концерт</text:span><text:span text:style-name="T235">. </text:span><text:span text:style-name="Emphasis"><text:span text:style-name="T45">Изобразить чувство, </text:span></text:span><text:span text:style-name="Emphasis"><text:span text:style-name="T356">которое я испытывал</text:span></text:span><text:span text:style-name="Emphasis"><text:span text:style-name="T45">, очень трудно</text:span></text:span><text:span text:style-name="T235">)</text:span><text:span text:style-name="T286">.</text:span></text:p>
      <text:p text:style-name="P796"/>
      <text:p text:style-name="P916"><text:soft-page-break/><text:span text:style-name="T286">Т</text:span><text:span text:style-name="T292">акже придаточное предложение используется, когда вторая часть объясняет причину действия из главной части. </text:span><text:span text:style-name="T293">В этом случае инфинитив всегда используется с </text:span><text:span text:style-name="T93">to</text:span><text:span text:style-name="T293">.</text:span></text:p>
      <text:p text:style-name="P596"/>
      <text:p text:style-name="P77"><text:span text:style-name="T60">I </text:span><text:span text:style-name="T33">went out</text:span><text:span text:style-name="T64">,</text:span><text:span text:style-name="T60"> </text:span><text:span text:style-name="T64">to buy</text:span><text:span text:style-name="T60"> food — Я </text:span><text:span text:style-name="T33">вышел</text:span><text:span text:style-name="T60">,</text:span><text:span text:style-name="T62"> </text:span><text:span text:style-name="T64">чтобы</text:span><text:span text:style-name="T60"> </text:span><text:span text:style-name="T64">купить</text:span><text:span text:style-name="T60"> еды.</text:span></text:p>
      <text:p text:style-name="P78"><text:span text:style-name="T60">W</text:span><text:span text:style-name="T45">hy did I </text:span><text:span text:style-name="T32">come in</text:span><text:span text:style-name="T45">? </text:span><text:span text:style-name="T63">To drink</text:span><text:span text:style-name="T45"> cofee — Почему я </text:span><text:span text:style-name="T32">зашел</text:span><text:span text:style-name="T45">? </text:span><text:span text:style-name="T63">Чтобы выпить</text:span><text:span text:style-name="T45"> кофе.</text:span></text:p>
      <text:p text:style-name="P797"/>
      <text:p text:style-name="P210"><text:span text:style-name="T45">Не всегда причина указывается в виде глагола. Если в качестве причины указано существительное, то перед ним будет предлог </text:span><text:span text:style-name="T67">for</text:span><text:span text:style-name="T45"> </text:span><text:span text:style-name="T61">(за, для)</text:span><text:span text:style-name="T45">.</text:span></text:p>
      <text:p text:style-name="P597"/>
      <text:p text:style-name="P798">I <text:span text:style-name="T23">went out</text:span> <text:span text:style-name="T818">for food</text:span> — Я <text:span text:style-name="T23">вышел</text:span><text:span text:style-name="T978"> </text:span><text:span text:style-name="T818">за едой</text:span>.</text:p>
      <text:p text:style-name="P204"/>
      <text:p text:style-name="P204">Ес<text:span text:style-name="T978">ть</text:span> глаголы, после которых инфинитив используется без частицы <text:span text:style-name="T456">to</text:span> («голый» инфитив). Таких глаголов немного. Самыми распространенные: <text:span text:style-name="T456">let </text:span>(позволять) и <text:span text:style-name="T456">make</text:span>.</text:p>
      <text:p text:style-name="P202"/>
      <text:p text:style-name="P74"><text:span text:style-name="T23">Let</text:span> <text:span text:style-name="T1007">Peter</text:span> <text:span text:style-name="T818">explain</text:span> himself — Позволь Питеру объясниться.</text:p>
      <text:p text:style-name="P75"><text:span text:style-name="T23">Let</text:span> <text:span text:style-name="T1007">us</text:span> (let`s) <text:span text:style-name="T818">watch</text:span> this movie — Давай<text:span text:style-name="T975"> </text:span>посмотрим этот фильм.</text:p>
      <text:p text:style-name="P203"/>
      <text:p text:style-name="P205">Если после <text:span text:style-name="T456">make</text:span> стоит еще один глагол, то в этом случае <text:span text:style-name="T456">make</text:span> переводится не как «делать», </text:p>
      <text:p text:style-name="P205">а как «заставлять». После <text:span text:style-name="T456">make</text:span> нужно также указать дополнение.</text:p>
      <text:p text:style-name="P205"/>
      <text:p text:style-name="P174">I <text:span text:style-name="T3">can`t</text:span> <text:span text:style-name="T23">make</text:span> <text:span text:style-name="T1007">John</text:span> <text:span text:style-name="T818">work</text:span> — Я не могу заставить Джона работать.</text:p>
      <text:p text:style-name="P206"/>
      <text:p text:style-name="P208"><text:span text:style-name="T976">Если инфинитив стоит после связки </text:span><text:span text:style-name="T484">it</text:span><text:span text:style-name="T998"> + </text:span><text:span text:style-name="T481">be </text:span><text:span text:style-name="T976">+ прилагательно</text:span><text:span text:style-name="T977">е</text:span><text:span text:style-name="T976">, то </text:span><text:span text:style-name="T998">он </text:span><text:span text:style-name="T976">используется </text:span></text:p>
      <text:p text:style-name="P208"><text:span text:style-name="T976">с частицей </text:span><text:span text:style-name="T481">to</text:span><text:span text:style-name="T976">. </text:span><text:span text:style-name="T998">Такая связка выражает отношение к делу.</text:span></text:p>
      <text:p text:style-name="P207"/>
      <text:p text:style-name="P73">It <text:span text:style-name="T357">is difficult</text:span> to understand him — Его<text:span text:style-name="T998"> </text:span>сложно понять.</text:p>
      <text:p text:style-name="P81">It was difficult to find a good job — Было трудно найти хорошую работу.</text:p>
      <text:p text:style-name="P45"><text:span text:style-name="T998">It is nice to live here — Здесь </text:span><text:span text:style-name="T999">приятно жить.</text:span></text:p>
      <text:p text:style-name="P207"/>
      <text:p text:style-name="P1029">По правилам английского языка после <text:span text:style-name="T456">be</text:span> всегда используется прилалагательное, при этом на русский, <text:span text:style-name="T456">be</text:span> + прилагательное будет переводиться наречием (где, куда, зачем, как).</text:p>
      <text:p text:style-name="P209"/>
      <text:p text:style-name="P921"><text:span text:style-name="T810">Г</text:span><text:span text:style-name="T811">ерундий</text:span><text:span text:style-name="T714"> </text:span></text:p>
      <text:p text:style-name="P213"/>
      <text:p text:style-name="P921"><text:span text:style-name="T717">Э</text:span><text:span text:style-name="T710">то нечно среднее между глаголом и существительным, </text:span><text:span text:style-name="T715">потому что м</text:span><text:span text:style-name="T710">ожет переводит</text:span><text:span text:style-name="T715">ь</text:span><text:span text:style-name="T710">ся </text:span></text:p>
      <text:p text:style-name="P921"><text:span text:style-name="T715">и так и этак </text:span><text:span text:style-name="T718">(в зависимости от места)</text:span><text:span text:style-name="T710">.</text:span><text:span text:style-name="T716"> </text:span><text:span text:style-name="T711">Выглядит как глагол c окончанием </text:span><text:span text:style-name="T482">-ing</text:span><text:span text:style-name="T711">.</text:span></text:p>
      <text:p text:style-name="P216"/>
      <text:p text:style-name="P922"><text:span text:style-name="T719">Герундий используется после предлогов </text:span><text:span text:style-name="T722">и</text:span><text:span text:style-name="T719"> некоторых глаголов. </text:span><text:span text:style-name="T721">Т</text:span><text:span text:style-name="T722">акже</text:span><text:span text:style-name="T719"> е</text:span><text:span text:style-name="T720">сли после </text:span></text:p>
      <text:p text:style-name="P217">первого глагола идет предлог, то второй всегда пишется в форме герундия.</text:p>
      <text:p text:style-name="P218"/>
      <text:p text:style-name="P215">Если герундий стоит в конце предложения, то он переводится глаголом.</text:p>
      <text:p text:style-name="P817"/>
      <text:p text:style-name="P716"><text:span text:style-name="T899">I </text:span><text:span text:style-name="T31">ran</text:span><text:span text:style-name="T898"> for a long time </text:span><text:span text:style-name="T953">without</text:span><text:span text:style-name="T898"> </text:span><text:span text:style-name="T901">stopping</text:span><text:span text:style-name="T898"> — Я долго бежал, не останавливаясь.</text:span></text:p>
      <text:p text:style-name="P716"><text:span text:style-name="T899">D</text:span><text:span text:style-name="T898">on`t stop. </text:span><text:span text:style-name="T31">Keep</text:span><text:span text:style-name="T898"> </text:span><text:span text:style-name="T953">on</text:span><text:span text:style-name="T898"> </text:span><text:span text:style-name="T901">running</text:span><text:span text:style-name="T898">! </text:span><text:span text:style-name="T900">— </text:span><text:span text:style-name="T898">Не останавливайся. Продолжай бежать!</text:span></text:p>
      <text:p text:style-name="P717"><text:span text:style-name="T953">Before</text:span><text:span text:style-name="T898"> </text:span><text:span text:style-name="T901">going</text:span><text:span text:style-name="T898"> </text:span><text:span text:style-name="T901">out</text:span><text:span text:style-name="T898">, I phoned Jerry — Перед выходом я позвонил Джерри.</text:span></text:p>
      <text:p text:style-name="P817"/>
      <text:p text:style-name="P917"><text:span text:style-name="T336">Глаголы, после которых </text:span><text:span text:style-name="T337">принято использовать</text:span><text:span text:style-name="T336"> герундий:</text:span></text:p>
      <text:p text:style-name="P818"/>
      <text:list xml:id="list2607073547" text:style-name="L57">
        <text:list-item>
          <text:p text:style-name="P1172">обозначающие начало, продолжительность или конец процесса:</text:p>
          <text:list>
            <text:list-item>
              <text:p text:style-name="P1173">stop — прекращать;</text:p>
            </text:list-item>
            <text:list-item>
              <text:p text:style-name="P1173">finish — заканчивать;</text:p>
            </text:list-item>
            <text:list-item>
              <text:p text:style-name="P1173">give up — прекращать;</text:p>
            </text:list-item>
            <text:list-item>
              <text:p text:style-name="P1173"><text:soft-page-break/>carry on / go on / keep on — продолжать;</text:p>
            </text:list-item>
          </text:list>
          <text:p text:style-name="P1173"/>
        </text:list-item>
        <text:list-item>
          <text:p text:style-name="P1172">обозначающие отношение к чему-то:</text:p>
          <text:list>
            <text:list-item>
              <text:p text:style-name="P1173">dislike — нелюбить;</text:p>
            </text:list-item>
            <text:list-item>
              <text:p text:style-name="P1173">enjoy — нравиться;</text:p>
            </text:list-item>
          </text:list>
        </text:list-item>
        <text:list-item>
          <text:p text:style-name="P1172">глаголы чувственного восприятия:</text:p>
          <text:list>
            <text:list-item>
              <text:p text:style-name="P1173">see — видеть;</text:p>
            </text:list-item>
            <text:list-item>
              <text:p text:style-name="P1173">watch — смотреть;</text:p>
            </text:list-item>
            <text:list-item>
              <text:p text:style-name="P1173">hear — слышать;</text:p>
            </text:list-item>
            <text:list-item>
              <text:p text:style-name="P1173">listen to — слушать.</text:p>
            </text:list-item>
          </text:list>
        </text:list-item>
      </text:list>
      <text:p text:style-name="P819"/>
      <text:list xml:id="list152534351700516" text:continue-numbering="true" text:style-name="L57">
        <text:list-item>
          <text:p text:style-name="P1172">другие глаголы и словосочетания:</text:p>
          <text:list>
            <text:list-item>
              <text:p text:style-name="P1173">suggest — предлагать;</text:p>
            </text:list-item>
            <text:list-item>
              <text:p text:style-name="P1173">mind — иметь ввиду, возражать;</text:p>
            </text:list-item>
            <text:list-item>
              <text:p text:style-name="P1173">avoid — избегать;</text:p>
            </text:list-item>
            <text:list-item>
              <text:p text:style-name="P1173">practice — практиковаться;</text:p>
            </text:list-item>
            <text:list-item>
              <text:p text:style-name="P1173">can`t help — не мочь не делать;</text:p>
            </text:list-item>
            <text:list-item>
              <text:p text:style-name="P1173">can`t stand — не выносить, ненавидеть;</text:p>
            </text:list-item>
            <text:list-item>
              <text:p text:style-name="P1173">look forward to — ждать с нетерпением.</text:p>
            </text:list-item>
          </text:list>
        </text:list-item>
      </text:list>
      <text:p text:style-name="P818"/>
      <text:p text:style-name="P718">I enjoy <text:span text:style-name="T818">reading</text:span> very much — Я очень люблю читать.</text:p>
      <text:p text:style-name="P718">I can`t help <text:span text:style-name="T818">feeling</text:span> responsible — Я не могу не чувствовать ответственности.</text:p>
      <text:p text:style-name="P718">I look forward to <text:span text:style-name="T818">meeting</text:span> John — Я жд<text:span text:style-name="T991">у</text:span> с нетерпением встечи с Джоном.</text:p>
      <text:p text:style-name="P211"/>
      <text:p text:style-name="P211">Сочетание сказуемого и герундия можно расш<text:span text:style-name="T992">и</text:span>рить, добавив между ними дополнение.</text:p>
      <text:p text:style-name="P211"/>
      <text:p text:style-name="P44"><text:span text:style-name="T981">I </text:span><text:span text:style-name="T35">saw</text:span><text:span text:style-name="T981"> </text:span><text:span text:style-name="T1012">John</text:span><text:span text:style-name="T981"> </text:span><text:span text:style-name="T824">working</text:span><text:span text:style-name="T981"> in the garden — Я видел, как Джон работает в саду.</text:span></text:p>
      <text:p text:style-name="P79">He <text:span text:style-name="T3">can`t</text:span> <text:span text:style-name="T23">stand</text:span> <text:span text:style-name="T1007">his father</text:span> <text:span text:style-name="T818">drinking</text:span> — Он не может вынести того, что его отец пьет.</text:p>
      <text:p text:style-name="P202"/>
      <text:p text:style-name="P214">Когда нужно сказать про дейсвтие, которое регулярно совершается, то для этого используется</text:p>
      <text:p text:style-name="P504"><text:span text:style-name="T712">связка </text:span><text:span text:style-name="T483">go</text:span><text:span text:style-name="T712"> + герундий. Глагол </text:span><text:span text:style-name="T483">go</text:span><text:span text:style-name="T712"> в этом случае переводится как «занимаюсь этим делом»:</text:span></text:p>
      <text:list xml:id="list1678612888" text:style-name="L58">
        <text:list-item>
          <text:p text:style-name="P1252"><text:span text:style-name="T712">go swimming — занима</text:span><text:span text:style-name="T713">ться</text:span><text:span text:style-name="T712"> плаваньем;</text:span></text:p>
        </text:list-item>
        <text:list-item>
          <text:p text:style-name="P1227">go running — бегать;</text:p>
        </text:list-item>
        <text:list-item>
          <text:p text:style-name="P1227">go fishing — рыбачить;</text:p>
        </text:list-item>
        <text:list-item>
          <text:p text:style-name="P1252">go skiing — кататься на лыжах;</text:p>
        </text:list-item>
        <text:list-item>
          <text:p text:style-name="P1268">go shopping — ходить по магазинам.</text:p>
        </text:list-item>
      </text:list>
      <text:p text:style-name="P1021"/>
      <text:p text:style-name="P918"><text:span text:style-name="T982">А связка </text:span><text:span text:style-name="T483">like</text:span><text:span text:style-name="T982"> + герундий означает «</text:span><text:span text:style-name="T983">люблю</text:span><text:span text:style-name="T982"> заниматься этим </text:span><text:span text:style-name="T983">делом</text:span><text:span text:style-name="T982">».</text:span></text:p>
      <text:p text:style-name="P1021"/>
      <text:p text:style-name="P80">Would you like to <text:span text:style-name="T818">go skiing</text:span> this weekend? — Ты хочешь <text:span text:style-name="T818">покататься на лыжах</text:span> на выходных?</text:p>
      <text:p text:style-name="P80">I would rather <text:span text:style-name="T818">go shopp</text:span><text:span text:style-name="T825">i</text:span><text:span text:style-name="T818">ng</text:span> — Нет, я лучше <text:span text:style-name="T818">пойду по магазинам</text:span>.</text:p>
      <text:p text:style-name="P80">I <text:span text:style-name="T818">like shopping</text:span> with my girlfriends! — Я <text:span text:style-name="T818">люблю ходить по магазинам</text:span> с подру<text:span text:style-name="T993">ж</text:span>ками!</text:p>
      <text:p text:style-name="P1021"/>
      <text:p text:style-name="P920"><text:span text:style-name="T985">Если герундий стоит в начале предложения, то он </text:span><text:span text:style-name="T987">переводится не как глагол, а</text:span><text:span text:style-name="T986"> как сущестительное </text:span><text:span text:style-name="T987">(т. е. в этом случае он является подлежащим)</text:span><text:span text:style-name="T985">.</text:span></text:p>
      <text:p text:style-name="P919"/>
      <text:p text:style-name="P103">Swimming is very good for your health — Плаванье хорошо для здоровья</text:p>
      <text:p text:style-name="P103"><text:span text:style-name="T984">L</text:span>earning English is not easy — Изучение английского — это нелегко.</text:p>
      <text:p text:style-name="P919"/>
      <text:p text:style-name="P433">Глаголы, после который можно использовать как инфинитив так и герундий:</text:p>
      <text:p text:style-name="P433"><text:soft-page-break/></text:p>
      <text:list xml:id="list4176589868" text:style-name="L59">
        <text:list-item>
          <text:p text:style-name="P1237">обозначающие процесс:</text:p>
          <text:list>
            <text:list-item>
              <text:p text:style-name="P1238">start, begin — начинать;</text:p>
            </text:list-item>
            <text:list-item>
              <text:p text:style-name="P1238">continue — продолжать;</text:p>
            </text:list-item>
          </text:list>
        </text:list-item>
      </text:list>
      <text:p text:style-name="P433"/>
      <text:list xml:id="list152535017870933" text:continue-numbering="true" text:style-name="L59">
        <text:list-item>
          <text:p text:style-name="P1237">обозначающие отношение к чему-то:</text:p>
          <text:list>
            <text:list-item>
              <text:p text:style-name="P1239">love — любить;</text:p>
            </text:list-item>
            <text:list-item>
              <text:p text:style-name="P1239">like — нравиться;</text:p>
            </text:list-item>
            <text:list-item>
              <text:p text:style-name="P1239">hate — ненавидеть;</text:p>
            </text:list-item>
            <text:list-item>
              <text:p text:style-name="P1239">prefer — предпочитать;</text:p>
            </text:list-item>
          </text:list>
        </text:list-item>
      </text:list>
      <text:p text:style-name="P434"/>
      <text:p text:style-name="P104">I started to leart English at school / I started learning English at school.</text:p>
      <text:p text:style-name="P104">I love to play the piano / I love playing the piano.</text:p>
      <text:p text:style-name="P435"/>
      <text:p text:style-name="P1050">Формальное подлежащее. <text:span text:style-name="T995">Dummy subject</text:span></text:p>
      <text:p text:style-name="P436"/>
      <text:p text:style-name="P437">В английском предложении обязательно должно присутствовать подлежащее и сказуемое.</text:p>
      <text:p text:style-name="P438">Это его грамматическая основа. В русском предложении подлежащее может отсутствовать.</text:p>
      <text:p text:style-name="P437">Из-за этого могут возн<text:span text:style-name="T995">и</text:span>кать некоторые трудности при переводе.</text:p>
      <text:p text:style-name="P437"/>
      <text:p text:style-name="P439">Когда в русском предложении подлежащее отсутствует, в английском используется формальное подлежащее. Их всего 2: <text:span text:style-name="T456">there</text:span> и <text:span text:style-name="T456">it</text:span>, <text:span text:style-name="T996">но </text:span><text:span text:style-name="T1000">еще </text:span><text:span text:style-name="T996">могут</text:span><text:span text:style-name="T1000"> </text:span><text:span text:style-name="T996">встретиться: </text:span><text:span text:style-name="T485">t</text:span><text:span text:style-name="T456">hey</text:span>, <text:span text:style-name="T456">this</text:span>, <text:span text:style-name="T456">that</text:span>.</text:p>
      <text:p text:style-name="P950"><text:span text:style-name="T368">Т</text:span><text:span text:style-name="T369">акие предложения удобнее переводить с конца </text:span><text:span text:style-name="T440">(как и </text:span><text:span text:style-name="T441">все, в английском</text:span><text:span text:style-name="T440">)</text:span><text:span text:style-name="T369">. </text:span></text:p>
      <text:p text:style-name="P440"/>
      <text:p text:style-name="P926"><text:span text:style-name="T376">П</text:span><text:span text:style-name="T374">одлежащее </text:span><text:span text:style-name="T533">there</text:span><text:span text:style-name="T374"> </text:span><text:span text:style-name="T376">всегда идет</text:span><text:span text:style-name="T374"> в связке с глаголом </text:span><text:span text:style-name="T533">be</text:span><text:span text:style-name="T374">. Оно необходимо, чтобы сказать </text:span></text:p>
      <text:p text:style-name="P926"><text:span text:style-name="T374">о местоположении существительного, которое идет после </text:span><text:span text:style-name="T533">be</text:span><text:span text:style-name="T374"> </text:span><text:span text:style-name="T376">(как указатель)</text:span><text:span text:style-name="T374">.</text:span></text:p>
      <text:p text:style-name="P443"/>
      <text:p text:style-name="P105"><text:span text:style-name="T21">There</text:span><text:span text:style-name="T997"> </text:span><text:span text:style-name="T37">is</text:span><text:span text:style-name="T997"> </text:span><text:span text:style-name="T1013">a new restaurant</text:span><text:span text:style-name="T997"> </text:span><text:span text:style-name="T12">in King Street</text:span><text:span text:style-name="T997"> — На Кинг-стрит есть новый ресторан.</text:span></text:p>
      <text:p text:style-name="P106"><text:span text:style-name="T13">There</text:span> <text:span text:style-name="T23">was</text:span> <text:span text:style-name="T1007">a fight</text:span> <text:span text:style-name="T10">in the street today</text:span> — На улице сегодня была драка.</text:p>
      <text:p text:style-name="P444"/>
      <text:p text:style-name="P924"><text:span text:style-name="T374">Иногда с помощью </text:span><text:span text:style-name="T533">there</text:span><text:span text:style-name="T374"> + </text:span><text:span text:style-name="T533">be</text:span><text:span text:style-name="T374"> говорят о существительном, которое не может совершать действий, но с которым связана дополнительная информация.</text:span></text:p>
      <text:p text:style-name="P444"/>
      <text:p text:style-name="P82"><text:span text:style-name="T368">T</text:span><text:span text:style-name="T374">here is something I want to tell you — Есть, кое-что, что я должен сказать тебе.</text:span></text:p>
      <text:p text:style-name="P445"/>
      <text:p text:style-name="P925"><text:span text:style-name="T369">Связка </text:span><text:span text:style-name="T534">there</text:span><text:span text:style-name="T369"> + </text:span><text:span text:style-name="T534">be</text:span><text:span text:style-name="T369"> переводится по глаголу </text:span><text:span text:style-name="T534">be</text:span><text:span text:style-name="T369">, либо полностью выпадает при переводе.</text:span></text:p>
      <text:p text:style-name="P1023"><text:span text:style-name="T370">В Present Perfect, </text:span><text:span text:style-name="T535">be</text:span><text:span text:style-name="T370"> преобразуется в </text:span><text:span text:style-name="T535">have/has been</text:span><text:span text:style-name="T370">.</text:span></text:p>
      <text:p text:style-name="P445"/>
      <text:p text:style-name="P923"><text:span text:style-name="T370">В вопросах </text:span><text:span text:style-name="T535">be</text:span><text:span text:style-name="T370"> </text:span><text:span text:style-name="T371">ставится</text:span><text:span text:style-name="T370"> перед </text:span><text:span text:style-name="T535">there</text:span><text:span text:style-name="T370">. Вопрос не обязательно </text:span><text:span text:style-name="T375">должен быть </text:span><text:span text:style-name="T370">общи</text:span><text:span text:style-name="T375">м</text:span><text:span text:style-name="T370">. </text:span></text:p>
      <text:p text:style-name="P442">Он может начинаться и с вопросительного слова. </text:p>
      <text:p text:style-name="P447"/>
      <text:p text:style-name="P107">What is there in the box? — Что находится в коробке? (Что есть в коробке?)</text:p>
      <text:p text:style-name="P447"/>
      <text:p text:style-name="P923"><text:span text:style-name="T371">Отрицание образуется</text:span><text:span text:style-name="T370"> </text:span><text:span text:style-name="T371">с помощью частицы </text:span><text:span text:style-name="T536">not</text:span><text:span text:style-name="T371"> после </text:span><text:span text:style-name="T536">be</text:span><text:span text:style-name="T371">. Также </text:span><text:span text:style-name="T373">можно</text:span><text:span text:style-name="T371"> использовать отрицательное местоимение </text:span><text:span text:style-name="T536">no</text:span><text:span text:style-name="T371">, </text:span><text:span text:style-name="T1003">которое стоит перед существительным, как отдельное слово</text:span><text:span text:style-name="T371">.</text:span></text:p>
      <text:p text:style-name="P447"/>
      <text:p text:style-name="P83"><text:span text:style-name="T360">There aren`t any challenges in his life / T</text:span><text:span text:style-name="T372">here are no challenges in his life</text:span><text:span text:style-name="T360"> — </text:span></text:p>
      <text:p text:style-name="P107">В его жизни нет испытаний.</text:p>
      <text:p text:style-name="P447"/>
      <text:p text:style-name="P926"><text:span text:style-name="T376">Подлежащее </text:span><text:span text:style-name="T537">it</text:span><text:span text:style-name="T376"> </text:span><text:span text:style-name="T385">обычно </text:span><text:span text:style-name="T376">используется, когда надо сообщить время или сказать о погоде.</text:span></text:p>
      <text:p text:style-name="P451"/>
      <text:p text:style-name="P927"><text:soft-page-break/><text:span text:style-name="T379">После </text:span><text:span text:style-name="T538">it</text:span><text:span text:style-name="T379"> может идти не только существительное </text:span><text:span text:style-name="T381">(в отличие от </text:span><text:span text:style-name="T540">there</text:span><text:span text:style-name="T381">)</text:span><text:span text:style-name="T379">, но </text:span><text:span text:style-name="T381">также </text:span><text:span text:style-name="T379">прилагательное </text:span><text:span text:style-name="T381">или глагол</text:span><text:span text:style-name="T379"> </text:span><text:span text:style-name="T381">(обычно идет прилагательное).</text:span></text:p>
      <text:p text:style-name="P108"/>
      <text:p text:style-name="P450"><text:span text:style-name="T486">It</text:span><text:span text:style-name="T1002"> может идти в связке с любым глаголом, а не только с </text:span><text:span text:style-name="T486">be</text:span><text:span text:style-name="T1002">.</text:span></text:p>
      <text:p text:style-name="P451"/>
      <text:p text:style-name="P1034"><text:span text:style-name="T16">It</text:span><text:span text:style-name="T531"> </text:span><text:span text:style-name="T27">is</text:span><text:span text:style-name="T531"> 5 o`clock — Сейчас 5 часов.</text:span></text:p>
      <text:p text:style-name="P84"><text:span text:style-name="T17">It</text:span><text:span text:style-name="T360"> </text:span><text:span text:style-name="T36">is</text:span><text:span text:style-name="T360"> warm — Тепло.</text:span></text:p>
      <text:p text:style-name="P84"><text:span text:style-name="T17">It</text:span><text:span text:style-name="T360"> often </text:span><text:span text:style-name="T36">snows</text:span><text:span text:style-name="T360"> </text:span><text:span text:style-name="T377">in the winter — Зимой часто идет снег.</text:span></text:p>
      <text:p text:style-name="P452"/>
      <text:p text:style-name="P505"><text:span text:style-name="T377">Е</text:span><text:span text:style-name="T380">ще </text:span><text:span text:style-name="T539">it</text:span><text:span text:style-name="T380"> является подлежащим в таких конструкциях:</text:span></text:p>
      <text:list xml:id="list2159471059" text:style-name="L60">
        <text:list-item>
          <text:p text:style-name="P1269"><text:span text:style-name="T531">It`s time</text:span><text:span text:style-name="T360"> — пора (после используется инфинитив для указания действия, </text:span></text:p>
          <text:p text:style-name="P1240">которое пришло время сделать);</text:p>
        </text:list-item>
        <text:list-item>
          <text:p text:style-name="P1270"><text:span text:style-name="T536">I</text:span><text:span text:style-name="T531">t</text:span><text:span text:style-name="T360"> + </text:span><text:span text:style-name="T531">be</text:span><text:span text:style-name="T360"> + прилагательное + инфинитив</text:span><text:span text:style-name="T378"> (отношение к делу);</text:span></text:p>
        </text:list-item>
        <text:list-item>
          <text:p text:style-name="P1271"><text:span text:style-name="T378">в </text:span><text:span text:style-name="T360">пассивном залоге, в оборотах </text:span><text:span text:style-name="T531">it is known</text:span><text:span text:style-name="T360"> (известно) и </text:span><text:span text:style-name="T531">it is said</text:span><text:span text:style-name="T360"> (говорят).</text:span></text:p>
        </text:list-item>
      </text:list>
      <text:p text:style-name="P448"/>
      <text:p text:style-name="P938"><text:span text:style-name="T18">П</text:span><text:span text:style-name="T19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0">Заменяться может как отдельное существительное, так и целое предложение.</text:span></text:p>
      <text:p text:style-name="P448"/>
      <text:p text:style-name="P1033"><text:span text:style-name="T372">Т</text:span><text:span text:style-name="T360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449"/>
      <text:p text:style-name="P822"><text:span text:style-name="T367">They say this film is interesting / </text:span><text:span text:style-name="T366">This film is said to be interesting</text:span><text:span text:style-name="T367"> — </text:span></text:p>
      <text:p text:style-name="P823">Говорят, этот фильминтересный.</text:p>
      <text:p text:style-name="P1024"/>
      <text:p text:style-name="P1008"><text:span text:style-name="T1001">М</text:span>естоимение. Pronoun</text:p>
      <text:p text:style-name="P446"/>
      <text:p text:style-name="P1007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453"/>
      <text:p text:style-name="P454">Все местоимения можно разбить на несколько группы:</text:p>
      <text:list xml:id="list992523958" text:style-name="L61">
        <text:list-item>
          <text:p text:style-name="P1241">личные местоимения (Personal Pronouns);</text:p>
        </text:list-item>
        <text:list-item>
          <text:p text:style-name="P1241">притяжательные местоимения (Possessive Pronouns);</text:p>
        </text:list-item>
        <text:list-item>
          <text:p text:style-name="P1241">возвратные местоимения (Reflexive Pronouns);</text:p>
        </text:list-item>
        <text:list-item>
          <text:p text:style-name="P1241">указательные местоимения (Demonstrative Pronouns);</text:p>
        </text:list-item>
        <text:list-item>
          <text:p text:style-name="P1241"><text:span text:style-name="T1031">неопределенные </text:span>местоимения <text:span text:style-name="T1035">(</text:span>some, any, no и их производные<text:span text:style-name="T1035">)</text:span>.</text:p>
        </text:list-item>
      </text:list>
      <text:p text:style-name="P441"/>
      <text:p text:style-name="P9">Личные местоимения</text:p>
      <text:p text:style-name="P455"/>
      <text:p text:style-name="P943"><text:span text:style-name="T382">Имеют только 2 формы: </text:span>именительный паде<text:span text:style-name="T1036">ж и </text:span><text:span text:style-name="T382">объектные падеж.</text:span></text:p>
      <text:p text:style-name="P456">Объектный падеж соответсвует любому косвенному падежу русского языка.</text:p>
      <text:p text:style-name="P456">(косвенный падежы — это все падежы, кроме именительного)</text:p>
      <text:p text:style-name="P456"/>
      <text:p text:style-name="P506"><text:span text:style-name="T382">Личные местоимения в именительном падеже </text:span><text:span text:style-name="T395">заменяют</text:span><text:span text:style-name="T391"> подлежащее </text:span><text:span text:style-name="T399">(кто/</text:span><text:span text:style-name="T400">что</text:span><text:span text:style-name="T399">)</text:span><text:span text:style-name="T391">:</text:span></text:p>
      <table:table table:name="Table10" table:style-name="Table10">
        <table:table-column table:style-name="Table10.A" table:number-columns-repeated="3"/>
        <table:table-row table:style-name="TableLine94770956617104">
          <table:table-cell table:style-name="Table10.A1" office:value-type="string">
            <text:p text:style-name="P1072">Лицо</text:p>
          </table:table-cell>
          <table:table-cell table:style-name="Table10.A1" office:value-type="string">
            <text:p text:style-name="P1072">Единственное число</text:p>
          </table:table-cell>
          <table:table-cell table:style-name="Table10.C1" office:value-type="string">
            <text:p text:style-name="P1072">Множественное число</text:p>
          </table:table-cell>
        </table:table-row>
        <table:table-row table:style-name="TableLine94770954022816">
          <table:table-cell table:style-name="Table10.A2" office:value-type="string">
            <text:p text:style-name="P1111">1</text:p>
          </table:table-cell>
          <table:table-cell table:style-name="Table10.A2" office:value-type="string">
            <text:p text:style-name="P1111">I</text:p>
          </table:table-cell>
          <table:table-cell table:style-name="Table10.C2" office:value-type="string">
            <text:p text:style-name="P1112">we</text:p>
          </table:table-cell>
        </table:table-row>
        <table:table-row table:style-name="TableLine94770954044272">
          <table:table-cell table:style-name="Table10.A2" office:value-type="string">
            <text:p text:style-name="P1111">2</text:p>
          </table:table-cell>
          <table:table-cell table:style-name="Table10.A2" office:value-type="string">
            <text:p text:style-name="P1111">you</text:p>
          </table:table-cell>
          <table:table-cell table:style-name="Table10.C2" office:value-type="string">
            <text:p text:style-name="P1112">you</text:p>
          </table:table-cell>
        </table:table-row>
        <table:table-row table:style-name="TableLine94770954048064">
          <table:table-cell table:style-name="Table10.A2" office:value-type="string">
            <text:p text:style-name="P1111">3</text:p>
          </table:table-cell>
          <table:table-cell table:style-name="Table10.A2" office:value-type="string">
            <text:p text:style-name="P1111">he/she/<text:span text:style-name="T1004">it</text:span></text:p>
          </table:table-cell>
          <table:table-cell table:style-name="Table10.C2" office:value-type="string">
            <text:p text:style-name="P1112">they</text:p>
          </table:table-cell>
        </table:table-row>
      </table:table>
      <text:p text:style-name="P456"><text:soft-page-break/></text:p>
      <text:p text:style-name="P458">Местоимения <text:span text:style-name="T456">he</text:span> <text:span text:style-name="T1015">(он)</text:span> и <text:span text:style-name="T456">she</text:span> <text:span text:style-name="T1015">(она)</text:span> заменяют <text:span text:style-name="T972">человека</text:span>.</text:p>
      <text:p text:style-name="P458">Они не могут заменить неодушевленный предмет или животное.</text:p>
      <text:p text:style-name="P457"/>
      <text:p text:style-name="P932">Местоимение you заменяет 2 лицо <text:span text:style-name="T1025">(ты/</text:span>вы<text:span text:style-name="T1025">)</text:span>. По умолчанию you означает «вы» <text:span text:style-name="T383">и лишь </text:span></text:p>
      <text:p text:style-name="P932"><text:span text:style-name="T383">по тону и </text:span><text:span text:style-name="T384">словам</text:span><text:span text:style-name="T383"> можно догадаться что вместо «вы», хотят сказать «ты».</text:span></text:p>
      <text:p text:style-name="P457"/>
      <text:p text:style-name="P109">Hey you, kid! Come to me — Эй ты, пацан, подойди сюда. (грубо)</text:p>
      <text:p text:style-name="P109">Would you like some tea? — Не хотите ли вы чаю? (вежливо)</text:p>
      <text:p text:style-name="P457"/>
      <text:p text:style-name="P461">Местоимение <text:span text:style-name="T456">it</text:span> <text:span text:style-name="T1005">переводится как «он/она/оно».</text:span> <text:span text:style-name="T1005">З</text:span>аменяет все неодушевленный </text:p>
      <text:p text:style-name="P462">предметы <text:span text:style-name="T1024">(</text:span>независимо от их рода<text:span text:style-name="T1024">)</text:span>, а также животных.</text:p>
      <text:p text:style-name="P459"/>
      <text:p text:style-name="P110">Where is the <text:span text:style-name="T818">book</text:span>? <text:span text:style-name="T818">It</text:span> is on the table — Где <text:span text:style-name="T818">книга</text:span>? <text:span text:style-name="T818">Она</text:span> на столе.</text:p>
      <text:p text:style-name="P110">My <text:span text:style-name="T818">cat</text:span> is funny. <text:span text:style-name="T818">It</text:span> plays all day long — Мой <text:span text:style-name="T818">кот</text:span> смешной. <text:span text:style-name="T818">Он</text:span> играет целый день.</text:p>
      <text:p text:style-name="P459"/>
      <text:p text:style-name="P461">Местоимение <text:span text:style-name="T456">they</text:span> переводится как «они». <text:span text:style-name="T1005">Может заменять как людей,</text:span> </text:p>
      <text:p text:style-name="P461"><text:span text:style-name="T1005">так и </text:span>неодушевленные предметы.</text:p>
      <text:p text:style-name="P460"/>
      <text:p text:style-name="P111">Where are the <text:span text:style-name="T818">keys</text:span>? <text:span text:style-name="T818">They</text:span> are on the table — Где <text:span text:style-name="T818">ключи</text:span>? <text:span text:style-name="T818">Они</text:span> на столе.</text:p>
      <text:p text:style-name="P461"/>
      <text:p text:style-name="P928"><text:span text:style-name="T386">Местоимение </text:span><text:span text:style-name="T541">we</text:span><text:span text:style-name="T386"> переводится как «мы». </text:span><text:span text:style-name="T389">И </text:span><text:span text:style-name="T542">they</text:span><text:span text:style-name="T389">, и </text:span><text:span text:style-name="T542">we</text:span><text:span text:style-name="T386"> </text:span><text:span text:style-name="T389">могут </text:span><text:span text:style-name="T386">заменять связки из </text:span></text:p>
      <text:p text:style-name="P464">нескольких слов, которые используются как одно подлежащее.</text:p>
      <text:p text:style-name="P465"/>
      <text:p text:style-name="P46"><text:span text:style-name="T826">S</text:span><text:span text:style-name="T827">ue and I</text:span><text:span text:style-name="T387"> are good friends — </text:span><text:span text:style-name="T828">Мы со Сью</text:span><text:span text:style-name="T388"> хорошие друзья </text:span><text:span text:style-name="T390">(</text:span><text:span text:style-name="T392">я</text:span><text:span text:style-name="T390"> </text:span><text:span text:style-name="T392">+</text:span><text:span text:style-name="T390"> Сью = we)</text:span><text:span text:style-name="T387">.</text:span></text:p>
      <text:p text:style-name="P112"><text:span text:style-name="T360">Where are </text:span><text:span text:style-name="T818">Tom and Jerry</text:span><text:span text:style-name="T360">? </text:span><text:span text:style-name="T818">They</text:span><text:span text:style-name="T360"> are in the garden — Где </text:span><text:span text:style-name="T818">Том и Джерри</text:span><text:span text:style-name="T360">? </text:span><text:span text:style-name="T818">Они</text:span><text:span text:style-name="T360"> в саду.</text:span></text:p>
      <text:p text:style-name="P466"/>
      <text:p text:style-name="P1030"><text:span text:style-name="T384">It — </text:span><text:span text:style-name="T419">переводится как «</text:span><text:span text:style-name="T384">это»? </text:span><text:span text:style-name="T420">(</text:span><text:span text:style-name="T384">I</text:span><text:span text:style-name="T421">t</text:span><text:span text:style-name="T384"> is in the garden — Это в саду</text:span><text:span text:style-name="T420">)</text:span><text:span text:style-name="T384">.</text:span></text:p>
      <text:p text:style-name="P1031"><text:span text:style-name="T384">(</text:span><text:span text:style-name="T422">после it может стоять указание на место, где происходит ситуация, стр. 192</text:span><text:span text:style-name="T418">)</text:span></text:p>
      <text:p text:style-name="P467"/>
      <text:p text:style-name="P507"><text:span text:style-name="T393">Личные местоимения в объектном падеже </text:span><text:span text:style-name="T395">заменяют</text:span><text:span text:style-name="T393"> дополнени</text:span><text:span text:style-name="T394">е </text:span><text:span text:style-name="T399">(кого, кому, кем)</text:span><text:span text:style-name="T393">:</text:span></text:p>
      <text:list xml:id="list3749558032" text:style-name="L62">
        <text:list-item>
          <text:p text:style-name="P1293">me — меня, мне, мной;</text:p>
        </text:list-item>
        <text:list-item>
          <text:p text:style-name="P1293">you — тебя, тебе, тобой / вас, вам, вами;</text:p>
        </text:list-item>
        <text:list-item>
          <text:p text:style-name="P1294">him — его, ему, <text:span text:style-name="T1021">им;</text:span></text:p>
        </text:list-item>
        <text:list-item>
          <text:p text:style-name="P1294">her — ее, ей;</text:p>
        </text:list-item>
        <text:list-item>
          <text:p text:style-name="P1295"><text:span text:style-name="T902">it — </text:span><text:span text:style-name="T903">этого</text:span><text:span text:style-name="T902">, </text:span><text:span text:style-name="T903">этому, этим </text:span><text:span text:style-name="T905">(неодушевлен.)</text:span><text:span text:style-name="T904">;</text:span></text:p>
        </text:list-item>
        <text:list-item>
          <text:p text:style-name="P1294">us — нас, нам, нами;</text:p>
        </text:list-item>
        <text:list-item>
          <text:p text:style-name="P1294">them — их, им, ими.</text:p>
          <text:p text:style-name="P1296"/>
        </text:list-item>
      </text:list>
      <text:p text:style-name="P113"><text:span text:style-name="T13">I</text:span> <text:span text:style-name="T23">love</text:span> <text:span text:style-name="T1007">Jave</text:span> — Я люблю Джейн</text:p>
      <text:p text:style-name="P113"><text:span text:style-name="T13">Jane</text:span> <text:span text:style-name="T23">loves</text:span> <text:span text:style-name="T1007">me</text:span> — Джейн любит меня</text:p>
      <text:p text:style-name="P468"/>
      <text:p text:style-name="P10">Притяжательные местоимения</text:p>
      <text:p text:style-name="P469"/>
      <text:p text:style-name="P930"><text:span text:style-name="T396">Овечают на вопрос «чей?». </text:span><text:span text:style-name="T397">И</text:span><text:span text:style-name="T407">х особенность </text:span><text:span text:style-name="T406">в</text:span><text:span text:style-name="T407"> то</text:span><text:span text:style-name="T406">м</text:span><text:span text:style-name="T407">, что они заменяют артикли.</text:span></text:p>
      <text:p text:style-name="P114">The dress is blue →<text:span text:style-name="T1027"> </text:span>Her dress is blue.</text:p>
      <text:p text:style-name="P470"/>
      <text:p text:style-name="P1028"><text:span text:style-name="T396">А</text:span><text:span text:style-name="T360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471"/>
      <text:p text:style-name="P929"><text:span text:style-name="T402">П</text:span><text:span text:style-name="T398">ритяжательные местоимения первого типа — это местоимен</text:span><text:span text:style-name="T401">ия</text:span><text:span text:style-name="T398">, </text:span><text:span text:style-name="T401">которые </text:span><text:span text:style-name="T396">употребляются</text:span><text:span text:style-name="T401"> </text:span></text:p>
      <text:p text:style-name="P478"><text:soft-page-break/>в связке с существительным (существительное идет после, обязательно):</text:p>
      <text:list xml:id="list350090097" text:style-name="L63">
        <text:list-item>
          <text:p text:style-name="P1242">my — <text:span text:style-name="T1016">мо</text:span><text:span text:style-name="T1017">й</text:span>; </text:p>
        </text:list-item>
        <text:list-item>
          <text:p text:style-name="P1242">your — <text:span text:style-name="T1016">твой/ваш</text:span>; </text:p>
        </text:list-item>
        <text:list-item>
          <text:p text:style-name="P1242">his — <text:span text:style-name="T1017">его</text:span>;</text:p>
        </text:list-item>
        <text:list-item>
          <text:p text:style-name="P1242">her — <text:span text:style-name="T1017">ее</text:span>;</text:p>
        </text:list-item>
        <text:list-item>
          <text:p text:style-name="P1253"><text:span text:style-name="T398">its — </text:span><text:span text:style-name="T411">этого</text:span><text:span text:style-name="T398">.</text:span></text:p>
        </text:list-item>
        <text:list-item>
          <text:p text:style-name="P1243">our — <text:span text:style-name="T1016">наш</text:span>; </text:p>
        </text:list-item>
        <text:list-item>
          <text:p text:style-name="P1242">their — <text:span text:style-name="T1017">их</text:span>; </text:p>
        </text:list-item>
      </text:list>
      <text:p text:style-name="P473"/>
      <text:p text:style-name="P47"><text:span text:style-name="T829">I</text:span><text:span text:style-name="T401"> like </text:span><text:span text:style-name="T829">my</text:span><text:span text:style-name="T401"> </text:span><text:span text:style-name="T414">work</text:span><text:span text:style-name="T401"> — Мне нравится моя </text:span><text:span text:style-name="T414">работа</text:span><text:span text:style-name="T401">.</text:span></text:p>
      <text:p text:style-name="P48"><text:span text:style-name="T829">He</text:span><text:span text:style-name="T401"> likes </text:span><text:span text:style-name="T829">his</text:span><text:span text:style-name="T401"> </text:span><text:span text:style-name="T414">work</text:span><text:span text:style-name="T401"> — Ему нравится его </text:span><text:span text:style-name="T414">работа</text:span><text:span text:style-name="T401">.</text:span></text:p>
      <text:p text:style-name="P480"/>
      <text:p text:style-name="P933"><text:span text:style-name="T413">С</text:span><text:span text:style-name="T415">ледует обратить внимание, в каком контексте используется </text:span><text:span text:style-name="T543">its</text:span><text:span text:style-name="T415">.</text:span></text:p>
      <text:p text:style-name="P481"/>
      <text:p text:style-name="P85"><text:span text:style-name="T410">T</text:span><text:span text:style-name="T360">he </text:span><text:span text:style-name="T830">plant</text:span><text:span text:style-name="T412"> likes </text:span><text:span text:style-name="T830">its</text:span><text:span text:style-name="T412"> soil — Растению нравится его почва.</text:span></text:p>
      <text:p text:style-name="P949"><text:span text:style-name="T557">The</text:span><text:span text:style-name="T588"> </text:span><text:span text:style-name="T589">dog</text:span><text:span text:style-name="T558"> likes </text:span><text:span text:style-name="T588">his</text:span><text:span text:style-name="T558"> food — </text:span><text:span text:style-name="T559">Собаке</text:span><text:span text:style-name="T558"> нратися е</text:span><text:span text:style-name="T559">е</text:span><text:span text:style-name="T558"> </text:span><text:span text:style-name="T560">корм </text:span><text:span text:style-name="T561">(так выдает google-переводчик)</text:span><text:span text:style-name="T558">.</text:span></text:p>
      <text:p text:style-name="P472"/>
      <text:p text:style-name="P931"><text:span text:style-name="T399">Иногда </text:span><text:span text:style-name="T408">такие</text:span><text:span text:style-name="T401"> местоимения удобнее переводить словом «свой» </text:span><text:span text:style-name="T402">и его вариантами</text:span><text:span text:style-name="T401">.</text:span></text:p>
      <text:p text:style-name="P475"/>
      <text:p text:style-name="P115">I love <text:span text:style-name="T818">my</text:span> native town — Я люблю <text:span text:style-name="T818">свой</text:span> родной город.</text:p>
      <text:p text:style-name="P115">He loves <text:span text:style-name="T818">his</text:span> native town — Он любит <text:span text:style-name="T818">свой</text:span> родной город.</text:p>
      <text:p text:style-name="P474"/>
      <text:p text:style-name="P476">Бывают ситуации, когда после притяжательного местоимения существительного нет.</text:p>
      <text:p text:style-name="P477">В этом случае используются притяжательные местоимения второго типа. </text:p>
      <text:p text:style-name="P477"/>
      <text:p text:style-name="P482">Они употребляются самостоятельно, в конце предложения:</text:p>
      <text:list xml:id="list2108251561" text:style-name="L64">
        <text:list-item>
          <text:p text:style-name="P1244"><text:span text:style-name="T1022">m</text:span>ine — <text:span text:style-name="T1022">мой</text:span>;</text:p>
        </text:list-item>
        <text:list-item>
          <text:p text:style-name="P1244">yours — <text:span text:style-name="T1022">твой/ваш</text:span>;</text:p>
        </text:list-item>
        <text:list-item>
          <text:p text:style-name="P1244">his — <text:span text:style-name="T1022">его</text:span>;</text:p>
        </text:list-item>
        <text:list-item>
          <text:p text:style-name="P1244">hers — <text:span text:style-name="T1022">ее</text:span>;</text:p>
        </text:list-item>
        <text:list-item>
          <text:p text:style-name="P1254"><text:span text:style-name="T403">its — </text:span><text:span text:style-name="T409">э</text:span><text:span text:style-name="T404">того</text:span><text:span text:style-name="T403">;</text:span></text:p>
        </text:list-item>
        <text:list-item>
          <text:p text:style-name="P1244">ours — <text:span text:style-name="T1022">наш</text:span>; </text:p>
        </text:list-item>
        <text:list-item>
          <text:p text:style-name="P1245">theirs — их.</text:p>
        </text:list-item>
      </text:list>
      <text:p text:style-name="P483"/>
      <text:p text:style-name="P49"><text:span text:style-name="T404">Don`t touch it. It`s </text:span><text:span text:style-name="T408">mine</text:span><text:span text:style-name="T404"> — </text:span><text:span text:style-name="T405">Не трогай это. Это </text:span><text:span text:style-name="T408">мое</text:span><text:span text:style-name="T405">.</text:span></text:p>
      <text:p text:style-name="P116">It`s my money (это мои деньги) → It`s mine (они мои).</text:p>
      <text:p text:style-name="P463"/>
      <text:p text:style-name="P11">Возвратные местоимения</text:p>
      <text:p text:style-name="P479"/>
      <text:p text:style-name="P936"><text:span text:style-name="T416">Показывают, что человек совершает действие по отношению к самому себе. </text:span><text:span text:style-name="T735">С</text:span><text:span text:style-name="T737">остоят из </text:span></text:p>
      <text:p text:style-name="P944"><text:span text:style-name="T737">2х частей: слова </text:span><text:span text:style-name="T544">my/your/him/her/it/our/them</text:span><text:span text:style-name="T737"> и хвостика </text:span><text:span text:style-name="T544">-self</text:span><text:span text:style-name="T737"> или </text:span><text:span text:style-name="T544">-selves</text:span><text:span text:style-name="T737"> </text:span><text:span text:style-name="T752">(</text:span><text:span text:style-name="T737">для множеств. числа</text:span><text:span text:style-name="T752">)</text:span><text:span text:style-name="T737">.</text:span><text:span text:style-name="T417"> </text:span></text:p>
      <text:p text:style-name="P369"/>
      <text:p text:style-name="P944"><text:span text:style-name="T735">В</text:span><text:span text:style-name="T736">сегда </text:span><text:span text:style-name="T737">идут</text:span><text:span text:style-name="T736"> после глаголов. </text:span><text:span text:style-name="T723">На русский переводятся словами «себя, себе, собой», </text:span></text:p>
      <text:p text:style-name="P220">либо появляются у глаголов в виде окончания -сь, -ся.</text:p>
      <text:p text:style-name="P219"/>
      <text:p text:style-name="P86"><text:span text:style-name="T1037">I </text:span>looked at <text:span text:style-name="T818">myself</text:span> in the mirror — Я посмотрела на <text:span text:style-name="T818">себя</text:span> в зеркало.</text:p>
      <text:p text:style-name="P117">He had to explain <text:span text:style-name="T818">himself</text:span> — Ему пришлось объяснить<text:span text:style-name="T818">ся</text:span></text:p>
      <text:p text:style-name="P331"/>
      <text:p text:style-name="P484"><text:span text:style-name="T693">Местоимение, образованное от you имеет 2 варианта: </text:span><text:span text:style-name="T456">yourself</text:span><text:span text:style-name="T693"> и </text:span><text:span text:style-name="T456">yourselves</text:span><text:span text:style-name="T693">. Это практически единственный слу</text:span><text:span text:style-name="T724">ч</text:span><text:span text:style-name="T693">ай в английском, когда видны отличия между «ты» и «вы».</text:span></text:p>
      <text:p text:style-name="P331"/>
      <text:p text:style-name="P118"><text:soft-page-break/>You talk to yourself when you sleep — Ты говоришь с собой, когда спишь.</text:p>
      <text:p text:style-name="P118">You should belive in yourselves — Вы должны верить в себя. (во множественном)</text:p>
      <text:p text:style-name="P332"/>
      <text:p text:style-name="P332">Местоимение <text:span text:style-name="T456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332"/>
      <text:p text:style-name="P118">I hope crisis resolves itself — Я надеюсь, кризис разрешится сам собой.</text:p>
      <text:p text:style-name="P332"/>
      <text:p text:style-name="P334">Глаголы, после которых возвратные местоимения не используются:</text:p>
      <text:list xml:id="list2344007476" text:style-name="L65">
        <text:list-item>
          <text:p text:style-name="P1181">concentrate — сконцентрироваться;</text:p>
        </text:list-item>
        <text:list-item>
          <text:p text:style-name="P1181">relax — расслабиться;</text:p>
        </text:list-item>
        <text:list-item>
          <text:p text:style-name="P1181">feel — чувствовать (себя);</text:p>
        </text:list-item>
        <text:list-item>
          <text:p text:style-name="P1181">meet — встретиться.</text:p>
        </text:list-item>
      </text:list>
      <text:p text:style-name="P333"/>
      <text:p text:style-name="P119">I can`t concentrate — Я не могу сконцентрировать<text:span text:style-name="T818">ся</text:span>.</text:p>
      <text:p text:style-name="P119">I feel good — Я чувствую <text:span text:style-name="T818">себя</text:span> хорошо.</text:p>
      <text:p text:style-name="P120">You need to relax — Тебе нужно расслабить<text:span text:style-name="T818">ся</text:span>.</text:p>
      <text:p text:style-name="P335"/>
      <text:p text:style-name="P335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335"/>
      <text:p text:style-name="P87">I did it <text:span text:style-name="T818">myself</text:span> — Я <text:span text:style-name="T818">сам</text:span> это сделал.</text:p>
      <text:p text:style-name="P50"><text:span text:style-name="T1028">If you want to do it well, do it </text:span><text:span text:style-name="T831">yourself</text:span><text:span text:style-name="T1028"> — Хочешь сделать хорошо, делай это </text:span><text:span text:style-name="T831">сам</text:span><text:span text:style-name="T1028">.</text:span></text:p>
      <text:p text:style-name="P335"/>
      <text:p text:style-name="P945"><text:span text:style-name="T759">Также, в этом случае перед местоимением можно поставить предлог </text:span><text:span text:style-name="T545">by</text:span><text:span text:style-name="T759">. </text:span><text:span text:style-name="T757">Он лишь указывает на то, кто же сделал это самостоятельно </text:span><text:span text:style-name="T758">(здесь </text:span><text:span text:style-name="T546">by</text:span><text:span text:style-name="T758"> — это отсылка к пассивному залогу)</text:span><text:span text:style-name="T757">.</text:span></text:p>
      <text:p text:style-name="P336"/>
      <text:p text:style-name="P121">I did it by myself — Я сам это сделал (обратите внимание на меня).</text:p>
      <text:p text:style-name="P336"/>
      <text:p text:style-name="P422">Указательные местоимения</text:p>
      <text:p text:style-name="P337"/>
      <text:p text:style-name="P509"><text:span text:style-name="T731">Нужны, чтобы указать на человека, предмет </text:span><text:span text:style-name="T738">или идею</text:span><text:span text:style-name="T743">.</text:span></text:p>
      <text:list xml:id="list4043925246" text:style-name="L66">
        <text:list-item>
          <text:p text:style-name="P1182">this — этот;</text:p>
        </text:list-item>
        <text:list-item>
          <text:p text:style-name="P1182">that — тот;</text:p>
        </text:list-item>
        <text:list-item>
          <text:p text:style-name="P1182">these — эти;</text:p>
        </text:list-item>
        <text:list-item>
          <text:p text:style-name="P1182">those — те.</text:p>
        </text:list-item>
      </text:list>
      <text:p text:style-name="P338"/>
      <text:p text:style-name="P339">Они связаны с расстоянием и показывают близко ли объект или далеко. Если объект близко, </text:p>
      <text:p text:style-name="P339">то используют <text:span text:style-name="T456">this</text:span> и <text:span text:style-name="T456">these</text:span>. Если объект далеко, и до него не дотянуться — то <text:span text:style-name="T456">that</text:span> и <text:span text:style-name="T456">thas</text:span>. </text:p>
      <text:p text:style-name="P339">После <text:span text:style-name="T456">these</text:span> и <text:span text:style-name="T456">those</text:span> нужно использовать глагол во множественном числе.</text:p>
      <text:p text:style-name="P339"/>
      <text:p text:style-name="P51"><text:span text:style-name="T425">T</text:span><text:span text:style-name="T426">his is my friend Joe — Это мой друг Джо (</text:span><text:span text:style-name="T427">досл. </text:span><text:span text:style-name="T428">Этот есть мой друг</text:span><text:span text:style-name="T426">).</text:span></text:p>
      <text:p text:style-name="P122">Those pictures on the wall are very beautiful — Те картины на стене очень красивые.</text:p>
      <text:p text:style-name="P339"/>
      <text:p text:style-name="P946"><text:span text:style-name="T760">Данные</text:span><text:span text:style-name="T738"> местоимения могут использоватьс в связке с существительным или самостоятельно.</text:span></text:p>
      <text:p text:style-name="P340">Если используются самостоятельно, то могут быть как подлежащим, так и дополнением.</text:p>
      <text:p text:style-name="P340"/>
      <text:p text:style-name="P937"><text:span text:style-name="T740">Очень часто </text:span><text:span text:style-name="T547">this</text:span><text:span text:style-name="T740"> и </text:span><text:span text:style-name="T547">that</text:span><text:span text:style-name="T740"> указывают именно на идею, </text:span><text:span text:style-name="T741">выступа</text:span><text:span text:style-name="T742">я</text:span><text:span text:style-name="T739"> формальн</text:span><text:span text:style-name="T741">ым</text:span><text:span text:style-name="T739"> подлежа</text:span><text:span text:style-name="T741">щим</text:span><text:span text:style-name="T740">. </text:span></text:p>
      <text:p text:style-name="P341">В этом случае <text:span text:style-name="T456">this</text:span> соответствует тому, что человек видит сейчас, а <text:span text:style-name="T456">that</text:span> — тому, что человек видел или слышал раньше. Также <text:span text:style-name="T456">that</text:span> может указывать на событие прошлого.</text:p>
      <text:p text:style-name="P342"/>
      <text:p text:style-name="P88"><text:soft-page-break/><text:span text:style-name="T429">T</text:span><text:span text:style-name="T360">hanks for help. That was really nice of you — Спасибо за помощь. Это было мило </text:span></text:p>
      <text:p text:style-name="P123">с вашей стороны (that указывает на ранее произошедшее событие).</text:p>
      <text:p text:style-name="P344"/>
      <text:p text:style-name="P123">I`ve got a new job! That`s good news — Я получил работу. Это хорошие новости </text:p>
      <text:p text:style-name="P123">(that указывает на озвученную ранее мысл).</text:p>
      <text:p text:style-name="P344"/>
      <text:p text:style-name="P124">That`s OK — Все в порядке (формальное подлежащее, </text:p>
      <text:p text:style-name="P52"><text:span text:style-name="T430">я </text:span><text:span text:style-name="T974">вижу</text:span><text:span text:style-name="T430"> что все хорошо / </text:span><text:span text:style-name="T851">идея</text:span><text:span text:style-name="T430"> хороша</text:span><text:span text:style-name="T431">).</text:span></text:p>
      <text:p text:style-name="P345"/>
      <text:p text:style-name="P123">This is Kerry — Это Кэри (подлежащее).</text:p>
      <text:p text:style-name="P342"/>
      <text:p text:style-name="P343">Указательные местоимения можно заменить определенным артиклем <text:span text:style-name="T456">the</text:span>.</text:p>
      <text:p text:style-name="P125">This food is delicious → The food is delicious (Эта еда очень вкусная).</text:p>
      <text:p text:style-name="P346"/>
      <text:p text:style-name="P347">Когда необходимо указать на человека или предмет, то это можно сделать и через <text:span text:style-name="T456">it is</text:span>. Разницы между <text:span text:style-name="T456">this is</text:span> и <text:span text:style-name="T456">it is</text:span> в этом случае нет. Но обычно используют вариант с <text:span text:style-name="T456">it</text:span>, </text:p>
      <text:p text:style-name="P348">т. к. он короче и является более разговорным: </text:p>
      <text:p text:style-name="P348"/>
      <text:p text:style-name="P53"><text:span text:style-name="T432">T</text:span><text:span text:style-name="T420">his is my book / </text:span><text:span text:style-name="T432">I</text:span><text:span text:style-name="T420">t is my book — </text:span><text:span text:style-name="T432">Это моя книга</text:span><text:span text:style-name="T420">. </text:span></text:p>
      <text:p text:style-name="P347"/>
      <text:p text:style-name="P12"><text:span text:style-name="T725">Н</text:span><text:span text:style-name="T693">еопределенные местоимения</text:span></text:p>
      <text:p text:style-name="P349"/>
      <text:p text:style-name="P350">Местоимения <text:span text:style-name="T456">some</text:span> и <text:span text:style-name="T456">any</text:span> означают «какой-то», «какое-то количество», «некоторый». </text:p>
      <text:p text:style-name="P350">Они связаны с чем-то неопределенным и часто выпадают при переводе.</text:p>
      <text:p text:style-name="P1027"/>
      <text:p text:style-name="P940"><text:span text:style-name="T750">Они стоят перед существительном во множественно числе или перед неисчисляемым существительным: </text:span><text:span text:style-name="T548">s</text:span><text:span text:style-name="T549">ome water</text:span><text:span text:style-name="T744">, </text:span><text:span text:style-name="T548">some</text:span><text:span text:style-name="T549"> friends</text:span><text:span text:style-name="T744"> </text:span><text:span text:style-name="T749">и т. д.</text:span></text:p>
      <text:p text:style-name="P351"/>
      <text:p text:style-name="P352">Разница между <text:span text:style-name="T456">some</text:span> и <text:span text:style-name="T456">any</text:span> в том, что <text:span text:style-name="T456">some</text:span> используется в утверждениях, а <text:span text:style-name="T456">any</text:span> — </text:p>
      <text:p text:style-name="P352">в отрицаниях (в связке с <text:span text:style-name="T456">not</text:span>). Связка <text:span text:style-name="T456">not + any</text:span> <text:span text:style-name="T1034">обычно </text:span>переводится двойным отрицанием.</text:p>
      <text:p text:style-name="P350"/>
      <text:p text:style-name="P126">I have some friends — У меня есть друзья. (какое-то количество)</text:p>
      <text:p text:style-name="P126">I haven`t got any friends — У меня нет (никаких) друзей.</text:p>
      <text:p text:style-name="P351"/>
      <text:p text:style-name="P353">В утвержениях <text:span text:style-name="T456">some</text:span> ставить не обязательно. Его часто не указывают.</text:p>
      <text:p text:style-name="P127">I have some friends / I have friends (одно и тоже).</text:p>
      <text:p text:style-name="P353"/>
      <text:p text:style-name="P353">В вопросах можно использовать оба местоимения, но смысл они будут передавать разный.</text:p>
      <text:p text:style-name="P355"/>
      <text:p text:style-name="P355"><text:span text:style-name="T456">Some</text:span> имеет позитивный оттенок <text:span text:style-name="T1030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355"/>
      <text:p text:style-name="P947"><text:span text:style-name="T550">Would you like some </text:span><text:span text:style-name="T551">milk</text:span><text:span text:style-name="T550">? </text:span><text:span text:style-name="T549">—</text:span><text:span text:style-name="T550"> Вы хотите </text:span><text:span text:style-name="T551">молока</text:span><text:span text:style-name="T550">? (он</text:span><text:span text:style-name="T552">о</text:span><text:span text:style-name="T550"> у нас есть)</text:span></text:p>
      <text:p text:style-name="P54"><text:span text:style-name="T433">Could you give me some </text:span><text:span text:style-name="T434">milk</text:span><text:span text:style-name="T433">? </text:span><text:span text:style-name="T435">— </text:span><text:span text:style-name="T433">Я могу попросить </text:span><text:span text:style-name="T434">молока</text:span><text:span text:style-name="T433">? (поделитесь </text:span><text:span text:style-name="T436">пожалуйста</text:span><text:span text:style-name="T433">)</text:span></text:p>
      <text:p text:style-name="P356"/>
      <text:p text:style-name="P939"><text:span text:style-name="T553">Any</text:span><text:span text:style-name="T745"> передает сомнение </text:span><text:span text:style-name="T746">в наличии объектов, о которых спрашивают, поэтому обычно используется в вопросах, </text:span><text:span text:style-name="T747">где нужно получить </text:span><text:span text:style-name="T760">дополнительную</text:span><text:span text:style-name="T747"> информаци</text:span><text:span text:style-name="T748">ю</text:span><text:span text:style-name="T746">.</text:span></text:p>
      <text:p text:style-name="P357"/>
      <text:p text:style-name="P89"><text:span text:style-name="T437">H</text:span><text:span text:style-name="T360">ave you </text:span><text:span text:style-name="T436">got any milk in the fridge? </text:span><text:span text:style-name="T438">—</text:span><text:span text:style-name="T436"> У тебя есть молоко в холодильнике?</text:span></text:p>
      <text:p text:style-name="P90"><text:span text:style-name="T436">H</text:span><text:span text:style-name="T360">ave you bought </text:span><text:span text:style-name="T818">any</text:span><text:span text:style-name="T360"> new closes? — Ты купила </text:span><text:span text:style-name="T818">какую-нибудь</text:span><text:span text:style-name="T360"> новую одежду?</text:span></text:p>
      <text:p text:style-name="P354"/>
      <text:p text:style-name="P948"><text:span text:style-name="T747">Если зада</text:span><text:span text:style-name="T749">ется вопрос и ожидается положительный ответ, то используется </text:span><text:span text:style-name="T548">some</text:span><text:span text:style-name="T749">.</text:span></text:p>
      <text:p text:style-name="P1026"><text:soft-page-break/>Are you wainting for somebody? — Ты кого-то ждешь? (не так ли).<text:span text:style-name="T897"> <text:s/></text:span><text:span text:style-name="T907">(привести другой пример)</text:span></text:p>
      <text:p text:style-name="P1026"/>
      <text:p text:style-name="P941"><text:span text:style-name="T751">Местоимение </text:span><text:span text:style-name="T554">no</text:span><text:span text:style-name="T751"> </text:span><text:span text:style-name="T756">также </text:span><text:span text:style-name="T751">используется в отрицаниях. Им можно заменить связку </text:span><text:span text:style-name="T554">not</text:span><text:span text:style-name="T751"> + </text:span><text:span text:style-name="T554">any</text:span><text:span text:style-name="T751">.</text:span></text:p>
      <text:p text:style-name="P358">В предложениях с <text:span text:style-name="T456">no</text:span> первая половина выглядит, как утверждение. </text:p>
      <text:p text:style-name="P358"/>
      <text:p text:style-name="P360">Местоимение <text:span text:style-name="T456">no</text:span> стоит перед существительным, а частица <text:span text:style-name="T456">not</text:span> идет вместе со вспомогательны<text:span text:style-name="T1032">м</text:span> глаголом. <text:span text:style-name="T1032">Они не могут использоваться вместе в одном предложении.</text:span></text:p>
      <text:p text:style-name="P361"/>
      <text:p text:style-name="P128">There are no shops here / There aren`t any shops here — Здесь нет<text:span text:style-name="T1033"> </text:span>магазинов.</text:p>
      <text:p text:style-name="P359"/>
      <text:p text:style-name="P967"><text:span text:style-name="T752">Неопределенные местоимения, </text:span><text:span text:style-name="T754">как и</text:span><text:span text:style-name="T752"> возвратны</text:span><text:span text:style-name="T754">е</text:span><text:span text:style-name="T752">, могут объединяться с некоторыми словами. </text:span><text:span text:style-name="T753">Здесь п</text:span><text:span text:style-name="T752">ервой половинкой будет: </text:span><text:span text:style-name="T555">some</text:span><text:span text:style-name="T752">, </text:span><text:span text:style-name="T555">any</text:span><text:span text:style-name="T752">, </text:span><text:span text:style-name="T555">no</text:span><text:span text:style-name="T752">, а второй — </text:span><text:span text:style-name="T555">b</text:span><text:span text:style-name="T556">ody/one</text:span><text:span text:style-name="T753"> (если человек), </text:span></text:p>
      <text:p text:style-name="P967"><text:span text:style-name="T556">thing</text:span><text:span text:style-name="T753"> (если предмет) или </text:span><text:span text:style-name="T556">where</text:span><text:span text:style-name="T753"> (если мест</text:span><text:span text:style-name="T786">о</text:span><text:span text:style-name="T753">).</text:span></text:p>
      <text:p text:style-name="P362"/>
      <text:p text:style-name="P363">Переводятся они как: «кто-то», «что-то», «где-то», «никто», «ничто», «нигде».</text:p>
      <text:p text:style-name="P364">Могут заменять как подлежащее, так и дополнение. <text:span text:style-name="T1039">И</text:span><text:span text:style-name="T1038">спользуются по тем же правилам.</text:span></text:p>
      <text:p text:style-name="P362"/>
      <text:p text:style-name="P91"><text:span text:style-name="T439">T</text:span><text:span text:style-name="T360">here is somebody in the street — Кто-то на улице.</text:span></text:p>
      <text:p text:style-name="P129">Is there anybody in the street? — Есть кто на улице?</text:p>
      <text:p text:style-name="P129">There is nobody in the street / There isn`t anybody in the street — Никого нет на улице.</text:p>
      <text:p text:style-name="P362"/>
      <text:p text:style-name="P362">Если в предложении стоит <text:span text:style-name="T456">nobody</text:span>/<text:span text:style-name="T456">nothing</text:span>/<text:span text:style-name="T456">nowthere</text:span>, то отрицательная частица <text:span text:style-name="T456">not</text:span> уже </text:p>
      <text:p text:style-name="P942"><text:span text:style-name="T753">не нужна, подобно тому как она не используется </text:span><text:span text:style-name="T755">вместе с</text:span><text:span text:style-name="T753"> </text:span><text:span text:style-name="T556">no</text:span><text:span text:style-name="T753">.</text:span></text:p>
      <text:p text:style-name="P362"/>
      <text:p text:style-name="P1038"><text:span text:style-name="T753">М</text:span><text:span text:style-name="T731">естоимения с окончанием </text:span><text:span text:style-name="T531">-body</text:span><text:span text:style-name="T731"> и </text:span><text:span text:style-name="T531">-one</text:span><text:span text:style-name="T731"> взаимозаменяемы.</text:span></text:p>
      <text:p text:style-name="P365"/>
      <text:p text:style-name="P1052">Притяжательный падеж. Possessive Case</text:p>
      <text:p text:style-name="P370"/>
      <text:p text:style-name="P954"><text:span text:style-name="T761">Сообщает информацию о том, </text:span><text:span text:style-name="T730">кому</text:span><text:span text:style-name="T761"> принадлежит </text:span><text:span text:style-name="T765">объект</text:span><text:span text:style-name="T761">, </text:span><text:span text:style-name="T762">т. е. указывает на владельца.</text:span></text:p>
      <text:p text:style-name="P372"/>
      <text:p text:style-name="P1040"><text:span text:style-name="T731">Существительно в притяжательном падеже, как и </text:span><text:span text:style-name="T762">притяжательное</text:span><text:span text:style-name="T731"> местоимение, </text:span></text:p>
      <text:p text:style-name="P952"><text:span text:style-name="T761">отвечает </text:span><text:span text:style-name="T731">на вопрос «чей?». </text:span><text:span text:style-name="T762">Они взаимозаменяемы.</text:span></text:p>
      <text:p text:style-name="P373"/>
      <text:p text:style-name="P374"><text:span text:style-name="T762">Чтобы поставить существительное в этот падеж, нужно добавить к нему окончание </text:span><text:span text:style-name="T456">`s</text:span><text:span text:style-name="T762">.</text:span></text:p>
      <text:p text:style-name="P371"/>
      <text:p text:style-name="P55"><text:span text:style-name="T442">This is </text:span><text:span text:style-name="T832">Tom`s</text:span><text:span text:style-name="T443"> friend — </text:span><text:span text:style-name="T442">Это друг </text:span><text:span text:style-name="T833">Тома</text:span><text:span text:style-name="T442"> (существительное в притяжательном падеже)</text:span></text:p>
      <text:p text:style-name="P131">This is <text:span text:style-name="T818">his</text:span> friend — Это <text:span text:style-name="T818">его</text:span> друг (притяжательное местоимение)</text:p>
      <text:p text:style-name="P371"/>
      <text:p text:style-name="P372"><text:span text:style-name="T1040">Если существительное </text:span><text:span text:style-name="T1041">только </text:span><text:span text:style-name="T1040">подразумевается, то его можно не указывать.</text:span></text:p>
      <text:p text:style-name="P131">This isn`t my car. It`s my brothers`s — Это не моя машина. Она брата.</text:p>
      <text:p text:style-name="P373"/>
      <text:p text:style-name="P375">Если существительное идет в связке с прилагательным или местоимением, то <text:span text:style-name="T456">`s</text:span> </text:p>
      <text:p text:style-name="P375">ставиться в концей всей связки: <text:span text:style-name="T456">a </text:span><text:span text:style-name="T587">big dog`s</text:span><text:span text:style-name="T456"> owner</text:span>, <text:span text:style-name="T587">my friend`s</text:span><text:span text:style-name="T456"> house</text:span>.</text:p>
      <text:p text:style-name="P375"/>
      <text:p text:style-name="P375">Если владельцев несколько то <text:span text:style-name="T456">`s</text:span> ставится в конце словосочетания: </text:p>
      <text:p text:style-name="P132"><text:span text:style-name="T818">Rick and Kate`s</text:span> wedding — Свадьба Рика и Кейт.</text:p>
      <text:p text:style-name="P375"/>
      <text:p text:style-name="P375">Если существительное во множественном числе, то в конце пишется только апостроф, </text:p>
      <text:p text:style-name="P953"><text:span text:style-name="T763">без </text:span><text:span text:style-name="T562">s</text:span><text:span text:style-name="T763">: </text:span><text:span text:style-name="T562">my </text:span><text:span text:style-name="T590">friends`</text:span><text:span text:style-name="T562"> school</text:span><text:span text:style-name="T763">. Но если во множественном числе слово-исключение, </text:span></text:p>
      <text:p text:style-name="P953"><text:span text:style-name="T763">то применяются обычные правила: </text:span><text:span text:style-name="T590">men`s</text:span><text:span text:style-name="T562"> clothes</text:span><text:span text:style-name="T763"> (мужская одежда).</text:span></text:p>
      <text:p text:style-name="P375"/>
      <text:p text:style-name="P1041"><text:span text:style-name="T763">П</text:span><text:span text:style-name="T731">орядок слов следующий: сначала указывается владелец в притяжательном падеже, </text:span></text:p>
      <text:p text:style-name="P376"><text:soft-page-break/>а потом то, чем он владеет (в русском языке все наоборот).</text:p>
      <text:p text:style-name="P376"/>
      <text:p text:style-name="P954"><text:span text:style-name="T764">Если </text:span><text:span text:style-name="T765">предмет</text:span><text:span text:style-name="T764"> является частью другого </text:span><text:span text:style-name="T765">предмета</text:span><text:span text:style-name="T764">, то вместо притяжательного падежа используется предлог </text:span><text:span text:style-name="T563">of</text:span><text:span text:style-name="T764">. Т. к. владельцем может быть кто-то живой.</text:span></text:p>
      <text:p text:style-name="P376"/>
      <text:p text:style-name="P92"><text:span text:style-name="T444">T</text:span><text:span text:style-name="T360">he wheel of the car — Колесо машины (Car`s wheel неправильно).</text:span></text:p>
      <text:p text:style-name="P56"><text:span text:style-name="T444">The door of the house — Двер дома </text:span><text:span text:style-name="T445">(предмет + of + больший предмет)</text:span><text:span text:style-name="T444">.</text:span></text:p>
      <text:p text:style-name="P377"/>
      <text:p text:style-name="P1043"><text:span text:style-name="T764">С</text:span><text:span text:style-name="T731">ловосочетания с предлогом </text:span><text:span text:style-name="T531">of</text:span><text:span text:style-name="T731">:</text:span></text:p>
      <text:list xml:id="list2007398722" text:style-name="L67">
        <text:list-item>
          <text:p text:style-name="P1183">the beginning/end of — начало/конец чего-то;</text:p>
        </text:list-item>
        <text:list-item>
          <text:p text:style-name="P1183">the top/middle/bottom of — вершина/середина/дно чего-то;</text:p>
        </text:list-item>
        <text:list-item>
          <text:p text:style-name="P1183">the side of — сторона чего-то.</text:p>
        </text:list-item>
      </text:list>
      <text:p text:style-name="P1042"/>
      <text:p text:style-name="P1051">Существительное. Noun</text:p>
      <text:p text:style-name="P1044"/>
      <text:p text:style-name="P955"><text:span text:style-name="T1051">Ч</text:span>асть речи, обознача<text:span text:style-name="T1051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042">в предложении. </text:span></text:p>
      <text:p text:style-name="P1045"/>
      <text:p text:style-name="P956"><text:span text:style-name="T1042">В русском языке существительное меняется по падежам. В английском </text:span><text:span text:style-name="T1046">все</text:span><text:span text:style-name="T1042"> по другому. </text:span></text:p>
      <text:p text:style-name="P956"><text:span text:style-name="T1042">Там за падежи отвечают предлоги, а не окончания:</text:span><text:span text:style-name="T834"> </text:span><text:span text:style-name="T593">to</text:span><text:span text:style-name="T489"> the table </text:span><text:span text:style-name="T567">—</text:span><text:span text:style-name="T489"> </text:span><text:span text:style-name="T593">к</text:span><text:span text:style-name="T489"> стол</text:span><text:span text:style-name="T593">у</text:span><text:span text:style-name="T1042">.</text:span></text:p>
      <text:p text:style-name="P956"/>
      <text:p text:style-name="P1032">(именительным и объектный падеж, используются только в местоимениях?)</text:p>
      <text:p text:style-name="P1045"/>
      <text:p text:style-name="P13">Множественное <text:span text:style-name="T1043">число. Plural</text:span></text:p>
      <text:p text:style-name="P1045"/>
      <text:p text:style-name="P1055">Распространяется только на существительные, и не касается прилагательных.</text:p>
      <text:p text:style-name="P959"><text:span text:style-name="T1044">Образуется с помощью окончания </text:span><text:span text:style-name="T487">-s</text:span><text:span text:style-name="T1044"> или </text:span><text:span text:style-name="T487">-es.</text:span></text:p>
      <text:p text:style-name="P95"/>
      <text:p text:style-name="P959"><text:span text:style-name="T488">a </text:span><text:span text:style-name="T487">blue ballon</text:span><text:span text:style-name="T592">s</text:span><text:span text:style-name="T487"> — </text:span><text:span text:style-name="T488">г</text:span><text:span text:style-name="T487">олуб</text:span><text:span text:style-name="T592">ые</text:span><text:span text:style-name="T487"> шарик</text:span><text:span text:style-name="T592">и</text:span><text:span text:style-name="T487">.</text:span></text:p>
      <text:p text:style-name="P1042"/>
      <text:p text:style-name="P378">Окончание <text:span text:style-name="T456">-es</text:span> ставится, когда:</text:p>
      <text:p text:style-name="P378"/>
      <text:list xml:id="list413493532" text:style-name="L68">
        <text:list-item>
          <text:p text:style-name="P1184">слово заканчивается на <text:span text:style-name="T456">-s</text:span> или шипящий <text:span text:style-name="T456">-sh</text:span>, <text:span text:style-name="T456">-ch</text:span>, <text:span text:style-name="T456">-x</text:span>:</text:p>
          <text:p text:style-name="P1272">box/boxes, watch/watches, dish/dishes, bus/buses;</text:p>
          <text:p text:style-name="P1184"/>
        </text:list-item>
        <text:list-item>
          <text:p text:style-name="P1184">слово заканчивается на <text:span text:style-name="T456">-o</text:span> <text:span text:style-name="T1045">(</text:span>кроме исключений<text:span text:style-name="T1045">)</text:span>:</text:p>
          <text:p text:style-name="P1272">potato/potatoes, piano/pianos;</text:p>
          <text:p text:style-name="P1184"/>
        </text:list-item>
        <text:list-item>
          <text:p text:style-name="P1255"><text:span text:style-name="T766">слово заканчивается на </text:span><text:span text:style-name="T568">-f</text:span><text:span text:style-name="T766"> или </text:span><text:span text:style-name="T568">-fe</text:span><text:span text:style-name="T766">, </text:span><text:span text:style-name="T767">где</text:span><text:span text:style-name="T766"> </text:span><text:span text:style-name="T568">-f</text:span><text:span text:style-name="T766"> </text:span><text:span text:style-name="T767">также </text:span><text:span text:style-name="T766">заменяется на </text:span><text:span text:style-name="T568">-v</text:span><text:span text:style-name="T766"> </text:span><text:span text:style-name="T767">(кроме исключений)</text:span><text:span text:style-name="T766">:</text:span></text:p>
          <text:p text:style-name="P1276"><text:span text:style-name="T446">s</text:span><text:span text:style-name="T360">helf/shelves, wife/wives, proof/proofs.</text:span></text:p>
        </text:list-item>
      </text:list>
      <text:p text:style-name="P379"/>
      <text:p text:style-name="P380">Слова-исключения, которые меняются не по правилам:</text:p>
      <text:list xml:id="list400997999" text:style-name="L69">
        <text:list-item>
          <text:p text:style-name="P1185">man/men — мужчина/мужчины;</text:p>
        </text:list-item>
        <text:list-item>
          <text:p text:style-name="P1185">child/children — ребенок/дети;</text:p>
        </text:list-item>
        <text:list-item>
          <text:p text:style-name="P1185">woman/women [вимен] — женщина/женщины;</text:p>
        </text:list-item>
        <text:list-item>
          <text:p text:style-name="P1185">foot/feet — нога/ноги;</text:p>
        </text:list-item>
        <text:list-item>
          <text:p text:style-name="P1185">mouse/mice — мышь/мыши;</text:p>
        </text:list-item>
        <text:list-item>
          <text:p text:style-name="P1185">sheep/sheep — овца/овцы;</text:p>
        </text:list-item>
        <text:list-item>
          <text:p text:style-name="P1280"><text:span text:style-name="T731">tooth/teeth — </text:span><text:span text:style-name="T768">зуб/</text:span><text:span text:style-name="T731">зубы;</text:span></text:p>
        </text:list-item>
        <text:list-item>
          <text:p text:style-name="P1186">fish/fish — рыба/рыбы;</text:p>
        </text:list-item>
        <text:list-item>
          <text:p text:style-name="P1280"><text:span text:style-name="T768">goose/geese — гусь/гуси.</text:span><text:span text:style-name="T731"> </text:span></text:p>
        </text:list-item>
      </text:list>
      <text:p text:style-name="P14"><text:soft-page-break/><text:span text:style-name="T726">И</text:span><text:span text:style-name="T693">счисляемые и неисчисляемые существительные</text:span></text:p>
      <text:p text:style-name="P381"/>
      <text:p text:style-name="P382">Исчисляемые существительные можно пересчитать. У них есть форма единственного </text:p>
      <text:p text:style-name="P958"><text:span text:style-name="T769">и множественного числа. Количество можно указать числом, наречием </text:span><text:span text:style-name="T771">или артиклем </text:span><text:span text:style-name="T565">a</text:span><text:span text:style-name="T771"> (one).</text:span></text:p>
      <text:p text:style-name="P383"/>
      <text:p text:style-name="P133"><text:span text:style-name="T818">3</text:span> apples — 3 яблока;</text:p>
      <text:p text:style-name="P133"><text:span text:style-name="T818">many</text:span> books — много книг;</text:p>
      <text:p text:style-name="P957"><text:span text:style-name="T564">I want </text:span><text:span text:style-name="T591">a</text:span><text:span text:style-name="T564"> banana — </text:span><text:span text:style-name="T566">я</text:span><text:span text:style-name="T564"> хочу банан.</text:span></text:p>
      <text:p text:style-name="P383"/>
      <text:p text:style-name="P1046"><text:span text:style-name="T731">Неисчисляемые существительные невозможно посчитать. К ним относятся вещества, жидкости, явления, ощущуне</text:span><text:span text:style-name="T771">н</text:span><text:span text:style-name="T731">ия, </text:span><text:span text:style-name="T772">абстрактные </text:span><text:span text:style-name="T731">понятия. </text:span><text:span text:style-name="T774">Они и</text:span><text:span text:style-name="T731">меют только одну форму единственного числа и заменяются местоимнием </text:span><text:span text:style-name="T531">it</text:span><text:span text:style-name="T731">.</text:span></text:p>
      <text:p text:style-name="P383"/>
      <text:p text:style-name="P383">Чтобы выразить количество, используется дополнительная мерка: </text:p>
      <text:p text:style-name="P383"/>
      <text:list xml:id="list3380054253" text:style-name="L70">
        <text:list-item>
          <text:p text:style-name="P1187">для жидкостей:</text:p>
          <text:list>
            <text:list-item>
              <text:p text:style-name="P1189"><text:span text:style-name="T1053">a </text:span>glass of — стакан;</text:p>
            </text:list-item>
            <text:list-item>
              <text:p text:style-name="P1189"><text:span text:style-name="T1053">a </text:span>cup of — чашка;</text:p>
            </text:list-item>
            <text:list-item>
              <text:p text:style-name="P1189"><text:span text:style-name="T1053">a</text:span> jar of — банка;</text:p>
            </text:list-item>
            <text:list-item>
              <text:p text:style-name="P1189"><text:span text:style-name="T1053">a </text:span>jug of — кувшин;</text:p>
            </text:list-item>
            <text:list-item>
              <text:p text:style-name="P1189"><text:span text:style-name="T1053">a </text:span>bottle of — бутылка;</text:p>
            </text:list-item>
          </text:list>
          <text:p text:style-name="P1188"/>
        </text:list-item>
        <text:list-item>
          <text:p text:style-name="P1187">для сыпучих веществ:</text:p>
          <text:list>
            <text:list-item>
              <text:p text:style-name="P1189"><text:span text:style-name="T1053">a </text:span>packet of — упаковка;</text:p>
            </text:list-item>
            <text:list-item>
              <text:p text:style-name="P1189"><text:span text:style-name="T1053">a </text:span>bowl of — миска;</text:p>
            </text:list-item>
            <text:list-item>
              <text:p text:style-name="P1189"><text:span text:style-name="T1053">a </text:span>bag of — мешок;</text:p>
            </text:list-item>
            <text:list-item>
              <text:p text:style-name="P1189"><text:span text:style-name="T1053">a </text:span>kilo of — килограм;</text:p>
            </text:list-item>
          </text:list>
          <text:p text:style-name="P1192"/>
        </text:list-item>
        <text:list-item>
          <text:p text:style-name="P1191">для продуктов, которые режут:</text:p>
          <text:list>
            <text:list-item>
              <text:p text:style-name="P1281"><text:span text:style-name="T776">a </text:span><text:span text:style-name="T731">piece/</text:span><text:span text:style-name="T770">slice</text:span><text:span text:style-name="T731"> of — кусо</text:span><text:span text:style-name="T770">чек</text:span><text:span text:style-name="T731">;</text:span></text:p>
            </text:list-item>
            <text:list-item>
              <text:p text:style-name="P1189"><text:span text:style-name="T1053">a </text:span>loaf of — буханка;</text:p>
            </text:list-item>
          </text:list>
        </text:list-item>
      </text:list>
      <text:p text:style-name="P384"/>
      <text:p text:style-name="P57"><text:span text:style-name="T447">2 loafs of bread — </text:span><text:span text:style-name="T448">д</text:span><text:span text:style-name="T447">ве буханки хлеба.</text:span></text:p>
      <text:p text:style-name="P96"><text:span text:style-name="T450">a </text:span><text:span text:style-name="T447">c</text:span><text:span text:style-name="T360">up of tea — (одна) чашка чая</text:span></text:p>
      <text:p text:style-name="P384"/>
      <text:p text:style-name="P385">Существительные, которые всегда неислисляемые:</text:p>
      <text:list xml:id="list2539808113" text:style-name="L71">
        <text:list-item>
          <text:p text:style-name="P1190">news — новости;</text:p>
        </text:list-item>
        <text:list-item>
          <text:p text:style-name="P1190">money — деньги;</text:p>
        </text:list-item>
        <text:list-item>
          <text:p text:style-name="P1190">bad luck — неудача;</text:p>
        </text:list-item>
        <text:list-item>
          <text:p text:style-name="P1190">traffic — транспорт на дороге;</text:p>
        </text:list-item>
        <text:list-item>
          <text:p text:style-name="P1190">f<text:span text:style-name="T1052">u</text:span>rniture — мебель;</text:p>
        </text:list-item>
        <text:list-item>
          <text:p text:style-name="P1190">progress — прогресс;</text:p>
        </text:list-item>
        <text:list-item>
          <text:p text:style-name="P1190">information — информация;</text:p>
        </text:list-item>
        <text:list-item>
          <text:p text:style-name="P1190">advice — совет;</text:p>
        </text:list-item>
        <text:list-item>
          <text:p text:style-name="P1190">hair — волосы;</text:p>
        </text:list-item>
        <text:list-item>
          <text:p text:style-name="P1190">paper — бумага;</text:p>
        </text:list-item>
        <text:list-item>
          <text:p text:style-name="P1190">food — еда;</text:p>
        </text:list-item>
      </text:list>
      <text:p text:style-name="P384"/>
      <text:p text:style-name="P93"><text:span text:style-name="T360">It is good news — Это хорошие новости </text:span><text:span text:style-name="T449">(без артикля)</text:span><text:span text:style-name="T360">.</text:span></text:p>
      <text:p text:style-name="P94"><text:span text:style-name="T360">I need good advice — Мне нужен хороший совет </text:span><text:span text:style-name="T449">(без артикля)</text:span><text:span text:style-name="T360">.</text:span></text:p>
      <text:p text:style-name="P15"><text:soft-page-break/><text:span text:style-name="T693">Два </text:span><text:span text:style-name="T727">(и более) </text:span><text:span text:style-name="T693">существительный рядом</text:span></text:p>
      <text:p text:style-name="P386"/>
      <text:p text:style-name="P962"><text:span text:style-name="T773">Такая цепочка обозначает один предмет, идею </text:span><text:span text:style-name="T775">или </text:span><text:span text:style-name="T773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777">ь</text:span><text:span text:style-name="T773">ся прилагательным </text:span><text:span text:style-name="T775">или</text:span><text:span text:style-name="T773"> существительным с предлогом).</text:span></text:p>
      <text:p text:style-name="P387"/>
      <text:p text:style-name="P134">a tennis ball — теннисный мяч / мяч для тенниса;</text:p>
      <text:p text:style-name="P134">a income tax — подоходный налог / налог на прибыль;</text:p>
      <text:p text:style-name="P388"/>
      <text:p text:style-name="P390">Первое существительное всегда стоит в единственном числе.</text:p>
      <text:p text:style-name="P390"/>
      <text:p text:style-name="P135">tennis balls — теннисные мячи;</text:p>
      <text:p text:style-name="P136">two part question (question of two parts) — <text:span text:style-name="T1054">вопрос из 2х частей;</text:span></text:p>
      <text:p text:style-name="P388"/>
      <text:p text:style-name="P1047"><text:span text:style-name="T773">И</text:span><text:span text:style-name="T731">ногда первое существительное имеет окончание </text:span><text:span text:style-name="T531">-ing</text:span><text:span text:style-name="T731">.</text:span></text:p>
      <text:p text:style-name="P389"/>
      <text:p text:style-name="P134">a swimming pool — плавательный бассейн;</text:p>
      <text:p text:style-name="P136">working hours — рабочие часы;</text:p>
      <text:p text:style-name="P389"/>
      <text:p text:style-name="P1053">Артикли. Articles</text:p>
      <text:p text:style-name="P391"/>
      <text:p text:style-name="P392">Это маленькие слова перед существительными, которые передают оттенки смысла.</text:p>
      <text:p text:style-name="P392">Есть 2 вида артикля: неопределенный <text:span text:style-name="T1057">(</text:span><text:span text:style-name="T456">a/an</text:span><text:span text:style-name="T1057">)</text:span> и определенный <text:span text:style-name="T1057">(</text:span><text:span text:style-name="T456">the</text:span><text:span text:style-name="T1057">)</text:span>.</text:p>
      <text:p text:style-name="P392"/>
      <text:p text:style-name="P424">Неопределенный артикль</text:p>
      <text:p text:style-name="P392"/>
      <text:p text:style-name="P963"><text:span text:style-name="T778">Артикль </text:span><text:span text:style-name="T569">a</text:span><text:span text:style-name="T778"> </text:span><text:span text:style-name="T787">указывает на</text:span><text:span text:style-name="T778"> </text:span><text:span text:style-name="T779">один </text:span><text:span text:style-name="T778">предмет. Причем не конкретный предмет, а</text:span><text:span text:style-name="T779"> </text:span><text:span text:style-name="T778">неопределенный. </text:span><text:span text:style-name="T779">К</text:span><text:span text:style-name="T778">аждый </text:span><text:span text:style-name="T779">человек </text:span><text:span text:style-name="T778">может представлять </text:span><text:span text:style-name="T779">такой предмет </text:span><text:span text:style-name="T778">по своему.</text:span></text:p>
      <text:p text:style-name="P393"/>
      <text:p text:style-name="P137">a house — дом (один представит большой особняк, другой — маленький домик).</text:p>
      <text:p text:style-name="P393"/>
      <text:p text:style-name="P966"><text:span text:style-name="T779">Его можно условно заменить на числительное </text:span><text:span text:style-name="T575">one </text:span><text:span text:style-name="T785">(какой-то один)</text:span><text:span text:style-name="T779">. </text:span><text:span text:style-name="T633">Поэтому о</text:span><text:span text:style-name="T634">н ставится перед исчисляемыми существительными в единственном числе.</text:span></text:p>
      <text:p text:style-name="P394"/>
      <text:p text:style-name="P969"><text:span text:style-name="T570">I have </text:span><text:span text:style-name="T594">a</text:span><text:span text:style-name="T570"> cat / I have </text:span><text:span text:style-name="T594">one</text:span><text:span text:style-name="T570"> cat — У меня есть </text:span><text:span text:style-name="T577">(одна такая </text:span><text:span text:style-name="T583">прикольная</text:span><text:span text:style-name="T577">) </text:span><text:span text:style-name="T570">кошка.</text:span></text:p>
      <text:p text:style-name="P399"/>
      <text:p text:style-name="P395"><text:span text:style-name="T456">A</text:span> ставится перед согласными, а <text:span text:style-name="T456">an</text:span> — перед гласными. Оба означают одно и тоже.</text:p>
      <text:p text:style-name="P395"/>
      <text:p text:style-name="P485"><text:span text:style-name="T728">Если гласная читается как двойной звук с первым [</text:span>йи<text:span text:style-name="T728">], то ставится </text:span><text:span text:style-name="T491">a</text:span><text:span text:style-name="T728">: </text:span><text:span text:style-name="T491">a union</text:span><text:span text:style-name="T728">, </text:span><text:span text:style-name="T491">a European</text:span><text:span text:style-name="T728">.</text:span></text:p>
      <text:p text:style-name="P395"/>
      <text:p text:style-name="P964"><text:span text:style-name="T781">Если первая согласная (после которой гласная) не произносится, то ставится </text:span><text:span text:style-name="T573">an</text:span><text:span text:style-name="T781">: </text:span></text:p>
      <text:p text:style-name="P964"><text:span text:style-name="T573">an hour </text:span><text:span text:style-name="T781">(аувер), </text:span><text:span text:style-name="T573">an honesty </text:span><text:span text:style-name="T781">(анэсти).</text:span></text:p>
      <text:p text:style-name="P395"/>
      <text:p text:style-name="P510"><text:span text:style-name="T781">Т</text:span><text:span text:style-name="T782">акже артикль </text:span><text:span text:style-name="T574">a</text:span><text:span text:style-name="T782"> </text:span><text:span text:style-name="T784">ставится</text:span><text:span text:style-name="T782">, когда:</text:span></text:p>
      <text:list xml:id="list2750722732" text:style-name="L72">
        <text:list-item>
          <text:p text:style-name="P1282"><text:span text:style-name="T731">говорят о профессии (</text:span><text:span text:style-name="T531">I`m a doctor)</text:span><text:span text:style-name="T731">;</text:span></text:p>
        </text:list-item>
        <text:list-item>
          <text:p text:style-name="P1283"><text:span text:style-name="T731">впервые упоминяют человека или предмет в разговоре </text:span><text:span text:style-name="T783">(</text:span><text:span text:style-name="T570">I have a cat</text:span><text:span text:style-name="T783">);</text:span></text:p>
        </text:list-item>
        <text:list-item>
          <text:p text:style-name="P1256"><text:span text:style-name="T783">дается определение предмету (</text:span><text:span text:style-name="T571">He is a good man «</text:span><text:span text:style-name="T572">О</text:span><text:span text:style-name="T571">н относится к хорошим людям»</text:span><text:span text:style-name="T783">)</text:span></text:p>
        </text:list-item>
      </text:list>
      <text:p text:style-name="P400"/>
      <text:p text:style-name="P965">Если перед существительным сто<text:span text:style-name="T1056">и</text:span>т прилагательн<text:span text:style-name="T1056">ое</text:span>, то артикль <text:span text:style-name="T490">a</text:span><text:span text:style-name="T1060"> </text:span>ставится перед ним.</text:p>
      <text:p text:style-name="P398"/>
      <text:p text:style-name="P138">a big old house — большой старый дом.</text:p>
      <text:p text:style-name="P138">a black and white cat — черно-белый кот.</text:p>
      <text:p text:style-name="P394"><text:soft-page-break/></text:p>
      <text:p text:style-name="P396">При этом перед прилагательным без существительного артикль <text:span text:style-name="T490">a</text:span><text:span text:style-name="T1060"> </text:span>не ставится.</text:p>
      <text:p text:style-name="P396"/>
      <text:p text:style-name="P139">This book is a good (неправильно).</text:p>
      <text:p text:style-name="P139">Th<text:span text:style-name="T1055">i</text:span>s book is good (правильно).</text:p>
      <text:p text:style-name="P394"/>
      <text:p text:style-name="P425">Определенный артикль</text:p>
      <text:p text:style-name="P397"/>
      <text:p text:style-name="P402">Артикль <text:span text:style-name="T456">the</text:span> указывает на конкретный предмет или понятие.</text:p>
      <text:p text:style-name="P402">Т. е. на то, что выделяется из общей массы.</text:p>
      <text:p text:style-name="P403"/>
      <text:p text:style-name="P404">Его можно заменить указательным местоимением (<text:span text:style-name="T456">this, that, these, those</text:span>) </text:p>
      <text:p text:style-name="P973"><text:span text:style-name="T788">и</text:span><text:span text:style-name="T787"> часто удобнее </text:span><text:span text:style-name="T790">им же </text:span><text:span text:style-name="T799">и </text:span><text:span text:style-name="T787">переводить.</text:span></text:p>
      <text:p text:style-name="P403"/>
      <text:p text:style-name="P403">Он может стоять как перед единственным числом, так и перед множественным; </text:p>
      <text:p text:style-name="P403">как перед исчисляемыми, так и неисчисляемыми существительными.</text:p>
      <text:p text:style-name="P405"/>
      <text:p text:style-name="P968"><text:span text:style-name="T788">Е</text:span><text:span text:style-name="T780">сли предмет или человек упоминаются в </text:span><text:span text:style-name="T791">речи </text:span><text:span text:style-name="T780">впервые, то обычно о них ничего не известно, поэтому </text:span><text:span text:style-name="T789">сначала</text:span><text:span text:style-name="T780"> использ</text:span><text:span text:style-name="T789">уется</text:span><text:span text:style-name="T780"> неопределенный артикль </text:span><text:span text:style-name="T576">a/an</text:span><text:span text:style-name="T780"> </text:span><text:span text:style-name="T788">(при условии, что он нужен</text:span><text:span text:style-name="T780">).</text:span></text:p>
      <text:p text:style-name="P1058"><text:span text:style-name="T780">Н</text:span><text:span text:style-name="T731">о если </text:span><text:span text:style-name="T800">этот </text:span><text:span text:style-name="T731">предмет или человек упоминаются в речи повторно, то уже используется определенный артикль </text:span><text:span text:style-name="T531">the</text:span><text:span text:style-name="T731">.</text:span></text:p>
      <text:p text:style-name="P401"/>
      <text:p text:style-name="P97"><text:span text:style-name="T453">I </text:span><text:span text:style-name="T360">have got </text:span><text:span text:style-name="T818">a</text:span><text:span text:style-name="T360"> puppy. </text:span><text:span text:style-name="T818">The</text:span><text:span text:style-name="T360"> puppy is white — У меня есть щенок. (Этот) щенок белый.</text:span></text:p>
      <text:p text:style-name="P406"/>
      <text:p text:style-name="P406">Определенный артикль может стоять не только перед существительным, но и перед прилагательным. <text:span text:style-name="T1061">В этом случае прилагательное становится существительным.</text:span></text:p>
      <text:p text:style-name="P406"/>
      <text:p text:style-name="P142">rich people — богатые люди.</text:p>
      <text:p text:style-name="P97"><text:span text:style-name="T454">t</text:span><text:span text:style-name="T360">he rich — богачи.</text:span></text:p>
      <text:p text:style-name="P406"/>
      <text:p text:style-name="P407">Также артикль <text:span text:style-name="T456">the</text:span> ставится, когда:</text:p>
      <text:p text:style-name="P407"/>
      <text:list xml:id="list2990526002" text:style-name="L73">
        <text:list-item>
          <text:p text:style-name="P1193">говорят о части помещения:</text:p>
          <text:list>
            <text:list-item>
              <text:p text:style-name="P1197">in the room — в комнате;</text:p>
            </text:list-item>
            <text:list-item>
              <text:p text:style-name="P1197">on the floor — на полу;</text:p>
            </text:list-item>
          </text:list>
          <text:p text:style-name="P1195"/>
        </text:list-item>
        <text:list-item>
          <text:p text:style-name="P1194">говорят, на каком музыкальном инструменте играют:</text:p>
          <text:list>
            <text:list-item>
              <text:p text:style-name="P1198">play the piano — играть на фортепиано;</text:p>
            </text:list-item>
          </text:list>
          <text:p text:style-name="P1195"/>
        </text:list-item>
        <text:list-item>
          <text:p text:style-name="P1193">человек напрявляется в конкретное место:</text:p>
          <text:list>
            <text:list-item>
              <text:p text:style-name="P1197">go to the bank — идти в банк;</text:p>
            </text:list-item>
            <text:list-item>
              <text:p text:style-name="P1197">drive to the shop — поехать на машине в магазин;</text:p>
            </text:list-item>
          </text:list>
          <text:p text:style-name="P1195"/>
        </text:list-item>
        <text:list-item>
          <text:p text:style-name="P1202">объект, о котором идет речь, уникальный (другого такого нет):</text:p>
          <text:list>
            <text:list-item>
              <text:p text:style-name="P1201">природные объекты или явления:</text:p>
              <text:list>
                <text:list-item>
                  <text:p text:style-name="P1198">the equator — экватор;</text:p>
                </text:list-item>
                <text:list-item>
                  <text:p text:style-name="P1198">the sky — небо;</text:p>
                </text:list-item>
                <text:list-item>
                  <text:p text:style-name="P1201">the moon — луна;</text:p>
                </text:list-item>
              </text:list>
            </text:list-item>
            <text:list-item>
              <text:p text:style-name="P1201">объекты созданные человеком</text:p>
              <text:list>
                <text:list-item>
                  <text:p text:style-name="P1198"><text:soft-page-break/>the Bible (the Book) — Библия;</text:p>
                </text:list-item>
                <text:list-item>
                  <text:p text:style-name="P1198">the Internet — Интернет;</text:p>
                </text:list-item>
                <text:list-item>
                  <text:p text:style-name="P1201">the radio — радио;</text:p>
                </text:list-item>
              </text:list>
            </text:list-item>
            <text:list-item>
              <text:p text:style-name="P1201"><text:span text:style-name="T1062">с </text:span>превосходн<text:span text:style-name="T1062">ой</text:span> степень<text:span text:style-name="T1062">ю</text:span> прилагательных:</text:p>
              <text:list>
                <text:list-item>
                  <text:p text:style-name="P1198">the longest — самый длинный;</text:p>
                </text:list-item>
                <text:list-item>
                  <text:p text:style-name="P1201">the hottest — самый жаркий;</text:p>
                </text:list-item>
              </text:list>
            </text:list-item>
            <text:list-item>
              <text:p text:style-name="P1199"><text:span text:style-name="T1063">со </text:span>словосочетани<text:span text:style-name="T1063">ем</text:span><text:span text:style-name="T456"> the same</text:span> (такой же, одинаковый):</text:p>
              <text:p text:style-name="P1273">These two photos are the same — Эти 2 фото одинаковые;</text:p>
            </text:list-item>
          </text:list>
          <text:p text:style-name="P1200"/>
        </text:list-item>
        <text:list-item>
          <text:p text:style-name="P1193">перед порядковым числительным:</text:p>
          <text:list>
            <text:list-item>
              <text:p text:style-name="P1203">the first — первый;</text:p>
            </text:list-item>
            <text:list-item>
              <text:p text:style-name="P1203">the second — второй;</text:p>
            </text:list-item>
          </text:list>
          <text:p text:style-name="P1195"/>
        </text:list-item>
        <text:list-item>
          <text:p text:style-name="P1196">перед фамилией (чтобы показать что люди принадлежат одной семье):</text:p>
          <text:p text:style-name="P1277"><text:span text:style-name="T451">The Jachsons </text:span><text:span text:style-name="T452">are very nice people — Джексоны очень милые люди;</text:span></text:p>
          <text:p text:style-name="P1195"/>
        </text:list-item>
        <text:list-item>
          <text:p text:style-name="P1204">в словосочетаниях, касающихся сторон:</text:p>
          <text:list>
            <text:list-item>
              <text:p text:style-name="P1205">the top of — верхушка (чего-то);</text:p>
            </text:list-item>
            <text:list-item>
              <text:p text:style-name="P1205">on the left — слева.</text:p>
            </text:list-item>
          </text:list>
        </text:list-item>
      </text:list>
      <text:p text:style-name="P408"/>
      <text:p text:style-name="P428">Случаи, когда артикли не используются</text:p>
      <text:p text:style-name="P408"/>
      <text:p text:style-name="P409">Такие ситуации зачастую не имеют логического объяснения и их нужно просто запомнить.</text:p>
      <text:p text:style-name="P409"/>
      <text:list xml:id="list2800018991" text:style-name="L74">
        <text:list-item>
          <text:p text:style-name="P1206">в выражениях со словами <text:span text:style-name="T456">breakfast</text:span>, <text:span text:style-name="T456">lunch</text:span>, <text:span text:style-name="T456">dinner</text:span>:</text:p>
          <text:p text:style-name="P1274">When do you usually have breakfast? — Когда ты обычно завтракаешь?</text:p>
          <text:p text:style-name="P1207"/>
        </text:list-item>
        <text:list-item>
          <text:p text:style-name="P1208">когда говорят о направлении или местонахождении словами:</text:p>
          <text:list>
            <text:list-item>
              <text:p text:style-name="P1207">work: <text:span text:style-name="T456">go to work, start work</text:span>;</text:p>
            </text:list-item>
            <text:list-item>
              <text:p text:style-name="P1207">school/university/college: <text:span text:style-name="T456">go to school, start school (начать занятия в школе)</text:span>;</text:p>
            </text:list-item>
            <text:list-item>
              <text:p text:style-name="P1207">church/hospital/prison: <text:span text:style-name="T456">go to church, be at hospital</text:span>;</text:p>
            </text:list-item>
            <text:list-item>
              <text:p text:style-name="P1207">home/bed: <text:span text:style-name="T456">go home, go to bed</text:span>;</text:p>
            </text:list-item>
          </text:list>
          <text:p text:style-name="P1207"/>
        </text:list-item>
        <text:list-item>
          <text:p text:style-name="P1206">в словосочетаниях <text:span text:style-name="T456">play</text:span> + вид спорта или игры:</text:p>
          <text:p text:style-name="P1274">I play football — Я играю в футбол;</text:p>
          <text:p text:style-name="P1207"/>
        </text:list-item>
        <text:list-item>
          <text:p text:style-name="P1206">перед названием языков или учебных дисциплин (котор. всегда с большой буквы):</text:p>
          <text:p text:style-name="P1274">I want to speak <text:span text:style-name="T1058">English well — Я хочу хорошо говорить по-английски;</text:span></text:p>
          <text:p text:style-name="P1207"/>
        </text:list-item>
        <text:list-item>
          <text:p text:style-name="P1209">перед именами людей и фамилями:</text:p>
          <text:p text:style-name="P1275">My name is Bond, James Bond — Меня зовут Бонд, Джеймс Бонд.</text:p>
        </text:list-item>
      </text:list>
      <text:p text:style-name="P410"/>
      <text:p text:style-name="P426">Артикли в географических названиях</text:p>
      <text:p text:style-name="P411"/>
      <text:p text:style-name="P970"><text:span text:style-name="T792">Артикли не </text:span><text:span text:style-name="T794">ставятся</text:span><text:span text:style-name="T792"> </text:span><text:span text:style-name="T794">с</text:span><text:span text:style-name="T792"> названиями континентов:</text:span></text:p>
      <text:p text:style-name="P140">I live in Western Europe — Я живу в западной Европе.</text:p>
      <text:p text:style-name="P412"/>
      <text:p text:style-name="P412">Артикли не ставятся с названиям<text:span text:style-name="T1059">и</text:span> стран из 1 слова и с названиями городов:</text:p>
      <text:p text:style-name="P140">Washington is the capital of America — Вашингтон — столица Америки.</text:p>
      <text:p text:style-name="P140"><text:soft-page-break/></text:p>
      <text:p text:style-name="P141"><text:span text:style-name="T693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412"/>
      <text:p text:style-name="P970"><text:span text:style-name="T792">Артикли не нужны в названиях горных вершин, а также там, где присутсв</text:span><text:span text:style-name="T793">ует</text:span><text:span text:style-name="T792"> слово Mount: </text:span></text:p>
      <text:p text:style-name="P970"><text:span text:style-name="T578">Everest / Mount Everest, Makalu</text:span><text:span text:style-name="T792">. Но </text:span><text:span text:style-name="T793">в</text:span><text:span text:style-name="T792"> названия</text:span><text:span text:style-name="T793">х</text:span><text:span text:style-name="T792"> горных цепей ставится </text:span><text:span text:style-name="T578">the</text:span><text:span text:style-name="T792">: </text:span><text:span text:style-name="T578">the Himalayas</text:span><text:span text:style-name="T792">.</text:span></text:p>
      <text:p text:style-name="P412"/>
      <text:p text:style-name="P1056"><text:span text:style-name="T731">Артикль </text:span><text:span text:style-name="T531">the</text:span><text:span text:style-name="T731"> не нужен с прилагательными, образованными от частей света или когда часть света указана вместе с названием страны: </text:span><text:span text:style-name="T531">North America, Eastern Europe.</text:span></text:p>
      <text:p text:style-name="P415"/>
      <text:p text:style-name="P1056"><text:span text:style-name="T731">Артикль </text:span><text:span text:style-name="T531">the</text:span><text:span text:style-name="T731"> не нужен в названиях улиц, дорог, скверов, парков:</text:span></text:p>
      <text:p text:style-name="P144">Fifth Avenue (5я Авеню), Broadway, Times Square.</text:p>
      <text:p text:style-name="P412"/>
      <text:p text:style-name="P970"><text:span text:style-name="T792">А</text:span><text:span text:style-name="T795">ртикль </text:span><text:span text:style-name="T580">the</text:span><text:span text:style-name="T795"> нужен в названиях водных объектов (океан, море, река, канал): </text:span><text:span text:style-name="T580">the Thames River, the Amazon (Амазонка), the Pacific (Тихий океан), the Baltic Sea. </text:span><text:span text:style-name="T794">Но с названиями озер он </text:span></text:p>
      <text:p text:style-name="P970"><text:span text:style-name="T794">не используется: </text:span><text:span text:style-name="T579">Lake Superior (Верхнее озеро).</text:span></text:p>
      <text:p text:style-name="P417"/>
      <text:p text:style-name="P413">Также <text:span text:style-name="T456">the</text:span> нужен в названиях частей света: <text:span text:style-name="T456">the north, the south, the east, the west</text:span>.</text:p>
      <text:p text:style-name="P141">We should go to the north — Нам нужно идти на север.</text:p>
      <text:p text:style-name="P414"/>
      <text:p text:style-name="P970"><text:span text:style-name="T801">Следует</text:span><text:span text:style-name="T802"> </text:span><text:span text:style-name="T801">знать</text:span><text:span text:style-name="T802">, что на картах не печатают артикль </text:span><text:span text:style-name="T584">the</text:span><text:span text:style-name="T802">, даже когда он нужен.</text:span></text:p>
      <text:p text:style-name="P414"/>
      <text:p text:style-name="P427">Артикли в других названиях</text:p>
      <text:p text:style-name="P414"/>
      <text:p text:style-name="P416">Артикль не ставится в названиях административных зданий или комплексов из 2х слов.</text:p>
      <text:p text:style-name="P143"/>
      <text:p text:style-name="P143">Cambridge University, JFK Airport, Buckingham Palace.</text:p>
      <text:p text:style-name="P143">(порядок слов: сначала уникальное название, а затем категория <text:s/>объекта).</text:p>
      <text:p text:style-name="P416"/>
      <text:p text:style-name="P971"><text:span text:style-name="T796">Артикль </text:span><text:span text:style-name="T581">the</text:span><text:span text:style-name="T796"> ставится в названиях отелей, театров, галерей, а также в названиях всемирно известных зданий:</text:span><text:span text:style-name="T581"> the Hilton Hotel, the Red Lion (бар), the White House.</text:span></text:p>
      <text:p text:style-name="P416"/>
      <text:p text:style-name="P1057"><text:span text:style-name="T731">В названиях, где присутствует предлог </text:span><text:span text:style-name="T531">of</text:span><text:span text:style-name="T731">, артикль </text:span><text:span text:style-name="T531">the</text:span><text:span text:style-name="T731"> ставится всегда: </text:span></text:p>
      <text:p text:style-name="P143">the Bank of England, the Great Wall of China, the Tower of London.</text:p>
      <text:p text:style-name="P416"/>
      <text:p text:style-name="P429">Какой артикль выбрать</text:p>
      <text:p text:style-name="P418"/>
      <text:p text:style-name="P972"><text:span text:style-name="T797">Мысленно предсавить перед существительным слово «один», «один такой (</text:span><text:span text:style-name="T798">прикольный</text:span><text:span text:style-name="T797">)», </text:span></text:p>
      <text:p text:style-name="P972"><text:span text:style-name="T797">«один из» и т. д. Если логика предложения не нарушена, то скорее всего нужен </text:span><text:span text:style-name="T582">a/an</text:span><text:span text:style-name="T797">.</text:span></text:p>
      <text:p text:style-name="P418"/>
      <text:p text:style-name="P145">I`ve got a window in my room — У меня в комнате есть окно. (обычное окно, каких много)</text:p>
      <text:p text:style-name="P418"/>
      <text:p text:style-name="P972"><text:span text:style-name="T797">Мысленно представить перед существительным слова: </text:span><text:span text:style-name="T582">this, that, these, those</text:span><text:span text:style-name="T797"> или «тот самый», «именно тот», «конкретное этот» и т. д. Если смысл предложения в целом не изменился, </text:span></text:p>
      <text:p text:style-name="P972"><text:span text:style-name="T797">то можно ставить </text:span><text:span text:style-name="T582">the</text:span><text:span text:style-name="T797">.</text:span></text:p>
      <text:p text:style-name="P418"/>
      <text:p text:style-name="P145">Look at the window. It`s broken — Посмотри на окно. Оно разбито. (посмотри на это конкретное окно, именно оно разбито).</text:p>
      <text:p text:style-name="P418"/>
      <text:p text:style-name="P419"/>
      <text:p text:style-name="P1131">Прилагательное. Adjective</text:p>
      <text:p text:style-name="P419"/>
      <text:p text:style-name="P1257"><text:span text:style-name="T804">Ч</text:span><text:span text:style-name="T803">асть речи, которая описывает качества и свойства объектов, и отвечает на вопрос «какой?».</text:span></text:p>
      <text:p text:style-name="P1257"><text:span text:style-name="T803"/></text:p>
      <text:p text:style-name="P1284"><text:span text:style-name="T803">П</text:span><text:span text:style-name="T731">рилагательное стоит перед существительным, но может появиться и без него, если используется после глагола </text:span><text:span text:style-name="T531">be</text:span><text:span text:style-name="T731">. В этом случае может переводиться глаголом.</text:span></text:p>
      <text:p text:style-name="P1284"><text:span text:style-name="T731"/></text:p>
      <text:p text:style-name="P1258"><text:span text:style-name="T804">Если перед прилагательным стоит артикль </text:span><text:span text:style-name="T585">the</text:span><text:span text:style-name="T804">, то оно </text:span><text:span text:style-name="T805">становится</text:span><text:span text:style-name="T804"> существительным.</text:span></text:p>
      <text:p text:style-name="P1259"><text:span text:style-name="T804">Прилагательн</text:span><text:span text:style-name="T806">ые</text:span><text:span text:style-name="T804"> не меняется по родам, числам и падежам.</text:span></text:p>
      <text:p text:style-name="P1258"><text:span text:style-name="T804"/></text:p>
      <text:p text:style-name="P1286"><text:span text:style-name="T804">П</text:span><text:span text:style-name="T731">рилагательные делятся на 2 группы:</text:span></text:p>
      <text:p text:style-name="P1286"><text:span text:style-name="T731"/></text:p>
      <text:list xml:id="list756539297" text:style-name="L75">
        <text:list-item>
          <text:p text:style-name="P1287"><text:span text:style-name="T731">оценочные прилагательные; они выражают личное мнение человека о предмете:</text:span></text:p>
          <text:p text:style-name="P1278"><text:span text:style-name="T360">a funny cat — смешной кот (мнение, с которым можно не соглашаться)</text:span></text:p>
          <text:p text:style-name="P1287"><text:span text:style-name="T731"/></text:p>
        </text:list-item>
        <text:list-item>
          <text:p text:style-name="P1260"><text:span text:style-name="T806">фактовые прилагательные; они указывают на визуальную информацию, либо факты, </text:span></text:p>
          <text:p text:style-name="P1260"><text:span text:style-name="T806">которые известны об объекте: размер, возраст, цвет, происхождение, состав и пр.:</text:span></text:p>
          <text:p text:style-name="P1278"><text:span text:style-name="T360">a gray cat — серый кот (характеристика, которая не зависит от мнения)</text:span></text:p>
        </text:list-item>
      </text:list>
      <text:p text:style-name="P1286"><text:span text:style-name="T731"/></text:p>
      <text:p text:style-name="P1259"><text:span text:style-name="T806">Если к одному слову относится сразу и то, и другое прилагательное, то первым нужно указать оценочное прилагательное, а вторым — фактовое.</text:span></text:p>
      <text:p text:style-name="P1259"><text:span text:style-name="T806"/></text:p>
      <text:p text:style-name="P1279"><text:span text:style-name="T360">a gray funny cat (неправильно)</text:span></text:p>
      <text:p text:style-name="P1279"><text:span text:style-name="T360">a funny gray cat (правильно)</text:span></text:p>
      <text:p text:style-name="P1286"><text:span text:style-name="T731"/></text:p>
      <text:p text:style-name="P1266"><text:span text:style-name="T808">Глаголы, после которых нужо </text:span><text:span text:style-name="T807">использ.</text:span><text:span text:style-name="T808"> прилагательн</text:span><text:span text:style-name="T807">ые</text:span><text:span text:style-name="T808">:</text:span></text:p>
      <text:list xml:id="list4141680871" text:style-name="L76">
        <text:list-item>
          <text:p text:style-name="P1288"><text:span text:style-name="T731">be — быть;</text:span></text:p>
        </text:list-item>
        <text:list-item>
          <text:p text:style-name="P1288"><text:span text:style-name="T731">get — становиться;</text:span></text:p>
        </text:list-item>
        <text:list-item>
          <text:p text:style-name="P1288"><text:span text:style-name="T731">become — становиться;</text:span></text:p>
        </text:list-item>
        <text:list-item>
          <text:p text:style-name="P1288"><text:span text:style-name="T731">seem — казаться;</text:span></text:p>
        </text:list-item>
        <text:list-item>
          <text:p text:style-name="P1288"><text:span text:style-name="T731">look — выглядеть;</text:span></text:p>
        </text:list-item>
        <text:list-item>
          <text:p text:style-name="P1288"><text:span text:style-name="T731">feel — чувствовать (себя);</text:span></text:p>
        </text:list-item>
        <text:list-item>
          <text:p text:style-name="P1288"><text:span text:style-name="T731">sound — звучать;</text:span></text:p>
        </text:list-item>
        <text:list-item>
          <text:p text:style-name="P1288"><text:span text:style-name="T731">taste — </text:span><text:span text:style-name="T807">иметь вкус</text:span><text:span text:style-name="T731">;</text:span></text:p>
        </text:list-item>
        <text:list-item>
          <text:p text:style-name="P1288"><text:span text:style-name="T731">smell — </text:span><text:span text:style-name="T807">иметь запах</text:span><text:span text:style-name="T731">;</text:span></text:p>
        </text:list-item>
      </text:list>
      <text:p text:style-name="P1286"><text:span text:style-name="T731"/></text:p>
      <text:p text:style-name="P1261"><text:span text:style-name="T223">Обычно, в английском </text:span><text:span text:style-name="T227">языке </text:span><text:span text:style-name="T223">после глаголов стоят наречия. </text:span><text:span text:style-name="T227">Но н</text:span><text:span text:style-name="T223">а русский</text:span><text:span text:style-name="T227">,</text:span><text:span text:style-name="T223"> </text:span></text:p>
      <text:p text:style-name="P1261"><text:span text:style-name="T223">прилагательн</text:span><text:span text:style-name="T226">ые</text:span><text:span text:style-name="T223"> после глагола </text:span><text:span text:style-name="T227">почти</text:span><text:span text:style-name="T225"> </text:span><text:span text:style-name="T226">всегда </text:span><text:span text:style-name="T223">перевод</text:span><text:span text:style-name="T226">я</text:span><text:span text:style-name="T223">тся наречием.</text:span></text:p>
      <text:p text:style-name="P1175"><text:span text:style-name="T731"/></text:p>
      <text:p text:style-name="P1176"><text:span text:style-name="T360">You look nice! </text:span><text:span text:style-name="T455">— </text:span><text:span text:style-name="T360">Ты прекрасно выглядишь!</text:span></text:p>
      <text:p text:style-name="P1176"><text:span text:style-name="T360">I feel bad — Я плохо себя чувствую.</text:span></text:p>
      <text:p text:style-name="P1285"><text:span text:style-name="T731"/></text:p>
      <text:p text:style-name="P1289"><text:span text:style-name="T731">Если после look стоит предлог, то он теряет значение «выглядеть» и вместе с предлогом образует новую смысловую связку (к теме предлогов).</text:span></text:p>
      <text:p text:style-name="P1289"><text:span text:style-name="T731"/></text:p>
      <text:p text:style-name="P1290"><text:span text:style-name="T360">He </text:span><text:span text:style-name="T818">looked at</text:span><text:span text:style-name="T360"> me angrily — Он посмотрел на меня злобно</text:span></text:p>
      <text:p text:style-name="P1285"><text:span text:style-name="T731"/></text:p>
      <text:p text:style-name="P1292"><text:span text:style-name="T693">Степени сравнения прилагательных</text:span></text:p>
      <text:p text:style-name="P1291"><text:span text:style-name="T731"/></text:p>
      <text:p text:style-name="P1284"><text:span text:style-name="T731"/></text:p>
      <text:p text:style-name="P1284"><text:span text:style-name="T731"/></text:p>
      <text:p text:style-name="P1122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770956910912">
          <table:table-cell table:style-name="Table7.A1" office:value-type="string">
            <text:p text:style-name="P1075"/>
          </table:table-cell>
          <table:table-cell table:style-name="Table7.A1" office:value-type="string">
            <text:p text:style-name="P1059">Past</text:p>
          </table:table-cell>
          <table:table-cell table:style-name="Table7.A1" office:value-type="string">
            <text:p text:style-name="P1059">Present</text:p>
          </table:table-cell>
          <table:table-cell table:style-name="Table7.D1" office:value-type="string">
            <text:p text:style-name="P1059">Future</text:p>
          </table:table-cell>
        </table:table-row>
        <table:table-row table:style-name="TableLine94770954383296">
          <table:table-cell table:style-name="Table7.A2" office:value-type="string">
            <text:p text:style-name="P1066">+</text:p>
          </table:table-cell>
          <table:table-cell table:style-name="Table7.A2" office:value-type="string">
            <text:p text:style-name="P1097">I/y<text:span text:style-name="T915">ou</text:span>/w<text:span text:style-name="T915">e</text:span>/t<text:span text:style-name="T915">hey</text:span>/he/she/it started</text:p>
          </table:table-cell>
          <table:table-cell table:style-name="Table7.A2" office:value-type="string">
            <text:p text:style-name="P1088">I/you/we/they start</text:p>
            <text:p text:style-name="P1088">He/she/it starts</text:p>
          </table:table-cell>
          <table:table-cell table:style-name="Table7.D2" office:value-type="string">
            <text:p text:style-name="P1100">I/y<text:span text:style-name="T915">ou</text:span>/w<text:span text:style-name="T915">e</text:span>/t<text:span text:style-name="T915">hey</text:span>/he/she/it </text:p>
            <text:p text:style-name="P1100">will start</text:p>
          </table:table-cell>
        </table:table-row>
        <table:table-row table:style-name="TableLine94770954474848">
          <table:table-cell table:style-name="Table7.A2" office:value-type="string">
            <text:p text:style-name="P1060">-</text:p>
          </table:table-cell>
          <table:table-cell table:style-name="Table7.A2" office:value-type="string">
            <text:p text:style-name="P1097">I/y<text:span text:style-name="T915">ou</text:span>/w<text:span text:style-name="T915">e</text:span>/t<text:span text:style-name="T915">hey</text:span>/he/she/it</text:p>
            <text:p text:style-name="P1097">didn`t start</text:p>
          </table:table-cell>
          <table:table-cell table:style-name="Table7.A2" office:value-type="string">
            <text:p text:style-name="P1088">I/you/we/they don`t start</text:p>
            <text:p text:style-name="P1088">He/she/it doesn`t start</text:p>
          </table:table-cell>
          <table:table-cell table:style-name="Table7.D2" office:value-type="string">
            <text:p text:style-name="P1100">I/y<text:span text:style-name="T915">ou</text:span>/w<text:span text:style-name="T915">e</text:span>/t<text:span text:style-name="T915">hey</text:span>/he/she/it</text:p>
            <text:p text:style-name="P1100">won`t start</text:p>
          </table:table-cell>
        </table:table-row>
        <table:table-row table:style-name="TableLine94770954541024">
          <table:table-cell table:style-name="Table7.A2" office:value-type="string">
            <text:p text:style-name="P1060">?</text:p>
          </table:table-cell>
          <table:table-cell table:style-name="Table7.A2" office:value-type="string">
            <text:p text:style-name="P1098">Did I/y<text:span text:style-name="T915">ou</text:span>/w<text:span text:style-name="T915">e</text:span>/t<text:span text:style-name="T915">hey</text:span>/he</text:p>
            <text:p text:style-name="P1098">/she/it start?</text:p>
          </table:table-cell>
          <table:table-cell table:style-name="Table7.A2" office:value-type="string">
            <text:p text:style-name="P1088">Do I/you/we/they start?</text:p>
            <text:p text:style-name="P1088">Does he/she/it start?</text:p>
          </table:table-cell>
          <table:table-cell table:style-name="Table7.D2" office:value-type="string">
            <text:p text:style-name="P1101">Will I/y<text:span text:style-name="T915">ou</text:span>/w<text:span text:style-name="T915">e</text:span>/t<text:span text:style-name="T915">hey</text:span>/he</text:p>
            <text:p text:style-name="P1101">/she/it start?</text:p>
          </table:table-cell>
        </table:table-row>
      </table:table>
      <text:p text:style-name="P184"/>
      <text:p text:style-name="P496"><text:span text:style-name="T699">Таблица времен группы Continu</text:span><text:span text:style-name="T700">ou</text:span><text:span text:style-name="T699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770954680032">
          <table:table-cell table:style-name="Table8.A1" office:value-type="string">
            <text:p text:style-name="P1087"/>
          </table:table-cell>
          <table:table-cell table:style-name="Table8.A1" office:value-type="string">
            <text:p text:style-name="P1059">Past</text:p>
          </table:table-cell>
          <table:table-cell table:style-name="Table8.A1" office:value-type="string">
            <text:p text:style-name="P1059">Present</text:p>
          </table:table-cell>
          <table:table-cell table:style-name="Table8.D1" office:value-type="string">
            <text:p text:style-name="P1059">Future</text:p>
          </table:table-cell>
        </table:table-row>
        <table:table-row table:style-name="TableLine94770954946352">
          <table:table-cell table:style-name="Table8.A2" office:value-type="string">
            <text:p text:style-name="P1060">+</text:p>
          </table:table-cell>
          <table:table-cell table:style-name="Table8.A2" office:value-type="string">
            <text:p text:style-name="P1099">I/<text:span text:style-name="T914">he/she/it</text:span> <text:span text:style-name="T914">was starting</text:span></text:p>
            <text:p text:style-name="P1099"><text:span text:style-name="T914">Y</text:span><text:span text:style-name="T915">ou</text:span><text:span text:style-name="T914">/w</text:span><text:span text:style-name="T915">e</text:span><text:span text:style-name="T914">/t</text:span><text:span text:style-name="T915">hey</text:span><text:span text:style-name="T914"> were starting</text:span></text:p>
          </table:table-cell>
          <table:table-cell table:style-name="Table8.A2" office:value-type="string">
            <text:p text:style-name="P1090">I am starting</text:p>
            <text:p text:style-name="P1091">He/she/it is starting</text:p>
            <text:p text:style-name="P1090">You/we/they are starting</text:p>
          </table:table-cell>
          <table:table-cell table:style-name="Table8.D2" office:value-type="string">
            <text:p text:style-name="P1075"/>
          </table:table-cell>
        </table:table-row>
        <table:table-row table:style-name="TableLine94770954954512">
          <table:table-cell table:style-name="Table8.A2" office:value-type="string">
            <text:p text:style-name="P1060">-</text:p>
          </table:table-cell>
          <table:table-cell table:style-name="Table8.A2" office:value-type="string">
            <text:p text:style-name="P1100">I/he/she/it wasn`t starting</text:p>
            <text:p text:style-name="P1100">Y<text:span text:style-name="T915">ou</text:span>/w<text:span text:style-name="T915">e</text:span>/t<text:span text:style-name="T915">hey</text:span> weren`t starting</text:p>
          </table:table-cell>
          <table:table-cell table:style-name="Table8.A2" office:value-type="string">
            <text:p text:style-name="P1090">I`m not starting</text:p>
            <text:p text:style-name="P1091">He/she/it isn`t starting</text:p>
            <text:p text:style-name="P1090">You/we/they aren`t starting</text:p>
          </table:table-cell>
          <table:table-cell table:style-name="Table8.D2" office:value-type="string">
            <text:p text:style-name="P1075"/>
          </table:table-cell>
        </table:table-row>
        <table:table-row table:style-name="TableLine94770954999232">
          <table:table-cell table:style-name="Table8.A2" office:value-type="string">
            <text:p text:style-name="P1060">?</text:p>
          </table:table-cell>
          <table:table-cell table:style-name="Table8.A2" office:value-type="string">
            <text:p text:style-name="P1100">Was I/he/she/it starting?</text:p>
            <text:p text:style-name="P1100">Were y<text:span text:style-name="T915">ou</text:span>/w<text:span text:style-name="T915">e</text:span>/t<text:span text:style-name="T915">hey</text:span> starting?</text:p>
          </table:table-cell>
          <table:table-cell table:style-name="Table8.A2" office:value-type="string">
            <text:p text:style-name="P1090">Am I starting?</text:p>
            <text:p text:style-name="P1091">Is he/she/it starting?</text:p>
            <text:p text:style-name="P1090">Are you/we/they starting?</text:p>
          </table:table-cell>
          <table:table-cell table:style-name="Table8.D2" office:value-type="string">
            <text:p text:style-name="P1075"/>
          </table:table-cell>
        </table:table-row>
      </table:table>
      <text:p text:style-name="P184"/>
      <text:p text:style-name="P186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770955003600">
          <table:table-cell table:style-name="Table9.A1" office:value-type="string">
            <text:p text:style-name="P1087"/>
          </table:table-cell>
          <table:table-cell table:style-name="Table9.A1" office:value-type="string">
            <text:p text:style-name="P1059">Past</text:p>
          </table:table-cell>
          <table:table-cell table:style-name="Table9.A1" office:value-type="string">
            <text:p text:style-name="P1059">Present</text:p>
          </table:table-cell>
          <table:table-cell table:style-name="Table9.D1" office:value-type="string">
            <text:p text:style-name="P1059">Future</text:p>
          </table:table-cell>
        </table:table-row>
        <table:table-row table:style-name="TableLine94770955186144">
          <table:table-cell table:style-name="Table9.A2" office:value-type="string">
            <text:p text:style-name="P1060">+</text:p>
          </table:table-cell>
          <table:table-cell table:style-name="Table9.A2" office:value-type="string">
            <text:p text:style-name="P1075"/>
          </table:table-cell>
          <table:table-cell table:style-name="Table9.A2" office:value-type="string">
            <text:p text:style-name="P1090">I/you/we/they have started</text:p>
            <text:p text:style-name="P1090">He/she/it has started</text:p>
          </table:table-cell>
          <table:table-cell table:style-name="Table9.D2" office:value-type="string">
            <text:p text:style-name="P1075"/>
          </table:table-cell>
        </table:table-row>
        <table:table-row table:style-name="TableLine94770955258848">
          <table:table-cell table:style-name="Table9.A2" office:value-type="string">
            <text:p text:style-name="P1060">-</text:p>
          </table:table-cell>
          <table:table-cell table:style-name="Table9.A2" office:value-type="string">
            <text:p text:style-name="P1075"/>
          </table:table-cell>
          <table:table-cell table:style-name="Table9.A2" office:value-type="string">
            <text:p text:style-name="P1090">I/y<text:span text:style-name="T881">ou</text:span>/w<text:span text:style-name="T881">e</text:span>/t<text:span text:style-name="T881">hey</text:span> haven`t started</text:p>
            <text:p text:style-name="P1090">He/she/it hasn`t started</text:p>
          </table:table-cell>
          <table:table-cell table:style-name="Table9.D2" office:value-type="string">
            <text:p text:style-name="P1075"/>
          </table:table-cell>
        </table:table-row>
        <table:table-row table:style-name="TableLine94770955261472">
          <table:table-cell table:style-name="Table9.A2" office:value-type="string">
            <text:p text:style-name="P1060">?</text:p>
          </table:table-cell>
          <table:table-cell table:style-name="Table9.A2" office:value-type="string">
            <text:p text:style-name="P1075"/>
          </table:table-cell>
          <table:table-cell table:style-name="Table9.A2" office:value-type="string">
            <text:p text:style-name="P1090">Have I/y<text:span text:style-name="T882">ou</text:span>/w<text:span text:style-name="T882">e</text:span>/t<text:span text:style-name="T882">hey</text:span> started?</text:p>
            <text:p text:style-name="P1090">Has he/she/it started?</text:p>
          </table:table-cell>
          <table:table-cell table:style-name="Table9.D2" office:value-type="string">
            <text:p text:style-name="P1075"/>
          </table:table-cell>
        </table:table-row>
      </table:table>
      <text:p text:style-name="P186"/>
      <text:p text:style-name="P187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70955291872">
          <table:table-cell table:style-name="Table1.A1" office:value-type="string">
            <text:p text:style-name="P1089"/>
          </table:table-cell>
          <table:table-cell table:style-name="Table1.A1" office:value-type="string">
            <text:p text:style-name="P1061">Past</text:p>
          </table:table-cell>
          <table:table-cell table:style-name="Table1.A1" office:value-type="string">
            <text:p text:style-name="P1061">Present</text:p>
          </table:table-cell>
          <table:table-cell table:style-name="Table1.D1" office:value-type="string">
            <text:p text:style-name="P1061">Future</text:p>
          </table:table-cell>
        </table:table-row>
        <table:table-row table:style-name="TableLine94770955409296">
          <table:table-cell table:style-name="Table1.A2" office:value-type="string">
            <text:p text:style-name="P1061">+</text:p>
          </table:table-cell>
          <table:table-cell table:style-name="Table1.A2" office:value-type="string">
            <text:p text:style-name="P1076"/>
          </table:table-cell>
          <table:table-cell table:style-name="Table1.A2" office:value-type="string">
            <text:p text:style-name="P1096">I/y<text:span text:style-name="T915">ou</text:span>/w<text:span text:style-name="T915">e</text:span>/t<text:span text:style-name="T915">hey</text:span> have been starting</text:p>
            <text:p text:style-name="P1096">He/she/it has been starting</text:p>
          </table:table-cell>
          <table:table-cell table:style-name="Table1.D2" office:value-type="string">
            <text:p text:style-name="P1076"/>
          </table:table-cell>
        </table:table-row>
        <table:table-row table:style-name="TableLine94770955445440">
          <table:table-cell table:style-name="Table1.A2" office:value-type="string">
            <text:p text:style-name="P1061">-</text:p>
          </table:table-cell>
          <table:table-cell table:style-name="Table1.A2" office:value-type="string">
            <text:p text:style-name="P1076"/>
          </table:table-cell>
          <table:table-cell table:style-name="Table1.A2" office:value-type="string">
            <text:p text:style-name="P1096">I/y<text:span text:style-name="T915">ou</text:span>/w<text:span text:style-name="T915">e</text:span>/t<text:span text:style-name="T915">hey</text:span> haven`t been starting</text:p>
            <text:p text:style-name="P1096">He/she/it hasn`t been starting</text:p>
          </table:table-cell>
          <table:table-cell table:style-name="Table1.D2" office:value-type="string">
            <text:p text:style-name="P1076"/>
          </table:table-cell>
        </table:table-row>
        <table:table-row table:style-name="TableLine94770955489504">
          <table:table-cell table:style-name="Table1.A2" office:value-type="string">
            <text:p text:style-name="P1061">?</text:p>
          </table:table-cell>
          <table:table-cell table:style-name="Table1.A2" office:value-type="string">
            <text:p text:style-name="P1076"/>
          </table:table-cell>
          <table:table-cell table:style-name="Table1.A2" office:value-type="string">
            <text:p text:style-name="P1096">Have I/y<text:span text:style-name="T915">ou</text:span>/w<text:span text:style-name="T915">e</text:span>/t<text:span text:style-name="T915">hey</text:span> been starting?</text:p>
            <text:p text:style-name="P1096">Has he/she/it been starting?</text:p>
          </table:table-cell>
          <table:table-cell table:style-name="Table1.D2" office:value-type="string">
            <text:p text:style-name="P1076"/>
          </table:table-cell>
        </table:table-row>
      </table:table>
      <text:p text:style-name="P1123"><text:span text:style-name="T616">Таблица </text:span><text:span text:style-name="T628">форм </text:span><text:span text:style-name="T616">пассивно</text:span><text:span text:style-name="T629">го</text:span><text:span text:style-name="T616"> залог</text:span><text:span text:style-name="T629">а</text:span><text:span text:style-name="T616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770955522304">
          <table:table-cell table:style-name="Table4.A1" office:value-type="string">
            <text:p text:style-name="P1078"/>
          </table:table-cell>
          <table:table-cell table:style-name="Table4.A1" office:value-type="string">
            <text:p text:style-name="P1070">Past</text:p>
          </table:table-cell>
          <table:table-cell table:style-name="Table4.A1" office:value-type="string">
            <text:p text:style-name="P1070">Present</text:p>
          </table:table-cell>
          <table:table-cell table:style-name="Table4.D1" office:value-type="string">
            <text:p text:style-name="P1070">Future</text:p>
          </table:table-cell>
        </table:table-row>
        <table:table-row table:style-name="TableLine94770956021584">
          <table:table-cell table:style-name="Table4.A2" office:value-type="string">
            <text:p text:style-name="P1071">Simple</text:p>
          </table:table-cell>
          <table:table-cell table:style-name="Table4.A2" office:value-type="string">
            <text:p text:style-name="P1078"><text:span text:style-name="T943">I/</text:span><text:span text:style-name="T944">he/she/it</text:span><text:span text:style-name="T943"> </text:span><text:span text:style-name="T944">was</text:span><text:span text:style-name="T943"> </text:span><text:span text:style-name="T211">taught</text:span></text:p>
            <text:p text:style-name="P1108">You/we/they were <text:span text:style-name="T211">taught</text:span></text:p>
          </table:table-cell>
          <table:table-cell table:style-name="Table4.A2" office:value-type="string">
            <text:p text:style-name="P1109">I am <text:span text:style-name="T211">taught</text:span></text:p>
            <text:p text:style-name="P1108">He/she/it is <text:span text:style-name="T211">taught</text:span></text:p>
            <text:p text:style-name="P1108">You/we/the<text:span text:style-name="T945">y</text:span> are <text:span text:style-name="T211">taught</text:span></text:p>
          </table:table-cell>
          <table:table-cell table:style-name="Table4.D2" office:value-type="string">
            <text:p text:style-name="P1107">I/you/we/they/he/she/it</text:p>
            <text:p text:style-name="P1107">will be <text:span text:style-name="T211">taught</text:span></text:p>
          </table:table-cell>
        </table:table-row>
        <table:table-row table:style-name="TableLine94770956030672">
          <table:table-cell table:style-name="Table4.A2" office:value-type="string">
            <text:p text:style-name="P1071">Contin.</text:p>
          </table:table-cell>
          <table:table-cell table:style-name="Table4.A2" office:value-type="string">
            <text:p text:style-name="P1078"><text:span text:style-name="T945">I/he/she/it was being </text:span><text:span text:style-name="T211">taught</text:span></text:p>
            <text:p text:style-name="P1078"><text:span text:style-name="T213">You/we/the</text:span><text:span text:style-name="T212">y</text:span><text:span text:style-name="T213"> </text:span><text:span text:style-name="T212">were</text:span><text:span text:style-name="T213"> </text:span><text:span text:style-name="T212">being</text:span><text:span text:style-name="T213"> </text:span><text:span text:style-name="T211">taught</text:span></text:p>
          </table:table-cell>
          <table:table-cell table:style-name="Table4.A2" office:value-type="string">
            <text:p text:style-name="P1107">I am being <text:span text:style-name="T211">taught</text:span></text:p>
            <text:p text:style-name="P1107"><text:span text:style-name="T211">H</text:span><text:span text:style-name="T150">e/she/it is being taught</text:span></text:p>
            <text:p text:style-name="P1108"><text:span text:style-name="T150">You/we/the</text:span><text:span text:style-name="T212">y</text:span><text:span text:style-name="T150"> are </text:span><text:span text:style-name="T212">being</text:span><text:span text:style-name="T150"> </text:span><text:span text:style-name="T211">taught</text:span></text:p>
          </table:table-cell>
          <table:table-cell table:style-name="Table4.D2" office:value-type="string">
            <text:p text:style-name="P1107">— </text:p>
          </table:table-cell>
        </table:table-row>
        <table:table-row table:style-name="TableLine94770956082928">
          <table:table-cell table:style-name="Table4.A2" office:value-type="string">
            <text:p text:style-name="P1071">Perfect</text:p>
          </table:table-cell>
          <table:table-cell table:style-name="Table4.A2" office:value-type="string">
            <text:p text:style-name="P1078"><text:span text:style-name="T946">I/you/we/they/</text:span><text:span text:style-name="T214">he/she/it</text:span><text:span text:style-name="T946"> </text:span></text:p>
            <text:p text:style-name="P1078"><text:span text:style-name="T946">had been </text:span><text:span text:style-name="T211">taught</text:span></text:p>
          </table:table-cell>
          <table:table-cell table:style-name="Table4.A2" office:value-type="string">
            <text:p text:style-name="P1110">I/you/we/they have been <text:span text:style-name="T211">taught</text:span></text:p>
            <text:p text:style-name="P1110"><text:span text:style-name="T211">H</text:span><text:span text:style-name="T150">e/she/it has been </text:span><text:span text:style-name="T211">taught</text:span></text:p>
          </table:table-cell>
          <table:table-cell table:style-name="Table4.D2" office:value-type="string">
            <text:p text:style-name="P1078"><text:span text:style-name="T946">I/you/we/they/</text:span><text:span text:style-name="T214">he/she/it</text:span><text:span text:style-name="T946"> </text:span></text:p>
            <text:p text:style-name="P1078"><text:span text:style-name="T946">will have been </text:span><text:span text:style-name="T211">taught</text:span></text:p>
          </table:table-cell>
        </table:table-row>
      </table:table>
      <text:p text:style-name="P246"/>
      <text:p text:style-name="P501"><text:span text:style-name="T616">Таблица </text:span><text:span text:style-name="T617">форм</text:span><text:span text:style-name="T616"> глагола </text:span><text:span text:style-name="T626">b</text:span><text:span text:style-name="T616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770956156304">
          <table:table-cell table:style-name="Table5.A1" office:value-type="string">
            <text:p text:style-name="P1065">Подлежащее</text:p>
          </table:table-cell>
          <table:table-cell table:style-name="Table5.A1" office:value-type="string">
            <text:p text:style-name="P1062">Past</text:p>
          </table:table-cell>
          <table:table-cell table:style-name="Table5.A1" office:value-type="string">
            <text:p text:style-name="P1062">Present</text:p>
          </table:table-cell>
          <table:table-cell table:style-name="Table5.D1" office:value-type="string">
            <text:p text:style-name="P1062">Future</text:p>
          </table:table-cell>
        </table:table-row>
        <table:table-row table:style-name="TableLine94770956384176">
          <table:table-cell table:style-name="Table5.A2" office:value-type="string">
            <text:p text:style-name="P1095">I</text:p>
          </table:table-cell>
          <table:table-cell table:style-name="Table5.A2" office:value-type="string">
            <text:p text:style-name="P1096">was</text:p>
          </table:table-cell>
          <table:table-cell table:style-name="Table5.A2" office:value-type="string">
            <text:p text:style-name="P1092">am</text:p>
          </table:table-cell>
          <table:table-cell table:style-name="Table5.D2" office:value-type="string">
            <text:p text:style-name="P1102">will be</text:p>
          </table:table-cell>
        </table:table-row>
        <table:table-row table:style-name="TableLine94770956430704">
          <table:table-cell table:style-name="Table5.A2" office:value-type="string">
            <text:p text:style-name="P1094">he/she/<text:span text:style-name="T889">it</text:span></text:p>
          </table:table-cell>
          <table:table-cell table:style-name="Table5.A2" office:value-type="string">
            <text:p text:style-name="P1096">was</text:p>
          </table:table-cell>
          <table:table-cell table:style-name="Table5.A2" office:value-type="string">
            <text:p text:style-name="P1093">is</text:p>
          </table:table-cell>
          <table:table-cell table:style-name="Table5.D2" office:value-type="string">
            <text:p text:style-name="P1102">will be</text:p>
          </table:table-cell>
        </table:table-row>
        <table:table-row table:style-name="TableLine94770956426704">
          <table:table-cell table:style-name="Table5.A2" office:value-type="string">
            <text:p text:style-name="P1094">you/we/they</text:p>
          </table:table-cell>
          <table:table-cell table:style-name="Table5.A2" office:value-type="string">
            <text:p text:style-name="P1096">were</text:p>
          </table:table-cell>
          <table:table-cell table:style-name="Table5.A2" office:value-type="string">
            <text:p text:style-name="P1093">are</text:p>
          </table:table-cell>
          <table:table-cell table:style-name="Table5.D2" office:value-type="string">
            <text:p text:style-name="P1102">will be</text:p>
          </table:table-cell>
        </table:table-row>
      </table:table>
      <text:p text:style-name="P243"/>
      <text:p text:style-name="P243">Таблица модальных глаголов:</text:p>
      <table:table table:name="Table2" table:style-name="Table2">
        <table:table-column table:style-name="Table2.A" table:number-columns-repeated="3"/>
        <table:table-row table:style-name="TableLine94770956524016">
          <table:table-cell table:style-name="Table2.A1" office:value-type="string">
            <text:p text:style-name="P1068">Глагол</text:p>
          </table:table-cell>
          <table:table-cell table:style-name="Table2.A1" office:value-type="string">
            <text:p text:style-name="P1077"><text:span text:style-name="T821">З</text:span><text:span text:style-name="T822">начение</text:span></text:p>
          </table:table-cell>
          <table:table-cell table:style-name="Table2.C1" office:value-type="string">
            <text:p text:style-name="P1077"><text:span text:style-name="T821">В</text:span><text:span text:style-name="T822">рем</text:span><text:span text:style-name="T821">я</text:span></text:p>
          </table:table-cell>
        </table:table-row>
        <table:table-row table:style-name="TableLine94770956905024">
          <table:table-cell table:style-name="Table2.A2" office:value-type="string">
            <text:p text:style-name="P1103">can</text:p>
          </table:table-cell>
          <table:table-cell table:style-name="Table2.A2" office:value-type="string">
            <text:p text:style-name="P1103">могу, умею, смогу;</text:p>
            <text:p text:style-name="P1103">(часто используется в просьбах и предложениях)</text:p>
          </table:table-cell>
          <table:table-cell table:style-name="Table2.C2" office:value-type="string">
            <text:p text:style-name="P1103">настоящее и будущее</text:p>
          </table:table-cell>
        </table:table-row>
        <table:table-row table:style-name="TableLine94770956923392">
          <table:table-cell table:style-name="Table2.A2" office:value-type="string">
            <text:p text:style-name="P1103">could</text:p>
          </table:table-cell>
          <table:table-cell table:style-name="Table2.A2" office:value-type="string">
            <text:p text:style-name="P1103">мог, умел</text:p>
          </table:table-cell>
          <table:table-cell table:style-name="Table2.C2" office:value-type="string">
            <text:p text:style-name="P1103">прошедшее</text:p>
          </table:table-cell>
        </table:table-row>
        <table:table-row table:style-name="TableLine94770956925312">
          <table:table-cell table:style-name="Table2.A2" office:value-type="string">
            <text:p text:style-name="P1103">might, may</text:p>
          </table:table-cell>
          <table:table-cell table:style-name="Table2.A2" office:value-type="string">
            <text:p text:style-name="P1103">может быть, мог бы, возможно, наверное</text:p>
          </table:table-cell>
          <table:table-cell table:style-name="Table2.C2" office:value-type="string">
            <text:p text:style-name="P1103">настоящее и будущие</text:p>
          </table:table-cell>
        </table:table-row>
        <table:table-row table:style-name="TableLine94770956927872">
          <table:table-cell table:style-name="Table2.A2" office:value-type="string">
            <text:p text:style-name="P1103">must</text:p>
          </table:table-cell>
          <table:table-cell table:style-name="Table2.A2" office:value-type="string">
            <text:p text:style-name="P1103">должен, обязан, нужно, запрет, нельзя</text:p>
          </table:table-cell>
          <table:table-cell table:style-name="Table2.C2" office:value-type="string">
            <text:p text:style-name="P1103">настоящее</text:p>
          </table:table-cell>
        </table:table-row>
        <table:table-row table:style-name="TableLine94770956951248">
          <table:table-cell table:style-name="Table2.A2" office:value-type="string">
            <text:p text:style-name="P1103">should</text:p>
          </table:table-cell>
          <table:table-cell table:style-name="Table2.A2" office:value-type="string">
            <text:p text:style-name="P1103">следует сделать, следовало бы сделать; (совет)</text:p>
          </table:table-cell>
          <table:table-cell table:style-name="Table2.C2" office:value-type="string">
            <text:p text:style-name="P1103">настоящее и будущие</text:p>
          </table:table-cell>
        </table:table-row>
        <table:table-row table:style-name="TableLine94770956955776">
          <table:table-cell table:style-name="Table2.A2" office:value-type="string">
            <text:p text:style-name="P1103">would</text:p>
          </table:table-cell>
          <table:table-cell table:style-name="Table2.A2" office:value-type="string">
            <text:p text:style-name="P1103">частица «бы», предложение услуги, привычка прошлого</text:p>
          </table:table-cell>
          <table:table-cell table:style-name="Table2.C2" office:value-type="string">
            <text:p text:style-name="P1103">настоящее, прошедшее, будущие</text:p>
          </table:table-cell>
        </table:table-row>
      </table:table>
      <text:p text:style-name="P244"/>
      <text:p text:style-name="P244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770956970048">
          <table:table-cell table:style-name="Table3.A1" office:value-type="string">
            <text:p text:style-name="P1069">Конструкция</text:p>
          </table:table-cell>
          <table:table-cell table:style-name="Table3.A1" office:value-type="string">
            <text:p text:style-name="P1069">Значение</text:p>
          </table:table-cell>
          <table:table-cell table:style-name="Table3.C1" office:value-type="string">
            <text:p text:style-name="P1069">Время</text:p>
          </table:table-cell>
        </table:table-row>
        <table:table-row table:style-name="TableLine94770957007136">
          <table:table-cell table:style-name="Table3.A2" office:value-type="string">
            <text:p text:style-name="P1104">be able to</text:p>
          </table:table-cell>
          <table:table-cell table:style-name="Table3.A2" office:value-type="string">
            <text:p text:style-name="P1104">могу (близко к can)</text:p>
          </table:table-cell>
          <table:table-cell table:style-name="Table3.C2" office:value-type="string">
            <text:p text:style-name="P1104">be меняется по временам</text:p>
          </table:table-cell>
        </table:table-row>
        <table:table-row table:style-name="TableLine94770957024736">
          <table:table-cell table:style-name="Table3.A2" office:value-type="string">
            <text:p text:style-name="P1104">have to</text:p>
          </table:table-cell>
          <table:table-cell table:style-name="Table3.A2" office:value-type="string">
            <text:p text:style-name="P1104">должен (близко к must)</text:p>
          </table:table-cell>
          <table:table-cell table:style-name="Table3.C2" office:value-type="string">
            <text:p text:style-name="P1104">have меняется по временам</text:p>
          </table:table-cell>
        </table:table-row>
        <table:table-row table:style-name="TableLine94770957043728">
          <table:table-cell table:style-name="Table3.A2" office:value-type="string">
            <text:p text:style-name="P1104">used to</text:p>
          </table:table-cell>
          <table:table-cell table:style-name="Table3.A2" office:value-type="string">
            <text:p text:style-name="P1104">делал раньше, имел привычку делать (близко к would)</text:p>
          </table:table-cell>
          <table:table-cell table:style-name="Table3.C2" office:value-type="string">
            <text:p text:style-name="P1104">всегда стоит в прошедшем;</text:p>
            <text:p text:style-name="P1104">меняется как Past Simple</text:p>
          </table:table-cell>
        </table:table-row>
      </table:table>
      <text:p text:style-name="P245"/>
      <text:p text:style-name="P252"/>
      <text:p text:style-name="P1124"><text:span text:style-name="T406">Таблица </text:span><text:span text:style-name="T423">личны</text:span><text:span text:style-name="T424">х</text:span><text:span text:style-name="T423"> и притяжательных </text:span><text:span text:style-name="T406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770957071712">
          <table:table-cell table:style-name="Table11.A1" table:number-columns-spanned="2" office:value-type="string">
            <text:p text:style-name="P1073">Личные местоимения</text:p>
          </table:table-cell>
          <table:covered-table-cell/>
          <table:table-cell table:style-name="Table11.C1" table:number-columns-spanned="2" office:value-type="string">
            <text:p text:style-name="P1073">Притяжательные местоимения</text:p>
          </table:table-cell>
          <table:covered-table-cell/>
        </table:table-row>
        <table:table-row table:style-name="TableLine94770956112176">
          <table:table-cell table:style-name="Table11.A2" office:value-type="string">
            <text:p text:style-name="P1079"><text:span text:style-name="T1029">и</text:span><text:span text:style-name="T1023">менительный падеж</text:span></text:p>
            <text:p text:style-name="P1114"><text:span text:style-name="T1026">(</text:span>кто/что<text:span text:style-name="T1026">)</text:span></text:p>
          </table:table-cell>
          <table:table-cell table:style-name="Table11.A2" office:value-type="string">
            <text:p text:style-name="P1079"><text:span text:style-name="T1029">о</text:span><text:span text:style-name="T1023">бъектный падеж</text:span></text:p>
            <text:p text:style-name="P1114"><text:span text:style-name="T1026">(</text:span>кого, <text:span text:style-name="T1026">к</text:span>ому, кем<text:span text:style-name="T1026">)</text:span></text:p>
          </table:table-cell>
          <table:table-cell table:style-name="Table11.A2" office:value-type="string">
            <text:p text:style-name="P1113"><text:span text:style-name="T1026">с</text:span> существительным</text:p>
            <text:p text:style-name="P1115">(чей)</text:p>
          </table:table-cell>
          <table:table-cell table:style-name="Table11.D2" office:value-type="string">
            <text:p text:style-name="P1079"><text:span text:style-name="T1026">о</text:span><text:span text:style-name="T1023">тдельно</text:span></text:p>
            <text:p text:style-name="P1115">(чей)</text:p>
          </table:table-cell>
        </table:table-row>
        <table:table-row table:style-name="TableLine94770956244576">
          <table:table-cell table:style-name="Table11.A2" office:value-type="string">
            <text:p text:style-name="P1118">I</text:p>
          </table:table-cell>
          <table:table-cell table:style-name="Table11.A2" office:value-type="string">
            <text:p text:style-name="P1118">me</text:p>
          </table:table-cell>
          <table:table-cell table:style-name="Table11.A2" office:value-type="string">
            <text:p text:style-name="P1116">my</text:p>
          </table:table-cell>
          <table:table-cell table:style-name="Table11.D2" office:value-type="string">
            <text:p text:style-name="P1116">mine</text:p>
          </table:table-cell>
        </table:table-row>
        <table:table-row table:style-name="TableLine94770956417664">
          <table:table-cell table:style-name="Table11.A2" office:value-type="string">
            <text:p text:style-name="P1118">you</text:p>
          </table:table-cell>
          <table:table-cell table:style-name="Table11.A2" office:value-type="string">
            <text:p text:style-name="P1118">you</text:p>
          </table:table-cell>
          <table:table-cell table:style-name="Table11.A2" office:value-type="string">
            <text:p text:style-name="P1116">your</text:p>
          </table:table-cell>
          <table:table-cell table:style-name="Table11.D2" office:value-type="string">
            <text:p text:style-name="P1116">yours</text:p>
          </table:table-cell>
        </table:table-row>
        <table:table-row table:style-name="TableLine94770957225936">
          <table:table-cell table:style-name="Table11.A2" office:value-type="string">
            <text:p text:style-name="P1118">he</text:p>
          </table:table-cell>
          <table:table-cell table:style-name="Table11.A2" office:value-type="string">
            <text:p text:style-name="P1118">him</text:p>
          </table:table-cell>
          <table:table-cell table:style-name="Table11.A2" office:value-type="string">
            <text:p text:style-name="P1116">his</text:p>
          </table:table-cell>
          <table:table-cell table:style-name="Table11.D2" office:value-type="string">
            <text:p text:style-name="P1117">his</text:p>
          </table:table-cell>
        </table:table-row>
        <table:table-row table:style-name="TableLine94770957227360">
          <table:table-cell table:style-name="Table11.A2" office:value-type="string">
            <text:p text:style-name="P1118">she</text:p>
          </table:table-cell>
          <table:table-cell table:style-name="Table11.A2" office:value-type="string">
            <text:p text:style-name="P1116">her</text:p>
          </table:table-cell>
          <table:table-cell table:style-name="Table11.A2" office:value-type="string">
            <text:p text:style-name="P1116">her</text:p>
          </table:table-cell>
          <table:table-cell table:style-name="Table11.D2" office:value-type="string">
            <text:p text:style-name="P1116">hers</text:p>
          </table:table-cell>
        </table:table-row>
        <table:table-row table:style-name="TableLine94770957228384">
          <table:table-cell table:style-name="Table11.A2" office:value-type="string">
            <text:p text:style-name="P1118">it</text:p>
          </table:table-cell>
          <table:table-cell table:style-name="Table11.A2" office:value-type="string">
            <text:p text:style-name="P1116">it</text:p>
          </table:table-cell>
          <table:table-cell table:style-name="Table11.A2" office:value-type="string">
            <text:p text:style-name="P1116">its</text:p>
          </table:table-cell>
          <table:table-cell table:style-name="Table11.D2" office:value-type="string">
            <text:p text:style-name="P1117">its</text:p>
          </table:table-cell>
        </table:table-row>
        <table:table-row table:style-name="TableLine94770957229456">
          <table:table-cell table:style-name="Table11.A2" office:value-type="string">
            <text:p text:style-name="P1118">we</text:p>
          </table:table-cell>
          <table:table-cell table:style-name="Table11.A2" office:value-type="string">
            <text:p text:style-name="P1116">us</text:p>
          </table:table-cell>
          <table:table-cell table:style-name="Table11.A2" office:value-type="string">
            <text:p text:style-name="P1116">our</text:p>
          </table:table-cell>
          <table:table-cell table:style-name="Table11.D2" office:value-type="string">
            <text:p text:style-name="P1116">ours</text:p>
          </table:table-cell>
        </table:table-row>
        <table:table-row table:style-name="TableLine94770957230528">
          <table:table-cell table:style-name="Table11.A2" office:value-type="string">
            <text:p text:style-name="P1118">they</text:p>
          </table:table-cell>
          <table:table-cell table:style-name="Table11.A2" office:value-type="string">
            <text:p text:style-name="P1116">them</text:p>
          </table:table-cell>
          <table:table-cell table:style-name="Table11.A2" office:value-type="string">
            <text:p text:style-name="P1116">their</text:p>
          </table:table-cell>
          <table:table-cell table:style-name="Table11.D2" office:value-type="string">
            <text:p text:style-name="P1116">theirs</text:p>
          </table:table-cell>
        </table:table-row>
      </table:table>
      <text:p text:style-name="P253"/>
      <text:p text:style-name="P366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770957232224">
          <table:table-cell table:style-name="Table12.A1" office:value-type="string">
            <text:p text:style-name="P1067"/>
          </table:table-cell>
          <table:table-cell table:style-name="Table12.A1" office:value-type="string">
            <text:p text:style-name="P1074">body/one</text:p>
          </table:table-cell>
          <table:table-cell table:style-name="Table12.A1" office:value-type="string">
            <text:p text:style-name="P1074">thing</text:p>
          </table:table-cell>
          <table:table-cell table:style-name="Table12.D1" office:value-type="string">
            <text:p text:style-name="P1074">where</text:p>
          </table:table-cell>
        </table:table-row>
        <table:table-row table:style-name="TableLine94770957245072">
          <table:table-cell table:style-name="Table12.A2" office:value-type="string">
            <text:p text:style-name="P1074">some </text:p>
          </table:table-cell>
          <table:table-cell table:style-name="Table12.A2" office:value-type="string">
            <text:p text:style-name="P1119">somebody/someone (кто-то)</text:p>
          </table:table-cell>
          <table:table-cell table:style-name="Table12.A2" office:value-type="string">
            <text:p text:style-name="P1119">something </text:p>
            <text:p text:style-name="P1119">(что-то)</text:p>
          </table:table-cell>
          <table:table-cell table:style-name="Table12.D2" office:value-type="string">
            <text:p text:style-name="P1119">somewhere </text:p>
            <text:p text:style-name="P1119">(где-то)</text:p>
          </table:table-cell>
        </table:table-row>
        <table:table-row table:style-name="TableLine94770957246896">
          <table:table-cell table:style-name="Table12.A2" office:value-type="string">
            <text:p text:style-name="P1074">any</text:p>
          </table:table-cell>
          <table:table-cell table:style-name="Table12.A2" office:value-type="string">
            <text:p text:style-name="P1119">anybody/anyone </text:p>
            <text:p text:style-name="P1119">(кто-то)</text:p>
          </table:table-cell>
          <table:table-cell table:style-name="Table12.A2" office:value-type="string">
            <text:p text:style-name="P1119">anything </text:p>
            <text:p text:style-name="P1119">(что-то)</text:p>
          </table:table-cell>
          <table:table-cell table:style-name="Table12.D2" office:value-type="string">
            <text:p text:style-name="P1119">anywhere </text:p>
            <text:p text:style-name="P1119">(где-то)</text:p>
          </table:table-cell>
        </table:table-row>
        <table:table-row table:style-name="TableLine94770957247808">
          <table:table-cell table:style-name="Table12.A2" office:value-type="string">
            <text:p text:style-name="P1074">no</text:p>
          </table:table-cell>
          <table:table-cell table:style-name="Table12.A2" office:value-type="string">
            <text:p text:style-name="P1119">nobody/noone </text:p>
            <text:p text:style-name="P1119">(никто)</text:p>
          </table:table-cell>
          <table:table-cell table:style-name="Table12.A2" office:value-type="string">
            <text:p text:style-name="P1119">nothing </text:p>
            <text:p text:style-name="P1119">(ничто)</text:p>
          </table:table-cell>
          <table:table-cell table:style-name="Table12.D2" office:value-type="string">
            <text:p text:style-name="P1119">nowhere </text:p>
            <text:p text:style-name="P1119">(нигде)</text:p>
          </table:table-cell>
        </table:table-row>
      </table:table>
      <text:p text:style-name="P254"/>
      <text:p text:style-name="P1121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770957249472">
          <table:table-cell table:style-name="Table6.A1" office:value-type="string">
            <text:p text:style-name="P1064">Перевод</text:p>
          </table:table-cell>
          <table:table-cell table:style-name="Table6.A1" office:value-type="string">
            <text:p text:style-name="P1063">Начальная форма</text:p>
          </table:table-cell>
          <table:table-cell table:style-name="Table6.A1" office:value-type="string">
            <text:p text:style-name="P1063">2я форма</text:p>
          </table:table-cell>
          <table:table-cell table:style-name="Table6.D1" office:value-type="string">
            <text:p text:style-name="P1064">3я форма</text:p>
          </table:table-cell>
        </table:table-row>
        <table:table-row table:style-name="TableLine94770957355824">
          <table:table-cell table:style-name="Table6.A2" office:value-type="string">
            <text:p text:style-name="P1080">начинать</text:p>
          </table:table-cell>
          <table:table-cell table:style-name="Table6.A2" office:value-type="string">
            <text:p text:style-name="P1081">begin</text:p>
          </table:table-cell>
          <table:table-cell table:style-name="Table6.A2" office:value-type="string">
            <text:p text:style-name="P1081">began</text:p>
          </table:table-cell>
          <table:table-cell table:style-name="Table6.D2" office:value-type="string">
            <text:p text:style-name="P1080">begun</text:p>
          </table:table-cell>
        </table:table-row>
        <table:table-row table:style-name="TableLine94770957358496">
          <table:table-cell table:style-name="Table6.A2" office:value-type="string">
            <text:p text:style-name="P1080">ломать</text:p>
          </table:table-cell>
          <table:table-cell table:style-name="Table6.A2" office:value-type="string">
            <text:p text:style-name="P1081">break</text:p>
          </table:table-cell>
          <table:table-cell table:style-name="Table6.A2" office:value-type="string">
            <text:p text:style-name="P1081">broke</text:p>
          </table:table-cell>
          <table:table-cell table:style-name="Table6.D2" office:value-type="string">
            <text:p text:style-name="P1080">broken</text:p>
          </table:table-cell>
        </table:table-row>
        <table:table-row table:style-name="TableLine94770957359408">
          <table:table-cell table:style-name="Table6.A2" office:value-type="string">
            <text:p text:style-name="P1080">приносить</text:p>
          </table:table-cell>
          <table:table-cell table:style-name="Table6.A2" office:value-type="string">
            <text:p text:style-name="P1081">bring</text:p>
          </table:table-cell>
          <table:table-cell table:style-name="Table6.A2" office:value-type="string">
            <text:p text:style-name="P1081">brought</text:p>
          </table:table-cell>
          <table:table-cell table:style-name="Table6.D2" office:value-type="string">
            <text:p text:style-name="P1080">brought</text:p>
          </table:table-cell>
        </table:table-row>
        <table:table-row table:style-name="TableLine94770957360448">
          <table:table-cell table:style-name="Table6.A2" office:value-type="string">
            <text:p text:style-name="P1080">покупать</text:p>
          </table:table-cell>
          <table:table-cell table:style-name="Table6.A2" office:value-type="string">
            <text:p text:style-name="P1081">buy</text:p>
          </table:table-cell>
          <table:table-cell table:style-name="Table6.A2" office:value-type="string">
            <text:p text:style-name="P1081">bought</text:p>
          </table:table-cell>
          <table:table-cell table:style-name="Table6.D2" office:value-type="string">
            <text:p text:style-name="P1080">bought</text:p>
          </table:table-cell>
        </table:table-row>
        <table:table-row table:style-name="TableLine94770957361600">
          <table:table-cell table:style-name="Table6.A2" office:value-type="string">
            <text:p text:style-name="P1080">приходить</text:p>
          </table:table-cell>
          <table:table-cell table:style-name="Table6.A2" office:value-type="string">
            <text:p text:style-name="P1081">come</text:p>
          </table:table-cell>
          <table:table-cell table:style-name="Table6.A2" office:value-type="string">
            <text:p text:style-name="P1081">came</text:p>
          </table:table-cell>
          <table:table-cell table:style-name="Table6.D2" office:value-type="string">
            <text:p text:style-name="P1080">come</text:p>
          </table:table-cell>
        </table:table-row>
        <table:table-row table:style-name="TableLine94770957362624">
          <table:table-cell table:style-name="Table6.A2" office:value-type="string">
            <text:p text:style-name="P1080">делать</text:p>
          </table:table-cell>
          <table:table-cell table:style-name="Table6.A2" office:value-type="string">
            <text:p text:style-name="P1081">do</text:p>
          </table:table-cell>
          <table:table-cell table:style-name="Table6.A2" office:value-type="string">
            <text:p text:style-name="P1081">did</text:p>
          </table:table-cell>
          <table:table-cell table:style-name="Table6.D2" office:value-type="string">
            <text:p text:style-name="P1080">done</text:p>
          </table:table-cell>
        </table:table-row>
        <table:table-row table:style-name="TableLine94770957363696">
          <table:table-cell table:style-name="Table6.A2" office:value-type="string">
            <text:p text:style-name="P1080">пить</text:p>
          </table:table-cell>
          <table:table-cell table:style-name="Table6.A2" office:value-type="string">
            <text:p text:style-name="P1081">drink</text:p>
          </table:table-cell>
          <table:table-cell table:style-name="Table6.A2" office:value-type="string">
            <text:p text:style-name="P1081">drank</text:p>
          </table:table-cell>
          <table:table-cell table:style-name="Table6.D2" office:value-type="string">
            <text:p text:style-name="P1080">drunk</text:p>
          </table:table-cell>
        </table:table-row>
        <table:table-row table:style-name="TableLine94770957364768">
          <table:table-cell table:style-name="Table6.A2" office:value-type="string">
            <text:p text:style-name="P1080">есть</text:p>
          </table:table-cell>
          <table:table-cell table:style-name="Table6.A2" office:value-type="string">
            <text:p text:style-name="P1081">eat</text:p>
          </table:table-cell>
          <table:table-cell table:style-name="Table6.A2" office:value-type="string">
            <text:p text:style-name="P1081">ate</text:p>
          </table:table-cell>
          <table:table-cell table:style-name="Table6.D2" office:value-type="string">
            <text:p text:style-name="P1080">eaten</text:p>
          </table:table-cell>
        </table:table-row>
        <table:table-row table:style-name="TableLine94770957365760">
          <table:table-cell table:style-name="Table6.A2" office:value-type="string">
            <text:p text:style-name="P1080">падать</text:p>
          </table:table-cell>
          <table:table-cell table:style-name="Table6.A2" office:value-type="string">
            <text:p text:style-name="P1082">fall</text:p>
          </table:table-cell>
          <table:table-cell table:style-name="Table6.A2" office:value-type="string">
            <text:p text:style-name="P1082">fell</text:p>
          </table:table-cell>
          <table:table-cell table:style-name="Table6.D2" office:value-type="string">
            <text:p text:style-name="P1080">fallen</text:p>
          </table:table-cell>
        </table:table-row>
        <table:table-row table:style-name="TableLine94770957366832">
          <table:table-cell table:style-name="Table6.A2" office:value-type="string">
            <text:p text:style-name="P1080">летать</text:p>
          </table:table-cell>
          <table:table-cell table:style-name="Table6.A2" office:value-type="string">
            <text:p text:style-name="P1082">fly</text:p>
          </table:table-cell>
          <table:table-cell table:style-name="Table6.A2" office:value-type="string">
            <text:p text:style-name="P1082">flew</text:p>
          </table:table-cell>
          <table:table-cell table:style-name="Table6.D2" office:value-type="string">
            <text:p text:style-name="P1080">flown</text:p>
          </table:table-cell>
        </table:table-row>
        <table:table-row table:style-name="TableLine94770957367904">
          <table:table-cell table:style-name="Table6.A2" office:value-type="string">
            <text:p text:style-name="P1080">забывать</text:p>
          </table:table-cell>
          <table:table-cell table:style-name="Table6.A2" office:value-type="string">
            <text:p text:style-name="P1082">forget</text:p>
          </table:table-cell>
          <table:table-cell table:style-name="Table6.A2" office:value-type="string">
            <text:p text:style-name="P1082">forgot</text:p>
          </table:table-cell>
          <table:table-cell table:style-name="Table6.D2" office:value-type="string">
            <text:p text:style-name="P1080">forgotten</text:p>
          </table:table-cell>
        </table:table-row>
        <table:table-row table:style-name="TableLine94770957368976">
          <table:table-cell table:style-name="Table6.A2" office:value-type="string">
            <text:p text:style-name="P1080">получать</text:p>
          </table:table-cell>
          <table:table-cell table:style-name="Table6.A2" office:value-type="string">
            <text:p text:style-name="P1082">get</text:p>
          </table:table-cell>
          <table:table-cell table:style-name="Table6.A2" office:value-type="string">
            <text:p text:style-name="P1082">got</text:p>
          </table:table-cell>
          <table:table-cell table:style-name="Table6.D2" office:value-type="string">
            <text:p text:style-name="P1080">got</text:p>
          </table:table-cell>
        </table:table-row>
        <table:table-row table:style-name="TableLine94770957370048">
          <table:table-cell table:style-name="Table6.A2" office:value-type="string">
            <text:p text:style-name="P1083">давать</text:p>
          </table:table-cell>
          <table:table-cell table:style-name="Table6.A2" office:value-type="string">
            <text:p text:style-name="P1084">give</text:p>
          </table:table-cell>
          <table:table-cell table:style-name="Table6.A2" office:value-type="string">
            <text:p text:style-name="P1084">gave</text:p>
          </table:table-cell>
          <table:table-cell table:style-name="Table6.D2" office:value-type="string">
            <text:p text:style-name="P1083">given</text:p>
          </table:table-cell>
        </table:table-row>
        <table:table-row table:style-name="TableLine94770957371120">
          <table:table-cell table:style-name="Table6.A2" office:value-type="string">
            <text:p text:style-name="P1083">идти</text:p>
          </table:table-cell>
          <table:table-cell table:style-name="Table6.A2" office:value-type="string">
            <text:p text:style-name="P1084">go</text:p>
          </table:table-cell>
          <table:table-cell table:style-name="Table6.A2" office:value-type="string">
            <text:p text:style-name="P1084">went</text:p>
          </table:table-cell>
          <table:table-cell table:style-name="Table6.D2" office:value-type="string">
            <text:p text:style-name="P1083">gone</text:p>
          </table:table-cell>
        </table:table-row>
        <table:table-row table:style-name="TableLine94770957372192">
          <table:table-cell table:style-name="Table6.A2" office:value-type="string">
            <text:p text:style-name="P1085">иметь </text:p>
          </table:table-cell>
          <table:table-cell table:style-name="Table6.A2" office:value-type="string">
            <text:p text:style-name="P1086">have</text:p>
          </table:table-cell>
          <table:table-cell table:style-name="Table6.A2" office:value-type="string">
            <text:p text:style-name="P1086">had</text:p>
          </table:table-cell>
          <table:table-cell table:style-name="Table6.D2" office:value-type="string">
            <text:p text:style-name="P1085">had</text:p>
          </table:table-cell>
        </table:table-row>
        <table:table-row table:style-name="TableLine94770957373264">
          <table:table-cell table:style-name="Table6.A2" office:value-type="string">
            <text:p text:style-name="P1085">слышать</text:p>
          </table:table-cell>
          <table:table-cell table:style-name="Table6.A2" office:value-type="string">
            <text:p text:style-name="P1086">hear</text:p>
          </table:table-cell>
          <table:table-cell table:style-name="Table6.A2" office:value-type="string">
            <text:p text:style-name="P1086">heard</text:p>
          </table:table-cell>
          <table:table-cell table:style-name="Table6.D2" office:value-type="string">
            <text:p text:style-name="P1085">heard</text:p>
          </table:table-cell>
        </table:table-row>
        <table:table-row table:style-name="TableLine94770957375248">
          <table:table-cell table:style-name="Table6.A2" office:value-type="string">
            <text:p text:style-name="P1085">знать</text:p>
          </table:table-cell>
          <table:table-cell table:style-name="Table6.A2" office:value-type="string">
            <text:p text:style-name="P1086">know</text:p>
          </table:table-cell>
          <table:table-cell table:style-name="Table6.A2" office:value-type="string">
            <text:p text:style-name="P1086">knew</text:p>
          </table:table-cell>
          <table:table-cell table:style-name="Table6.D2" office:value-type="string">
            <text:p text:style-name="P1085">known</text:p>
          </table:table-cell>
        </table:table-row>
        <table:table-row table:style-name="TableLine94770957376192">
          <table:table-cell table:style-name="Table6.A2" office:value-type="string">
            <text:p text:style-name="P1085">терять</text:p>
          </table:table-cell>
          <table:table-cell table:style-name="Table6.A2" office:value-type="string">
            <text:p text:style-name="P1086">lose</text:p>
          </table:table-cell>
          <table:table-cell table:style-name="Table6.A2" office:value-type="string">
            <text:p text:style-name="P1086">lost</text:p>
          </table:table-cell>
          <table:table-cell table:style-name="Table6.D2" office:value-type="string">
            <text:p text:style-name="P1085">lost</text:p>
          </table:table-cell>
        </table:table-row>
        <table:table-row table:style-name="TableLine94770957377264">
          <table:table-cell table:style-name="Table6.A2" office:value-type="string">
            <text:p text:style-name="P1085">делать</text:p>
          </table:table-cell>
          <table:table-cell table:style-name="Table6.A2" office:value-type="string">
            <text:p text:style-name="P1086">make</text:p>
          </table:table-cell>
          <table:table-cell table:style-name="Table6.A2" office:value-type="string">
            <text:p text:style-name="P1086">made</text:p>
          </table:table-cell>
          <table:table-cell table:style-name="Table6.D2" office:value-type="string">
            <text:p text:style-name="P1085">made</text:p>
          </table:table-cell>
        </table:table-row>
        <table:table-row table:style-name="TableLine94770957378336">
          <table:table-cell table:style-name="Table6.A2" office:value-type="string">
            <text:p text:style-name="P1085">платить</text:p>
          </table:table-cell>
          <table:table-cell table:style-name="Table6.A2" office:value-type="string">
            <text:p text:style-name="P1086">pay</text:p>
          </table:table-cell>
          <table:table-cell table:style-name="Table6.A2" office:value-type="string">
            <text:p text:style-name="P1086">paid</text:p>
          </table:table-cell>
          <table:table-cell table:style-name="Table6.D2" office:value-type="string">
            <text:p text:style-name="P1085">paid</text:p>
          </table:table-cell>
        </table:table-row>
        <table:table-row table:style-name="TableLine94770957379408">
          <table:table-cell table:style-name="Table6.A2" office:value-type="string">
            <text:p text:style-name="P1085">класть</text:p>
          </table:table-cell>
          <table:table-cell table:style-name="Table6.A2" office:value-type="string">
            <text:p text:style-name="P1086">put</text:p>
          </table:table-cell>
          <table:table-cell table:style-name="Table6.A2" office:value-type="string">
            <text:p text:style-name="P1086">put</text:p>
          </table:table-cell>
          <table:table-cell table:style-name="Table6.D2" office:value-type="string">
            <text:p text:style-name="P1085">put</text:p>
          </table:table-cell>
        </table:table-row>
        <table:table-row table:style-name="TableLine94770957380480">
          <table:table-cell table:style-name="Table6.A2" office:value-type="string">
            <text:p text:style-name="P1085">читать</text:p>
          </table:table-cell>
          <table:table-cell table:style-name="Table6.A2" office:value-type="string">
            <text:p text:style-name="P1086">read</text:p>
          </table:table-cell>
          <table:table-cell table:style-name="Table6.A2" office:value-type="string">
            <text:p text:style-name="P1086">read</text:p>
          </table:table-cell>
          <table:table-cell table:style-name="Table6.D2" office:value-type="string">
            <text:p text:style-name="P1086">read</text:p>
          </table:table-cell>
        </table:table-row>
        <table:table-row table:style-name="TableLine94770957381552">
          <table:table-cell table:style-name="Table6.A2" office:value-type="string">
            <text:p text:style-name="P1085">сказать</text:p>
          </table:table-cell>
          <table:table-cell table:style-name="Table6.A2" office:value-type="string">
            <text:p text:style-name="P1086">say</text:p>
          </table:table-cell>
          <table:table-cell table:style-name="Table6.A2" office:value-type="string">
            <text:p text:style-name="P1086">said</text:p>
          </table:table-cell>
          <table:table-cell table:style-name="Table6.D2" office:value-type="string">
            <text:p text:style-name="P1086">said</text:p>
          </table:table-cell>
        </table:table-row>
        <table:table-row table:style-name="TableLine94770957382624">
          <table:table-cell table:style-name="Table6.A2" office:value-type="string">
            <text:p text:style-name="P1085">говорить</text:p>
          </table:table-cell>
          <table:table-cell table:style-name="Table6.A2" office:value-type="string">
            <text:p text:style-name="P1086">speak</text:p>
          </table:table-cell>
          <table:table-cell table:style-name="Table6.A2" office:value-type="string">
            <text:p text:style-name="P1086">spoke</text:p>
          </table:table-cell>
          <table:table-cell table:style-name="Table6.D2" office:value-type="string">
            <text:p text:style-name="P1085">spoken</text:p>
          </table:table-cell>
        </table:table-row>
        <table:table-row table:style-name="TableLine94770957383696">
          <table:table-cell table:style-name="Table6.A2" office:value-type="string">
            <text:p text:style-name="P1085">видеть</text:p>
          </table:table-cell>
          <table:table-cell table:style-name="Table6.A2" office:value-type="string">
            <text:p text:style-name="P1086">see</text:p>
          </table:table-cell>
          <table:table-cell table:style-name="Table6.A2" office:value-type="string">
            <text:p text:style-name="P1086">saw</text:p>
          </table:table-cell>
          <table:table-cell table:style-name="Table6.D2" office:value-type="string">
            <text:p text:style-name="P1085">seen</text:p>
          </table:table-cell>
        </table:table-row>
        <table:table-row table:style-name="TableLine94770957384768">
          <table:table-cell table:style-name="Table6.A2" office:value-type="string">
            <text:p text:style-name="P1085">сидеть</text:p>
          </table:table-cell>
          <table:table-cell table:style-name="Table6.A2" office:value-type="string">
            <text:p text:style-name="P1086">sit</text:p>
          </table:table-cell>
          <table:table-cell table:style-name="Table6.A2" office:value-type="string">
            <text:p text:style-name="P1086">sat</text:p>
          </table:table-cell>
          <table:table-cell table:style-name="Table6.D2" office:value-type="string">
            <text:p text:style-name="P1085">sat</text:p>
          </table:table-cell>
        </table:table-row>
        <table:table-row table:style-name="TableLine94770957385840">
          <table:table-cell table:style-name="Table6.A2" office:value-type="string">
            <text:p text:style-name="P1085">брать</text:p>
          </table:table-cell>
          <table:table-cell table:style-name="Table6.A2" office:value-type="string">
            <text:p text:style-name="P1086">take</text:p>
          </table:table-cell>
          <table:table-cell table:style-name="Table6.A2" office:value-type="string">
            <text:p text:style-name="P1086">took</text:p>
          </table:table-cell>
          <table:table-cell table:style-name="Table6.D2" office:value-type="string">
            <text:p text:style-name="P1085">taken</text:p>
          </table:table-cell>
        </table:table-row>
        <table:table-row table:style-name="TableLine94770957386912">
          <table:table-cell table:style-name="Table6.A2" office:value-type="string">
            <text:p text:style-name="P1105">обучать</text:p>
          </table:table-cell>
          <table:table-cell table:style-name="Table6.A2" office:value-type="string">
            <text:p text:style-name="P1105">teach</text:p>
          </table:table-cell>
          <table:table-cell table:style-name="Table6.A2" office:value-type="string">
            <text:p text:style-name="P1106">taught</text:p>
          </table:table-cell>
          <table:table-cell table:style-name="Table6.D2" office:value-type="string">
            <text:p text:style-name="P1105">taught</text:p>
          </table:table-cell>
        </table:table-row>
        <table:table-row table:style-name="TableLine94770957387984">
          <table:table-cell table:style-name="Table6.A2" office:value-type="string">
            <text:p text:style-name="P1085">рассказывать</text:p>
          </table:table-cell>
          <table:table-cell table:style-name="Table6.A2" office:value-type="string">
            <text:p text:style-name="P1086">tell</text:p>
          </table:table-cell>
          <table:table-cell table:style-name="Table6.A2" office:value-type="string">
            <text:p text:style-name="P1086">told</text:p>
          </table:table-cell>
          <table:table-cell table:style-name="Table6.D2" office:value-type="string">
            <text:p text:style-name="P1085">told</text:p>
          </table:table-cell>
        </table:table-row>
        <table:table-row table:style-name="TableLine94770957389056">
          <table:table-cell table:style-name="Table6.A2" office:value-type="string">
            <text:p text:style-name="P1085">думать</text:p>
          </table:table-cell>
          <table:table-cell table:style-name="Table6.A2" office:value-type="string">
            <text:p text:style-name="P1086">think</text:p>
          </table:table-cell>
          <table:table-cell table:style-name="Table6.A2" office:value-type="string">
            <text:p text:style-name="P1086">thought</text:p>
          </table:table-cell>
          <table:table-cell table:style-name="Table6.D2" office:value-type="string">
            <text:p text:style-name="P1085">thought</text:p>
          </table:table-cell>
        </table:table-row>
        <table:table-row table:style-name="TableLine94770957390128">
          <table:table-cell table:style-name="Table6.A2" office:value-type="string">
            <text:p text:style-name="P1085">побеждать</text:p>
          </table:table-cell>
          <table:table-cell table:style-name="Table6.A2" office:value-type="string">
            <text:p text:style-name="P1086">win</text:p>
          </table:table-cell>
          <table:table-cell table:style-name="Table6.A2" office:value-type="string">
            <text:p text:style-name="P1086">won</text:p>
          </table:table-cell>
          <table:table-cell table:style-name="Table6.D2" office:value-type="string">
            <text:p text:style-name="P1085">won</text:p>
          </table:table-cell>
        </table:table-row>
        <table:table-row table:style-name="TableLine94770957391200">
          <table:table-cell table:style-name="Table6.A2" office:value-type="string">
            <text:p text:style-name="P1085">писать</text:p>
          </table:table-cell>
          <table:table-cell table:style-name="Table6.A2" office:value-type="string">
            <text:p text:style-name="P1086">write</text:p>
          </table:table-cell>
          <table:table-cell table:style-name="Table6.A2" office:value-type="string">
            <text:p text:style-name="P1086">wrote</text:p>
          </table:table-cell>
          <table:table-cell table:style-name="Table6.D2" office:value-type="string">
            <text:p text:style-name="P1085">written</text:p>
          </table:table-cell>
        </table:table-row>
      </table:table>
      <text:p text:style-name="P249"/>
      <text:p text:style-name="P250">Таблица сокращений:</text:p>
      <text:p text:style-name="P251">Попробовать написать упрощенный конспект, без тонких подробностей, <text:span text:style-name="T1014">т. к. они только забивают голову лишней информацией, мешая сосредоточиться на главн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06T15:25:24.367527696</dc:date>
    <meta:editing-duration>P2DT5H47M31S</meta:editing-duration>
    <meta:editing-cycles>949</meta:editing-cycles>
    <meta:generator>LibreOffice/6.4.7.2$Linux_X86_64 LibreOffice_project/40$Build-2</meta:generator>
    <meta:document-statistic meta:table-count="12" meta:image-count="0" meta:object-count="0" meta:page-count="48" meta:paragraph-count="1811" meta:word-count="14121" meta:character-count="89811" meta:non-whitespace-character-count="76998"/>
  </office:meta>
</office:document-meta>
</file>